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Bold" svg:font-family="Palatino-Bold"/>
    <style:font-face style:name="Palatino-Italic" svg:font-family="Palatino-Italic"/>
    <style:font-face style:name="Palatino-Roman" svg:font-family="Palatino-Roman"/>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3.075in"/>
    </style:style>
    <style:style style:name="Table1.B" style:family="table-column">
      <style:table-column-properties style:column-width="3.0819in"/>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B1" style:family="table-cell">
      <style:table-cell-properties style:vertical-align="top" fo:padding-left="0.075in" fo:padding-right="0.075in" fo:padding-top="0in" fo:padding-bottom="0in" fo:border="0.0007in solid #000000"/>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1569in" fo:margin-left="-0.0785in" table:align="left" style:may-break-between-rows="false" style:writing-mode="lr-tb"/>
    </style:style>
    <style:style style:name="Table2.A" style:family="table-column">
      <style:table-column-properties style:column-width="2.05in"/>
    </style:style>
    <style:style style:name="Table2.C" style:family="table-column">
      <style:table-column-properties style:column-width="2.0569in"/>
    </style:style>
    <style:style style:name="Table2.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le2.B1" style:family="table-cell">
      <style:table-cell-properties style:vertical-align="middle" fo:padding-left="0.075in" fo:padding-right="0.075in" fo:padding-top="0in" fo:padding-bottom="0in" fo:border-left="none" fo:border-right="none" fo:border-top="0.0007in solid #000000" fo:border-bottom="0.0007in solid #000000"/>
    </style:style>
    <style:style style:name="Table2.C1" style:family="table-cell">
      <style:table-cell-properties style:vertical-align="middle" fo:padding-left="0.075in" fo:padding-right="0.075in" fo:padding-top="0in" fo:padding-bottom="0in" fo:border-left="none" fo:border-right="0.0007in solid #000000" fo:border-top="0.0007in solid #000000" fo:border-bottom="0.0007in solid #000000"/>
    </style:style>
    <style:style style:name="Table2.A2" style:family="table-cell">
      <style:table-cell-properties style:vertical-align="top" fo:padding-left="0.075in" fo:padding-right="0.075in" fo:padding-top="0in" fo:padding-bottom="0in" fo:border-left="0.0007in solid #000000" fo:border-right="none" fo:border-top="none" fo:border-bottom="none"/>
    </style:style>
    <style:style style:name="Table2.B2" style:family="table-cell">
      <style:table-cell-properties style:vertical-align="top" fo:padding-left="0.075in" fo:padding-right="0.075in" fo:padding-top="0in" fo:padding-bottom="0in" fo:border="none"/>
    </style:style>
    <style:style style:name="Table2.C2" style:family="table-cell">
      <style:table-cell-properties style:vertical-align="top" fo:padding-left="0.075in" fo:padding-right="0.075in" fo:padding-top="0in" fo:padding-bottom="0in" fo:border-left="none" fo:border-right="0.0007in solid #000000" fo:border-top="none" fo:border-bottom="none"/>
    </style:style>
    <style:style style:name="Table2.A13"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B13" style:family="table-cell">
      <style:table-cell-properties style:vertical-align="top" fo:padding-left="0.075in" fo:padding-right="0.075in" fo:padding-top="0in" fo:padding-bottom="0in" fo:border-left="none" fo:border-right="none" fo:border-top="none" fo:border-bottom="0.0007in solid #000000"/>
    </style:style>
    <style:style style:name="Table2.C13" style:family="table-cell">
      <style:table-cell-properties style:vertical-align="top" fo:padding-left="0.075in" fo:padding-right="0.075in" fo:padding-top="0in" fo:padding-bottom="0in" fo:border-left="none" fo:border-right="0.0007in solid #000000" fo:border-top="none" fo:border-bottom="0.0007in solid #000000"/>
    </style:style>
    <style:style style:name="Table3" style:family="table" style:master-page-name="">
      <style:table-properties style:width="6.3792in" fo:margin-left="-0.1063in" style:page-number="0" table:align="left" style:may-break-between-rows="false" style:writing-mode="lr-tb"/>
    </style:style>
    <style:style style:name="Table3.A" style:family="table-column">
      <style:table-column-properties style:column-width="1.5792in"/>
    </style:style>
    <style:style style:name="Table3.C" style:family="table-column">
      <style:table-column-properties style:column-width="0.7896in"/>
    </style:style>
    <style:style style:name="Table3.E" style:family="table-column">
      <style:table-column-properties style:column-width="0.5264in"/>
    </style:style>
    <style:style style:name="Table3.H" style:family="table-column">
      <style:table-column-properties style:column-width="0.0625in"/>
    </style:style>
    <style:style style:name="Table3.1" style:family="table-row">
      <style:table-row-properties style:min-row-height="0.625in"/>
    </style:style>
    <style:style style:name="Table3.A1" style:family="table-cell">
      <style:table-cell-properties style:vertical-align="middle" style:border-line-width-bottom="0.0347in 0.0139in 0.0139in" fo:padding-left="0.075in" fo:padding-right="0.075in" fo:padding-top="0in" fo:padding-bottom="0in" fo:border-left="none" fo:border-right="none" fo:border-top="none" fo:border-bottom="0.0625in double #000000"/>
    </style:style>
    <style:style style:name="Table3.E1" style:family="table-cell">
      <style:table-cell-properties style:vertical-align="top" style:border-line-width-bottom="0.0347in 0.0139in 0.0139in" fo:padding-left="0.075in" fo:padding-right="0.075in" fo:padding-top="0in" fo:padding-bottom="0in" fo:border-left="none" fo:border-right="none" fo:border-top="none" fo:border-bottom="0.0625in double #000000"/>
    </style:style>
    <style:style style:name="Table3.2" style:family="table-row">
      <style:table-row-properties style:min-row-height="0.6028in"/>
    </style:style>
    <style:style style:name="Table3.A2" style:family="table-cell">
      <style:table-cell-properties style:vertical-align="middle" style:border-line-width-left="0.0007in 0.0347in 0.0347in" style:border-line-width-right="0.0347in 0.0139in 0.0139in" style:border-line-width-top="0.0007in 0.0347in 0.0347in" style:border-line-width-bottom="0.0347in 0.0139in 0.0139in" fo:padding-left="0.075in" fo:padding-right="0.075in" fo:padding-top="0in" fo:padding-bottom="0in" fo:border-left="0.0701in double #000000" fo:border-right="0.0625in double #000000" fo:border-top="0.0701in double #000000" fo:border-bottom="0.0625in double #000000"/>
    </style:style>
    <style:style style:name="Table3.C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3.D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3.E2"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3.F2" style:family="table-cell">
      <style:table-cell-properties style:vertical-align="middle" style:border-line-width-top="0.0007in 0.0347in 0.0347in" style:border-line-width-bottom="0.0347in 0.0139in 0.0139in" fo:padding-left="0.075in" fo:padding-right="0.075in" fo:padding-top="0in" fo:padding-bottom="0in" fo:border-left="0.0007in solid #000000" fo:border-right="none" fo:border-top="0.0701in double #000000" fo:border-bottom="0.0625in double #000000"/>
    </style:style>
    <style:style style:name="Table3.G2"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4" style:family="table">
      <style:table-properties style:width="6.2125in" fo:margin-left="-0.1063in" table:align="left" style:may-break-between-rows="false" style:writing-mode="lr-tb"/>
    </style:style>
    <style:style style:name="Table4.A" style:family="table-column">
      <style:table-column-properties style:column-width="0.7688in"/>
    </style:style>
    <style:style style:name="Table4.E" style:family="table-column">
      <style:table-column-properties style:column-width="1.025in"/>
    </style:style>
    <style:style style:name="Table4.H" style:family="table-column">
      <style:table-column-properties style:column-width="0.0625in"/>
    </style:style>
    <style:style style:name="Table4.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4.B1" style:family="table-cell">
      <style:table-cell-properties style:vertical-align="middle" style:border-line-width-top="0.0007in 0.0347in 0.0347in" style:border-line-width-bottom="0.0347in 0.0139in 0.0139in" fo:padding-left="0.075in" fo:padding-right="0.075in" fo:padding-top="0in" fo:padding-bottom="0in" fo:border-left="0.0007in solid #000000" fo:border-right="none" fo:border-top="0.0701in double #000000" fo:border-bottom="0.0625in double #000000"/>
    </style:style>
    <style:style style:name="Table4.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4.E1" style:family="table-cell">
      <style:table-cell-properties style:vertical-align="top" style:border-line-width-left="0.0007in 0.0347in 0.0347in" style:border-line-width-bottom="0.0347in 0.0139in 0.0139in" fo:padding-left="0.075in" fo:padding-right="0.075in" fo:padding-top="0in" fo:padding-bottom="0in" fo:border-left="0.0701in double #000000" fo:border-right="none" fo:border-top="none" fo:border-bottom="0.0625in double #000000"/>
    </style:style>
    <style:style style:name="Table4.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4.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5" style:family="table">
      <style:table-properties style:width="5.2674in" fo:margin-left="-0.1111in" table:align="left" style:may-break-between-rows="false" style:writing-mode="lr-tb"/>
    </style:style>
    <style:style style:name="Table5.A" style:family="table-column">
      <style:table-column-properties style:column-width="0.5799in"/>
    </style:style>
    <style:style style:name="Table5.B" style:family="table-column">
      <style:table-column-properties style:column-width="0.5in"/>
    </style:style>
    <style:style style:name="Table5.C" style:family="table-column">
      <style:table-column-properties style:column-width="0.625in"/>
    </style:style>
    <style:style style:name="Table5.E" style:family="table-column">
      <style:table-column-properties style:column-width="0.875in"/>
    </style:style>
    <style:style style:name="Table5.F" style:family="table-column">
      <style:table-column-properties style:column-width="1.25in"/>
    </style:style>
    <style:style style:name="Table5.G" style:family="table-column">
      <style:table-column-properties style:column-width="0.75in"/>
    </style:style>
    <style:style style:name="Table5.H" style:family="table-column">
      <style:table-column-properties style:column-width="0.0625in"/>
    </style:style>
    <style:style style:name="Table5.A1" style:family="table-cell">
      <style:table-cell-properties style:vertical-align="top" style:border-line-width-left="0.0007in 0.0347in 0.0347in" style:border-line-width-top="0.0007in 0.0347in 0.0347in" style:border-line-width-bottom="0.0347in 0.0139in 0.0139in" fo:padding-left="0.0799in" fo:padding-right="0.0799in" fo:padding-top="0in" fo:padding-bottom="0in" fo:border-left="0.0701in double #000000" fo:border-right="none" fo:border-top="0.0701in double #000000" fo:border-bottom="0.0625in double #000000"/>
    </style:style>
    <style:style style:name="Table5.B1" style:family="table-cell">
      <style:table-cell-properties style:vertical-align="middle" style:border-line-width-top="0.0007in 0.0347in 0.0347in" style:border-line-width-bottom="0.0347in 0.0139in 0.0139in" fo:padding-left="0.0799in" fo:padding-right="0.0799in" fo:padding-top="0in" fo:padding-bottom="0in" fo:border-left="0.0007in solid #000000" fo:border-right="none" fo:border-top="0.0701in double #000000" fo:border-bottom="0.0625in double #000000"/>
    </style:style>
    <style:style style:name="Table5.D1" style:family="table-cell">
      <style:table-cell-properties style:vertical-align="top" style:border-line-width-right="0.0347in 0.0139in 0.0139in" style:border-line-width-top="0.0007in 0.0347in 0.0347in" style:border-line-width-bottom="0.0347in 0.0139in 0.0139in" fo:padding-left="0.0799in" fo:padding-right="0.0799in" fo:padding-top="0in" fo:padding-bottom="0in" fo:border-left="0.0007in solid #000000" fo:border-right="0.0625in double #000000" fo:border-top="0.0701in double #000000" fo:border-bottom="0.0625in double #000000"/>
    </style:style>
    <style:style style:name="Table5.E1" style:family="table-cell">
      <style:table-cell-properties style:vertical-align="top" style:border-line-width-left="0.0007in 0.0347in 0.0347in" style:border-line-width-bottom="0.0347in 0.0139in 0.0139in" fo:padding-left="0.0799in" fo:padding-right="0.0799in" fo:padding-top="0in" fo:padding-bottom="0in" fo:border-left="0.0701in double #000000" fo:border-right="none" fo:border-top="none" fo:border-bottom="0.0625in double #000000"/>
    </style:style>
    <style:style style:name="Table5.A2" style:family="table-cell">
      <style:table-cell-properties style:vertical-align="middle" style:border-line-width-left="0.0007in 0.0347in 0.0347in" style:border-line-width-top="0.0007in 0.0347in 0.0347in" style:border-line-width-bottom="0.0347in 0.0139in 0.0139in" fo:padding-left="0.0799in" fo:padding-right="0.0799in" fo:padding-top="0in" fo:padding-bottom="0in" fo:border-left="0.0701in double #000000" fo:border-right="none" fo:border-top="0.0701in double #000000" fo:border-bottom="0.0625in double #000000"/>
    </style:style>
    <style:style style:name="Table5.C2" style:family="table-cell">
      <style:table-cell-properties style:vertical-align="middle" style:border-line-width-right="0.0347in 0.0139in 0.0139in" style:border-line-width-top="0.0007in 0.0347in 0.0347in" style:border-line-width-bottom="0.0347in 0.0139in 0.0139in" fo:padding-left="0.0799in" fo:padding-right="0.0799in" fo:padding-top="0in" fo:padding-bottom="0in" fo:border-left="0.0007in solid #000000" fo:border-right="0.0625in double #000000" fo:border-top="0.0701in double #000000" fo:border-bottom="0.0625in double #000000"/>
    </style:style>
    <style:style style:name="Table6" style:family="table">
      <style:table-properties style:width="5.2625in" fo:margin-left="-0.1063in" table:align="left" style:may-break-between-rows="false" style:writing-mode="lr-tb"/>
    </style:style>
    <style:style style:name="Table6.A" style:family="table-column">
      <style:table-column-properties style:column-width="0.575in"/>
    </style:style>
    <style:style style:name="Table6.B" style:family="table-column">
      <style:table-column-properties style:column-width="0.5in"/>
    </style:style>
    <style:style style:name="Table6.C" style:family="table-column">
      <style:table-column-properties style:column-width="0.625in"/>
    </style:style>
    <style:style style:name="Table6.E" style:family="table-column">
      <style:table-column-properties style:column-width="0.875in"/>
    </style:style>
    <style:style style:name="Table6.F" style:family="table-column">
      <style:table-column-properties style:column-width="1.25in"/>
    </style:style>
    <style:style style:name="Table6.G" style:family="table-column">
      <style:table-column-properties style:column-width="0.75in"/>
    </style:style>
    <style:style style:name="Table6.H" style:family="table-column">
      <style:table-column-properties style:column-width="0.0625in"/>
    </style:style>
    <style:style style:name="Table6.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6.B1" style:family="table-cell">
      <style:table-cell-properties style:vertical-align="middle" style:border-line-width-top="0.0007in 0.0347in 0.0347in" style:border-line-width-bottom="0.0347in 0.0139in 0.0139in" fo:padding-left="0.075in" fo:padding-right="0.075in" fo:padding-top="0in" fo:padding-bottom="0in" fo:border-left="0.0007in solid #000000" fo:border-right="none" fo:border-top="0.0701in double #000000" fo:border-bottom="0.0625in double #000000"/>
    </style:style>
    <style:style style:name="Table6.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6.E1" style:family="table-cell">
      <style:table-cell-properties style:vertical-align="top" style:border-line-width-left="0.0007in 0.0347in 0.0347in" style:border-line-width-bottom="0.0347in 0.0139in 0.0139in" fo:padding-left="0.075in" fo:padding-right="0.075in" fo:padding-top="0in" fo:padding-bottom="0in" fo:border-left="0.0701in double #000000" fo:border-right="none" fo:border-top="none" fo:border-bottom="0.0625in double #000000"/>
    </style:style>
    <style:style style:name="Table6.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6.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7" style:family="table">
      <style:table-properties style:width="5.2625in" fo:margin-left="-0.1063in" table:align="left" style:may-break-between-rows="false" style:writing-mode="lr-tb"/>
    </style:style>
    <style:style style:name="Table7.A" style:family="table-column">
      <style:table-column-properties style:column-width="0.575in"/>
    </style:style>
    <style:style style:name="Table7.B" style:family="table-column">
      <style:table-column-properties style:column-width="0.5in"/>
    </style:style>
    <style:style style:name="Table7.C" style:family="table-column">
      <style:table-column-properties style:column-width="0.625in"/>
    </style:style>
    <style:style style:name="Table7.E" style:family="table-column">
      <style:table-column-properties style:column-width="0.875in"/>
    </style:style>
    <style:style style:name="Table7.F" style:family="table-column">
      <style:table-column-properties style:column-width="1.25in"/>
    </style:style>
    <style:style style:name="Table7.G" style:family="table-column">
      <style:table-column-properties style:column-width="0.75in"/>
    </style:style>
    <style:style style:name="Table7.H" style:family="table-column">
      <style:table-column-properties style:column-width="0.0625in"/>
    </style:style>
    <style:style style:name="Table7.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7.B1" style:family="table-cell">
      <style:table-cell-properties style:vertical-align="middle" style:border-line-width-top="0.0007in 0.0347in 0.0347in" style:border-line-width-bottom="0.0347in 0.0139in 0.0139in" fo:padding-left="0.075in" fo:padding-right="0.075in" fo:padding-top="0in" fo:padding-bottom="0in" fo:border-left="0.0007in solid #000000" fo:border-right="none" fo:border-top="0.0701in double #000000" fo:border-bottom="0.0625in double #000000"/>
    </style:style>
    <style:style style:name="Table7.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7.E1" style:family="table-cell">
      <style:table-cell-properties style:vertical-align="top" style:border-line-width-left="0.0007in 0.0347in 0.0347in" style:border-line-width-bottom="0.0347in 0.0139in 0.0139in" fo:padding-left="0.075in" fo:padding-right="0.075in" fo:padding-top="0in" fo:padding-bottom="0in" fo:border-left="0.0701in double #000000" fo:border-right="none" fo:border-top="none" fo:border-bottom="0.0625in double #000000"/>
    </style:style>
    <style:style style:name="Table7.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7.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8" style:family="table">
      <style:table-properties style:width="5.2625in" fo:margin-left="-0.1063in" table:align="left" style:may-break-between-rows="false" style:writing-mode="lr-tb"/>
    </style:style>
    <style:style style:name="Table8.A" style:family="table-column">
      <style:table-column-properties style:column-width="0.575in"/>
    </style:style>
    <style:style style:name="Table8.B" style:family="table-column">
      <style:table-column-properties style:column-width="0.5in"/>
    </style:style>
    <style:style style:name="Table8.C" style:family="table-column">
      <style:table-column-properties style:column-width="0.625in"/>
    </style:style>
    <style:style style:name="Table8.E" style:family="table-column">
      <style:table-column-properties style:column-width="0.875in"/>
    </style:style>
    <style:style style:name="Table8.F" style:family="table-column">
      <style:table-column-properties style:column-width="1.25in"/>
    </style:style>
    <style:style style:name="Table8.G" style:family="table-column">
      <style:table-column-properties style:column-width="0.75in"/>
    </style:style>
    <style:style style:name="Table8.H" style:family="table-column">
      <style:table-column-properties style:column-width="0.0625in"/>
    </style:style>
    <style:style style:name="Table8.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8.B1" style:family="table-cell">
      <style:table-cell-properties style:vertical-align="middle" style:border-line-width-top="0.0007in 0.0347in 0.0347in" style:border-line-width-bottom="0.0347in 0.0139in 0.0139in" fo:padding-left="0.075in" fo:padding-right="0.075in" fo:padding-top="0in" fo:padding-bottom="0in" fo:border-left="0.0007in solid #000000" fo:border-right="none" fo:border-top="0.0701in double #000000" fo:border-bottom="0.0625in double #000000"/>
    </style:style>
    <style:style style:name="Table8.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8.E1" style:family="table-cell">
      <style:table-cell-properties style:vertical-align="top" style:border-line-width-left="0.0007in 0.0347in 0.0347in" style:border-line-width-bottom="0.0347in 0.0139in 0.0139in" fo:padding-left="0.075in" fo:padding-right="0.075in" fo:padding-top="0in" fo:padding-bottom="0in" fo:border-left="0.0701in double #000000" fo:border-right="none" fo:border-top="none" fo:border-bottom="0.0625in double #000000"/>
    </style:style>
    <style:style style:name="Table8.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8.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9" style:family="table">
      <style:table-properties style:width="5.2625in" fo:margin-left="-0.1063in" table:align="left" style:may-break-between-rows="false" style:writing-mode="lr-tb"/>
    </style:style>
    <style:style style:name="Table9.A" style:family="table-column">
      <style:table-column-properties style:column-width="0.575in"/>
    </style:style>
    <style:style style:name="Table9.B" style:family="table-column">
      <style:table-column-properties style:column-width="0.5in"/>
    </style:style>
    <style:style style:name="Table9.C" style:family="table-column">
      <style:table-column-properties style:column-width="0.625in"/>
    </style:style>
    <style:style style:name="Table9.E" style:family="table-column">
      <style:table-column-properties style:column-width="0.875in"/>
    </style:style>
    <style:style style:name="Table9.F" style:family="table-column">
      <style:table-column-properties style:column-width="1.25in"/>
    </style:style>
    <style:style style:name="Table9.G" style:family="table-column">
      <style:table-column-properties style:column-width="0.75in"/>
    </style:style>
    <style:style style:name="Table9.H" style:family="table-column">
      <style:table-column-properties style:column-width="0.0625in"/>
    </style:style>
    <style:style style:name="Table9.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9.B1" style:family="table-cell">
      <style:table-cell-properties style:vertical-align="middle" style:border-line-width-top="0.0007in 0.0347in 0.0347in" style:border-line-width-bottom="0.0347in 0.0139in 0.0139in" fo:padding-left="0.075in" fo:padding-right="0.075in" fo:padding-top="0in" fo:padding-bottom="0in" fo:border-left="0.0007in solid #000000" fo:border-right="none" fo:border-top="0.0701in double #000000" fo:border-bottom="0.0625in double #000000"/>
    </style:style>
    <style:style style:name="Table9.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9.E1" style:family="table-cell">
      <style:table-cell-properties style:vertical-align="top" style:border-line-width-left="0.0007in 0.0347in 0.0347in" style:border-line-width-bottom="0.0347in 0.0139in 0.0139in" fo:padding-left="0.075in" fo:padding-right="0.075in" fo:padding-top="0in" fo:padding-bottom="0in" fo:border-left="0.0701in double #000000" fo:border-right="none" fo:border-top="none" fo:border-bottom="0.0625in double #000000"/>
    </style:style>
    <style:style style:name="Table9.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9.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10" style:family="table">
      <style:table-properties style:width="5.2625in" fo:margin-left="-0.1063in" table:align="left" style:may-break-between-rows="false" style:writing-mode="lr-tb"/>
    </style:style>
    <style:style style:name="Table10.A" style:family="table-column">
      <style:table-column-properties style:column-width="0.575in"/>
    </style:style>
    <style:style style:name="Table10.B" style:family="table-column">
      <style:table-column-properties style:column-width="0.5in"/>
    </style:style>
    <style:style style:name="Table10.C" style:family="table-column">
      <style:table-column-properties style:column-width="0.625in"/>
    </style:style>
    <style:style style:name="Table10.E" style:family="table-column">
      <style:table-column-properties style:column-width="0.875in"/>
    </style:style>
    <style:style style:name="Table10.F" style:family="table-column">
      <style:table-column-properties style:column-width="1.25in"/>
    </style:style>
    <style:style style:name="Table10.G" style:family="table-column">
      <style:table-column-properties style:column-width="0.75in"/>
    </style:style>
    <style:style style:name="Table10.H" style:family="table-column">
      <style:table-column-properties style:column-width="0.0625in"/>
    </style:style>
    <style:style style:name="Table10.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10.B1" style:family="table-cell">
      <style:table-cell-properties style:vertical-align="middle" style:border-line-width-top="0.0007in 0.0347in 0.0347in" style:border-line-width-bottom="0.0347in 0.0139in 0.0139in" fo:padding-left="0.075in" fo:padding-right="0.075in" fo:padding-top="0in" fo:padding-bottom="0in" fo:border-left="0.0007in solid #000000" fo:border-right="none" fo:border-top="0.0701in double #000000" fo:border-bottom="0.0625in double #000000"/>
    </style:style>
    <style:style style:name="Table10.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10.E1" style:family="table-cell">
      <style:table-cell-properties style:vertical-align="top" style:border-line-width-left="0.0007in 0.0347in 0.0347in" style:border-line-width-bottom="0.0347in 0.0139in 0.0139in" fo:padding-left="0.075in" fo:padding-right="0.075in" fo:padding-top="0in" fo:padding-bottom="0in" fo:border-left="0.0701in double #000000" fo:border-right="none" fo:border-top="none" fo:border-bottom="0.0625in double #000000"/>
    </style:style>
    <style:style style:name="Table10.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10.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11" style:family="table">
      <style:table-properties style:width="5.2625in" fo:margin-left="-0.1063in" table:align="left" style:may-break-between-rows="false" style:writing-mode="lr-tb"/>
    </style:style>
    <style:style style:name="Table11.A" style:family="table-column">
      <style:table-column-properties style:column-width="0.575in"/>
    </style:style>
    <style:style style:name="Table11.B" style:family="table-column">
      <style:table-column-properties style:column-width="0.5in"/>
    </style:style>
    <style:style style:name="Table11.C" style:family="table-column">
      <style:table-column-properties style:column-width="0.625in"/>
    </style:style>
    <style:style style:name="Table11.E" style:family="table-column">
      <style:table-column-properties style:column-width="0.875in"/>
    </style:style>
    <style:style style:name="Table11.F" style:family="table-column">
      <style:table-column-properties style:column-width="1.25in"/>
    </style:style>
    <style:style style:name="Table11.G" style:family="table-column">
      <style:table-column-properties style:column-width="0.75in"/>
    </style:style>
    <style:style style:name="Table11.H" style:family="table-column">
      <style:table-column-properties style:column-width="0.0625in"/>
    </style:style>
    <style:style style:name="Table11.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11.B1" style:family="table-cell">
      <style:table-cell-properties style:vertical-align="middle" style:border-line-width-top="0.0007in 0.0347in 0.0347in" style:border-line-width-bottom="0.0347in 0.0139in 0.0139in" fo:padding-left="0.075in" fo:padding-right="0.075in" fo:padding-top="0in" fo:padding-bottom="0in" fo:border-left="0.0007in solid #000000" fo:border-right="none" fo:border-top="0.0701in double #000000" fo:border-bottom="0.0625in double #000000"/>
    </style:style>
    <style:style style:name="Table11.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11.E1" style:family="table-cell">
      <style:table-cell-properties style:vertical-align="top" style:border-line-width-left="0.0007in 0.0347in 0.0347in" style:border-line-width-bottom="0.0347in 0.0139in 0.0139in" fo:padding-left="0.075in" fo:padding-right="0.075in" fo:padding-top="0in" fo:padding-bottom="0in" fo:border-left="0.0701in double #000000" fo:border-right="none" fo:border-top="none" fo:border-bottom="0.0625in double #000000"/>
    </style:style>
    <style:style style:name="Table11.A2"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11.C2"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12" style:family="table">
      <style:table-properties style:width="7.3819in" fo:margin-left="-0.3785in" table:align="left" style:writing-mode="lr-tb"/>
    </style:style>
    <style:style style:name="Table12.A" style:family="table-column">
      <style:table-column-properties style:column-width="1.625in"/>
    </style:style>
    <style:style style:name="Table12.B" style:family="table-column">
      <style:table-column-properties style:column-width="0.375in"/>
    </style:style>
    <style:style style:name="Table12.C" style:family="table-column">
      <style:table-column-properties style:column-width="0.5in"/>
    </style:style>
    <style:style style:name="Table12.D" style:family="table-column">
      <style:table-column-properties style:column-width="0.625in"/>
    </style:style>
    <style:style style:name="Table12.F" style:family="table-column">
      <style:table-column-properties style:column-width="1in"/>
    </style:style>
    <style:style style:name="Table12.G" style:family="table-column">
      <style:table-column-properties style:column-width="1.25in"/>
    </style:style>
    <style:style style:name="Table12.I" style:family="table-column">
      <style:table-column-properties style:column-width="0.7569in"/>
    </style:style>
    <style:style style:name="Table12.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2.I1" style:family="table-cell">
      <style:table-cell-properties style:vertical-align="top" fo:padding-left="0.075in" fo:padding-right="0.075in" fo:padding-top="0in" fo:padding-bottom="0in" fo:border="0.0007in solid #000000"/>
    </style:style>
    <style:style style:name="Table12.A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12.A3"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2.E28" style:family="table-cell" style:data-style-name="N0">
      <style:table-cell-properties style:vertical-align="bottom" fo:padding-left="0.075in" fo:padding-right="0.075in" fo:padding-top="0in" fo:padding-bottom="0in" fo:border-left="0.0007in solid #000000" fo:border-right="none" fo:border-top="none" fo:border-bottom="0.0007in solid #000000"/>
    </style:style>
    <style:style style:name="Table13" style:family="table">
      <style:table-properties style:width="6.1569in" fo:margin-left="-0.0785in" table:align="left" style:writing-mode="lr-tb"/>
    </style:style>
    <style:style style:name="Table13.A" style:family="table-column">
      <style:table-column-properties style:column-width="1.3111in"/>
    </style:style>
    <style:style style:name="Table13.B" style:family="table-column">
      <style:table-column-properties style:column-width="2.9174in"/>
    </style:style>
    <style:style style:name="Table13.C" style:family="table-column">
      <style:table-column-properties style:column-width="1.9285in"/>
    </style:style>
    <style:style style:name="Table13.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3.C1" style:family="table-cell">
      <style:table-cell-properties style:vertical-align="top" fo:padding-left="0.075in" fo:padding-right="0.075in" fo:padding-top="0in" fo:padding-bottom="0in" fo:border="0.0007in solid #000000"/>
    </style:style>
    <style:style style:name="Table13.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3.C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14" style:family="table">
      <style:table-properties style:width="6.1569in" fo:margin-left="-0.0785in" table:align="left" style:writing-mode="lr-tb"/>
    </style:style>
    <style:style style:name="Table14.A" style:family="table-column">
      <style:table-column-properties style:column-width="2.075in"/>
    </style:style>
    <style:style style:name="Table14.B" style:family="table-column">
      <style:table-column-properties style:column-width="4.0819in"/>
    </style:style>
    <style:style style:name="Table1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4.B1" style:family="table-cell">
      <style:table-cell-properties style:vertical-align="top" fo:padding-left="0.075in" fo:padding-right="0.075in" fo:padding-top="0in" fo:padding-bottom="0in" fo:border="0.0007in solid #000000"/>
    </style:style>
    <style:style style:name="Table14.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4.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15" style:family="table">
      <style:table-properties style:width="5.8319in" fo:margin-left="0.2465in" table:align="left" style:writing-mode="lr-tb"/>
    </style:style>
    <style:style style:name="Table15.A" style:family="table-column">
      <style:table-column-properties style:column-width="2in"/>
    </style:style>
    <style:style style:name="Table15.B" style:family="table-column">
      <style:table-column-properties style:column-width="3.8319in"/>
    </style:style>
    <style:style style:name="Table15.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5.B1" style:family="table-cell">
      <style:table-cell-properties style:vertical-align="top" fo:padding-left="0.075in" fo:padding-right="0.075in" fo:padding-top="0in" fo:padding-bottom="0in" fo:border="0.0007in solid #000000"/>
    </style:style>
    <style:style style:name="Table15.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5.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19" style:family="table">
      <style:table-properties style:width="6.1569in" fo:margin-left="-0.0785in" table:align="left" style:writing-mode="lr-tb"/>
    </style:style>
    <style:style style:name="Table19.A" style:family="table-column">
      <style:table-column-properties style:column-width="3.075in"/>
    </style:style>
    <style:style style:name="Table19.B" style:family="table-column">
      <style:table-column-properties style:column-width="3.0819in"/>
    </style:style>
    <style:style style:name="Table19.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9.B1" style:family="table-cell">
      <style:table-cell-properties style:vertical-align="top" fo:padding-left="0.075in" fo:padding-right="0.075in" fo:padding-top="0in" fo:padding-bottom="0in" fo:border="0.0007in solid #000000"/>
    </style:style>
    <style:style style:name="Table19.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9.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1" style:family="table">
      <style:table-properties style:width="6.1569in" fo:margin-left="-0.0785in" table:align="left" style:writing-mode="lr-tb"/>
    </style:style>
    <style:style style:name="Table21.A" style:family="table-column">
      <style:table-column-properties style:column-width="3.075in"/>
    </style:style>
    <style:style style:name="Table21.B" style:family="table-column">
      <style:table-column-properties style:column-width="3.0819in"/>
    </style:style>
    <style:style style:name="Table2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1.B1" style:family="table-cell">
      <style:table-cell-properties style:vertical-align="top" fo:padding-left="0.075in" fo:padding-right="0.075in" fo:padding-top="0in" fo:padding-bottom="0in" fo:border="0.0007in solid #000000"/>
    </style:style>
    <style:style style:name="Table2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1.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3" style:family="table">
      <style:table-properties style:width="3.3785in" fo:margin-left="-0.1063in" table:align="left" style:writing-mode="lr-tb"/>
    </style:style>
    <style:style style:name="Table23.A" style:family="table-column">
      <style:table-column-properties style:column-width="0.6632in"/>
    </style:style>
    <style:style style:name="Table23.E" style:family="table-column">
      <style:table-column-properties style:column-width="0.7257in"/>
    </style:style>
    <style:style style:name="Table23.1" style:family="table-row">
      <style:table-row-properties style:min-row-height="0.4097in"/>
    </style:style>
    <style:style style:name="Table23.A1" style:family="table-cell">
      <style:table-cell-properties style:vertical-align="middle" style:border-line-width-left="0.0007in 0.0347in 0.0347in" style:border-line-width-right="0.0347in 0.0139in 0.0139in" style:border-line-width-top="0.0007in 0.0347in 0.0347in" style:border-line-width-bottom="0.0347in 0.0139in 0.0139in" fo:padding-left="0.075in" fo:padding-right="0.075in" fo:padding-top="0in" fo:padding-bottom="0in" fo:border-left="0.0701in double #000000" fo:border-right="0.0625in double #000000" fo:border-top="0.0701in double #000000" fo:border-bottom="0.0625in double #000000"/>
    </style:style>
    <style:style style:name="Table23.D1"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23.E1"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24" style:family="table">
      <style:table-properties style:width="5.3958in" fo:margin-left="-0.1063in" table:align="left" style:writing-mode="lr-tb"/>
    </style:style>
    <style:style style:name="Table24.A" style:family="table-column">
      <style:table-column-properties style:column-width="4in"/>
    </style:style>
    <style:style style:name="Table24.B" style:family="table-column">
      <style:table-column-properties style:column-width="0.6667in"/>
    </style:style>
    <style:style style:name="Table24.C" style:family="table-column">
      <style:table-column-properties style:column-width="0.7292in"/>
    </style:style>
    <style:style style:name="Table24.A1.1" style:family="table-row">
      <style:table-row-properties style:min-row-height="0.1688in"/>
    </style:style>
    <style:style style:name="Table24.A1.1.1" style:family="table-cell">
      <style:table-cell-properties style:vertical-align="bottom" style:border-line-width-left="0.0007in 0.0347in 0.0347in" style:border-line-width-top="0.0007in 0.0347in 0.0347in" fo:padding-left="0.075in" fo:padding-right="0.075in" fo:padding-top="0in" fo:padding-bottom="0in" fo:border-left="0.0701in double #000000" fo:border-right="none" fo:border-top="0.0701in double #000000" fo:border-bottom="none"/>
    </style:style>
    <style:style style:name="Table24.A1.2.1" style:family="table-cell">
      <style:table-cell-properties style:vertical-align="bottom" style:border-line-width-top="0.0007in 0.0347in 0.0347in" fo:padding-left="0.075in" fo:padding-right="0.075in" fo:padding-top="0in" fo:padding-bottom="0in" fo:border-left="0.0007in solid #000000" fo:border-right="none" fo:border-top="0.0701in double #000000" fo:border-bottom="none"/>
    </style:style>
    <style:style style:name="Table24.A1.6.1" style:family="table-cell">
      <style:table-cell-properties style:vertical-align="bottom" style:border-line-width-right="0.0347in 0.0139in 0.0139in" style:border-line-width-top="0.0007in 0.0347in 0.0347in" fo:padding-left="0.075in" fo:padding-right="0.075in" fo:padding-top="0in" fo:padding-bottom="0in" fo:border-left="0.0007in solid #000000" fo:border-right="0.0625in double #000000" fo:border-top="0.0701in double #000000" fo:border-bottom="none"/>
    </style:style>
    <style:style style:name="Table24.A1.2" style:family="table-row">
      <style:table-row-properties style:min-row-height="0.1931in"/>
    </style:style>
    <style:style style:name="Table24.A1.1.2" style:family="table-cell">
      <style:table-cell-properties style:vertical-align="bottom" style:border-line-width-left="0.0007in 0.0347in 0.0347in" style:border-line-width-bottom="0.0347in 0.0139in 0.0139in" fo:padding-left="0.075in" fo:padding-right="0.075in" fo:padding-top="0in" fo:padding-bottom="0in" fo:border-left="0.0701in double #000000" fo:border-right="none" fo:border-top="none" fo:border-bottom="0.0625in double #000000"/>
    </style:style>
    <style:style style:name="Table24.A1.2.2" style:family="table-cell">
      <style:table-cell-properties style:vertical-align="bottom" style:border-line-width-bottom="0.0347in 0.0139in 0.0139in" fo:padding-left="0.075in" fo:padding-right="0.075in" fo:padding-top="0in" fo:padding-bottom="0in" fo:border-left="0.0007in solid #000000" fo:border-right="none" fo:border-top="none" fo:border-bottom="0.0625in double #000000"/>
    </style:style>
    <style:style style:name="Table24.A1.6.2" style:family="table-cell">
      <style:table-cell-properties style:vertical-align="bottom" style:border-line-width-right="0.0347in 0.0139in 0.0139in" style:border-line-width-bottom="0.0347in 0.0139in 0.0139in" fo:padding-left="0.075in" fo:padding-right="0.075in" fo:padding-top="0in" fo:padding-bottom="0in" fo:border-left="0.0007in solid #000000" fo:border-right="0.0625in double #000000" fo:border-top="none" fo:border-bottom="0.0625in double #000000"/>
    </style:style>
    <style:style style:name="Table24.B1"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24.C1"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25" style:family="table">
      <style:table-properties style:width="6.1569in" fo:margin-left="-0.0785in" table:align="left" style:writing-mode="lr-tb"/>
    </style:style>
    <style:style style:name="Table25.A" style:family="table-column">
      <style:table-column-properties style:column-width="3.075in"/>
    </style:style>
    <style:style style:name="Table25.B" style:family="table-column">
      <style:table-column-properties style:column-width="3.0819in"/>
    </style:style>
    <style:style style:name="Table25.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5.B1" style:family="table-cell">
      <style:table-cell-properties style:vertical-align="top" fo:padding-left="0.075in" fo:padding-right="0.075in" fo:padding-top="0in" fo:padding-bottom="0in" fo:border="0.0007in solid #000000"/>
    </style:style>
    <style:style style:name="Table25.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5.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6" style:family="table">
      <style:table-properties style:width="6.1569in" fo:margin-left="-0.0785in" table:align="left" style:writing-mode="lr-tb"/>
    </style:style>
    <style:style style:name="Table26.A" style:family="table-column">
      <style:table-column-properties style:column-width="3.075in"/>
    </style:style>
    <style:style style:name="Table26.B" style:family="table-column">
      <style:table-column-properties style:column-width="3.0819in"/>
    </style:style>
    <style:style style:name="Table2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6.B1" style:family="table-cell">
      <style:table-cell-properties style:vertical-align="top" fo:padding-left="0.075in" fo:padding-right="0.075in" fo:padding-top="0in" fo:padding-bottom="0in" fo:border="0.0007in solid #000000"/>
    </style:style>
    <style:style style:name="Table2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6.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7" style:family="table">
      <style:table-properties style:width="6.1569in" fo:margin-left="-0.0785in" table:align="left" style:writing-mode="lr-tb"/>
    </style:style>
    <style:style style:name="Table27.A" style:family="table-column">
      <style:table-column-properties style:column-width="3.075in"/>
    </style:style>
    <style:style style:name="Table27.B" style:family="table-column">
      <style:table-column-properties style:column-width="3.0819in"/>
    </style:style>
    <style:style style:name="Table27.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7.B1" style:family="table-cell">
      <style:table-cell-properties style:vertical-align="top" fo:padding-left="0.075in" fo:padding-right="0.075in" fo:padding-top="0in" fo:padding-bottom="0in" fo:border="0.0007in solid #000000"/>
    </style:style>
    <style:style style:name="Table27.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7.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8" style:family="table">
      <style:table-properties style:width="6.2125in" fo:margin-left="-0.1063in" table:align="left" style:writing-mode="lr-tb"/>
    </style:style>
    <style:style style:name="Table28.A" style:family="table-column">
      <style:table-column-properties style:column-width="0.7688in"/>
    </style:style>
    <style:style style:name="Table28.H" style:family="table-column">
      <style:table-column-properties style:column-width="0.8313in"/>
    </style:style>
    <style:style style:name="Table28.A1" style:family="table-cell">
      <style:table-cell-properties style:vertical-align="middle" style:border-line-width-left="0.0007in 0.0347in 0.0347in" style:border-line-width-right="0.0347in 0.0139in 0.0139in" style:border-line-width-top="0.0007in 0.0347in 0.0347in" style:border-line-width-bottom="0.0347in 0.0139in 0.0139in" fo:padding-left="0.075in" fo:padding-right="0.075in" fo:padding-top="0in" fo:padding-bottom="0in" fo:border-left="0.0701in double #000000" fo:border-right="0.0625in double #000000" fo:border-top="0.0701in double #000000" fo:border-bottom="0.0625in double #000000"/>
    </style:style>
    <style:style style:name="Table28.B1"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28.C1" style:family="table-cell">
      <style:table-cell-properties style:vertical-align="middle" style:border-line-width-top="0.0007in 0.0347in 0.0347in" style:border-line-width-bottom="0.0347in 0.0139in 0.0139in" fo:padding-left="0.075in" fo:padding-right="0.075in" fo:padding-top="0in" fo:padding-bottom="0in" fo:border-left="0.0007in solid #000000" fo:border-right="none" fo:border-top="0.0701in double #000000" fo:border-bottom="0.0625in double #000000"/>
    </style:style>
    <style:style style:name="Table28.D1"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29" style:family="table">
      <style:table-properties style:width="6.1569in" fo:margin-left="-0.0785in" table:align="left" style:writing-mode="lr-tb"/>
    </style:style>
    <style:style style:name="Table29.A" style:family="table-column">
      <style:table-column-properties style:column-width="3.075in"/>
    </style:style>
    <style:style style:name="Table29.B" style:family="table-column">
      <style:table-column-properties style:column-width="3.0819in"/>
    </style:style>
    <style:style style:name="Table29.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9.B1" style:family="table-cell">
      <style:table-cell-properties style:vertical-align="top" fo:padding-left="0.075in" fo:padding-right="0.075in" fo:padding-top="0in" fo:padding-bottom="0in" fo:border="0.0007in solid #000000"/>
    </style:style>
    <style:style style:name="Table29.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9.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31" style:family="table">
      <style:table-properties style:width="6.1569in" fo:margin-left="-0.0785in" table:align="left" style:writing-mode="lr-tb"/>
    </style:style>
    <style:style style:name="Table31.A" style:family="table-column">
      <style:table-column-properties style:column-width="2.05in"/>
    </style:style>
    <style:style style:name="Table31.C" style:family="table-column">
      <style:table-column-properties style:column-width="2.0569in"/>
    </style:style>
    <style:style style:name="Table31.A1" style:family="table-cell">
      <style:table-cell-properties style:vertical-align="middle" fo:padding-left="0.075in" fo:padding-right="0.075in" fo:padding-top="0in" fo:padding-bottom="0in" fo:border-left="0.0007in solid #000000" fo:border-right="none" fo:border-top="0.0007in solid #000000" fo:border-bottom="0.0007in solid #000000"/>
    </style:style>
    <style:style style:name="Table31.C1" style:family="table-cell">
      <style:table-cell-properties style:vertical-align="middle" fo:padding-left="0.075in" fo:padding-right="0.075in" fo:padding-top="0in" fo:padding-bottom="0in" fo:border="0.0007in solid #000000"/>
    </style:style>
    <style:style style:name="Table31.A2" style:family="table-cell">
      <style:table-cell-properties style:vertical-align="middle" fo:padding-left="0.075in" fo:padding-right="0.075in" fo:padding-top="0in" fo:padding-bottom="0in" fo:border-left="0.0007in solid #000000" fo:border-right="none" fo:border-top="none" fo:border-bottom="0.0007in solid #000000"/>
    </style:style>
    <style:style style:name="Table31.C2" style:family="table-cell">
      <style:table-cell-properties style:vertical-align="middle" fo:padding-left="0.075in" fo:padding-right="0.075in" fo:padding-top="0in" fo:padding-bottom="0in" fo:border-left="0.0007in solid #000000" fo:border-right="0.0007in solid #000000" fo:border-top="none" fo:border-bottom="0.0007in solid #000000"/>
    </style:style>
    <style:style style:name="Table16" style:family="table">
      <style:table-properties style:width="6.1569in" fo:margin-left="-0.0785in" table:align="left" style:writing-mode="lr-tb"/>
    </style:style>
    <style:style style:name="Table16.A" style:family="table-column">
      <style:table-column-properties style:column-width="3.075in"/>
    </style:style>
    <style:style style:name="Table16.B" style:family="table-column">
      <style:table-column-properties style:column-width="3.0819in"/>
    </style:style>
    <style:style style:name="Table1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6.B1" style:family="table-cell">
      <style:table-cell-properties style:vertical-align="top" fo:padding-left="0.075in" fo:padding-right="0.075in" fo:padding-top="0in" fo:padding-bottom="0in" fo:border="0.0007in solid #000000"/>
    </style:style>
    <style:style style:name="Table1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6.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32" style:family="table">
      <style:table-properties style:width="5.2069in" fo:margin-left="0.1215in" table:align="left" style:writing-mode="lr-tb"/>
    </style:style>
    <style:style style:name="Table32.A" style:family="table-column">
      <style:table-column-properties style:column-width="1.875in"/>
    </style:style>
    <style:style style:name="Table32.B" style:family="table-column">
      <style:table-column-properties style:column-width="3.3319in"/>
    </style:style>
    <style:style style:name="Table32.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32.B1" style:family="table-cell">
      <style:table-cell-properties style:vertical-align="top" fo:padding-left="0.075in" fo:padding-right="0.075in" fo:padding-top="0in" fo:padding-bottom="0in" fo:border="0.0007in solid #000000"/>
    </style:style>
    <style:style style:name="Table32.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32.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33" style:family="table">
      <style:table-properties style:width="5.3958in" fo:margin-left="-0.1063in" table:align="left" style:writing-mode="lr-tb"/>
    </style:style>
    <style:style style:name="Table33.A" style:family="table-column">
      <style:table-column-properties style:column-width="0.6667in"/>
    </style:style>
    <style:style style:name="Table33.H" style:family="table-column">
      <style:table-column-properties style:column-width="0.7292in"/>
    </style:style>
    <style:style style:name="Table33.1" style:family="table-row">
      <style:table-row-properties style:min-row-height="0.4361in"/>
    </style:style>
    <style:style style:name="Table33.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33.B1" style:family="table-cell">
      <style:table-cell-properties style:vertical-align="middle" style:border-line-width-top="0.0007in 0.0347in 0.0347in" style:border-line-width-bottom="0.0347in 0.0139in 0.0139in" fo:padding-left="0.075in" fo:padding-right="0.075in" fo:padding-top="0in" fo:padding-bottom="0in" fo:border-left="0.0007in solid #000000" fo:border-right="none" fo:border-top="0.0701in double #000000" fo:border-bottom="0.0625in double #000000"/>
    </style:style>
    <style:style style:name="Table33.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17" style:family="table">
      <style:table-properties style:width="3.9896in" fo:margin-left="-0.1063in" fo:margin-right="2.1167in" table:align="margins" style:writing-mode="lr-tb"/>
    </style:style>
    <style:style style:name="Table17.A" style:family="table-column">
      <style:table-column-properties style:column-width="0.6674in" style:rel-column-width="10958*"/>
    </style:style>
    <style:style style:name="Table17.F" style:family="table-column">
      <style:table-column-properties style:column-width="0.6542in" style:rel-column-width="10745*"/>
    </style:style>
    <style:style style:name="Table17.1" style:family="table-row">
      <style:table-row-properties style:min-row-height="0.1688in"/>
    </style:style>
    <style:style style:name="Table17.A1" style:family="table-cell">
      <style:table-cell-properties style:vertical-align="bottom" style:border-line-width-left="0.0007in 0.0347in 0.0347in" style:border-line-width-top="0.0007in 0.0347in 0.0347in" fo:padding-left="0.075in" fo:padding-right="0.075in" fo:padding-top="0in" fo:padding-bottom="0in" fo:border-left="0.0701in double #000000" fo:border-right="none" fo:border-top="0.0701in double #000000" fo:border-bottom="none"/>
    </style:style>
    <style:style style:name="Table17.B1" style:family="table-cell">
      <style:table-cell-properties style:vertical-align="bottom" style:border-line-width-top="0.0007in 0.0347in 0.0347in" fo:padding-left="0.075in" fo:padding-right="0.075in" fo:padding-top="0in" fo:padding-bottom="0in" fo:border-left="0.0007in solid #000000" fo:border-right="none" fo:border-top="0.0701in double #000000" fo:border-bottom="none"/>
    </style:style>
    <style:style style:name="Table17.F1" style:family="table-cell">
      <style:table-cell-properties style:vertical-align="bottom" style:border-line-width-right="0.0347in 0.0139in 0.0139in" style:border-line-width-top="0.0007in 0.0347in 0.0347in" fo:padding-left="0.075in" fo:padding-right="0.075in" fo:padding-top="0in" fo:padding-bottom="0in" fo:border-left="0.0007in solid #000000" fo:border-right="0.0625in double #000000" fo:border-top="0.0701in double #000000" fo:border-bottom="none"/>
    </style:style>
    <style:style style:name="Table17.2" style:family="table-row">
      <style:table-row-properties style:min-row-height="0.1931in"/>
    </style:style>
    <style:style style:name="Table17.A2" style:family="table-cell">
      <style:table-cell-properties style:vertical-align="bottom" style:border-line-width-left="0.0007in 0.0347in 0.0347in" style:border-line-width-bottom="0.0347in 0.0139in 0.0139in" fo:padding-left="0.075in" fo:padding-right="0.075in" fo:padding-top="0in" fo:padding-bottom="0in" fo:border-left="0.0701in double #000000" fo:border-right="none" fo:border-top="none" fo:border-bottom="0.0625in double #000000"/>
    </style:style>
    <style:style style:name="Table17.B2" style:family="table-cell">
      <style:table-cell-properties style:vertical-align="bottom" style:border-line-width-bottom="0.0347in 0.0139in 0.0139in" fo:padding-left="0.075in" fo:padding-right="0.075in" fo:padding-top="0in" fo:padding-bottom="0in" fo:border-left="0.0007in solid #000000" fo:border-right="none" fo:border-top="none" fo:border-bottom="0.0625in double #000000"/>
    </style:style>
    <style:style style:name="Table17.F2" style:family="table-cell">
      <style:table-cell-properties style:vertical-align="bottom" style:border-line-width-right="0.0347in 0.0139in 0.0139in" style:border-line-width-bottom="0.0347in 0.0139in 0.0139in" fo:padding-left="0.075in" fo:padding-right="0.075in" fo:padding-top="0in" fo:padding-bottom="0in" fo:border-left="0.0007in solid #000000" fo:border-right="0.0625in double #000000" fo:border-top="none" fo:border-bottom="0.0625in double #000000"/>
    </style:style>
    <style:style style:name="Table34" style:family="table">
      <style:table-properties style:width="6.1569in" fo:margin-left="-0.0785in" table:align="left" style:writing-mode="lr-tb"/>
    </style:style>
    <style:style style:name="Table34.A" style:family="table-column">
      <style:table-column-properties style:column-width="3.075in"/>
    </style:style>
    <style:style style:name="Table34.B" style:family="table-column">
      <style:table-column-properties style:column-width="3.0819in"/>
    </style:style>
    <style:style style:name="Table3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34.B1" style:family="table-cell">
      <style:table-cell-properties style:vertical-align="top" fo:padding-left="0.075in" fo:padding-right="0.075in" fo:padding-top="0in" fo:padding-bottom="0in" fo:border="0.0007in solid #000000"/>
    </style:style>
    <style:style style:name="Table34.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34.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35" style:family="table">
      <style:table-properties style:width="6.1569in" fo:margin-left="-0.0785in" table:align="left" style:writing-mode="lr-tb"/>
    </style:style>
    <style:style style:name="Table35.A" style:family="table-column">
      <style:table-column-properties style:column-width="3.075in"/>
    </style:style>
    <style:style style:name="Table35.B" style:family="table-column">
      <style:table-column-properties style:column-width="3.0819in"/>
    </style:style>
    <style:style style:name="Table35.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35.B1" style:family="table-cell">
      <style:table-cell-properties style:vertical-align="top" fo:padding-left="0.075in" fo:padding-right="0.075in" fo:padding-top="0in" fo:padding-bottom="0in" fo:border="0.0007in solid #000000"/>
    </style:style>
    <style:style style:name="Table35.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35.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36" style:family="table">
      <style:table-properties style:width="5.7736in" fo:margin-left="-0.1063in" table:align="left" style:writing-mode="lr-tb"/>
    </style:style>
    <style:style style:name="Table36.A" style:family="table-column">
      <style:table-column-properties style:column-width="0.7139in"/>
    </style:style>
    <style:style style:name="Table36.H" style:family="table-column">
      <style:table-column-properties style:column-width="0.7764in"/>
    </style:style>
    <style:style style:name="Table36.1" style:family="table-row">
      <style:table-row-properties style:min-row-height="0.4049in"/>
    </style:style>
    <style:style style:name="Table36.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36.B1" style:family="table-cell">
      <style:table-cell-properties style:vertical-align="middle" style:border-line-width-top="0.0007in 0.0347in 0.0347in" style:border-line-width-bottom="0.0347in 0.0139in 0.0139in" fo:padding-left="0.075in" fo:padding-right="0.075in" fo:padding-top="0in" fo:padding-bottom="0in" fo:border-left="0.0007in solid #000000" fo:border-right="none" fo:border-top="0.0701in double #000000" fo:border-bottom="0.0625in double #000000"/>
    </style:style>
    <style:style style:name="Table36.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37" style:family="table">
      <style:table-properties style:width="4.9819in" fo:margin-left="-0.1063in" table:align="left" style:writing-mode="lr-tb"/>
    </style:style>
    <style:style style:name="Table37.A" style:family="table-column">
      <style:table-column-properties style:column-width="1.2299in"/>
    </style:style>
    <style:style style:name="Table37.D" style:family="table-column">
      <style:table-column-properties style:column-width="1.2924in"/>
    </style:style>
    <style:style style:name="Table37.A1" style:family="table-cell">
      <style:table-cell-properties style:vertical-align="middle" style:border-line-width-left="0.0007in 0.0347in 0.0347in" style:border-line-width-right="0.0347in 0.0139in 0.0139in" style:border-line-width-top="0.0007in 0.0347in 0.0347in" style:border-line-width-bottom="0.0007in 0.0347in 0.0347in" fo:padding-left="0.075in" fo:padding-right="0.075in" fo:padding-top="0in" fo:padding-bottom="0in" fo:border-left="0.0701in double #000000" fo:border-right="0.0625in double #000000" fo:border-top="0.0701in double #000000" fo:border-bottom="0.0701in double #000000"/>
    </style:style>
    <style:style style:name="Table37.B1" style:family="table-cell">
      <style:table-cell-properties style:vertical-align="middle" style:border-line-width-left="0.0007in 0.0347in 0.0347in" style:border-line-width-top="0.0007in 0.0347in 0.0347in" style:border-line-width-bottom="0.0007in 0.0347in 0.0347in" fo:padding-left="0.075in" fo:padding-right="0.075in" fo:padding-top="0in" fo:padding-bottom="0in" fo:border-left="0.0701in double #000000" fo:border-right="none" fo:border-top="0.0701in double #000000" fo:border-bottom="0.0701in double #000000"/>
    </style:style>
    <style:style style:name="Table37.C1" style:family="table-cell">
      <style:table-cell-properties style:vertical-align="middle" style:border-line-width-top="0.0007in 0.0347in 0.0347in" style:border-line-width-bottom="0.0007in 0.0347in 0.0347in" fo:padding-left="0.075in" fo:padding-right="0.075in" fo:padding-top="0in" fo:padding-bottom="0in" fo:border-left="0.0007in solid #000000" fo:border-right="none" fo:border-top="0.0701in double #000000" fo:border-bottom="0.0701in double #000000"/>
    </style:style>
    <style:style style:name="Table37.D1" style:family="table-cell">
      <style:table-cell-properties style:vertical-align="middle" style:border-line-width-right="0.0007in 0.0347in 0.0347in" style:border-line-width-top="0.0007in 0.0347in 0.0347in" style:border-line-width-bottom="0.0007in 0.0347in 0.0347in" fo:padding-left="0.075in" fo:padding-right="0.075in" fo:padding-top="0in" fo:padding-bottom="0in" fo:border-left="0.0007in solid #000000" fo:border-right="0.0701in double #000000" fo:border-top="0.0701in double #000000" fo:border-bottom="0.0701in double #000000"/>
    </style:style>
    <style:style style:name="Table38" style:family="table">
      <style:table-properties style:width="6.1569in" fo:margin-left="-0.0785in" table:align="left" style:writing-mode="lr-tb"/>
    </style:style>
    <style:style style:name="Table38.A" style:family="table-column">
      <style:table-column-properties style:column-width="3.075in"/>
    </style:style>
    <style:style style:name="Table38.B" style:family="table-column">
      <style:table-column-properties style:column-width="3.0819in"/>
    </style:style>
    <style:style style:name="Table38.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38.B1" style:family="table-cell">
      <style:table-cell-properties style:vertical-align="top" fo:padding-left="0.075in" fo:padding-right="0.075in" fo:padding-top="0in" fo:padding-bottom="0in" fo:border="0.0007in solid #000000"/>
    </style:style>
    <style:style style:name="Table38.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38.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39" style:family="table">
      <style:table-properties style:width="6.2125in" fo:margin-left="-0.1063in" table:align="left" style:writing-mode="lr-tb"/>
    </style:style>
    <style:style style:name="Table39.A" style:family="table-column">
      <style:table-column-properties style:column-width="0.675in"/>
    </style:style>
    <style:style style:name="Table39.B" style:family="table-column">
      <style:table-column-properties style:column-width="0.709in"/>
    </style:style>
    <style:style style:name="Table39.C" style:family="table-column">
      <style:table-column-properties style:column-width="0.6854in"/>
    </style:style>
    <style:style style:name="Table39.D" style:family="table-column">
      <style:table-column-properties style:column-width="0.6743in"/>
    </style:style>
    <style:style style:name="Table39.F" style:family="table-column">
      <style:table-column-properties style:column-width="0.6917in"/>
    </style:style>
    <style:style style:name="Table39.I" style:family="table-column">
      <style:table-column-properties style:column-width="0.7368in"/>
    </style:style>
    <style:style style:name="Table39.1" style:family="table-row">
      <style:table-row-properties style:min-row-height="0.4049in"/>
    </style:style>
    <style:style style:name="Table39.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39.B1" style:family="table-cell">
      <style:table-cell-properties style:vertical-align="middle" style:border-line-width-top="0.0007in 0.0347in 0.0347in" style:border-line-width-bottom="0.0347in 0.0139in 0.0139in" fo:padding-left="0.075in" fo:padding-right="0.075in" fo:padding-top="0in" fo:padding-bottom="0in" fo:border-left="0.0007in solid #000000" fo:border-right="none" fo:border-top="0.0701in double #000000" fo:border-bottom="0.0625in double #000000"/>
    </style:style>
    <style:style style:name="Table39.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39.I1" style:family="table-cell">
      <style:table-cell-properties style:vertical-align="middle" style:border-line-width-left="0.0007in 0.0347in 0.0347in" style:border-line-width-right="0.0347in 0.0139in 0.0139in" style:border-line-width-top="0.0007in 0.0347in 0.0347in" style:border-line-width-bottom="0.0347in 0.0139in 0.0139in" fo:padding-left="0.075in" fo:padding-right="0.075in" fo:padding-top="0in" fo:padding-bottom="0in" fo:border-left="0.0701in double #000000" fo:border-right="0.0625in double #000000" fo:border-top="0.0701in double #000000" fo:border-bottom="0.0625in double #000000"/>
    </style:style>
    <style:style style:name="Table40" style:family="table">
      <style:table-properties style:width="6.1569in" fo:margin-left="-0.0785in" table:align="left" style:writing-mode="lr-tb"/>
    </style:style>
    <style:style style:name="Table40.A" style:family="table-column">
      <style:table-column-properties style:column-width="3.075in"/>
    </style:style>
    <style:style style:name="Table40.B" style:family="table-column">
      <style:table-column-properties style:column-width="3.0819in"/>
    </style:style>
    <style:style style:name="Table40.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0.B1" style:family="table-cell">
      <style:table-cell-properties style:vertical-align="top" fo:padding-left="0.075in" fo:padding-right="0.075in" fo:padding-top="0in" fo:padding-bottom="0in" fo:border="0.0007in solid #000000"/>
    </style:style>
    <style:style style:name="Table40.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40.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41" style:family="table">
      <style:table-properties style:width="5.7069in" fo:margin-left="0.3715in" table:align="left" style:writing-mode="lr-tb"/>
    </style:style>
    <style:style style:name="Table41.A" style:family="table-column">
      <style:table-column-properties style:column-width="2in"/>
    </style:style>
    <style:style style:name="Table41.B" style:family="table-column">
      <style:table-column-properties style:column-width="3.7069in"/>
    </style:style>
    <style:style style:name="Table4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1.B1" style:family="table-cell">
      <style:table-cell-properties style:vertical-align="top" fo:padding-left="0.075in" fo:padding-right="0.075in" fo:padding-top="0in" fo:padding-bottom="0in" fo:border="0.0007in solid #000000"/>
    </style:style>
    <style:style style:name="Table4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41.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42" style:family="table">
      <style:table-properties style:width="5.8319in" fo:margin-left="0.2465in" table:align="left" style:writing-mode="lr-tb"/>
    </style:style>
    <style:style style:name="Table42.A" style:family="table-column">
      <style:table-column-properties style:column-width="2in"/>
    </style:style>
    <style:style style:name="Table42.B" style:family="table-column">
      <style:table-column-properties style:column-width="3.8319in"/>
    </style:style>
    <style:style style:name="Table42.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2.B1" style:family="table-cell">
      <style:table-cell-properties style:vertical-align="top" fo:padding-left="0.075in" fo:padding-right="0.075in" fo:padding-top="0in" fo:padding-bottom="0in" fo:border="0.0007in solid #000000"/>
    </style:style>
    <style:style style:name="Table42.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42.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43" style:family="table">
      <style:table-properties style:width="5.3958in" fo:margin-left="-0.1063in" table:align="left" style:writing-mode="lr-tb"/>
    </style:style>
    <style:style style:name="Table43.A" style:family="table-column">
      <style:table-column-properties style:column-width="0.6667in"/>
    </style:style>
    <style:style style:name="Table43.H" style:family="table-column">
      <style:table-column-properties style:column-width="0.7292in"/>
    </style:style>
    <style:style style:name="Table43.1" style:family="table-row">
      <style:table-row-properties style:min-row-height="0.4361in"/>
    </style:style>
    <style:style style:name="Table43.A1" style:family="table-cell">
      <style:table-cell-properties style:vertical-align="top"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43.B1" style:family="table-cell">
      <style:table-cell-properties style:vertical-align="middle" style:border-line-width-top="0.0007in 0.0347in 0.0347in" style:border-line-width-bottom="0.0347in 0.0139in 0.0139in" fo:padding-left="0.075in" fo:padding-right="0.075in" fo:padding-top="0in" fo:padding-bottom="0in" fo:border-left="0.0007in solid #000000" fo:border-right="none" fo:border-top="0.0701in double #000000" fo:border-bottom="0.0625in double #000000"/>
    </style:style>
    <style:style style:name="Table43.D1" style:family="table-cell">
      <style:table-cell-properties style:vertical-align="top"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44" style:family="table">
      <style:table-properties style:width="5.3958in" fo:margin-left="-0.1063in" table:align="left" style:writing-mode="lr-tb"/>
    </style:style>
    <style:style style:name="Table44.A" style:family="table-column">
      <style:table-column-properties style:column-width="4in"/>
    </style:style>
    <style:style style:name="Table44.B" style:family="table-column">
      <style:table-column-properties style:column-width="0.6667in"/>
    </style:style>
    <style:style style:name="Table44.C" style:family="table-column">
      <style:table-column-properties style:column-width="0.7292in"/>
    </style:style>
    <style:style style:name="Table44.A1.1" style:family="table-row">
      <style:table-row-properties style:min-row-height="0.1688in"/>
    </style:style>
    <style:style style:name="Table44.A1.1.1" style:family="table-cell">
      <style:table-cell-properties style:vertical-align="bottom" style:border-line-width-left="0.0007in 0.0347in 0.0347in" style:border-line-width-top="0.0007in 0.0347in 0.0347in" fo:padding-left="0.075in" fo:padding-right="0.075in" fo:padding-top="0in" fo:padding-bottom="0in" fo:border-left="0.0701in double #000000" fo:border-right="none" fo:border-top="0.0701in double #000000" fo:border-bottom="none"/>
    </style:style>
    <style:style style:name="Table44.A1.2.1" style:family="table-cell">
      <style:table-cell-properties style:vertical-align="bottom" style:border-line-width-top="0.0007in 0.0347in 0.0347in" fo:padding-left="0.075in" fo:padding-right="0.075in" fo:padding-top="0in" fo:padding-bottom="0in" fo:border-left="0.0007in solid #000000" fo:border-right="none" fo:border-top="0.0701in double #000000" fo:border-bottom="none"/>
    </style:style>
    <style:style style:name="Table44.A1.6.1" style:family="table-cell">
      <style:table-cell-properties style:vertical-align="bottom" style:border-line-width-right="0.0347in 0.0139in 0.0139in" style:border-line-width-top="0.0007in 0.0347in 0.0347in" fo:padding-left="0.075in" fo:padding-right="0.075in" fo:padding-top="0in" fo:padding-bottom="0in" fo:border-left="0.0007in solid #000000" fo:border-right="0.0625in double #000000" fo:border-top="0.0701in double #000000" fo:border-bottom="none"/>
    </style:style>
    <style:style style:name="Table44.A1.2" style:family="table-row">
      <style:table-row-properties style:min-row-height="0.1931in"/>
    </style:style>
    <style:style style:name="Table44.A1.1.2" style:family="table-cell">
      <style:table-cell-properties style:vertical-align="bottom" style:border-line-width-left="0.0007in 0.0347in 0.0347in" style:border-line-width-bottom="0.0347in 0.0139in 0.0139in" fo:padding-left="0.075in" fo:padding-right="0.075in" fo:padding-top="0in" fo:padding-bottom="0in" fo:border-left="0.0701in double #000000" fo:border-right="none" fo:border-top="none" fo:border-bottom="0.0625in double #000000"/>
    </style:style>
    <style:style style:name="Table44.A1.2.2" style:family="table-cell">
      <style:table-cell-properties style:vertical-align="bottom" style:border-line-width-bottom="0.0347in 0.0139in 0.0139in" fo:padding-left="0.075in" fo:padding-right="0.075in" fo:padding-top="0in" fo:padding-bottom="0in" fo:border-left="0.0007in solid #000000" fo:border-right="none" fo:border-top="none" fo:border-bottom="0.0625in double #000000"/>
    </style:style>
    <style:style style:name="Table44.A1.6.2" style:family="table-cell">
      <style:table-cell-properties style:vertical-align="bottom" style:border-line-width-right="0.0347in 0.0139in 0.0139in" style:border-line-width-bottom="0.0347in 0.0139in 0.0139in" fo:padding-left="0.075in" fo:padding-right="0.075in" fo:padding-top="0in" fo:padding-bottom="0in" fo:border-left="0.0007in solid #000000" fo:border-right="0.0625in double #000000" fo:border-top="none" fo:border-bottom="0.0625in double #000000"/>
    </style:style>
    <style:style style:name="Table44.B1" style:family="table-cell">
      <style:table-cell-properties style:vertical-align="middle" style:border-line-width-left="0.0007in 0.0347in 0.0347in" style:border-line-width-top="0.0007in 0.0347in 0.0347in" style:border-line-width-bottom="0.0347in 0.0139in 0.0139in" fo:padding-left="0.075in" fo:padding-right="0.075in" fo:padding-top="0in" fo:padding-bottom="0in" fo:border-left="0.0701in double #000000" fo:border-right="none" fo:border-top="0.0701in double #000000" fo:border-bottom="0.0625in double #000000"/>
    </style:style>
    <style:style style:name="Table44.C1" style:family="table-cell">
      <style:table-cell-properties style:vertical-align="middle" style:border-line-width-right="0.0347in 0.0139in 0.0139in" style:border-line-width-top="0.0007in 0.0347in 0.0347in" style:border-line-width-bottom="0.0347in 0.0139in 0.0139in" fo:padding-left="0.075in" fo:padding-right="0.075in" fo:padding-top="0in" fo:padding-bottom="0in" fo:border-left="0.0007in solid #000000" fo:border-right="0.0625in double #000000" fo:border-top="0.0701in double #000000" fo:border-bottom="0.0625in double #000000"/>
    </style:style>
    <style:style style:name="Table47" style:family="table">
      <style:table-properties style:width="5.8319in" fo:margin-left="0.2465in" table:align="left" style:writing-mode="lr-tb"/>
    </style:style>
    <style:style style:name="Table47.A" style:family="table-column">
      <style:table-column-properties style:column-width="2in"/>
    </style:style>
    <style:style style:name="Table47.B" style:family="table-column">
      <style:table-column-properties style:column-width="3.8319in"/>
    </style:style>
    <style:style style:name="Table47.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7.B1" style:family="table-cell">
      <style:table-cell-properties style:vertical-align="top" fo:padding-left="0.075in" fo:padding-right="0.075in" fo:padding-top="0in" fo:padding-bottom="0in" fo:border="0.0007in solid #000000"/>
    </style:style>
    <style:style style:name="Table47.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47.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48" style:family="table">
      <style:table-properties style:width="5.8319in" fo:margin-left="0.2465in" table:align="left" style:writing-mode="lr-tb"/>
    </style:style>
    <style:style style:name="Table48.A" style:family="table-column">
      <style:table-column-properties style:column-width="2in"/>
    </style:style>
    <style:style style:name="Table48.B" style:family="table-column">
      <style:table-column-properties style:column-width="3.8319in"/>
    </style:style>
    <style:style style:name="Table48.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8.B1" style:family="table-cell">
      <style:table-cell-properties style:vertical-align="top" fo:padding-left="0.075in" fo:padding-right="0.075in" fo:padding-top="0in" fo:padding-bottom="0in" fo:border="0.0007in solid #000000"/>
    </style:style>
    <style:style style:name="Table48.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48.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18" style:family="table">
      <style:table-properties style:width="5.8319in" fo:margin-left="0.2465in" table:align="left" style:writing-mode="lr-tb"/>
    </style:style>
    <style:style style:name="Table18.A" style:family="table-column">
      <style:table-column-properties style:column-width="2in"/>
    </style:style>
    <style:style style:name="Table18.B" style:family="table-column">
      <style:table-column-properties style:column-width="3.8319in"/>
    </style:style>
    <style:style style:name="Table18.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8.B1" style:family="table-cell">
      <style:table-cell-properties style:vertical-align="top" fo:padding-left="0.075in" fo:padding-right="0.075in" fo:padding-top="0in" fo:padding-bottom="0in" fo:border="0.0007in solid #000000"/>
    </style:style>
    <style:style style:name="Table18.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8.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49" style:family="table">
      <style:table-properties style:width="5.8319in" fo:margin-left="0.2465in" table:align="left" style:writing-mode="lr-tb"/>
    </style:style>
    <style:style style:name="Table49.A" style:family="table-column">
      <style:table-column-properties style:column-width="2in"/>
    </style:style>
    <style:style style:name="Table49.B" style:family="table-column">
      <style:table-column-properties style:column-width="3.8319in"/>
    </style:style>
    <style:style style:name="Table49.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9.B1" style:family="table-cell">
      <style:table-cell-properties style:vertical-align="top" fo:padding-left="0.075in" fo:padding-right="0.075in" fo:padding-top="0in" fo:padding-bottom="0in" fo:border="0.0007in solid #000000"/>
    </style:style>
    <style:style style:name="Table49.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49.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0" style:family="table">
      <style:table-properties style:width="5.8319in" fo:margin-left="0.2465in" table:align="left" style:writing-mode="lr-tb"/>
    </style:style>
    <style:style style:name="Table20.A" style:family="table-column">
      <style:table-column-properties style:column-width="2.3632in"/>
    </style:style>
    <style:style style:name="Table20.B" style:family="table-column">
      <style:table-column-properties style:column-width="3.4688in"/>
    </style:style>
    <style:style style:name="Table20.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0.B1" style:family="table-cell">
      <style:table-cell-properties style:vertical-align="top" fo:padding-left="0.075in" fo:padding-right="0.075in" fo:padding-top="0in" fo:padding-bottom="0in" fo:border="0.0007in solid #000000"/>
    </style:style>
    <style:style style:name="Table20.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0.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2" style:family="table">
      <style:table-properties style:width="5.8319in" fo:margin-left="0.2465in" table:align="left" style:writing-mode="lr-tb"/>
    </style:style>
    <style:style style:name="Table22.A" style:family="table-column">
      <style:table-column-properties style:column-width="2.3632in"/>
    </style:style>
    <style:style style:name="Table22.B" style:family="table-column">
      <style:table-column-properties style:column-width="3.4688in"/>
    </style:style>
    <style:style style:name="Table22.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2.B1" style:family="table-cell">
      <style:table-cell-properties style:vertical-align="top" fo:padding-left="0.075in" fo:padding-right="0.075in" fo:padding-top="0in" fo:padding-bottom="0in" fo:border="0.0007in solid #000000"/>
    </style:style>
    <style:style style:name="Table22.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2.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30" style:family="table">
      <style:table-properties style:width="5.8319in" fo:margin-left="0.2465in" table:align="left" style:writing-mode="lr-tb"/>
    </style:style>
    <style:style style:name="Table30.A" style:family="table-column">
      <style:table-column-properties style:column-width="2.3632in"/>
    </style:style>
    <style:style style:name="Table30.B" style:family="table-column">
      <style:table-column-properties style:column-width="3.4688in"/>
    </style:style>
    <style:style style:name="Table30.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30.B1" style:family="table-cell">
      <style:table-cell-properties style:vertical-align="top" fo:padding-left="0.075in" fo:padding-right="0.075in" fo:padding-top="0in" fo:padding-bottom="0in" fo:border="0.0007in solid #000000"/>
    </style:style>
    <style:style style:name="Table30.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30.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46" style:family="table">
      <style:table-properties style:width="5.8319in" fo:margin-left="0.2465in" table:align="left" style:writing-mode="lr-tb"/>
    </style:style>
    <style:style style:name="Table46.A" style:family="table-column">
      <style:table-column-properties style:column-width="2.3632in"/>
    </style:style>
    <style:style style:name="Table46.B" style:family="table-column">
      <style:table-column-properties style:column-width="3.4688in"/>
    </style:style>
    <style:style style:name="Table4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6.B1" style:family="table-cell">
      <style:table-cell-properties style:vertical-align="top" fo:padding-left="0.075in" fo:padding-right="0.075in" fo:padding-top="0in" fo:padding-bottom="0in" fo:border="0.0007in solid #000000"/>
    </style:style>
    <style:style style:name="Table4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46.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50" style:family="table">
      <style:table-properties style:width="5.8319in" fo:margin-left="0.2465in" table:align="left" style:writing-mode="lr-tb"/>
    </style:style>
    <style:style style:name="Table50.A" style:family="table-column">
      <style:table-column-properties style:column-width="2.3632in"/>
    </style:style>
    <style:style style:name="Table50.B" style:family="table-column">
      <style:table-column-properties style:column-width="3.4688in"/>
    </style:style>
    <style:style style:name="Table50.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50.B1" style:family="table-cell">
      <style:table-cell-properties style:vertical-align="top" fo:padding-left="0.075in" fo:padding-right="0.075in" fo:padding-top="0in" fo:padding-bottom="0in" fo:border="0.0007in solid #000000"/>
    </style:style>
    <style:style style:name="Table50.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50.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45" style:family="table">
      <style:table-properties style:width="5.8319in" fo:margin-left="0.2465in" table:align="left" style:writing-mode="lr-tb"/>
    </style:style>
    <style:style style:name="Table45.A" style:family="table-column">
      <style:table-column-properties style:column-width="2.8951in"/>
    </style:style>
    <style:style style:name="Table45.B" style:family="table-column">
      <style:table-column-properties style:column-width="2.9368in"/>
    </style:style>
    <style:style style:name="Table45.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5.B1" style:family="table-cell">
      <style:table-cell-properties style:vertical-align="top" fo:padding-left="0.075in" fo:padding-right="0.075in" fo:padding-top="0in" fo:padding-bottom="0in" fo:border="0.0007in solid #000000"/>
    </style:style>
    <style:style style:name="Table45.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45.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51" style:family="table">
      <style:table-properties style:width="6.1569in" fo:margin-left="-0.0785in" table:align="left" style:writing-mode="lr-tb"/>
    </style:style>
    <style:style style:name="Table51.A" style:family="table-column">
      <style:table-column-properties style:column-width="2.15in"/>
    </style:style>
    <style:style style:name="Table51.B" style:family="table-column">
      <style:table-column-properties style:column-width="1.9722in"/>
    </style:style>
    <style:style style:name="Table51.C" style:family="table-column">
      <style:table-column-properties style:column-width="2.0347in"/>
    </style:style>
    <style:style style:name="Table5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51.C1" style:family="table-cell">
      <style:table-cell-properties style:vertical-align="top" fo:padding-left="0.075in" fo:padding-right="0.075in" fo:padding-top="0in" fo:padding-bottom="0in" fo:border="0.0007in solid #000000"/>
    </style:style>
    <style:style style:name="Table5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51.C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52" style:family="table">
      <style:table-properties style:width="6.1569in" fo:margin-left="-0.0785in" table:align="left" style:writing-mode="lr-tb"/>
    </style:style>
    <style:style style:name="Table52.A" style:family="table-column">
      <style:table-column-properties style:column-width="2.141in"/>
    </style:style>
    <style:style style:name="Table52.B" style:family="table-column">
      <style:table-column-properties style:column-width="1.9806in"/>
    </style:style>
    <style:style style:name="Table52.C" style:family="table-column">
      <style:table-column-properties style:column-width="2.0354in"/>
    </style:style>
    <style:style style:name="Table52.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52.C1" style:family="table-cell">
      <style:table-cell-properties style:vertical-align="top" fo:padding-left="0.075in" fo:padding-right="0.075in" fo:padding-top="0in" fo:padding-bottom="0in" fo:border="0.0007in solid #000000"/>
    </style:style>
    <style:style style:name="Table52.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52.C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53" style:family="table">
      <style:table-properties style:width="6.1569in" fo:margin-left="-0.0785in" table:align="left" style:writing-mode="lr-tb"/>
    </style:style>
    <style:style style:name="Table53.A" style:family="table-column">
      <style:table-column-properties style:column-width="2.141in"/>
    </style:style>
    <style:style style:name="Table53.B" style:family="table-column">
      <style:table-column-properties style:column-width="1.9764in"/>
    </style:style>
    <style:style style:name="Table53.C" style:family="table-column">
      <style:table-column-properties style:column-width="2.0396in"/>
    </style:style>
    <style:style style:name="Table53.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53.C1" style:family="table-cell">
      <style:table-cell-properties style:vertical-align="top" fo:padding-left="0.075in" fo:padding-right="0.075in" fo:padding-top="0in" fo:padding-bottom="0in" fo:border="0.0007in solid #000000"/>
    </style:style>
    <style:style style:name="Table53.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53.C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54" style:family="table">
      <style:table-properties style:width="6.1569in" fo:margin-left="-0.0785in" table:align="left" style:writing-mode="lr-tb"/>
    </style:style>
    <style:style style:name="Table54.A" style:family="table-column">
      <style:table-column-properties style:column-width="2.05in"/>
    </style:style>
    <style:style style:name="Table54.C" style:family="table-column">
      <style:table-column-properties style:column-width="2.0569in"/>
    </style:style>
    <style:style style:name="Table5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54.C1" style:family="table-cell">
      <style:table-cell-properties style:vertical-align="top" fo:padding-left="0.075in" fo:padding-right="0.075in" fo:padding-top="0in" fo:padding-bottom="0in" fo:border="0.0007in solid #000000"/>
    </style:style>
    <style:style style:name="Table54.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54.C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P1" style:family="paragraph" style:parent-style-name="Standard" style:master-page-name="First_20_Page">
      <style:paragraph-properties fo:margin-left="0.5in" fo:margin-right="0in" fo:text-indent="0in" style:auto-text-indent="false" style:text-autospace="none"/>
      <style:text-properties fo:color="#000000" style:font-name="Palatino-Roman" style:font-name-complex="Palatino-Roman"/>
    </style:style>
    <style:style style:name="P2" style:family="paragraph" style:parent-style-name="Standard">
      <style:paragraph-properties style:text-autospace="none"/>
      <style:text-properties fo:color="#000000" style:font-name="Palatino-Bold" fo:font-size="24pt" fo:font-weight="bold" style:font-size-asian="24pt" style:font-weight-asian="bold" style:font-name-complex="Palatino-Bold" style:font-size-complex="24pt" style:font-weight-complex="bold"/>
    </style:style>
    <style:style style:name="P3" style:family="paragraph" style:parent-style-name="Standard">
      <style:paragraph-properties fo:text-align="center" style:justify-single-word="false" style:text-autospace="none"/>
      <style:text-properties fo:color="#000000" style:font-name="Palatino-Bold" fo:font-size="24pt" fo:font-weight="bold" style:font-size-asian="24pt" style:font-weight-asian="bold" style:font-name-complex="Palatino-Bold" style:font-size-complex="24pt" style:font-weight-complex="bold"/>
    </style:style>
    <style:style style:name="P4" style:family="paragraph" style:parent-style-name="Standard">
      <style:paragraph-properties fo:text-align="center" style:justify-single-word="false" style:text-autospace="none"/>
    </style:style>
    <style:style style:name="P5" style:family="paragraph" style:parent-style-name="Standard">
      <style:paragraph-properties style:text-autospace="none"/>
      <style:text-properties fo:color="#0000ff" fo:font-size="10pt" style:font-size-asian="10pt" style:font-size-complex="10pt"/>
    </style:style>
    <style:style style:name="P6" style:family="paragraph" style:parent-style-name="Standard">
      <style:paragraph-properties style:text-autospace="none"/>
      <style:text-properties fo:color="#000000" fo:font-size="10pt" style:font-size-asian="10pt" style:font-size-complex="10pt"/>
    </style:style>
    <style:style style:name="P7" style:family="paragraph" style:parent-style-name="Standard">
      <style:paragraph-properties style:text-autospace="none"/>
      <style:text-properties fo:color="#000000" style:font-name="Palatino-Italic" fo:font-size="10pt" fo:font-style="italic" style:font-size-asian="10pt" style:font-style-asian="italic" style:font-name-complex="Palatino-Italic" style:font-size-complex="10pt" style:font-style-complex="italic"/>
    </style:style>
    <style:style style:name="P8" style:family="paragraph" style:parent-style-name="Standard">
      <style:paragraph-properties fo:break-before="page" style:text-autospace="none"/>
      <style:text-properties fo:color="#000000" fo:font-size="16pt" fo:font-weight="bold" style:font-size-asian="16pt" style:font-weight-asian="bold" style:font-name-complex="Palatino-Bold" style:font-size-complex="16pt" style:font-weight-complex="bold"/>
    </style:style>
    <style:style style:name="P9" style:family="paragraph" style:parent-style-name="Standard">
      <style:paragraph-properties style:text-autospace="none"/>
      <style:text-properties fo:color="#000000" fo:font-size="14pt" fo:font-weight="bold" style:font-size-asian="14pt" style:font-weight-asian="bold" style:font-size-complex="14pt" style:font-weight-complex="bold"/>
    </style:style>
    <style:style style:name="P10" style:family="paragraph" style:parent-style-name="Standard">
      <style:paragraph-properties style:text-autospace="none"/>
      <style:text-properties fo:color="#000000" fo:font-weight="bold" style:font-weight-asian="bold" style:font-name-complex="Palatino-Bold" style:font-weight-complex="bold"/>
    </style:style>
    <style:style style:name="P11" style:family="paragraph" style:parent-style-name="Standard">
      <style:paragraph-properties style:text-autospace="none"/>
      <style:text-properties fo:color="#000000" fo:font-size="10pt" style:font-size-asian="10pt" style:font-name-complex="Palatino-Roman" style:font-size-complex="10pt"/>
    </style:style>
    <style:style style:name="P12" style:family="paragraph" style:parent-style-name="Standard">
      <style:paragraph-properties style:text-autospace="none"/>
      <style:text-properties fo:color="#000000" fo:font-weight="bold" style:font-weight-asian="bold"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2pt" fo:font-weight="bold" style:font-size-asian="12pt" style:font-weight-asian="bold" style:font-size-complex="12pt"/>
    </style:style>
    <style:style style:name="P15" style:family="paragraph" style:parent-style-name="Standard">
      <style:text-properties fo:font-size="12pt" fo:font-weight="bold" style:font-size-asian="12pt" style:font-weight-asian="bold" style:font-size-complex="12pt" style:font-weight-complex="bold"/>
    </style:style>
    <style:style style:name="P16" style:family="paragraph" style:parent-style-name="Standard">
      <style:paragraph-properties fo:break-before="page" style:text-autospace="none"/>
      <style:text-properties fo:color="#000000" style:font-name="Palatino-Bold" fo:font-size="16pt" fo:font-weight="bold" style:font-size-asian="16pt" style:font-weight-asian="bold" style:font-name-complex="Palatino-Bold" style:font-size-complex="16pt" style:font-weight-complex="bold"/>
    </style:style>
    <style:style style:name="P17" style:family="paragraph" style:parent-style-name="Contents_20_1">
      <style:paragraph-properties>
        <style:tab-stops>
          <style:tab-stop style:position="6in" style:type="right" style:leader-style="dotted" style:leader-text="."/>
        </style:tab-stops>
      </style:paragraph-properties>
    </style:style>
    <style:style style:name="P18" style:family="paragraph" style:parent-style-name="Contents_20_2">
      <style:paragraph-properties>
        <style:tab-stops>
          <style:tab-stop style:position="6in" style:type="right" style:leader-style="dotted" style:leader-text="."/>
        </style:tab-stops>
      </style:paragraph-properties>
    </style:style>
    <style:style style:name="P19" style:family="paragraph" style:parent-style-name="Contents_20_3">
      <style:paragraph-properties>
        <style:tab-stops>
          <style:tab-stop style:position="6in" style:type="right" style:leader-style="dotted" style:leader-text="."/>
        </style:tab-stops>
      </style:paragraph-properties>
    </style:style>
    <style:style style:name="P20" style:family="paragraph" style:parent-style-name="Standard">
      <style:paragraph-properties style:text-autospace="none">
        <style:tab-stops>
          <style:tab-stop style:position="0.3335in"/>
          <style:tab-stop style:position="5.9929in" style:type="right" style:leader-style="dotted" style:leader-text="."/>
        </style:tab-stops>
      </style:paragraph-properties>
      <style:text-properties fo:color="#000000" fo:font-size="14pt" fo:font-weight="bold" style:font-size-asian="14pt" style:font-weight-asian="bold" style:font-size-complex="14pt" style:font-weight-complex="bold"/>
    </style:style>
    <style:style style:name="P21" style:family="paragraph" style:parent-style-name="Standard">
      <style:paragraph-properties fo:break-before="page" style:text-autospace="none"/>
      <style:text-properties fo:color="#000000" fo:font-size="14pt" fo:font-weight="bold" style:font-size-asian="14pt" style:font-weight-asian="bold" style:font-size-complex="14pt" style:font-weight-complex="bold"/>
    </style:style>
    <style:style style:name="P22" style:family="paragraph" style:parent-style-name="Standard">
      <style:paragraph-properties style:text-autospace="none"/>
    </style:style>
    <style:style style:name="P23" style:family="paragraph" style:parent-style-name="Heading_20_1">
      <style:paragraph-properties fo:break-before="page"/>
    </style:style>
    <style:style style:name="P24" style:family="paragraph" style:parent-style-name="Standard">
      <style:paragraph-properties style:text-autospace="none"/>
      <style:text-properties fo:color="#000000"/>
    </style:style>
    <style:style style:name="P25" style:family="paragraph" style:parent-style-name="Standard" style:list-style-name="WW8Num2">
      <style:paragraph-properties fo:margin-left="0in" fo:margin-right="0in" fo:text-indent="0in" style:auto-text-indent="false" style:text-autospace="none"/>
    </style:style>
    <style:style style:name="P26" style:family="paragraph" style:parent-style-name="Standard" style:list-style-name="WW8Num2">
      <style:paragraph-properties fo:margin-left="0in" fo:margin-right="0in" fo:text-indent="0in" style:auto-text-indent="false" style:text-autospace="none"/>
      <style:text-properties fo:color="#000000"/>
    </style:style>
    <style:style style:name="P27" style:family="paragraph" style:parent-style-name="Standard" style:list-style-name="WW8Num3">
      <style:paragraph-properties fo:margin-left="0in" fo:margin-right="0in" fo:text-indent="0in" style:auto-text-indent="false" style:text-autospace="none"/>
    </style:style>
    <style:style style:name="P28" style:family="paragraph" style:parent-style-name="Standard">
      <style:paragraph-properties fo:margin-left="0.25in" fo:margin-right="0in" fo:text-indent="0in" style:auto-text-indent="false" style:text-autospace="none"/>
      <style:text-properties fo:color="#000000"/>
    </style:style>
    <style:style style:name="P29" style:family="paragraph" style:parent-style-name="Standard" style:list-style-name="WW8Num6">
      <style:paragraph-properties fo:margin-left="0in" fo:margin-right="0in" fo:text-indent="0in" style:auto-text-indent="false" style:text-autospace="none"/>
      <style:text-properties fo:color="#000000"/>
    </style:style>
    <style:style style:name="P30" style:family="paragraph" style:parent-style-name="Standard">
      <style:paragraph-properties fo:keep-with-next="always" style:text-autospace="none"/>
      <style:text-properties fo:color="#000000" style:font-name="Courier" fo:font-size="10pt" style:font-size-asian="10pt" style:font-name-complex="Courier" style:font-size-complex="10pt"/>
    </style:style>
    <style:style style:name="P31" style:family="paragraph" style:parent-style-name="Standard">
      <style:paragraph-properties fo:margin-left="0.5in" fo:margin-right="0in" fo:text-indent="0in" style:auto-text-indent="false" fo:keep-with-next="always" style:text-autospace="none"/>
      <style:text-properties fo:color="#000000" style:font-name="Courier" fo:font-size="10pt" style:font-size-asian="10pt" style:font-name-complex="Courier" style:font-size-complex="10pt"/>
    </style:style>
    <style:style style:name="P32" style:family="paragraph" style:parent-style-name="Standard">
      <style:paragraph-properties fo:margin-left="0.5in" fo:margin-right="0in" fo:text-indent="0in" style:auto-text-indent="false" style:text-autospace="none"/>
      <style:text-properties fo:color="#000000" style:font-name="Courier" fo:font-size="10pt" style:font-size-asian="10pt" style:font-name-complex="Courier" style:font-size-complex="10pt"/>
    </style:style>
    <style:style style:name="P33" style:family="paragraph" style:parent-style-name="Standard">
      <style:paragraph-properties style:text-autospace="none"/>
      <style:text-properties fo:color="#000000" style:font-name="Courier" fo:font-size="10pt" style:font-size-asian="10pt" style:font-name-complex="Courier" style:font-size-complex="10pt"/>
    </style:style>
    <style:style style:name="P34" style:family="paragraph" style:parent-style-name="Standard">
      <style:paragraph-properties style:text-autospace="none"/>
      <style:text-properties fo:color="#000000" style:font-name="Palatino-Bold" fo:font-weight="bold" style:font-weight-asian="bold" style:font-name-complex="Palatino-Bold" style:font-weight-complex="bold"/>
    </style:style>
    <style:style style:name="P35" style:family="paragraph" style:parent-style-name="Standard">
      <style:paragraph-properties style:text-autospace="none"/>
      <style:text-properties fo:color="#000000" style:font-name="Palatino-Roman" style:font-name-complex="Palatino-Roman"/>
    </style:style>
    <style:style style:name="P36" style:family="paragraph" style:parent-style-name="Standard" style:list-style-name="WW8Num1">
      <style:paragraph-properties fo:margin-left="0in" fo:margin-right="0in" fo:text-indent="0in" style:auto-text-indent="false" style:text-autospace="none"/>
      <style:text-properties fo:color="#000000"/>
    </style:style>
    <style:style style:name="P37" style:family="paragraph" style:parent-style-name="Standard" style:master-page-name="">
      <style:paragraph-properties fo:keep-with-next="always" style:text-autospace="none"/>
      <style:text-properties fo:color="#000000"/>
    </style:style>
    <style:style style:name="P38" style:family="paragraph" style:parent-style-name="Standard">
      <style:paragraph-properties fo:text-align="start" style:justify-single-word="false" fo:keep-together="always" fo:keep-with-next="always" style:text-autospace="none"/>
      <style:text-properties fo:color="#000000" fo:font-weight="bold" style:font-weight-asian="bold"/>
    </style:style>
    <style:style style:name="P39" style:family="paragraph" style:parent-style-name="Standard">
      <style:paragraph-properties fo:keep-together="always" fo:keep-with-next="always" style:text-autospace="none"/>
      <style:text-properties fo:color="#000000"/>
    </style:style>
    <style:style style:name="P40" style:family="paragraph" style:parent-style-name="Standard">
      <style:text-properties fo:color="#000000" fo:font-size="10pt" style:font-size-asian="10pt" style:font-size-complex="10pt"/>
    </style:style>
    <style:style style:name="P41" style:family="paragraph" style:parent-style-name="Standard">
      <style:text-properties fo:color="#000000"/>
    </style:style>
    <style:style style:name="P42" style:family="paragraph" style:parent-style-name="Standard" style:list-style-name="WW8Num9">
      <style:paragraph-properties fo:margin-left="0in" fo:margin-right="0in" fo:text-indent="0in" style:auto-text-indent="false" style:text-autospace="none"/>
      <style:text-properties fo:color="#000000"/>
    </style:style>
    <style:style style:name="P43" style:family="paragraph" style:parent-style-name="Standard">
      <style:paragraph-properties style:text-autospace="none"/>
      <style:text-properties fo:color="#000000" style:font-name-complex="Palatino-Roman"/>
    </style:style>
    <style:style style:name="P44" style:family="paragraph" style:parent-style-name="Standard">
      <style:paragraph-properties fo:text-align="center" style:justify-single-word="false" fo:keep-with-next="always" style:text-autospace="none"/>
      <style:text-properties fo:color="#000000" style:font-name="Courier" fo:font-size="10pt" style:font-size-asian="10pt" style:font-name-complex="Courier" style:font-size-complex="10pt"/>
    </style:style>
    <style:style style:name="P45" style:family="paragraph" style:parent-style-name="Standard">
      <style:paragraph-properties fo:keep-with-next="always"/>
      <style:text-properties fo:color="#000000" style:font-name="Courier" fo:font-size="10pt" style:font-size-asian="10pt" style:font-name-complex="Courier" style:font-size-complex="10pt"/>
    </style:style>
    <style:style style:name="P46" style:family="paragraph" style:parent-style-name="Standard">
      <style:paragraph-properties fo:text-align="end" style:justify-single-word="false" fo:keep-with-next="always" style:text-autospace="none"/>
      <style:text-properties fo:color="#000000" style:font-name="Courier" fo:font-size="10pt" style:font-size-asian="10pt" style:font-name-complex="Courier" style:font-size-complex="10pt"/>
    </style:style>
    <style:style style:name="P47" style:family="paragraph" style:parent-style-name="Standard">
      <style:paragraph-properties fo:margin-left="0.5in" fo:margin-right="0in" fo:keep-together="always" fo:text-indent="0in" style:auto-text-indent="false" fo:keep-with-next="always" style:text-autospace="none"/>
      <style:text-properties fo:color="#000000" style:font-name="Courier" fo:font-size="10pt" style:font-size-asian="10pt" style:font-name-complex="Courier" style:font-size-complex="10pt"/>
    </style:style>
    <style:style style:name="P48" style:family="paragraph" style:parent-style-name="Standard">
      <style:paragraph-properties fo:margin-left="0.5in" fo:margin-right="0in" fo:keep-together="always" fo:text-indent="0in" style:auto-text-indent="false" style:text-autospace="none"/>
      <style:text-properties fo:color="#000000" style:font-name="Courier" fo:font-size="10pt" style:font-size-asian="10pt" style:font-name-complex="Courier" style:font-size-complex="10pt"/>
    </style:style>
    <style:style style:name="P49" style:family="paragraph" style:parent-style-name="Standard">
      <style:paragraph-properties fo:break-before="page" style:text-autospace="none"/>
      <style:text-properties fo:color="#000000" style:font-name="Courier" fo:font-size="10pt" style:font-size-asian="10pt" style:font-name-complex="Courier" style:font-size-complex="10pt"/>
    </style:style>
    <style:style style:name="P50" style:family="paragraph" style:parent-style-name="Heading_20_4" style:master-page-name="">
      <style:paragraph-properties fo:keep-with-next="always"/>
    </style:style>
    <style:style style:name="P51" style:family="paragraph" style:parent-style-name="Standard">
      <style:paragraph-properties fo:keep-with-next="always" style:text-autospace="none"/>
      <style:text-properties fo:color="#000000" style:font-name="Palatino-Italic" fo:font-style="italic" style:font-style-asian="italic" style:font-name-complex="Palatino-Italic" style:font-style-complex="italic"/>
    </style:style>
    <style:style style:name="P52" style:family="paragraph" style:parent-style-name="Standard">
      <style:paragraph-properties fo:keep-with-next="always" style:text-autospace="none"/>
      <style:text-properties fo:color="#000000"/>
    </style:style>
    <style:style style:name="P53" style:family="paragraph" style:parent-style-name="Standard">
      <style:paragraph-properties fo:keep-together="always" fo:keep-with-next="always" style:text-autospace="none"/>
      <style:text-properties fo:color="#000000" style:font-name="Palatino-Bold" fo:font-weight="bold" style:font-weight-asian="bold" style:font-name-complex="Palatino-Bold" style:font-weight-complex="bold"/>
    </style:style>
    <style:style style:name="P54" style:family="paragraph" style:parent-style-name="Standard">
      <style:paragraph-properties fo:keep-together="always" style:text-autospace="none"/>
      <style:text-properties fo:color="#000000" fo:font-size="11pt" style:font-size-asian="11pt" style:font-name-complex="Palatino-Bold" style:font-size-complex="11pt" style:font-weight-complex="bold"/>
    </style:style>
    <style:style style:name="P55" style:family="paragraph" style:parent-style-name="Standard">
      <style:paragraph-properties fo:text-align="end" style:justify-single-word="false" fo:keep-together="always" style:text-autospace="none"/>
      <style:text-properties fo:color="#000000" fo:font-size="11pt" style:font-size-asian="11pt" style:font-size-complex="11pt"/>
    </style:style>
    <style:style style:name="P56" style:family="paragraph" style:parent-style-name="Standard">
      <style:paragraph-properties fo:keep-together="always" style:text-autospace="none"/>
      <style:text-properties fo:color="#000000" fo:font-size="11pt" style:font-size-asian="11pt" style:font-size-complex="11pt"/>
    </style:style>
    <style:style style:name="P57" style:family="paragraph" style:parent-style-name="Standard">
      <style:text-properties fo:color="#000000" fo:font-size="11pt" style:font-size-asian="11pt" style:font-name-complex="Palatino-Bold" style:font-size-complex="11pt" style:font-weight-complex="bold"/>
    </style:style>
    <style:style style:name="P58" style:family="paragraph" style:parent-style-name="Standard">
      <style:paragraph-properties fo:text-align="end" style:justify-single-word="false" fo:keep-together="always" style:text-autospace="none"/>
      <style:text-properties fo:color="#000000" fo:font-size="11pt" style:font-size-asian="11pt" style:font-name-complex="Palatino-Bold" style:font-size-complex="11pt" style:font-weight-complex="bold"/>
    </style:style>
    <style:style style:name="P59" style:family="paragraph" style:parent-style-name="Standard">
      <style:paragraph-properties fo:text-align="center" style:justify-single-word="false" fo:keep-together="always" style:text-autospace="none"/>
      <style:text-properties fo:color="#000000" fo:font-size="11pt" style:font-size-asian="11pt" style:font-name-complex="Palatino-Bold" style:font-size-complex="11pt" style:font-weight-complex="bold"/>
    </style:style>
    <style:style style:name="P60" style:family="paragraph" style:parent-style-name="Standard">
      <style:paragraph-properties fo:keep-together="always" fo:keep-with-next="always" style:text-autospace="none"/>
      <style:text-properties fo:color="#000000" fo:font-size="11pt" style:font-size-asian="11pt" style:font-name-complex="Palatino-Bold" style:font-size-complex="11pt" style:font-weight-complex="bold"/>
    </style:style>
    <style:style style:name="P61" style:family="paragraph" style:parent-style-name="Standard">
      <style:paragraph-properties fo:text-align="end" style:justify-single-word="false" fo:keep-together="always" fo:keep-with-next="always" style:text-autospace="none"/>
      <style:text-properties fo:color="#000000" fo:font-size="11pt" style:font-size-asian="11pt" style:font-size-complex="11pt"/>
    </style:style>
    <style:style style:name="P62" style:family="paragraph" style:parent-style-name="Standard">
      <style:paragraph-properties fo:keep-together="always" fo:keep-with-next="always" style:text-autospace="none"/>
      <style:text-properties fo:color="#000000" fo:font-size="11pt" style:font-size-asian="11pt" style:font-size-complex="11pt"/>
    </style:style>
    <style:style style:name="P63" style:family="paragraph" style:parent-style-name="Standard">
      <style:paragraph-properties fo:text-align="end" style:justify-single-word="false" fo:keep-together="always" fo:keep-with-next="always" style:text-autospace="none"/>
      <style:text-properties fo:color="#000000" fo:font-size="11pt" style:font-size-asian="11pt" style:font-name-complex="Palatino-Bold" style:font-size-complex="11pt" style:font-weight-complex="bold"/>
    </style:style>
    <style:style style:name="P64" style:family="paragraph" style:parent-style-name="Standard">
      <style:paragraph-properties fo:text-align="center" style:justify-single-word="false" fo:keep-together="always" fo:keep-with-next="always" style:text-autospace="none"/>
      <style:text-properties fo:color="#000000" fo:font-size="11pt" style:font-size-asian="11pt" style:font-name-complex="Palatino-Bold" style:font-size-complex="11pt" style:font-weight-complex="bold"/>
    </style:style>
    <style:style style:name="P65" style:family="paragraph" style:parent-style-name="Standard">
      <style:paragraph-properties fo:keep-with-next="always" style:text-autospace="none"/>
      <style:text-properties fo:color="#000000" style:font-name="Palatino-Bold" fo:font-weight="bold" style:font-weight-asian="bold" style:font-name-complex="Palatino-Bold" style:font-weight-complex="bold"/>
    </style:style>
    <style:style style:name="P66" style:family="paragraph" style:parent-style-name="Standard">
      <style:paragraph-properties fo:keep-with-next="always" style:text-autospace="none"/>
      <style:text-properties fo:color="#000000" fo:font-size="11pt" style:font-size-asian="11pt" style:font-name-complex="Palatino-Bold" style:font-size-complex="11pt" style:font-weight-complex="bold"/>
    </style:style>
    <style:style style:name="P67" style:family="paragraph" style:parent-style-name="Standard">
      <style:paragraph-properties fo:text-align="end" style:justify-single-word="false" fo:keep-with-next="always" style:text-autospace="none"/>
      <style:text-properties fo:color="#000000" fo:font-size="11pt" style:font-size-asian="11pt" style:font-size-complex="11pt"/>
    </style:style>
    <style:style style:name="P68" style:family="paragraph" style:parent-style-name="Standard">
      <style:paragraph-properties fo:keep-with-next="always" style:text-autospace="none"/>
      <style:text-properties fo:color="#000000" fo:font-size="11pt" style:font-size-asian="11pt" style:font-size-complex="11pt"/>
    </style:style>
    <style:style style:name="P69" style:family="paragraph" style:parent-style-name="Standard">
      <style:paragraph-properties fo:text-align="end" style:justify-single-word="false" fo:keep-with-next="always" style:text-autospace="none"/>
      <style:text-properties fo:color="#000000" fo:font-size="11pt" style:font-size-asian="11pt" style:font-name-complex="Palatino-Bold" style:font-size-complex="11pt" style:font-weight-complex="bold"/>
    </style:style>
    <style:style style:name="P70" style:family="paragraph" style:parent-style-name="Standard">
      <style:paragraph-properties fo:text-align="center" style:justify-single-word="false" fo:keep-with-next="always" style:text-autospace="none"/>
      <style:text-properties fo:color="#000000" fo:font-size="11pt" style:font-size-asian="11pt" style:font-name-complex="Palatino-Bold" style:font-size-complex="11pt" style:font-weight-complex="bold"/>
    </style:style>
    <style:style style:name="P71" style:family="paragraph" style:parent-style-name="Standard">
      <style:paragraph-properties style:text-autospace="none"/>
      <style:text-properties fo:color="#000000" style:font-name="Palatino-Italic" fo:font-style="italic" style:font-style-asian="italic" style:font-name-complex="Palatino-Italic" style:font-style-complex="italic"/>
    </style:style>
    <style:style style:name="P72" style:family="paragraph" style:parent-style-name="Standard">
      <style:paragraph-properties style:text-autospace="none"/>
      <style:text-properties fo:color="#000000" fo:font-size="11pt" style:font-size-asian="11pt" style:font-name-complex="Palatino-Bold" style:font-size-complex="11pt" style:font-weight-complex="bold"/>
    </style:style>
    <style:style style:name="P73" style:family="paragraph" style:parent-style-name="Standard">
      <style:paragraph-properties fo:text-align="end" style:justify-single-word="false" style:text-autospace="none"/>
      <style:text-properties fo:color="#000000" fo:font-size="11pt" style:font-size-asian="11pt" style:font-size-complex="11pt"/>
    </style:style>
    <style:style style:name="P74" style:family="paragraph" style:parent-style-name="Standard">
      <style:paragraph-properties style:text-autospace="none"/>
      <style:text-properties fo:color="#000000" fo:font-size="11pt" style:font-size-asian="11pt" style:font-size-complex="11pt"/>
    </style:style>
    <style:style style:name="P75" style:family="paragraph" style:parent-style-name="Standard">
      <style:paragraph-properties fo:text-align="end" style:justify-single-word="false" style:text-autospace="none"/>
      <style:text-properties fo:color="#000000" fo:font-size="11pt" style:font-size-asian="11pt" style:font-name-complex="Palatino-Bold" style:font-size-complex="11pt" style:font-weight-complex="bold"/>
    </style:style>
    <style:style style:name="P76" style:family="paragraph" style:parent-style-name="Standard">
      <style:paragraph-properties fo:text-align="center" style:justify-single-word="false" style:text-autospace="none"/>
      <style:text-properties fo:color="#000000" fo:font-size="11pt" style:font-size-asian="11pt" style:font-name-complex="Palatino-Bold" style:font-size-complex="11pt" style:font-weight-complex="bold"/>
    </style:style>
    <style:style style:name="P77" style:family="paragraph" style:parent-style-name="Standard">
      <style:paragraph-properties fo:break-before="page" style:text-autospace="none"/>
      <style:text-properties fo:color="#000000" style:font-name="Palatino-Bold" fo:font-weight="bold" style:font-weight-asian="bold" style:font-name-complex="Palatino-Bold" style:font-weight-complex="bold"/>
    </style:style>
    <style:style style:name="P78" style:family="paragraph" style:parent-style-name="Standard">
      <style:paragraph-properties fo:keep-with-next="always"/>
      <style:text-properties fo:font-weight="bold" style:font-weight-asian="bold"/>
    </style:style>
    <style:style style:name="P79" style:family="paragraph" style:parent-style-name="Standard">
      <style:paragraph-properties fo:keep-with-next="always"/>
      <style:text-properties fo:font-style="italic" style:font-style-asian="italic"/>
    </style:style>
    <style:style style:name="P80" style:family="paragraph" style:parent-style-name="Standard">
      <style:paragraph-properties fo:keep-with-next="always"/>
      <style:text-properties fo:font-size="11pt" style:font-size-asian="11pt" style:font-size-complex="11pt"/>
    </style:style>
    <style:style style:name="P81" style:family="paragraph" style:parent-style-name="Standard">
      <style:paragraph-properties fo:keep-with-next="always"/>
      <style:text-properties fo:font-size="11pt" fo:language="en" fo:country="US" style:font-size-asian="11pt" style:font-size-complex="11pt"/>
    </style:style>
    <style:style style:name="P82" style:family="paragraph" style:parent-style-name="Standard">
      <style:paragraph-properties fo:keep-with-next="always"/>
    </style:style>
    <style:style style:name="P83" style:family="paragraph" style:parent-style-name="Standard">
      <style:paragraph-properties fo:text-align="start" style:justify-single-word="false" fo:keep-with-next="always"/>
      <style:text-properties fo:font-size="11pt" style:font-size-asian="11pt" style:font-size-complex="11pt"/>
    </style:style>
    <style:style style:name="P84" style:family="paragraph" style:parent-style-name="Standard">
      <style:paragraph-properties style:text-autospace="none"/>
      <style:text-properties fo:color="#000000" style:font-name="Palatino-Roman" fo:font-size="10pt" style:font-size-asian="10pt" style:font-name-complex="Palatino-Roman" style:font-size-complex="10pt"/>
    </style:style>
    <style:style style:name="P85" style:family="paragraph" style:parent-style-name="Standard" style:list-style-name="WW8Num5">
      <style:paragraph-properties fo:margin-left="0in" fo:margin-right="0in" fo:text-indent="0in" style:auto-text-indent="false" style:text-autospace="none"/>
      <style:text-properties fo:color="#000000"/>
    </style:style>
    <style:style style:name="P86" style:family="paragraph" style:parent-style-name="Standard">
      <style:paragraph-properties fo:keep-with-next="always" style:text-autospace="none"/>
    </style:style>
    <style:style style:name="P87" style:family="paragraph" style:parent-style-name="Standard" style:list-style-name="WW8Num17">
      <style:paragraph-properties fo:margin-left="0in" fo:margin-right="0in" fo:text-indent="0in" style:auto-text-indent="false" style:text-autospace="none"/>
    </style:style>
    <style:style style:name="P88" style:family="paragraph" style:parent-style-name="Heading_20_2">
      <style:paragraph-properties style:text-autospace="none"/>
    </style:style>
    <style:style style:name="P89" style:family="paragraph" style:parent-style-name="Standard">
      <style:paragraph-properties style:text-autospace="ideograph-alpha"/>
    </style:style>
    <style:style style:name="P90" style:family="paragraph" style:parent-style-name="Standard">
      <style:paragraph-properties fo:keep-with-next="always" style:text-autospace="none"/>
      <style:text-properties fo:color="#000000" fo:font-style="italic" fo:font-weight="bold" style:font-style-asian="italic" style:font-weight-asian="bold" style:font-style-complex="italic" style:font-weight-complex="bold"/>
    </style:style>
    <style:style style:name="P91" style:family="paragraph" style:parent-style-name="Standard">
      <style:paragraph-properties fo:keep-with-next="always" style:text-autospace="none"/>
      <style:text-properties fo:color="#000000" style:font-name="Courier" style:font-name-complex="Courier"/>
    </style:style>
    <style:style style:name="P92" style:family="paragraph" style:parent-style-name="Standard">
      <style:paragraph-properties style:text-autospace="none"/>
      <style:text-properties fo:color="#000000" style:font-name="Courier" style:font-name-complex="Courier"/>
    </style:style>
    <style:style style:name="P93" style:family="paragraph" style:parent-style-name="Heading_20_3">
      <style:paragraph-properties fo:break-before="page"/>
    </style:style>
    <style:style style:name="P94" style:family="paragraph" style:parent-style-name="Standard">
      <style:text-properties style:font-name="Courier" fo:font-size="10pt" style:font-size-asian="10pt" style:font-size-complex="10pt"/>
    </style:style>
    <style:style style:name="P95" style:family="paragraph" style:parent-style-name="Standard">
      <style:text-properties style:font-name="Courier" fo:font-size="10pt" style:font-size-asian="10pt" style:font-name-complex="Courier New" style:font-size-complex="10pt"/>
    </style:style>
    <style:style style:name="P96" style:family="paragraph" style:parent-style-name="Standard">
      <style:paragraph-properties fo:margin-left="0.5in" fo:margin-right="0in" fo:text-indent="0in" style:auto-text-indent="false"/>
    </style:style>
    <style:style style:name="P97" style:family="paragraph" style:parent-style-name="Standard">
      <style:paragraph-properties>
        <style:tab-stops>
          <style:tab-stop style:position="0.5in"/>
          <style:tab-stop style:position="2in"/>
        </style:tab-stops>
      </style:paragraph-properties>
    </style:style>
    <style:style style:name="P98" style:family="paragraph" style:parent-style-name="Standard">
      <style:paragraph-properties>
        <style:tab-stops>
          <style:tab-stop style:position="0.5in"/>
          <style:tab-stop style:position="2in"/>
        </style:tab-stops>
      </style:paragraph-properties>
      <style:text-properties style:font-name="Times" fo:font-style="italic" fo:font-weight="bold" style:font-style-asian="italic" style:font-weight-asian="bold"/>
    </style:style>
    <style:style style:name="P99"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New Roman"/>
    </style:style>
    <style:style style:name="P100" style:family="paragraph" style:parent-style-name="Element">
      <style:paragraph-properties fo:margin-left="2in" fo:margin-right="0in" fo:text-indent="-2in" style:auto-text-indent="false">
        <style:tab-stops>
          <style:tab-stop style:position="-1.5in"/>
          <style:tab-stop style:position="-1.25in"/>
          <style:tab-stop style:position="0.5in"/>
          <style:tab-stop style:position="1.5in"/>
        </style:tab-stops>
      </style:paragraph-properties>
    </style:style>
    <style:style style:name="P101" style:family="paragraph" style:parent-style-name="Standard">
      <style:paragraph-properties fo:break-before="page"/>
      <style:text-properties fo:color="#000000"/>
    </style:style>
    <style:style style:name="P102" style:family="paragraph" style:parent-style-name="Standard">
      <style:paragraph-properties fo:margin-left="0in" fo:margin-right="0in" fo:text-indent="0in" style:auto-text-indent="false"/>
    </style:style>
    <style:style style:name="P103" style:family="paragraph" style:parent-style-name="Standard">
      <style:paragraph-properties fo:keep-with-next="always"/>
      <style:text-properties style:font-name="Courier" fo:font-size="10pt" style:font-size-asian="10pt" style:font-size-complex="10pt"/>
    </style:style>
    <style:style style:name="P104" style:family="paragraph" style:parent-style-name="Element">
      <style:paragraph-properties fo:margin-left="0in" fo:margin-right="0in" fo:text-indent="0in" style:auto-text-indent="false">
        <style:tab-stops>
          <style:tab-stop style:position="0.5in"/>
          <style:tab-stop style:position="0.75in"/>
          <style:tab-stop style:position="2.5in"/>
          <style:tab-stop style:position="3.5in"/>
        </style:tab-stops>
      </style:paragraph-properties>
      <style:text-properties style:font-name="Times" fo:font-style="italic" fo:font-weight="bold" style:font-style-asian="italic" style:font-weight-asian="bold"/>
    </style:style>
    <style:style style:name="P105" style:family="paragraph" style:parent-style-name="Standard">
      <style:paragraph-properties fo:break-before="page"/>
    </style:style>
    <style:style style:name="P106" style:family="paragraph" style:parent-style-name="Heading_20_4">
      <style:paragraph-properties style:text-autospace="none"/>
    </style:style>
    <style:style style:name="P107" style:family="paragraph" style:parent-style-name="Standard">
      <style:paragraph-properties style:text-autospace="ideograph-alpha"/>
      <style:text-properties fo:color="#000000"/>
    </style:style>
    <style:style style:name="P108" style:family="paragraph" style:parent-style-name="Standard">
      <style:paragraph-properties fo:keep-together="always" fo:keep-with-next="always" style:text-autospace="none"/>
      <style:text-properties fo:color="#000000" fo:font-style="italic" fo:font-weight="bold" style:font-style-asian="italic" style:font-weight-asian="bold" style:font-style-complex="italic" style:font-weight-complex="bold"/>
    </style:style>
    <style:style style:name="P109" style:family="paragraph" style:parent-style-name="Standard">
      <style:paragraph-properties fo:keep-together="always" fo:keep-with-next="always" style:text-autospace="none"/>
      <style:text-properties fo:color="#000000" style:font-name="Courier" fo:font-size="10pt" style:font-size-asian="10pt" style:font-name-complex="Courier" style:font-size-complex="10pt"/>
    </style:style>
    <style:style style:name="P110" style:family="paragraph" style:parent-style-name="Standard">
      <style:paragraph-properties fo:keep-together="always" fo:keep-with-next="always" style:text-autospace="none"/>
    </style:style>
    <style:style style:name="P111" style:family="paragraph" style:parent-style-name="Standard">
      <style:paragraph-properties fo:break-before="page" style:text-autospace="ideograph-alpha"/>
    </style:style>
    <style:style style:name="P112" style:family="paragraph" style:parent-style-name="Standard">
      <style:paragraph-properties fo:margin-left="1in" fo:margin-right="0in" fo:text-indent="0in" style:auto-text-indent="false" style:text-autospace="none"/>
      <style:text-properties fo:color="#000000" style:font-name="Courier" fo:font-size="10pt" style:font-size-asian="10pt" style:font-name-complex="Courier" style:font-size-complex="10pt"/>
    </style:style>
    <style:style style:name="P113" style:family="paragraph" style:parent-style-name="Standard">
      <style:paragraph-properties fo:margin-left="1.5in" fo:margin-right="0in" fo:text-indent="0.5in" style:auto-text-indent="false" style:text-autospace="none"/>
      <style:text-properties fo:color="#000000" style:font-name="Courier" fo:font-size="10pt" style:font-size-asian="10pt" style:font-name-complex="Courier" style:font-size-complex="10pt"/>
    </style:style>
    <style:style style:name="P114" style:family="paragraph" style:parent-style-name="Standard">
      <style:paragraph-properties fo:margin-left="0.5in" fo:margin-right="0in" fo:text-indent="0in" style:auto-text-indent="false" style:text-autospace="none"/>
    </style:style>
    <style:style style:name="P115" style:family="paragraph" style:parent-style-name="Standard">
      <style:paragraph-properties style:text-autospace="none"/>
      <style:text-properties fo:color="#000000" fo:font-style="italic" fo:font-weight="bold" style:font-style-asian="italic" style:font-weight-asian="bold" style:font-style-complex="italic" style:font-weight-complex="bold"/>
    </style:style>
    <style:style style:name="P116" style:family="paragraph" style:parent-style-name="Standard">
      <style:paragraph-properties fo:text-align="center" style:justify-single-word="false" style:text-autospace="none"/>
      <style:text-properties fo:color="#000000" style:font-name="Courier" fo:font-size="10pt" style:font-size-asian="10pt" style:font-name-complex="Courier" style:font-size-complex="10pt"/>
    </style:style>
    <style:style style:name="P117" style:family="paragraph" style:parent-style-name="Standard">
      <style:paragraph-properties fo:text-align="end" style:justify-single-word="false" style:text-autospace="none"/>
      <style:text-properties fo:color="#000000" style:font-name="Courier" fo:font-size="10pt" style:font-size-asian="10pt" style:font-name-complex="Courier" style:font-size-complex="10pt"/>
    </style:style>
    <style:style style:name="P118" style:family="paragraph" style:parent-style-name="Heading_20_3">
      <style:paragraph-properties style:text-autospace="none"/>
    </style:style>
    <style:style style:name="P119" style:family="paragraph" style:parent-style-name="Standard">
      <style:paragraph-properties fo:margin-left="0.5in" fo:margin-right="0in" fo:text-indent="0in" style:auto-text-indent="false" style:text-autospace="ideograph-alpha"/>
    </style:style>
    <style:style style:name="P120" style:family="paragraph" style:parent-style-name="Standard">
      <style:paragraph-properties fo:margin-left="0in" fo:margin-right="0in" fo:text-indent="0in" style:auto-text-indent="false" style:text-autospace="none"/>
      <style:text-properties fo:color="#000000" style:font-name="Courier" fo:font-size="10pt" style:font-size-asian="10pt" style:font-name-complex="Courier" style:font-size-complex="10pt"/>
    </style:style>
    <style:style style:name="P121" style:family="paragraph" style:parent-style-name="Standard">
      <style:paragraph-properties fo:text-align="center" style:justify-single-word="false" style:text-autospace="none"/>
      <style:text-properties fo:color="#000000" fo:font-weight="bold" style:font-weight-asian="bold"/>
    </style:style>
    <style:style style:name="P122" style:family="paragraph" style:parent-style-name="Standard">
      <style:paragraph-properties fo:text-align="center" style:justify-single-word="false" style:text-autospace="none"/>
      <style:text-properties fo:color="#000000"/>
    </style:style>
    <style:style style:name="P123" style:family="paragraph" style:parent-style-name="Standard">
      <style:text-properties style:font-name="Courier" fo:font-size="10pt" fo:font-style="italic" style:font-size-asian="10pt" style:font-style-asian="italic" style:font-size-complex="10pt" style:font-style-complex="italic"/>
    </style:style>
    <style:style style:name="P124" style:family="paragraph" style:parent-style-name="Element">
      <style:paragraph-properties fo:margin-left="0in" fo:margin-right="0in" fo:text-indent="0in" style:auto-text-indent="false">
        <style:tab-stops/>
      </style:paragraph-properties>
      <style:text-properties style:font-name="Times" fo:font-style="italic" fo:font-weight="bold" style:font-style-asian="italic" style:font-weight-asian="bold"/>
    </style:style>
    <style:style style:name="P125" style:family="paragraph" style:parent-style-name="Element">
      <style:paragraph-properties fo:margin-left="0in" fo:margin-right="0in" fo:text-indent="0in" style:auto-text-indent="false">
        <style:tab-stops/>
      </style:paragraph-properties>
      <style:text-properties style:font-name="Times New Roman"/>
    </style:style>
    <style:style style:name="P126" style:family="paragraph" style:parent-style-name="Standard">
      <style:paragraph-properties fo:margin-left="0in" fo:margin-right="0in" fo:text-indent="0in" style:auto-text-indent="false" style:text-autospace="ideograph-alpha"/>
    </style:style>
    <style:style style:name="P127" style:family="paragraph" style:parent-style-name="Standard">
      <style:paragraph-properties style:text-autospace="none"/>
      <style:text-properties fo:color="#000000" style:font-name="Times New Roman" style:font-name-complex="Palatino-Roman"/>
    </style:style>
    <style:style style:name="P128" style:family="paragraph" style:parent-style-name="Standard">
      <style:paragraph-properties fo:text-align="center" style:justify-single-word="false" style:text-autospace="none"/>
      <style:text-properties fo:color="#000000" fo:font-size="10pt" style:font-size-asian="10pt" style:font-size-complex="10pt"/>
    </style:style>
    <style:style style:name="P129" style:family="paragraph" style:parent-style-name="Standard">
      <style:paragraph-properties fo:margin-left="0.5in" fo:margin-right="0in" fo:text-indent="0in" style:auto-text-indent="false"/>
      <style:text-properties style:font-name="Courier" fo:font-size="10pt" style:font-size-asian="10pt" style:font-size-complex="10pt"/>
    </style:style>
    <style:style style:name="P130"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131" style:family="paragraph" style:parent-style-name="Standard">
      <style:paragraph-properties fo:margin-left="0in" fo:margin-right="0in" fo:text-indent="0in" style:auto-text-indent="false"/>
      <style:text-properties style:font-name="Courier New1" fo:font-size="10pt" style:font-size-asian="10pt" style:font-size-complex="10pt"/>
    </style:style>
    <style:style style:name="P132" style:family="paragraph" style:parent-style-name="Standard">
      <style:paragraph-properties fo:margin-left="0.5in" fo:margin-right="0in" fo:text-indent="0in" style:auto-text-indent="false"/>
      <style:text-properties style:font-name="Courier New1" fo:font-size="10pt" style:font-size-asian="10pt" style:font-size-complex="10pt"/>
    </style:style>
    <style:style style:name="P133" style:family="paragraph" style:parent-style-name="Standard">
      <style:paragraph-properties fo:break-before="page"/>
      <style:text-properties style:font-name="Courier" fo:font-size="10pt" style:font-size-asian="10pt" style:font-size-complex="10pt"/>
    </style:style>
    <style:style style:name="P134" style:family="paragraph" style:parent-style-name="Standard">
      <style:text-properties style:font-name="Times New Roman"/>
    </style:style>
    <style:style style:name="P135" style:family="paragraph" style:parent-style-name="Standard" style:list-style-name="WW8Num10">
      <style:paragraph-properties fo:margin-left="0in" fo:margin-right="0in" fo:text-indent="0in" style:auto-text-indent="false"/>
    </style:style>
    <style:style style:name="P136" style:family="paragraph" style:parent-style-name="Standard">
      <style:paragraph-properties fo:margin-left="1.5in" fo:margin-right="0in" fo:text-indent="0in" style:auto-text-indent="false"/>
    </style:style>
    <style:style style:name="P137" style:family="paragraph" style:parent-style-name="Standard" style:list-style-name="WW8Num10">
      <style:paragraph-properties fo:margin-left="0in" fo:margin-right="0in" fo:text-indent="0in" style:auto-text-indent="false">
        <style:tab-stops>
          <style:tab-stop style:position="1in"/>
          <style:tab-stop style:position="2.5in"/>
        </style:tab-stops>
      </style:paragraph-properties>
    </style:style>
    <style:style style:name="P138" style:family="paragraph" style:parent-style-name="Standard">
      <style:paragraph-properties>
        <style:tab-stops>
          <style:tab-stop style:position="0.75in"/>
          <style:tab-stop style:position="2.25in"/>
        </style:tab-stops>
      </style:paragraph-properties>
    </style:style>
    <style:style style:name="T1" style:family="text">
      <style:text-properties fo:color="#000000" style:font-name="Palatino-Bold" fo:font-weight="bold" style:font-weight-asian="bold" style:font-name-complex="Palatino-Bold" style:font-weight-complex="bold"/>
    </style:style>
    <style:style style:name="T2" style:family="text" style:parent-style-name="Footnote_20_Symbol">
      <style:text-properties fo:color="#000000" style:font-name="Palatino-Bold" fo:font-weight="bold" style:font-weight-asian="bold" style:font-name-complex="Palatino-Bold" style:font-weight-complex="bold"/>
    </style:style>
    <style:style style:name="T3" style:family="text">
      <style:text-properties fo:color="#000000" style:font-name="Palatino-Italic" fo:font-style="italic" style:font-style-asian="italic" style:font-name-complex="Palatino-Italic" style:font-style-complex="italic"/>
    </style:style>
    <style:style style:name="T4" style:family="text">
      <style:text-properties fo:color="#000000" style:font-name="Palatino-Bold" fo:language="en" fo:country="US" fo:font-weight="bold" style:font-weight-asian="bold" style:font-name-complex="Palatino-Bold" style:font-weight-complex="bold"/>
    </style:style>
    <style:style style:name="T5" style:family="text">
      <style:text-properties fo:font-size="10pt" style:font-size-asian="10pt" style:font-size-complex="10pt"/>
    </style:style>
    <style:style style:name="T6" style:family="text" style:parent-style-name="Internet_20_link">
      <style:text-properties fo:font-size="10pt" style:font-size-asian="10pt" style:font-size-complex="10pt" style:font-weight-complex="bold"/>
    </style:style>
    <style:style style:name="T7" style:family="text" style:parent-style-name="Internet_20_link">
      <style:text-properties fo:font-size="10pt" style:font-size-asian="10pt" style:font-size-complex="10pt"/>
    </style:style>
    <style:style style:name="T8" style:family="text">
      <style:text-properties fo:font-size="10pt" style:font-size-asian="10pt" style:font-size-complex="10pt"/>
    </style:style>
    <style:style style:name="T9" style:family="text">
      <style:text-properties fo:font-size="12pt" fo:font-weight="bold" style:font-size-asian="12pt" style:font-weight-asian="bold" style:font-size-complex="12pt" style:font-weight-complex="bold"/>
    </style:style>
    <style:style style:name="T10" style:family="text">
      <style:text-properties fo:language="en" fo:country="US"/>
    </style:style>
    <style:style style:name="T11" style:family="text">
      <style:text-properties style:font-name="Courier" fo:font-size="10pt" fo:font-weight="bold" style:font-size-asian="10pt" style:font-weight-asian="bold" style:font-weight-complex="bold"/>
    </style:style>
    <style:style style:name="T12" style:family="text">
      <style:text-properties style:font-name="Courier" fo:font-weight="bold" style:font-weight-asian="bold" style:font-weight-complex="bold"/>
    </style:style>
    <style:style style:name="T13" style:family="text">
      <style:text-properties fo:color="#000000"/>
    </style:style>
    <style:style style:name="T14" style:family="text">
      <style:text-properties fo:color="#000000" fo:font-style="italic" style:font-style-asian="italic" style:font-style-complex="italic"/>
    </style:style>
    <style:style style:name="T15" style:family="text">
      <style:text-properties fo:color="#000000" style:font-name-complex="Palatino-Roman"/>
    </style:style>
    <style:style style:name="T16" style:family="text">
      <style:text-properties fo:color="#000000" style:font-name-complex="Courier"/>
    </style:style>
    <style:style style:name="T17" style:family="text">
      <style:text-properties fo:color="#000000" style:font-name="Courier" fo:font-size="10pt" style:font-size-asian="10pt" style:font-name-complex="Courier" style:font-size-complex="10pt"/>
    </style:style>
    <style:style style:name="T18" style:family="text">
      <style:text-properties fo:color="#000000" style:font-name="Palatino-Roman" style:font-name-complex="Palatino-Roman"/>
    </style:style>
    <style:style style:name="T19" style:family="text" style:parent-style-name="Footnote_20_Symbol">
      <style:text-properties fo:color="#000000" fo:font-style="italic" style:font-style-asian="italic" style:font-style-complex="italic"/>
    </style:style>
    <style:style style:name="T20" style:family="text">
      <style:text-properties fo:color="#000000" fo:font-size="10pt" style:font-size-asian="10pt" style:font-size-complex="10pt"/>
    </style:style>
    <style:style style:name="T21" style:family="text">
      <style:text-properties fo:color="#000000" fo:font-size="10pt" style:font-size-asian="10pt" style:font-name-complex="Courier" style:font-size-complex="10pt"/>
    </style:style>
    <style:style style:name="T22" style:family="text">
      <style:text-properties fo:color="#000000" style:font-name="Times New Roman" fo:font-size="10pt" style:font-size-asian="10pt" style:font-name-complex="Courier" style:font-size-complex="10pt"/>
    </style:style>
    <style:style style:name="T23" style:family="text">
      <style:text-properties style:font-name="Courier" fo:font-size="10pt" style:font-size-asian="10pt" style:font-size-complex="10pt"/>
    </style:style>
    <style:style style:name="T24" style:family="text">
      <style:text-properties style:font-name="Courier" fo:font-size="10pt" fo:language="en" fo:country="US" style:font-size-asian="10pt" style:font-size-complex="10pt"/>
    </style:style>
    <style:style style:name="T25" style:family="text">
      <style:text-properties fo:color="#000000" fo:font-size="12pt" style:font-size-asian="12pt" style:font-size-complex="12pt"/>
    </style:style>
    <style:style style:name="T26" style:family="text">
      <style:text-properties fo:color="#000000" style:font-name="Courier New1" fo:font-size="10pt" style:font-size-asian="10pt" style:font-size-complex="10pt"/>
    </style:style>
    <style:style style:name="T27" style:family="text">
      <style:text-properties fo:color="#000000" style:font-name="Courier New1" fo:font-size="10pt" style:font-size-asian="10pt" style:font-name-complex="Courier" style:font-size-complex="10pt"/>
    </style:style>
    <style:style style:name="T28" style:family="text">
      <style:text-properties style:font-name="Courier" fo:font-size="10pt" fo:font-style="italic" style:font-size-asian="10pt" style:font-style-asian="italic" style:font-size-complex="10pt" style:font-style-complex="italic"/>
    </style:style>
    <style:style style:name="T29" style:family="text">
      <style:text-properties fo:color="#000000" style:font-name="Times New Roman" style:font-name-complex="Palatino-Roman"/>
    </style:style>
    <style:style style:name="T30" style:family="text">
      <style:text-properties fo:color="#000000" fo:language="en" fo:country="US"/>
    </style:style>
    <style:style style:name="T31" style:family="text">
      <style:text-properties style:font-name="Times New Roman"/>
    </style:style>
    <style:style style:name="Sect1" style:family="section">
      <style:section-properties style:editable="false">
        <style:columns fo:column-count="0" fo:column-gap="0in"/>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
      <text:p text:style-name="P2"/>
      <text:p text:style-name="P2"/>
      <text:p text:style-name="P2"><text:s text:c="7"/>CoolKey Applet Interface</text:p>
      <text:p text:style-name="P3"/>
      <text:p text:style-name="P4"><text:span text:style-name="T1">(Based strongly on “MUSCLE Cryptographic Card Edge Definition for Java</text:span><text:span text:style-name="T2"><text:note text:id="ftn1" text:note-class="footnote"><text:note-citation>1</text:note-citation><text:note-body><text:p text:style-name="Footnote"><text:s/><text:span text:style-name="T3">Java® and Java Card® are trademarks of Sun Microsystems, Inc</text:span></text:p></text:note-body></text:note></text:span><text:span text:style-name="T1"> Enabled </text:span><text:span text:style-name="T4">SmartCards</text:span><text:span text:style-name="T1">” by David Corcoran and Tommaso Cucinotta)</text:span></text:p>
      <text:p text:style-name="P2"/>
      <text:p text:style-name="P2"/>
      <text:p text:style-name="P2"/>
      <text:p text:style-name="P2"/>
      <text:p text:style-name="P5"/>
      <text:p text:style-name="P6"/>
      <text:p text:style-name="P6"/>
      <text:p text:style-name="P6"/>
      <text:p text:style-name="P6"/>
      <text:p text:style-name="P6"/>
      <text:p text:style-name="P6"/>
      <text:p text:style-name="P6"/>
      <text:p text:style-name="P6"/>
      <text:p text:style-name="P6"/>
      <text:p text:style-name="P6"/>
      <text:p text:style-name="P6">The original document was provided on an as-is basis. Neither the authors nor Red Hat nor the MUSCLE project are responsible for any mishaps that may occur from the use of this document. This document may be distributed freely but modifications must be returned to the authors and the authors’ names must retain on the document as original authors.</text:p>
      <text:p text:style-name="P7"/>
      <text:p text:style-name="P8">Change Log:</text:p>
      <text:p text:style-name="P9"><text:s/>[MUSCLE Cryptographic Card Edge Definition]</text:p>
      <text:p text:style-name="P10">Version 1.0</text:p>
      <text:p text:style-name="P10">November 22, 2000</text:p>
      <text:p text:style-name="P11">Original writing, Dave Corcoran, corcoran@linuxnet.com</text:p>
      <text:p text:style-name="P10">Version 1.0.1</text:p>
      <text:p text:style-name="P10">July 16, 2001</text:p>
      <text:p text:style-name="P6">Function clarification, added return code lookup table, Alex Russell, alex@netWindows.org</text:p>
      <text:p text:style-name="P10">Version 1.1.0</text:p>
      <text:p text:style-name="P10">Sept 10, 2001</text:p>
      <text:p text:style-name="P11">Added ACLs, KeyBlob definitions.</text:p>
      <text:p text:style-name="P11">Tommaso Cucinotta, cucinotta@sssup.it</text:p>
      <text:p text:style-name="P11">David Corcoran, corcoran@linuxnet.com</text:p>
      <text:p text:style-name="P10">Version 1.2.0</text:p>
      <text:p text:style-name="P10">Sept 25, 2001</text:p>
      <text:p text:style-name="P11">Allocated instruction codes</text:p>
      <text:p text:style-name="P11">Added List commands</text:p>
      <text:p text:style-name="P11">Added ISO Verify compatibility</text:p>
      <text:p text:style-name="P10">Version 1.2.1</text:p>
      <text:p text:style-name="P10">October 4, 2001</text:p>
      <text:p text:style-name="P11">Modified some instruction bytes</text:p>
      <text:p text:style-name="P11">Added GetStatus command</text:p>
      <text:p text:style-name="P11">Fixed some global defines</text:p>
      <text:p text:style-name="P11">First release with Alpha implementation</text:p>
      <text:p text:style-name="P11"/>
      <text:p text:style-name="P9">[CoolKey Applet Interface]</text:p>
      <text:p text:style-name="P12">Version 1.0</text:p>
      <text:p text:style-name="P12">March 3, 2004</text:p>
      <text:p text:style-name="Standard"><text:span text:style-name="T5">Created AOLKey spec from original muscle spec, </text:span><text:a xlink:type="simple" xlink:href="mailto:relyea@aol.net"><text:span text:style-name="T6">relyea@aol.net</text:span></text:a></text:p>
      <text:p text:style-name="Standard"><text:span text:style-name="T5">Added RA Secure APDUs from “AOL NetKey Enrollment and Token Management Protocol”, </text:span><text:a xlink:type="simple" xlink:href="mailto:thayes0993@aol.com"><text:span text:style-name="T6">thayes0993@aol.com</text:span></text:a></text:p>
      <text:p text:style-name="Standard"><text:span text:style-name="T5">Added Nelson’s AOLKey Object ID and Data format draft spec, </text:span><text:a xlink:type="simple" xlink:href="mailto:misterSSL@aol.com"><text:span text:style-name="T7">misterSSL@aol.com</text:span></text:a></text:p>
      <text:p text:style-name="P13"/>
      <text:p text:style-name="P14">Version 1.0.1</text:p>
      <text:p text:style-name="P14">April 27, 2004</text:p>
      <text:p text:style-name="Standard"><text:span text:style-name="T5">Minor corrections found with document use. </text:span><text:a xlink:type="simple" xlink:href="mailto:relyea@aol.net"><text:span text:style-name="T8">relyea@aol.net</text:span></text:a></text:p>
      <text:p text:style-name="P13"/>
      <text:p text:style-name="P15">Version 1.0.2</text:p>
      <text:p text:style-name="P15">February 28, 2005</text:p>
      <text:p text:style-name="P13">Convert to OpenOffice. Minor corrections, add new APDU definitions for KeyGen and Issuer information, <text:a xlink:type="simple" xlink:href="mailto:rrelyea@redhat.com">rrelyea@redhat.com</text:a></text:p>
      <text:p text:style-name="P13"/>
      <text:p text:style-name="P15">Version 1.02</text:p>
      <text:p text:style-name="P15">March 30, 2005</text:p>
      <text:p text:style-name="P13">Changed from AOLKey to CoolKey. Added support for PKCS 8.</text:p>
      <text:p text:style-name="P13"><text:a xlink:type="simple" xlink:href="../rrelyea@rehat.com">rrelyea@rehat.com</text:a></text:p>
      <text:p text:style-name="P13"/>
      <text:p text:style-name="P13"><text:s/><text:span text:style-name="T9">Version 1.03</text:span></text:p>
      <text:p text:style-name="P15">August 19, 2005</text:p>
      <text:p text:style-name="P13">Added description of the application initialization string.</text:p>
      <text:p text:style-name="P13"><text:a xlink:type="simple" xlink:href="../rrelyea@rehat.com">rrelyea@rehat.com</text:a></text:p>
      <text:p text:style-name="P16">Table of Contents</text:p>
      <text:table-of-content text:style-name="Sect1" text:protected="true" text:name="Table of Contents1">
        <text:table-of-content-source text:outline-level="3" text:use-index-marks="false" text:use-index-source-styles="true">
          <text:index-title-template text:style-name="Contents_5f_20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17">1 Context and conventions<text:tab/>5</text:p>
          <text:p text:style-name="P18">1.1 Introduction<text:tab/>5</text:p>
          <text:p text:style-name="P18">1.2 Security model<text:tab/>5</text:p>
          <text:p text:style-name="P18">1.3 ACL for objects<text:tab/>6</text:p>
          <text:p text:style-name="P18">1.4 ACL for keys<text:tab/>6</text:p>
          <text:p text:style-name="P18">1.5 Default ACL settings for CoolKey<text:tab/>7</text:p>
          <text:p text:style-name="P17">2 Functional declarations<text:tab/>9</text:p>
          <text:p text:style-name="P18">2.1 Basic data types’ encoding<text:tab/>9</text:p>
          <text:p text:style-name="P18">2.2 Key blobs<text:tab/>9</text:p>
          <text:p text:style-name="P18">2.3 Summary of commands<text:tab/>15</text:p>
          <text:p text:style-name="P18">2.4 Authentication<text:tab/>16</text:p>
          <text:p text:style-name="P18">2.5 General return codes<text:tab/>16</text:p>
          <text:p text:style-name="P18">2.6 APDU Reference<text:tab/>18</text:p>
          <text:p text:style-name="P19">2.6.1 SecureStartEnrollment<text:tab/>19</text:p>
          <text:p text:style-name="P19">2.6.2 SecureImportKeyEncrypted<text:tab/>22</text:p>
          <text:p text:style-name="P19">2.6.3 CKYImportKey<text:tab/>25</text:p>
          <text:p text:style-name="P19">2.6.4 CKYComputeCrypt<text:tab/>27</text:p>
          <text:p text:style-name="P19">2.6.5 CKYListKeys<text:tab/>30</text:p>
          <text:p text:style-name="P19">2.6.6 CKYCreatePIN<text:tab/>32</text:p>
          <text:p text:style-name="P19">2.6.7 CKYVerifyPIN<text:tab/>34</text:p>
          <text:p text:style-name="P19">2.6.8 CKYChangePIN<text:tab/>36</text:p>
          <text:p text:style-name="P19">2.6.9 CKYListPINs<text:tab/>38</text:p>
          <text:p text:style-name="P19">2.6.10 SecureSetPIN<text:tab/>39</text:p>
          <text:p text:style-name="P19">2.6.11 CKYLogout<text:tab/>40</text:p>
          <text:p text:style-name="P19">2.6.12 CKYCreateObject<text:tab/>41</text:p>
          <text:p text:style-name="P19">2.6.13 CKYDeleteObject<text:tab/>43</text:p>
          <text:p text:style-name="P19">2.6.14 CKYWriteObject<text:tab/>45</text:p>
          <text:p text:style-name="P19">2.6.15 CKYReadObject<text:tab/>47</text:p>
          <text:p text:style-name="P19">2.6.16 SecureReadIOBuffer<text:tab/>49</text:p>
          <text:p text:style-name="P19">2.6.17 CKYListObjects<text:tab/>50</text:p>
          <text:p text:style-name="P19">2.6.18 CKYGetStatus<text:tab/>52</text:p>
          <text:p text:style-name="P19">2.6.19 CKYNoop<text:tab/>53</text:p>
          <text:p text:style-name="P19">2.6.20 CKYGetRandom<text:tab/>54</text:p>
          <text:p text:style-name="P19">2.6.21 CKYGetBuildID<text:tab/>55</text:p>
          <text:p text:style-name="P19">2.6.22 CKYGetLifeCycle<text:tab/>56</text:p>
          <text:p text:style-name="P19">2.6.23 CKYSeedRandom<text:tab/>57</text:p>
          <text:p text:style-name="P19">2.6.24 CKYGetIssuerInfo<text:tab/>58</text:p>
          <text:p text:style-name="P19">2.6.25 SecureSetIssuerInfo<text:tab/>59</text:p>
          <text:p text:style-name="P19">2.6.26 CKYGetBuiltInACL<text:tab/>60</text:p>
          <text:p text:style-name="P19">2.6.27 SecureSetLifeCycle<text:tab/>61</text:p>
          <text:p text:style-name="P19">2.6.28 SecureSetBuiltInACL<text:tab/>62</text:p>
          <text:p text:style-name="P17">3 CoolKey Object ID and Data Format<text:tab/>63</text:p>
          <text:p text:style-name="P17">4 Glossary<text:tab/>66</text:p>
        </text:index-body>
      </text:table-of-content>
      <text:p text:style-name="P20"/>
      <text:p text:style-name="P21">Document Scope</text:p>
      <text:p text:style-name="P22">The scope of this document is to provide a definition of command set to provide base cryptographic functionality through and abstract interface using Java enabled <text:span text:style-name="T10">SmartCards</text:span> and cryptographic tokens. This interface is restricted to applet supplied functions.</text:p>
      <text:p text:style-name="P22"/>
      <text:p text:style-name="P22"><text:span text:style-name="T11">This specification was not written to encompass all the functionality of the Java Card platform but rather the subset of calls provided by the CoolKey applet. This is an evolving specification so future commands and calls might be added to provide compatibility with other standards such as PKCS-15 and existing infrastructures on other platforms</text:span><text:span text:style-name="T12">.</text:span></text:p>
      <text:h text:style-name="P23" text:outline-level="1"><text:span text:style-name="Heading_20_1_20_Char"><text:s/>Context and conventions</text:span></text:h>
      <text:h text:style-name="Heading_20_2" text:outline-level="2"><text:s/>Introduction</text:h>
      <text:p text:style-name="P24">The Applet is capable of generating cryptographic keys on the card, and allows external keys to be inserted onto the card. These keys can be used in cryptographic operations, after proper user (or host application) authentication.</text:p>
      <text:p text:style-name="P24"/>
      <text:p text:style-name="P22"><text:span text:style-name="T13">The Applet is capable of handling generic </text:span><text:span text:style-name="T14">objects</text:span><text:span text:style-name="T13">. An object is a sequence of bytes whose meaning is determined by the application</text:span><text:span text:style-name="T15">. </text:span><text:span text:style-name="T13">The Applet allows a host application to read and/or modify objects’ contents, after proper user (or host application) authentication.</text:span></text:p>
      <text:p text:style-name="P24"/>
      <text:p text:style-name="P22"><text:span text:style-name="T13">An object is identified by means of a 4-byte </text:span><text:span text:style-name="T14">object identifier</text:span><text:span text:style-name="T13">. Any object ID is available from </text:span><text:span text:style-name="T16">0x00000000 </text:span><text:span text:style-name="T13">to </text:span><text:span text:style-name="T16">0xFFFFFF00, Appendix A describes how the CoolKey infrastructure uses these IDs</text:span><text:span text:style-name="T13">. Other object IDs are reserved. IDs </text:span><text:span text:style-name="T16">0xFFFFFFFE </text:span><text:span text:style-name="T13">and </text:span><text:span text:style-name="T16">0xFFFFFFFF </text:span><text:span text:style-name="T13">are reserved, respectively, as import and export buffers for transporting data to and from the card when it does not fit into a single </text:span><text:span text:style-name="T16">APDU</text:span><text:span text:style-name="T13">. The use of these special objects allows large keys and cryptogram to be exchanged and alleviates the problem of 255-byte maximum transfer size. For security reasons the applet stores these buffers in volatile memory, which clears on applet deselect.</text:span></text:p>
      <text:h text:style-name="Heading_20_2" text:outline-level="2"><text:s/>Security model</text:h>
      <text:p text:style-name="P22"><text:span text:style-name="T13">An </text:span><text:span text:style-name="T14">identity number </text:span><text:span text:style-name="T13">refers to one of 16 mechanisms (at maximum) by which the card can authenticate external applications running on the host. Each mechanism can be:</text:span></text:p>
      <text:list text:style-name="WW8Num2">
        <text:list-item>
          <text:p text:style-name="P25"><text:span text:style-name="T13">based on a PIN verification: identity numbers from 0 to 7 (</text:span><text:span text:style-name="T17">PIN</text:span><text:span text:style-name="T13">-identities) that are associated to PIN numbers from 0 to 7</text:span></text:p>
        </text:list-item>
        <text:list-item>
          <text:p text:style-name="P26">based on Secure Channel verification: identity numbers 14</text:p>
        </text:list-item>
      </text:list>
      <text:p text:style-name="P22"><text:span text:style-name="T13">After an authentication mechanism has been run successfully, the corresponding identity is said to be “logged in”. Each identity is associated a counter for the maximum number of times an authentication mechanism can be run unsuccessfully for that identity. On a successful authentication the counter is reset. On an unsuccessful authentication the counter is decreased and, if it goes to zero, the corresponding identity is blocked and can not be logged in anymore. </text:span><text:span text:style-name="T17">PIN</text:span><text:span text:style-name="T13"> codes can only be reset by secure channel requests.</text:span></text:p>
      <text:p text:style-name="P24"/>
      <text:p text:style-name="P22"><text:span text:style-name="T13">A </text:span><text:span text:style-name="T17">PIN</text:span><text:span text:style-name="T13">-identity login requires a </text:span><text:span text:style-name="T17">PIN </text:span><text:span text:style-name="T13">code verification. The </text:span><text:span text:style-name="T17">PIN </text:span><text:span text:style-name="T13">number is the same as the identity number. Identity n.14 is only logged in during a secure channel operation.</text:span></text:p>
      <text:p text:style-name="P24"/>
      <text:p text:style-name="P22"><text:span text:style-name="T13">Each key or object on the card is associated with an </text:span><text:span text:style-name="T14">Access Control List </text:span><text:span text:style-name="T13">(</text:span><text:span text:style-name="T14">ACL</text:span><text:span text:style-name="T13">) that establishes which identities are required to be logged in to perform certain operations. The security model is designed in such a way to allow at least four levels of protection for card services:</text:span></text:p>
      <text:list text:style-name="WW8Num3">
        <text:list-item>
          <text:p text:style-name="P27"><text:span text:style-name="T14">no protection</text:span><text:span text:style-name="T13">: the operation is always allowed; in such a case the ACL requires only the anonymous identity to be logged in for the operation</text:span></text:p>
        </text:list-item>
        <text:list-item>
          <text:p text:style-name="P27"><text:span text:style-name="T14">PIN protection</text:span><text:span text:style-name="T13">: the operation is allowed after a PIN verification; in such a case the ACL requires a PIN-based identity to be logged in for the operation.</text:span></text:p>
        </text:list-item>
        <text:list-item>
          <text:p text:style-name="P27"><text:span text:style-name="T14">strong protection</text:span><text:span text:style-name="T13">: the operation is allowed only during a secure channel operation.</text:span></text:p>
        </text:list-item>
        <text:list-item>
          <text:p text:style-name="P27"><text:span text:style-name="T14">full protection</text:span><text:span text:style-name="T13">: (operation disabled): the operation is never allowed. </text:span></text:p>
        </text:list-item>
      </text:list>
      <text:p text:style-name="P28"/>
      <text:p text:style-name="P22">The use of a private key on the <text:span text:style-name="T10">SmartCard</text:span> is usually PIN protected or not protected. Reading of a private key is disabled. Public objects will <text:s/>always be readable, but their modification could be PIN protected or strongly protected. </text:p>
      <text:h text:style-name="Heading_20_2" text:outline-level="2"><text:s/>ACL for objects</text:h>
      <text:p text:style-name="P24"/>
      <text:p text:style-name="P24">Object related operations are:</text:p>
      <text:list text:style-name="WW8Num6">
        <text:list-item>
          <text:p text:style-name="P29">creation</text:p>
        </text:list-item>
        <text:list-item>
          <text:p text:style-name="P29">read object</text:p>
        </text:list-item>
        <text:list-item>
          <text:p text:style-name="P29">write object</text:p>
        </text:list-item>
        <text:list-item>
          <text:p text:style-name="P29">deletion</text:p>
        </text:list-item>
      </text:list>
      <text:p text:style-name="P24">Only read, write, and delete are regulated on a per object basis. Every object is associated with an ACL of three bytes, where each byte corresponds to reading, writing and deletion permissions, respectively:</text:p>
      <text:p text:style-name="P24"/>
      <text:p text:style-name="P30">ObjectACL:</text:p>
      <text:p text:style-name="P31">Short Read Permissions;</text:p>
      <text:p text:style-name="P31">Short Write Permissions;</text:p>
      <text:p text:style-name="P32">Short Delete Permissions;</text:p>
      <text:p text:style-name="P32"/>
      <text:p text:style-name="P24">A permission 2-bytes word has the following format:</text:p>
      <text:p text:style-name="P24"/>
      <text:p text:style-name="P30">Bit 16 (M.S. Bit) RFU</text:p>
      <text:p text:style-name="P30">Bit 15 Identity #14 required (strong identity)</text:p>
      <text:p text:style-name="P30">Bit 14 RFU</text:p>
      <text:p text:style-name="P30">...</text:p>
      <text:p text:style-name="P30">Bit 9 RFU</text:p>
      <text:p text:style-name="P30">Bit 8 Identity #7 required (PIN identity)</text:p>
      <text:p text:style-name="P30">...</text:p>
      <text:p text:style-name="P30">Bit 2 Identity #1 required (PIN identity)</text:p>
      <text:p text:style-name="P33">Bit 1 (L.S. Bit) Identity #0 required (PIN identity)</text:p>
      <text:p text:style-name="P33"/>
      <text:p text:style-name="P24">If all bits are set on a permission word, then no authentication is required for the operation. If one or more bits are set, <text:s/>then at least one identity corresponding to set bits must be logged in to perform the operation. If no bits are set then the operation is disabled for all identities. Possibilities are clarified in the following examples:</text:p>
      <text:p text:style-name="P24"/>
      <table:table table:name="Table1" table:style-name="Table1">
        <table:table-column table:style-name="Table1.A"/>
        <table:table-column table:style-name="Table1.B"/>
        <table:table-row>
          <table:table-cell table:style-name="Table1.A1" office:value-type="string">
            <text:p text:style-name="P34">Hex Value</text:p>
          </table:table-cell>
          <table:table-cell table:style-name="Table1.B1" office:value-type="string">
            <text:p text:style-name="P34">Meaning</text:p>
          </table:table-cell>
        </table:table-row>
        <table:table-row>
          <table:table-cell table:style-name="Table1.A2" office:value-type="string">
            <text:p text:style-name="P24">0x0000</text:p>
          </table:table-cell>
          <table:table-cell table:style-name="Table1.B2" office:value-type="string">
            <text:p text:style-name="P22"><text:span text:style-name="T18">Operation </text:span><text:span text:style-name="T3">never </text:span><text:span text:style-name="T18">allowed</text:span></text:p>
          </table:table-cell>
        </table:table-row>
        <table:table-row>
          <table:table-cell table:style-name="Table1.A2" office:value-type="string">
            <text:p text:style-name="P24">0x0004</text:p>
          </table:table-cell>
          <table:table-cell table:style-name="Table1.B2" office:value-type="string">
            <text:p text:style-name="P35">Identity n.2 (PIN) required</text:p>
          </table:table-cell>
        </table:table-row>
        <table:table-row>
          <table:table-cell table:style-name="Table1.A2" office:value-type="string">
            <text:p text:style-name="P24">0x4001</text:p>
          </table:table-cell>
          <table:table-cell table:style-name="Table1.B2" office:value-type="string">
            <text:p text:style-name="P22"><text:span text:style-name="T3">Either </text:span><text:span text:style-name="T18">Identity n.0 (PIN) </text:span><text:span text:style-name="T3">or </text:span><text:span text:style-name="T18">identity n.14 (strong) required</text:span></text:p>
          </table:table-cell>
        </table:table-row>
        <table:table-row>
          <table:table-cell table:style-name="Table1.A2" office:value-type="string">
            <text:p text:style-name="P24">0xFFFF</text:p>
          </table:table-cell>
          <table:table-cell table:style-name="Table1.B2" office:value-type="string">
            <text:p text:style-name="P22"><text:span text:style-name="T18">Operation </text:span><text:span text:style-name="T3">always </text:span><text:span text:style-name="T18">allowed</text:span></text:p>
            <text:p text:style-name="P35"/>
          </table:table-cell>
        </table:table-row>
      </table:table>
      <text:h text:style-name="Heading_20_2" text:outline-level="2"><text:s/>ACL for keys</text:h>
      <text:p text:style-name="P24">Operations involving cryptographic keys are:</text:p>
      <text:list text:style-name="WW8Num1">
        <text:list-item>
          <text:p text:style-name="P36">creation (injection or on-board generation)</text:p>
        </text:list-item>
        <text:list-item>
          <text:p text:style-name="P36">read key</text:p>
        </text:list-item>
        <text:list-item>
          <text:p text:style-name="P36">write key</text:p>
        </text:list-item>
        <text:list-item>
          <text:p text:style-name="P36">computation (encrypt, decrypt, sign, verify)</text:p>
        </text:list-item>
      </text:list>
      <text:p text:style-name="P24">Only read, write, and computation are regulated on a per key basis. A key creation is always allowed after pin #0 verification, if the key does not exist yet. Every key is associated with an ACL of three 2-bytes words, where each word corresponds to reading, writing and using permissions, respectively:</text:p>
      <text:p text:style-name="P24"/>
      <text:p text:style-name="P30">KeyACL:</text:p>
      <text:p text:style-name="P31">Short Read Permissions;</text:p>
      <text:p text:style-name="P31">Short Write Permissions;</text:p>
      <text:p text:style-name="P32">Short Use Permissions;</text:p>
      <text:p text:style-name="P33"/>
      <text:p text:style-name="P24">A permission word has the following format:</text:p>
      <text:p text:style-name="P24"/>
      <text:p text:style-name="P33">Bit 16 (M.S. Bit) RFU</text:p>
      <text:p text:style-name="P33">Bit 15 Identity #14 required (strong identity)</text:p>
      <text:p text:style-name="P33">Bit 14 RFU</text:p>
      <text:p text:style-name="P33">...</text:p>
      <text:p text:style-name="P33">Bit 9 RFU</text:p>
      <text:p text:style-name="P33">Bit 8 Identity #7 required (PIN identity)</text:p>
      <text:p text:style-name="P33">...</text:p>
      <text:p text:style-name="P30">Bit 2 Identity #1 required (PIN identity)</text:p>
      <text:p text:style-name="P33">Bit 1 (L.S. Bit) Identity #0 required (PIN identity)</text:p>
      <text:p text:style-name="P33"/>
      <text:p text:style-name="P22"><text:span text:style-name="T13">If all bits are set on a permission word, then no authentication is required for the operation. If one or more bits are set, <text:s/>then at least one identity corresponding to set bits must be logged in to perform the operation. If no bits are set then the operation is disabled for all identities.</text:span><text:span text:style-name="T19"><text:note text:id="ftn2" text:note-class="footnote"><text:note-citation>2</text:note-citation><text:note-body><text:p text:style-name="Footnote"><text:s/>Note that, when overwriting a key’s contents (if allowed to), the host application can also change the key ACL.</text:p></text:note-body></text:note></text:span><text:span text:style-name="T19"> <text:s/></text:span><text:span text:style-name="T13">See Object ACL description for some examples.</text:span></text:p>
      <text:p text:style-name="P24"/>
      <text:p text:style-name="P24">Note that a key write operation overwrites the associated ACL, too.</text:p>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2" text:outline-level="2"><text:s/>Default ACL settings for CoolKey</text:h>
      <text:p text:style-name="P24"/>
      <text:p text:style-name="P37">In CoolKey deployments, only the RA holds the keys which enable secure channel connections. The ACLs are initialized as follows:</text:p>
      <text:p text:style-name="P24"/>
      <table:table table:name="Table2" table:style-name="Table2">
        <table:table-column table:style-name="Table2.A" table:number-columns-repeated="2"/>
        <table:table-column table:style-name="Table2.C"/>
        <table:table-row>
          <table:table-cell table:style-name="Table2.A1" office:value-type="string">
            <text:p text:style-name="P38">ACL</text:p>
          </table:table-cell>
          <table:table-cell table:style-name="Table2.B1" office:value-type="string">
            <text:p text:style-name="P38">Value</text:p>
          </table:table-cell>
          <table:table-cell table:style-name="Table2.C1" office:value-type="string">
            <text:p text:style-name="P38">Set by</text:p>
          </table:table-cell>
        </table:table-row>
        <table:table-row>
          <table:table-cell table:style-name="Table2.A2" office:value-type="string">
            <text:p text:style-name="P39">Create object</text:p>
          </table:table-cell>
          <table:table-cell table:style-name="Table2.B2" office:value-type="string">
            <text:p text:style-name="P39">0x4000 (RA)</text:p>
          </table:table-cell>
          <table:table-cell table:style-name="Table2.C2" office:value-type="string">
            <text:p text:style-name="P39">Factory</text:p>
          </table:table-cell>
        </table:table-row>
        <table:table-row>
          <table:table-cell table:style-name="Table2.A2" office:value-type="string">
            <text:p text:style-name="P39">Create key</text:p>
          </table:table-cell>
          <table:table-cell table:style-name="Table2.B2" office:value-type="string">
            <text:p text:style-name="P39">0x4000 (RA)</text:p>
          </table:table-cell>
          <table:table-cell table:style-name="Table2.C2" office:value-type="string">
            <text:p text:style-name="P39">Factory</text:p>
          </table:table-cell>
        </table:table-row>
        <table:table-row>
          <table:table-cell table:style-name="Table2.A2" office:value-type="string">
            <text:p text:style-name="P39">Create pin</text:p>
          </table:table-cell>
          <table:table-cell table:style-name="Table2.B2" office:value-type="string">
            <text:p text:style-name="P39">0x4000 (RA)</text:p>
          </table:table-cell>
          <table:table-cell table:style-name="Table2.C2" office:value-type="string">
            <text:p text:style-name="P39">Factory</text:p>
          </table:table-cell>
        </table:table-row>
        <table:table-row>
          <table:table-cell table:style-name="Table2.A2" office:value-type="string">
            <text:p text:style-name="P39">Private Key Read</text:p>
          </table:table-cell>
          <table:table-cell table:style-name="Table2.B2" office:value-type="string">
            <text:p text:style-name="P39">0x0000 (No one)</text:p>
          </table:table-cell>
          <table:table-cell table:style-name="Table2.C2" office:value-type="string">
            <text:p text:style-name="P39">Applet</text:p>
          </table:table-cell>
        </table:table-row>
        <table:table-row>
          <table:table-cell table:style-name="Table2.A2" office:value-type="string">
            <text:p text:style-name="P39">Private Key Write</text:p>
          </table:table-cell>
          <table:table-cell table:style-name="Table2.B2" office:value-type="string">
            <text:p text:style-name="P39">0x4000 (RA)</text:p>
          </table:table-cell>
          <table:table-cell table:style-name="Table2.C2" office:value-type="string">
            <text:p text:style-name="P39">Applet</text:p>
          </table:table-cell>
        </table:table-row>
        <table:table-row>
          <table:table-cell table:style-name="Table2.A2" office:value-type="string">
            <text:p text:style-name="P39">Private Key Use</text:p>
          </table:table-cell>
          <table:table-cell table:style-name="Table2.B2" office:value-type="string">
            <text:p text:style-name="P39">0xffff or single bit between 0x0001 and 0x0080</text:p>
          </table:table-cell>
          <table:table-cell table:style-name="Table2.C2" office:value-type="string">
            <text:p text:style-name="P39">Applet under direction of the RA</text:p>
          </table:table-cell>
        </table:table-row>
        <table:table-row>
          <table:table-cell table:style-name="Table2.A2" office:value-type="string">
            <text:p text:style-name="P39">Public Key Read</text:p>
          </table:table-cell>
          <table:table-cell table:style-name="Table2.B2" office:value-type="string">
            <text:p text:style-name="P39">0xffff (Any one)</text:p>
          </table:table-cell>
          <table:table-cell table:style-name="Table2.C2" office:value-type="string">
            <text:p text:style-name="P39">Applet</text:p>
          </table:table-cell>
        </table:table-row>
        <table:table-row>
          <table:table-cell table:style-name="Table2.A2" office:value-type="string">
            <text:p text:style-name="P39">Public Key Write</text:p>
          </table:table-cell>
          <table:table-cell table:style-name="Table2.B2" office:value-type="string">
            <text:p text:style-name="P39">0x4000 (RA)</text:p>
          </table:table-cell>
          <table:table-cell table:style-name="Table2.C2" office:value-type="string">
            <text:p text:style-name="P39">Applet</text:p>
          </table:table-cell>
        </table:table-row>
        <table:table-row>
          <table:table-cell table:style-name="Table2.A2" office:value-type="string">
            <text:p text:style-name="P39">Public Key Use</text:p>
          </table:table-cell>
          <table:table-cell table:style-name="Table2.B2" office:value-type="string">
            <text:p text:style-name="P39">0xffff (Any one)</text:p>
          </table:table-cell>
          <table:table-cell table:style-name="Table2.C2" office:value-type="string">
            <text:p text:style-name="P39">Applet</text:p>
          </table:table-cell>
        </table:table-row>
        <table:table-row>
          <table:table-cell table:style-name="Table2.A2" office:value-type="string">
            <text:p text:style-name="P39">Object Read</text:p>
          </table:table-cell>
          <table:table-cell table:style-name="Table2.B2" office:value-type="string">
            <text:p text:style-name="P39">0xffff (Any one)</text:p>
          </table:table-cell>
          <table:table-cell table:style-name="Table2.C2" office:value-type="string">
            <text:p text:style-name="P39">RA</text:p>
          </table:table-cell>
        </table:table-row>
        <table:table-row>
          <table:table-cell table:style-name="Table2.A2" office:value-type="string">
            <text:p text:style-name="P39">Object Write</text:p>
          </table:table-cell>
          <table:table-cell table:style-name="Table2.B2" office:value-type="string">
            <text:p text:style-name="P39">0x4000 (RA)</text:p>
          </table:table-cell>
          <table:table-cell table:style-name="Table2.C2" office:value-type="string">
            <text:p text:style-name="P39">RA</text:p>
          </table:table-cell>
        </table:table-row>
        <table:table-row>
          <table:table-cell table:style-name="Table2.A13" office:value-type="string">
            <text:p text:style-name="P39">Object Delete</text:p>
          </table:table-cell>
          <table:table-cell table:style-name="Table2.B13" office:value-type="string">
            <text:p text:style-name="P39">0x4000 (RA)</text:p>
          </table:table-cell>
          <table:table-cell table:style-name="Table2.C13" office:value-type="string">
            <text:p text:style-name="P39">RA</text:p>
          </table:table-cell>
        </table:table-row>
      </table:table>
      <text:p text:style-name="P40"/>
      <text:p text:style-name="P41">The RA is free to modify the ACLs on objects it creates.</text:p>
      <text:h text:style-name="P23" text:outline-level="1"><text:span text:style-name="T20"><text:s/></text:span>Functional declarations</text:h>
      <text:p text:style-name="Standard"/>
      <text:p text:style-name="P24">This section describes which functions, values, parameters, and behavior are defined in this document. Return codes for functions can be found at the end of this document.</text:p>
      <text:h text:style-name="Heading_20_2" text:outline-level="2"><text:s/>Basic data types’ encoding</text:h>
      <text:p text:style-name="P22"><text:span text:style-name="T13">A </text:span><text:span text:style-name="T14">byte </text:span><text:span text:style-name="T13">is an unsigned integer number, ranging from 0 to 255. Inside APDUs a byte is encoded with a byte.</text:span></text:p>
      <text:p text:style-name="P24"/>
      <text:p text:style-name="P22"><text:span text:style-name="T13">A </text:span><text:span text:style-name="T14">short </text:span><text:span text:style-name="T13">is an unsigned integer number, ranging from 0 to 65535. Inside APDUs a short is always encoded as a 2 consecutive bytes, most significant byte first.</text:span></text:p>
      <text:p text:style-name="P24"/>
      <text:p text:style-name="P22"><text:span text:style-name="T13">A </text:span><text:span text:style-name="T14">long </text:span><text:span text:style-name="T13">is an unsigned integer number, ranging from 0 to 4,294,967,295. Inside APDUs a short is always encoded as a 2 consecutive bytes, most significant byte first.</text:span></text:p>
      <text:p text:style-name="P24"/>
      <text:p text:style-name="P24"/>
      <text:p text:style-name="P22"><text:span text:style-name="T13">A </text:span><text:span text:style-name="T14">big number </text:span><text:span text:style-name="T13">is an unsigned integer number with a variable encoding size. A big number is always encoded as follows:</text:span></text:p>
      <text:list text:style-name="WW8Num9">
        <text:list-item>
          <text:p text:style-name="P42">a short encoding the number’s total size (in bytes)</text:p>
        </text:list-item>
        <text:list-item>
          <text:p text:style-name="P42">the big number value’s bytes, most significant byte first</text:p>
        </text:list-item>
      </text:list>
      <text:p text:style-name="P22"><text:span text:style-name="T13">A </text:span><text:span text:style-name="T14">key number </text:span><text:span text:style-name="T13">uniquely identifies a cryptographic key inside the applet. Key numbers are in the range from 0 to 15 and are always encoded as a single byte. Two cryptographic keys can be the public and private keys of a key pair. It is up to the host application to know and correctly handle such situations (see </text:span><text:span text:style-name="T13"><text:bookmark-ref text:reference-format="text" text:ref-name="_Ref66272325"/></text:span><text:span text:style-name="T17"> (page </text:span><text:span text:style-name="T17"><text:bookmark-ref text:reference-format="page" text:ref-name="_Ref66272252"/></text:span><text:span text:style-name="T17">) </text:span><text:span text:style-name="T13">and </text:span><text:span text:style-name="T13"><text:bookmark-ref text:reference-format="text" text:ref-name="_Ref66272706"/></text:span><text:span text:style-name="T17">(Page </text:span><text:span text:style-name="T17"><text:bookmark-ref text:reference-format="page" text:ref-name="_Ref66272753"/></text:span><text:span text:style-name="T17">) </text:span><text:span text:style-name="T13">commands for further details).</text:span></text:p>
      <text:h text:style-name="Heading_20_2" text:outline-level="2"><text:s/>Key blobs</text:h>
      <text:p text:style-name="P22"><text:span text:style-name="T13">A </text:span><text:span text:style-name="T14">key blob </text:span><text:span text:style-name="T13">is a sequence of bytes encoding a cryptographic key or key pair for import/export purposes. Whenever a key or key pair is transferred to the card, the application first transfers the corresponding key blob into the input temporary object then invokes the </text:span><text:span text:style-name="T21">ImportKey </text:span><text:span text:style-name="T13">command referencing it. Conversely, on a key or key pair export operation, the application first invokes an </text:span><text:span text:style-name="T21">ExportKey</text:span><text:span text:style-name="T13"> operation, then retrieves the key blob from the output temporary object.</text:span></text:p>
      <text:p text:style-name="P24"/>
      <text:p text:style-name="P43">A key blob has the following format:</text:p>
      <text:p text:style-name="P35"/>
      <text:p text:style-name="P30">KeyBlob:</text:p>
      <text:p text:style-name="P31">Byte Blob Encoding;</text:p>
      <text:p text:style-name="P31">Byte Key Type;</text:p>
      <text:p text:style-name="P31">Short Key Size; // In bits</text:p>
      <text:p text:style-name="P32">Byte[] Blob Data;</text:p>
      <text:p text:style-name="P32"/>
      <table:table table:name="Table3" table:style-name="Table3">
        <table:table-column table:style-name="Table3.A" table:number-columns-repeated="2"/>
        <table:table-column table:style-name="Table3.C" table:number-columns-repeated="2"/>
        <table:table-column table:style-name="Table3.E" table:number-columns-repeated="3"/>
        <table:table-column table:style-name="Table3.H"/>
        <table:table-row table:style-name="Table3.1">
          <table:table-cell table:style-name="Table3.A1" table:number-columns-spanned="4" office:value-type="string">
            <text:p text:style-name="P44">|----------Key Blob Header-----------|</text:p>
          </table:table-cell>
          <table:covered-table-cell/>
          <table:covered-table-cell/>
          <table:covered-table-cell/>
          <table:table-cell table:style-name="Table3.E1" table:number-columns-spanned="3" office:value-type="string">
            <text:p text:style-name="P30"/>
          </table:table-cell>
          <table:covered-table-cell/>
          <table:covered-table-cell/>
          <table:table-cell office:value-type="string">
            <text:p text:style-name="P45"/>
          </table:table-cell>
        </table:table-row>
        <table:table-row table:style-name="Table3.2">
          <table:table-cell table:style-name="Table3.A2" office:value-type="string">
            <text:p text:style-name="P44">Blob Enc</text:p>
          </table:table-cell>
          <table:table-cell table:style-name="Table3.A2" office:value-type="string">
            <text:p text:style-name="P44">Key Type</text:p>
          </table:table-cell>
          <table:table-cell table:style-name="Table3.C2" office:value-type="string">
            <text:p text:style-name="P46">Key </text:p>
          </table:table-cell>
          <table:table-cell table:style-name="Table3.D2" office:value-type="string">
            <text:p text:style-name="P30">Size</text:p>
          </table:table-cell>
          <table:table-cell table:style-name="Table3.E2" office:value-type="string">
            <text:p text:style-name="P30"/>
          </table:table-cell>
          <table:table-cell table:style-name="Table3.F2" office:value-type="string">
            <text:p text:style-name="P44">...</text:p>
            <text:p text:style-name="P44">Blob Data</text:p>
            <text:p text:style-name="P44">...</text:p>
          </table:table-cell>
          <table:table-cell table:style-name="Table3.G2" table:number-columns-spanned="2" office:value-type="string">
            <text:p text:style-name="P30"/>
          </table:table-cell>
          <table:covered-table-cell/>
        </table:table-row>
      </table:table>
      <text:p text:style-name="P32"/>
      <text:p text:style-name="P30">Values for Blob Encoding:</text:p>
      <text:p text:style-name="P47">0x00 BLOB_ENC_PLAIN;</text:p>
      <text:p text:style-name="P48">0x01 BLOB_ENC_ENCRYPTED (RFU)</text:p>
      <text:p text:style-name="P33"/>
      <text:p text:style-name="P30">Values for Key Type:</text:p>
      <text:p text:style-name="P31">RSA_PUBLIC 0x01 Public RSA key</text:p>
      <text:p text:style-name="P31">RSA_PRIVATE 0x02 Private RSA key</text:p>
      <text:p text:style-name="P31">RSA_PRIVATE_CRT 0x03 Private RSA CRT key</text:p>
      <text:p text:style-name="P31">DSA_PUBLIC 0x04 Public DSA key</text:p>
      <text:p text:style-name="P31">DSA_PRIVATE 0x05 Private DSA key</text:p>
      <text:p text:style-name="P31">DES 0x06 Standard DES key</text:p>
      <text:p text:style-name="P31">TRIPLE_DES 0x07 Standard Triple DES key</text:p>
      <text:p text:style-name="P32">TRIPLE_DES_3KEY 0x08 Standard 3 key Triple DES key</text:p>
      <text:p text:style-name="P32">RSA_PKCS8_PAIR 0x09 Private and Public RSA key encoded in pkcs8</text:p>
      <text:p text:style-name="P33"/>
      <text:p text:style-name="P33">Allowed Values for Key Size:</text:p>
      <text:p text:style-name="P32">RSA 512, 768, 1024, 2048 …</text:p>
      <text:p text:style-name="P32">DSA 512, 768, 1024, 2048 …</text:p>
      <text:p text:style-name="P32">DES 64</text:p>
      <text:p text:style-name="P31">3DES 128</text:p>
      <text:p text:style-name="P32">3DES3 192</text:p>
      <text:p text:style-name="P33"/>
      <text:p text:style-name="P49"/>
      <text:h text:style-name="P50" text:outline-level="4">RSA KeyBlob Definitions</text:h>
      <text:p text:style-name="P51"/>
      <text:p text:style-name="P52">In the following Key Blob definitions, names of key components follow the same conventions as specified in JavaCard 2.1.1 API.</text:p>
      <text:p text:style-name="P24"><text:s/></text:p>
      <text:p text:style-name="P53">Key Type RSA_PRIVATE_CRT</text:p>
      <table:table table:name="Table4" table:style-name="Table4">
        <table:table-column table:style-name="Table4.A" table:number-columns-repeated="4"/>
        <table:table-column table:style-name="Table4.E" table:number-columns-repeated="3"/>
        <table:table-column table:style-name="Table4.H"/>
        <table:table-row>
          <table:table-cell table:style-name="Table4.A1" office:value-type="string">
            <text:p text:style-name="P54"/>
          </table:table-cell>
          <table:table-cell table:style-name="Table4.B1" office:value-type="string">
            <text:p text:style-name="P55"/>
            <text:p text:style-name="P55">Blob</text:p>
            <text:p text:style-name="P55"><text:s/></text:p>
          </table:table-cell>
          <table:table-cell table:style-name="Table4.B1" office:value-type="string">
            <text:p text:style-name="P56">Header</text:p>
          </table:table-cell>
          <table:table-cell table:style-name="Table4.D1" office:value-type="string">
            <text:p text:style-name="P54"/>
          </table:table-cell>
          <table:table-cell table:style-name="Table4.E1" table:number-columns-spanned="3" office:value-type="string">
            <text:p text:style-name="P54"/>
          </table:table-cell>
          <table:covered-table-cell/>
          <table:covered-table-cell/>
          <table:table-cell office:value-type="string">
            <text:p text:style-name="P57"/>
          </table:table-cell>
        </table:table-row>
        <table:table-row>
          <table:table-cell table:style-name="Table4.A2" table:number-columns-spanned="2" office:value-type="string">
            <text:p text:style-name="P58">P</text:p>
          </table:table-cell>
          <table:covered-table-cell/>
          <table:table-cell table:style-name="Table4.C2" table:number-columns-spanned="2" office:value-type="string">
            <text:p text:style-name="P54">Size</text:p>
          </table:table-cell>
          <table:covered-table-cell/>
          <table:table-cell table:style-name="Table4.A1" office:value-type="string">
            <text:p text:style-name="P54"/>
          </table:table-cell>
          <table:table-cell table:style-name="Table4.B1" office:value-type="string">
            <text:p text:style-name="P59">. . .</text:p>
            <text:p text:style-name="P59">P Value</text:p>
            <text:p text:style-name="P59">. . .</text:p>
          </table:table-cell>
          <table:table-cell table:style-name="Table4.D1" table:number-columns-spanned="2" office:value-type="string">
            <text:p text:style-name="P54"/>
          </table:table-cell>
          <table:covered-table-cell/>
        </table:table-row>
        <table:table-row>
          <table:table-cell table:style-name="Table4.A2" table:number-columns-spanned="2" office:value-type="string">
            <text:p text:style-name="P58">Q</text:p>
          </table:table-cell>
          <table:covered-table-cell/>
          <table:table-cell table:style-name="Table4.C2" table:number-columns-spanned="2" office:value-type="string">
            <text:p text:style-name="P54">Size</text:p>
          </table:table-cell>
          <table:covered-table-cell/>
          <table:table-cell table:style-name="Table4.A1" office:value-type="string">
            <text:p text:style-name="P54"/>
          </table:table-cell>
          <table:table-cell table:style-name="Table4.B1" office:value-type="string">
            <text:p text:style-name="P59">. . .</text:p>
            <text:p text:style-name="P59">Q Value</text:p>
            <text:p text:style-name="P59">. . .</text:p>
          </table:table-cell>
          <table:table-cell table:style-name="Table4.D1" table:number-columns-spanned="2" office:value-type="string">
            <text:p text:style-name="P54"/>
          </table:table-cell>
          <table:covered-table-cell/>
        </table:table-row>
        <table:table-row>
          <table:table-cell table:style-name="Table4.A2" table:number-columns-spanned="2" office:value-type="string">
            <text:p text:style-name="P58">PQ</text:p>
          </table:table-cell>
          <table:covered-table-cell/>
          <table:table-cell table:style-name="Table4.C2" table:number-columns-spanned="2" office:value-type="string">
            <text:p text:style-name="P54">Size</text:p>
          </table:table-cell>
          <table:covered-table-cell/>
          <table:table-cell table:style-name="Table4.A1" office:value-type="string">
            <text:p text:style-name="P54"/>
          </table:table-cell>
          <table:table-cell table:style-name="Table4.B1" office:value-type="string">
            <text:p text:style-name="P59">. . .</text:p>
            <text:p text:style-name="P59">PQ Value</text:p>
            <text:p text:style-name="P59">. . .</text:p>
          </table:table-cell>
          <table:table-cell table:style-name="Table4.D1" table:number-columns-spanned="2" office:value-type="string">
            <text:p text:style-name="P54"/>
          </table:table-cell>
          <table:covered-table-cell/>
        </table:table-row>
        <table:table-row>
          <table:table-cell table:style-name="Table4.A2" table:number-columns-spanned="2" office:value-type="string">
            <text:p text:style-name="P58">DP1</text:p>
          </table:table-cell>
          <table:covered-table-cell/>
          <table:table-cell table:style-name="Table4.C2" table:number-columns-spanned="2" office:value-type="string">
            <text:p text:style-name="P54">Size</text:p>
          </table:table-cell>
          <table:covered-table-cell/>
          <table:table-cell table:style-name="Table4.A1" office:value-type="string">
            <text:p text:style-name="P59"/>
          </table:table-cell>
          <table:table-cell table:style-name="Table4.B1" office:value-type="string">
            <text:p text:style-name="P59">. . .</text:p>
            <text:p text:style-name="P59">DP1 Value</text:p>
            <text:p text:style-name="P59">. . .</text:p>
          </table:table-cell>
          <table:table-cell table:style-name="Table4.D1" table:number-columns-spanned="2" office:value-type="string">
            <text:p text:style-name="P59"/>
          </table:table-cell>
          <table:covered-table-cell/>
        </table:table-row>
        <table:table-row>
          <table:table-cell table:style-name="Table4.A2" table:number-columns-spanned="2" office:value-type="string">
            <text:p text:style-name="P58">DQ1</text:p>
          </table:table-cell>
          <table:covered-table-cell/>
          <table:table-cell table:style-name="Table4.C2" table:number-columns-spanned="2" office:value-type="string">
            <text:p text:style-name="P54">Size</text:p>
          </table:table-cell>
          <table:covered-table-cell/>
          <table:table-cell table:style-name="Table4.A1" office:value-type="string">
            <text:p text:style-name="P59"/>
          </table:table-cell>
          <table:table-cell table:style-name="Table4.B1" office:value-type="string">
            <text:p text:style-name="P59">. . .</text:p>
            <text:p text:style-name="P59">DQ1 Value</text:p>
            <text:p text:style-name="P59">. . .</text:p>
          </table:table-cell>
          <table:table-cell table:style-name="Table4.D1" table:number-columns-spanned="2" office:value-type="string">
            <text:p text:style-name="P59"/>
          </table:table-cell>
          <table:covered-table-cell/>
        </table:table-row>
      </table:table>
      <text:p text:style-name="P54"/>
      <text:p text:style-name="P6"/>
      <text:p text:style-name="P6"/>
      <text:p text:style-name="P53">Key Type RSA_PRIVATE</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column table:style-name="Table5.H"/>
        <table:table-row>
          <table:table-cell table:style-name="Table5.A1" office:value-type="string">
            <text:p text:style-name="P60"/>
          </table:table-cell>
          <table:table-cell table:style-name="Table5.B1" office:value-type="string">
            <text:p text:style-name="P61"/>
            <text:p text:style-name="P61">Blob</text:p>
            <text:p text:style-name="P61"><text:s/></text:p>
          </table:table-cell>
          <table:table-cell table:style-name="Table5.B1" office:value-type="string">
            <text:p text:style-name="P62">Header</text:p>
          </table:table-cell>
          <table:table-cell table:style-name="Table5.D1" office:value-type="string">
            <text:p text:style-name="P60"/>
          </table:table-cell>
          <table:table-cell table:style-name="Table5.E1" table:number-columns-spanned="3" office:value-type="string">
            <text:p text:style-name="P60"/>
          </table:table-cell>
          <table:covered-table-cell/>
          <table:covered-table-cell/>
          <table:table-cell office:value-type="string">
            <text:p text:style-name="P57"/>
          </table:table-cell>
        </table:table-row>
        <table:table-row>
          <table:table-cell table:style-name="Table5.A2" table:number-columns-spanned="2" office:value-type="string">
            <text:p text:style-name="P63">Mod</text:p>
          </table:table-cell>
          <table:covered-table-cell/>
          <table:table-cell table:style-name="Table5.C2" table:number-columns-spanned="2" office:value-type="string">
            <text:p text:style-name="P60">Size</text:p>
          </table:table-cell>
          <table:covered-table-cell/>
          <table:table-cell table:style-name="Table5.A1" office:value-type="string">
            <text:p text:style-name="P60"/>
          </table:table-cell>
          <table:table-cell table:style-name="Table5.B1" office:value-type="string">
            <text:p text:style-name="P64">. . .</text:p>
            <text:p text:style-name="P64">Modulus Value</text:p>
            <text:p text:style-name="P64">. . .</text:p>
          </table:table-cell>
          <table:table-cell table:style-name="Table5.D1" table:number-columns-spanned="2" office:value-type="string">
            <text:p text:style-name="P60"/>
          </table:table-cell>
          <table:covered-table-cell/>
        </table:table-row>
        <table:table-row>
          <table:table-cell table:style-name="Table5.A2" table:number-columns-spanned="2" office:value-type="string">
            <text:p text:style-name="P63">Prv Exp</text:p>
          </table:table-cell>
          <table:covered-table-cell/>
          <table:table-cell table:style-name="Table5.C2" table:number-columns-spanned="2" office:value-type="string">
            <text:p text:style-name="P60">Size</text:p>
          </table:table-cell>
          <table:covered-table-cell/>
          <table:table-cell table:style-name="Table5.A2" office:value-type="string">
            <text:p text:style-name="P63">Private</text:p>
          </table:table-cell>
          <table:table-cell table:style-name="Table5.B1" office:value-type="string">
            <text:p text:style-name="P64">. . .</text:p>
            <text:p text:style-name="P64">Exponent</text:p>
            <text:p text:style-name="P64">. . .</text:p>
          </table:table-cell>
          <table:table-cell table:style-name="Table5.C2" table:number-columns-spanned="2" office:value-type="string">
            <text:p text:style-name="P60">Value</text:p>
          </table:table-cell>
          <table:covered-table-cell/>
        </table:table-row>
      </table:table>
      <text:p text:style-name="P35"/>
      <text:p text:style-name="P65">Key Type RSA_PUBLIC</text:p>
      <table:table table:name="Table6" table:style-name="Table6">
        <table:table-column table:style-name="Table6.A"/>
        <table:table-column table:style-name="Table6.B"/>
        <table:table-column table:style-name="Table6.C" table:number-columns-repeated="2"/>
        <table:table-column table:style-name="Table6.E"/>
        <table:table-column table:style-name="Table6.F"/>
        <table:table-column table:style-name="Table6.G"/>
        <table:table-column table:style-name="Table6.H"/>
        <table:table-row>
          <table:table-cell table:style-name="Table6.A1" office:value-type="string">
            <text:p text:style-name="P66"/>
          </table:table-cell>
          <table:table-cell table:style-name="Table6.B1" office:value-type="string">
            <text:p text:style-name="P67"/>
            <text:p text:style-name="P67">Blob</text:p>
            <text:p text:style-name="P67"><text:s/></text:p>
          </table:table-cell>
          <table:table-cell table:style-name="Table6.B1" office:value-type="string">
            <text:p text:style-name="P68">Header</text:p>
          </table:table-cell>
          <table:table-cell table:style-name="Table6.D1" office:value-type="string">
            <text:p text:style-name="P66"/>
          </table:table-cell>
          <table:table-cell table:style-name="Table6.E1" table:number-columns-spanned="3" office:value-type="string">
            <text:p text:style-name="P66"/>
          </table:table-cell>
          <table:covered-table-cell/>
          <table:covered-table-cell/>
          <table:table-cell office:value-type="string">
            <text:p text:style-name="P57"/>
          </table:table-cell>
        </table:table-row>
        <table:table-row>
          <table:table-cell table:style-name="Table6.A2" table:number-columns-spanned="2" office:value-type="string">
            <text:p text:style-name="P69">Mod</text:p>
          </table:table-cell>
          <table:covered-table-cell/>
          <table:table-cell table:style-name="Table6.C2" table:number-columns-spanned="2" office:value-type="string">
            <text:p text:style-name="P66">Size</text:p>
          </table:table-cell>
          <table:covered-table-cell/>
          <table:table-cell table:style-name="Table6.A1" office:value-type="string">
            <text:p text:style-name="P66"/>
          </table:table-cell>
          <table:table-cell table:style-name="Table6.B1" office:value-type="string">
            <text:p text:style-name="P70">. . .</text:p>
            <text:p text:style-name="P70">Modulus Value</text:p>
            <text:p text:style-name="P70">. . .</text:p>
          </table:table-cell>
          <table:table-cell table:style-name="Table6.D1" table:number-columns-spanned="2" office:value-type="string">
            <text:p text:style-name="P66"/>
          </table:table-cell>
          <table:covered-table-cell/>
        </table:table-row>
        <table:table-row>
          <table:table-cell table:style-name="Table6.A2" table:number-columns-spanned="2" office:value-type="string">
            <text:p text:style-name="P69">Pub Exp</text:p>
          </table:table-cell>
          <table:covered-table-cell/>
          <table:table-cell table:style-name="Table6.C2" table:number-columns-spanned="2" office:value-type="string">
            <text:p text:style-name="P66">Size</text:p>
          </table:table-cell>
          <table:covered-table-cell/>
          <table:table-cell table:style-name="Table6.A2" office:value-type="string">
            <text:p text:style-name="P69">Public</text:p>
          </table:table-cell>
          <table:table-cell table:style-name="Table6.B1" office:value-type="string">
            <text:p text:style-name="P70">. . .</text:p>
            <text:p text:style-name="P70">Exponent</text:p>
            <text:p text:style-name="P70">. . .</text:p>
          </table:table-cell>
          <table:table-cell table:style-name="Table6.C2" table:number-columns-spanned="2" office:value-type="string">
            <text:p text:style-name="P66">Value</text:p>
          </table:table-cell>
          <table:covered-table-cell/>
        </table:table-row>
      </table:table>
      <text:p text:style-name="P22"/>
      <text:p text:style-name="P71"/>
      <text:h text:style-name="Heading_20_4" text:outline-level="4">DSA KeyBlob Definitions</text:h>
      <text:p text:style-name="P71"/>
      <text:p text:style-name="P24">In the following Key Blob definitions, names of key components follow the same</text:p>
      <text:p text:style-name="P24">conventions as specified in JavaCard 2.1.1 API.</text:p>
      <text:p text:style-name="P24"/>
      <text:p text:style-name="P65">Key Type DSA_PRIVATE</text:p>
      <table:table table:name="Table7" table:style-name="Table7">
        <table:table-column table:style-name="Table7.A"/>
        <table:table-column table:style-name="Table7.B"/>
        <table:table-column table:style-name="Table7.C" table:number-columns-repeated="2"/>
        <table:table-column table:style-name="Table7.E"/>
        <table:table-column table:style-name="Table7.F"/>
        <table:table-column table:style-name="Table7.G"/>
        <table:table-column table:style-name="Table7.H"/>
        <table:table-row>
          <table:table-cell table:style-name="Table7.A1" office:value-type="string">
            <text:p text:style-name="P72"/>
          </table:table-cell>
          <table:table-cell table:style-name="Table7.B1" office:value-type="string">
            <text:p text:style-name="P73"/>
            <text:p text:style-name="P73">Blob</text:p>
            <text:p text:style-name="P73"><text:s/></text:p>
          </table:table-cell>
          <table:table-cell table:style-name="Table7.B1" office:value-type="string">
            <text:p text:style-name="P74">Header</text:p>
          </table:table-cell>
          <table:table-cell table:style-name="Table7.D1" office:value-type="string">
            <text:p text:style-name="P72"/>
          </table:table-cell>
          <table:table-cell table:style-name="Table7.E1" table:number-columns-spanned="3" office:value-type="string">
            <text:p text:style-name="P72"/>
          </table:table-cell>
          <table:covered-table-cell/>
          <table:covered-table-cell/>
          <table:table-cell office:value-type="string">
            <text:p text:style-name="P57"/>
          </table:table-cell>
        </table:table-row>
        <table:table-row>
          <table:table-cell table:style-name="Table7.A2" table:number-columns-spanned="2" office:value-type="string">
            <text:p text:style-name="P75">G</text:p>
          </table:table-cell>
          <table:covered-table-cell/>
          <table:table-cell table:style-name="Table7.C2" table:number-columns-spanned="2" office:value-type="string">
            <text:p text:style-name="P72">Size</text:p>
          </table:table-cell>
          <table:covered-table-cell/>
          <table:table-cell table:style-name="Table7.A1" office:value-type="string">
            <text:p text:style-name="P72"/>
          </table:table-cell>
          <table:table-cell table:style-name="Table7.B1" office:value-type="string">
            <text:p text:style-name="P76">. . .</text:p>
            <text:p text:style-name="P76">G Value</text:p>
            <text:p text:style-name="P76">. . .</text:p>
          </table:table-cell>
          <table:table-cell table:style-name="Table7.D1" table:number-columns-spanned="2" office:value-type="string">
            <text:p text:style-name="P72"/>
          </table:table-cell>
          <table:covered-table-cell/>
        </table:table-row>
        <table:table-row>
          <table:table-cell table:style-name="Table7.A2" table:number-columns-spanned="2" office:value-type="string">
            <text:p text:style-name="P75">P</text:p>
          </table:table-cell>
          <table:covered-table-cell/>
          <table:table-cell table:style-name="Table7.C2" table:number-columns-spanned="2" office:value-type="string">
            <text:p text:style-name="P72">Size</text:p>
          </table:table-cell>
          <table:covered-table-cell/>
          <table:table-cell table:style-name="Table7.A1" office:value-type="string">
            <text:p text:style-name="P72"/>
          </table:table-cell>
          <table:table-cell table:style-name="Table7.B1" office:value-type="string">
            <text:p text:style-name="P76">. . .</text:p>
            <text:p text:style-name="P76">P Value</text:p>
            <text:p text:style-name="P76">. . .</text:p>
          </table:table-cell>
          <table:table-cell table:style-name="Table7.D1" table:number-columns-spanned="2" office:value-type="string">
            <text:p text:style-name="P72"/>
          </table:table-cell>
          <table:covered-table-cell/>
        </table:table-row>
        <table:table-row>
          <table:table-cell table:style-name="Table7.A2" table:number-columns-spanned="2" office:value-type="string">
            <text:p text:style-name="P75">Q</text:p>
          </table:table-cell>
          <table:covered-table-cell/>
          <table:table-cell table:style-name="Table7.C2" table:number-columns-spanned="2" office:value-type="string">
            <text:p text:style-name="P72">Size</text:p>
          </table:table-cell>
          <table:covered-table-cell/>
          <table:table-cell table:style-name="Table7.A1" office:value-type="string">
            <text:p text:style-name="P72"/>
          </table:table-cell>
          <table:table-cell table:style-name="Table7.B1" office:value-type="string">
            <text:p text:style-name="P76">. . .</text:p>
            <text:p text:style-name="P76">Q Value</text:p>
            <text:p text:style-name="P76">. . .</text:p>
          </table:table-cell>
          <table:table-cell table:style-name="Table7.D1" table:number-columns-spanned="2" office:value-type="string">
            <text:p text:style-name="P72"/>
          </table:table-cell>
          <table:covered-table-cell/>
        </table:table-row>
        <table:table-row>
          <table:table-cell table:style-name="Table7.A2" table:number-columns-spanned="2" office:value-type="string">
            <text:p text:style-name="P75">X</text:p>
          </table:table-cell>
          <table:covered-table-cell/>
          <table:table-cell table:style-name="Table7.C2" table:number-columns-spanned="2" office:value-type="string">
            <text:p text:style-name="P72">Size</text:p>
          </table:table-cell>
          <table:covered-table-cell/>
          <table:table-cell table:style-name="Table7.A1" office:value-type="string">
            <text:p text:style-name="P76"/>
          </table:table-cell>
          <table:table-cell table:style-name="Table7.B1" office:value-type="string">
            <text:p text:style-name="P76">. . .</text:p>
            <text:p text:style-name="P76">X Value</text:p>
            <text:p text:style-name="P76">. . .</text:p>
          </table:table-cell>
          <table:table-cell table:style-name="Table7.D1" table:number-columns-spanned="2" office:value-type="string">
            <text:p text:style-name="P76"/>
          </table:table-cell>
          <table:covered-table-cell/>
        </table:table-row>
      </table:table>
      <text:p text:style-name="P65">Key Type DSA_PUBLIC</text:p>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column table:style-name="Table8.G"/>
        <table:table-column table:style-name="Table8.H"/>
        <table:table-row>
          <table:table-cell table:style-name="Table8.A1" office:value-type="string">
            <text:p text:style-name="P66"/>
          </table:table-cell>
          <table:table-cell table:style-name="Table8.B1" office:value-type="string">
            <text:p text:style-name="P67"/>
            <text:p text:style-name="P67">Blob</text:p>
            <text:p text:style-name="P67"><text:s/></text:p>
          </table:table-cell>
          <table:table-cell table:style-name="Table8.B1" office:value-type="string">
            <text:p text:style-name="P68">Header</text:p>
          </table:table-cell>
          <table:table-cell table:style-name="Table8.D1" office:value-type="string">
            <text:p text:style-name="P66"/>
          </table:table-cell>
          <table:table-cell table:style-name="Table8.E1" table:number-columns-spanned="3" office:value-type="string">
            <text:p text:style-name="P66"/>
          </table:table-cell>
          <table:covered-table-cell/>
          <table:covered-table-cell/>
          <table:table-cell office:value-type="string">
            <text:p text:style-name="P57"/>
          </table:table-cell>
        </table:table-row>
        <table:table-row>
          <table:table-cell table:style-name="Table8.A2" table:number-columns-spanned="2" office:value-type="string">
            <text:p text:style-name="P69">G</text:p>
          </table:table-cell>
          <table:covered-table-cell/>
          <table:table-cell table:style-name="Table8.C2" table:number-columns-spanned="2" office:value-type="string">
            <text:p text:style-name="P66">Size</text:p>
          </table:table-cell>
          <table:covered-table-cell/>
          <table:table-cell table:style-name="Table8.A1" office:value-type="string">
            <text:p text:style-name="P66"/>
          </table:table-cell>
          <table:table-cell table:style-name="Table8.B1" office:value-type="string">
            <text:p text:style-name="P70">. . .</text:p>
            <text:p text:style-name="P70">G Value</text:p>
            <text:p text:style-name="P70">. . .</text:p>
          </table:table-cell>
          <table:table-cell table:style-name="Table8.D1" table:number-columns-spanned="2" office:value-type="string">
            <text:p text:style-name="P66"/>
          </table:table-cell>
          <table:covered-table-cell/>
        </table:table-row>
        <table:table-row>
          <table:table-cell table:style-name="Table8.A2" table:number-columns-spanned="2" office:value-type="string">
            <text:p text:style-name="P69">P</text:p>
          </table:table-cell>
          <table:covered-table-cell/>
          <table:table-cell table:style-name="Table8.C2" table:number-columns-spanned="2" office:value-type="string">
            <text:p text:style-name="P66">Size</text:p>
          </table:table-cell>
          <table:covered-table-cell/>
          <table:table-cell table:style-name="Table8.A1" office:value-type="string">
            <text:p text:style-name="P66"/>
          </table:table-cell>
          <table:table-cell table:style-name="Table8.B1" office:value-type="string">
            <text:p text:style-name="P70">. . .</text:p>
            <text:p text:style-name="P70">P Value</text:p>
            <text:p text:style-name="P70">. . .</text:p>
          </table:table-cell>
          <table:table-cell table:style-name="Table8.D1" table:number-columns-spanned="2" office:value-type="string">
            <text:p text:style-name="P66"/>
          </table:table-cell>
          <table:covered-table-cell/>
        </table:table-row>
        <table:table-row>
          <table:table-cell table:style-name="Table8.A2" table:number-columns-spanned="2" office:value-type="string">
            <text:p text:style-name="P69">Q</text:p>
          </table:table-cell>
          <table:covered-table-cell/>
          <table:table-cell table:style-name="Table8.C2" table:number-columns-spanned="2" office:value-type="string">
            <text:p text:style-name="P66">Size</text:p>
          </table:table-cell>
          <table:covered-table-cell/>
          <table:table-cell table:style-name="Table8.A1" office:value-type="string">
            <text:p text:style-name="P66"/>
          </table:table-cell>
          <table:table-cell table:style-name="Table8.B1" office:value-type="string">
            <text:p text:style-name="P70">. . .</text:p>
            <text:p text:style-name="P70">Q Value</text:p>
            <text:p text:style-name="P70">. . .</text:p>
          </table:table-cell>
          <table:table-cell table:style-name="Table8.D1" table:number-columns-spanned="2" office:value-type="string">
            <text:p text:style-name="P66"/>
          </table:table-cell>
          <table:covered-table-cell/>
        </table:table-row>
        <table:table-row>
          <table:table-cell table:style-name="Table8.A2" table:number-columns-spanned="2" office:value-type="string">
            <text:p text:style-name="P69">Y</text:p>
          </table:table-cell>
          <table:covered-table-cell/>
          <table:table-cell table:style-name="Table8.C2" table:number-columns-spanned="2" office:value-type="string">
            <text:p text:style-name="P66">Size</text:p>
          </table:table-cell>
          <table:covered-table-cell/>
          <table:table-cell table:style-name="Table8.A1" office:value-type="string">
            <text:p text:style-name="P70"/>
          </table:table-cell>
          <table:table-cell table:style-name="Table8.B1" office:value-type="string">
            <text:p text:style-name="P70">. . .</text:p>
            <text:p text:style-name="P70">Y Value</text:p>
            <text:p text:style-name="P70">. . .</text:p>
          </table:table-cell>
          <table:table-cell table:style-name="Table8.D1" table:number-columns-spanned="2" office:value-type="string">
            <text:p text:style-name="P70"/>
          </table:table-cell>
          <table:covered-table-cell/>
        </table:table-row>
      </table:table>
      <text:p text:style-name="P35"/>
      <text:h text:style-name="Heading_20_4" text:outline-level="4">DES KeyBlob Definitions</text:h>
      <text:p text:style-name="P71"/>
      <text:p text:style-name="P65">Key Type DES</text:p>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column table:style-name="Table9.G"/>
        <table:table-column table:style-name="Table9.H"/>
        <table:table-row>
          <table:table-cell table:style-name="Table9.A1" office:value-type="string">
            <text:p text:style-name="P66"/>
          </table:table-cell>
          <table:table-cell table:style-name="Table9.B1" office:value-type="string">
            <text:p text:style-name="P67"/>
            <text:p text:style-name="P67">Blob</text:p>
            <text:p text:style-name="P67"><text:s/></text:p>
          </table:table-cell>
          <table:table-cell table:style-name="Table9.B1" office:value-type="string">
            <text:p text:style-name="P68">Header</text:p>
          </table:table-cell>
          <table:table-cell table:style-name="Table9.D1" office:value-type="string">
            <text:p text:style-name="P66"/>
          </table:table-cell>
          <table:table-cell table:style-name="Table9.E1" table:number-columns-spanned="3" office:value-type="string">
            <text:p text:style-name="P66"/>
          </table:table-cell>
          <table:covered-table-cell/>
          <table:covered-table-cell/>
          <table:table-cell office:value-type="string">
            <text:p text:style-name="P57"/>
          </table:table-cell>
        </table:table-row>
        <table:table-row>
          <table:table-cell table:style-name="Table9.A2" table:number-columns-spanned="2" office:value-type="string">
            <text:p text:style-name="P69">0x00</text:p>
          </table:table-cell>
          <table:covered-table-cell/>
          <table:table-cell table:style-name="Table9.C2" table:number-columns-spanned="2" office:value-type="string">
            <text:p text:style-name="P66">08</text:p>
          </table:table-cell>
          <table:covered-table-cell/>
          <table:table-cell table:style-name="Table9.A2" office:value-type="string">
            <text:p text:style-name="P69">8 byte</text:p>
          </table:table-cell>
          <table:table-cell table:style-name="Table9.B1" office:value-type="string">
            <text:p text:style-name="P70">. . .</text:p>
            <text:p text:style-name="P70">key</text:p>
            <text:p text:style-name="P70">. . .</text:p>
          </table:table-cell>
          <table:table-cell table:style-name="Table9.C2" table:number-columns-spanned="2" office:value-type="string">
            <text:p text:style-name="P66">value</text:p>
          </table:table-cell>
          <table:covered-table-cell/>
        </table:table-row>
      </table:table>
      <text:p text:style-name="P34"/>
      <text:p text:style-name="P65">Key Type TRIPLE_DES</text:p>
      <table:table table:name="Table10" table:style-name="Table10">
        <table:table-column table:style-name="Table10.A"/>
        <table:table-column table:style-name="Table10.B"/>
        <table:table-column table:style-name="Table10.C" table:number-columns-repeated="2"/>
        <table:table-column table:style-name="Table10.E"/>
        <table:table-column table:style-name="Table10.F"/>
        <table:table-column table:style-name="Table10.G"/>
        <table:table-column table:style-name="Table10.H"/>
        <table:table-row>
          <table:table-cell table:style-name="Table10.A1" office:value-type="string">
            <text:p text:style-name="P66"/>
          </table:table-cell>
          <table:table-cell table:style-name="Table10.B1" office:value-type="string">
            <text:p text:style-name="P67"/>
            <text:p text:style-name="P67">Blob</text:p>
            <text:p text:style-name="P67"><text:s/></text:p>
          </table:table-cell>
          <table:table-cell table:style-name="Table10.B1" office:value-type="string">
            <text:p text:style-name="P68">Header</text:p>
          </table:table-cell>
          <table:table-cell table:style-name="Table10.D1" office:value-type="string">
            <text:p text:style-name="P66"/>
          </table:table-cell>
          <table:table-cell table:style-name="Table10.E1" table:number-columns-spanned="3" office:value-type="string">
            <text:p text:style-name="P66"/>
          </table:table-cell>
          <table:covered-table-cell/>
          <table:covered-table-cell/>
          <table:table-cell office:value-type="string">
            <text:p text:style-name="P57"/>
          </table:table-cell>
        </table:table-row>
        <table:table-row>
          <table:table-cell table:style-name="Table10.A2" table:number-columns-spanned="2" office:value-type="string">
            <text:p text:style-name="P69">0x00</text:p>
          </table:table-cell>
          <table:covered-table-cell/>
          <table:table-cell table:style-name="Table10.C2" table:number-columns-spanned="2" office:value-type="string">
            <text:p text:style-name="P66">10</text:p>
          </table:table-cell>
          <table:covered-table-cell/>
          <table:table-cell table:style-name="Table10.A2" office:value-type="string">
            <text:p text:style-name="P69">16 byte</text:p>
          </table:table-cell>
          <table:table-cell table:style-name="Table10.B1" office:value-type="string">
            <text:p text:style-name="P70">. . .</text:p>
            <text:p text:style-name="P70">key</text:p>
            <text:p text:style-name="P70">. . .</text:p>
          </table:table-cell>
          <table:table-cell table:style-name="Table10.C2" table:number-columns-spanned="2" office:value-type="string">
            <text:p text:style-name="P66">value</text:p>
          </table:table-cell>
          <table:covered-table-cell/>
        </table:table-row>
      </table:table>
      <text:p text:style-name="P34"/>
      <text:p text:style-name="P6"/>
      <text:p text:style-name="P65">Key Type TRIPLE_DES_3KEY</text:p>
      <table:table table:name="Table11" table:style-name="Table11">
        <table:table-column table:style-name="Table11.A"/>
        <table:table-column table:style-name="Table11.B"/>
        <table:table-column table:style-name="Table11.C" table:number-columns-repeated="2"/>
        <table:table-column table:style-name="Table11.E"/>
        <table:table-column table:style-name="Table11.F"/>
        <table:table-column table:style-name="Table11.G"/>
        <table:table-column table:style-name="Table11.H"/>
        <table:table-row>
          <table:table-cell table:style-name="Table11.A1" office:value-type="string">
            <text:p text:style-name="P66"/>
          </table:table-cell>
          <table:table-cell table:style-name="Table11.B1" office:value-type="string">
            <text:p text:style-name="P67"/>
            <text:p text:style-name="P67">Blob</text:p>
            <text:p text:style-name="P67"><text:s/></text:p>
          </table:table-cell>
          <table:table-cell table:style-name="Table11.B1" office:value-type="string">
            <text:p text:style-name="P68">Header</text:p>
          </table:table-cell>
          <table:table-cell table:style-name="Table11.D1" office:value-type="string">
            <text:p text:style-name="P66"/>
          </table:table-cell>
          <table:table-cell table:style-name="Table11.E1" table:number-columns-spanned="3" office:value-type="string">
            <text:p text:style-name="P66"/>
          </table:table-cell>
          <table:covered-table-cell/>
          <table:covered-table-cell/>
          <table:table-cell office:value-type="string">
            <text:p text:style-name="P57"/>
          </table:table-cell>
        </table:table-row>
        <table:table-row>
          <table:table-cell table:style-name="Table11.A2" table:number-columns-spanned="2" office:value-type="string">
            <text:p text:style-name="P69">0x00</text:p>
          </table:table-cell>
          <table:covered-table-cell/>
          <table:table-cell table:style-name="Table11.C2" table:number-columns-spanned="2" office:value-type="string">
            <text:p text:style-name="P66">18</text:p>
          </table:table-cell>
          <table:covered-table-cell/>
          <table:table-cell table:style-name="Table11.A2" office:value-type="string">
            <text:p text:style-name="P69">24 byte</text:p>
          </table:table-cell>
          <table:table-cell table:style-name="Table11.B1" office:value-type="string">
            <text:p text:style-name="P70">. . .</text:p>
            <text:p text:style-name="P70">key</text:p>
            <text:p text:style-name="P70">. . .</text:p>
          </table:table-cell>
          <table:table-cell table:style-name="Table11.C2" table:number-columns-spanned="2" office:value-type="string">
            <text:p text:style-name="P66">value</text:p>
          </table:table-cell>
          <table:covered-table-cell/>
        </table:table-row>
      </table:table>
      <text:p text:style-name="P34"/>
      <text:p text:style-name="P77"/>
      <text:h text:style-name="Heading_20_2" text:outline-level="2"><text:s/>Summary of commands</text:h>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column table:style-name="Table12.G"/>
        <table:table-column table:style-name="Table12.D"/>
        <table:table-column table:style-name="Table12.I"/>
        <table:table-row>
          <table:table-cell table:style-name="Table12.A1" office:value-type="string">
            <text:p text:style-name="P78">Command Name</text:p>
          </table:table-cell>
          <table:table-cell table:style-name="Table12.A1" office:value-type="string">
            <text:p text:style-name="P78">Auth</text:p>
          </table:table-cell>
          <table:table-cell table:style-name="Table12.A1" office:value-type="string">
            <text:p text:style-name="P78">S/R</text:p>
          </table:table-cell>
          <table:table-cell table:style-name="Table12.A1" office:value-type="string">
            <text:p text:style-name="P78">CLA</text:p>
            <text:p text:style-name="P78">(hex)</text:p>
          </table:table-cell>
          <table:table-cell table:style-name="Table12.A1" office:value-type="string">
            <text:p text:style-name="P78">INS</text:p>
            <text:p text:style-name="P78">(hex)</text:p>
          </table:table-cell>
          <table:table-cell table:style-name="Table12.A1" office:value-type="string">
            <text:p text:style-name="P78">P1</text:p>
          </table:table-cell>
          <table:table-cell table:style-name="Table12.A1" office:value-type="string">
            <text:p text:style-name="P78">P2</text:p>
          </table:table-cell>
          <table:table-cell table:style-name="Table12.A1" office:value-type="string">
            <text:p text:style-name="P78">P3</text:p>
          </table:table-cell>
          <table:table-cell table:style-name="Table12.I1" office:value-type="string">
            <text:p text:style-name="P78">Data</text:p>
          </table:table-cell>
        </table:table-row>
        <table:table-row>
          <table:table-cell table:style-name="Table12.A2" table:number-columns-spanned="9" office:value-type="string">
            <text:p text:style-name="P79">Key Handling Commands</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80">StartEnrollment</text:p>
          </table:table-cell>
          <table:table-cell table:style-name="Table12.A3" office:value-type="string">
            <text:p text:style-name="P80">S</text:p>
          </table:table-cell>
          <table:table-cell table:style-name="Table12.A3" office:value-type="string">
            <text:p text:style-name="P80">S</text:p>
          </table:table-cell>
          <table:table-cell table:style-name="Table12.A3" office:value-type="string">
            <text:p text:style-name="P80">84</text:p>
          </table:table-cell>
          <table:table-cell table:style-name="Table12.A3" office:value-type="string">
            <text:p text:style-name="P80">0C</text:p>
          </table:table-cell>
          <table:table-cell table:style-name="Table12.A3" office:value-type="string">
            <text:p text:style-name="P80">User/PrvKey</text:p>
          </table:table-cell>
          <table:table-cell table:style-name="Table12.A3" office:value-type="string">
            <text:p text:style-name="P80">Usage/PubKey</text:p>
          </table:table-cell>
          <table:table-cell table:style-name="Table12.A3" office:value-type="string">
            <text:p text:style-name="P80">Size</text:p>
          </table:table-cell>
          <table:table-cell table:style-name="Table12.A2" office:value-type="string">
            <text:p text:style-name="P80">Params</text:p>
          </table:table-cell>
        </table:table-row>
        <table:table-row>
          <table:table-cell table:style-name="Table12.A3" office:value-type="string">
            <text:p text:style-name="P81">ImportKeyEncrypted</text:p>
          </table:table-cell>
          <table:table-cell table:style-name="Table12.A3" office:value-type="string">
            <text:p text:style-name="P80">S</text:p>
          </table:table-cell>
          <table:table-cell table:style-name="Table12.A3" office:value-type="string">
            <text:p text:style-name="P80">S</text:p>
          </table:table-cell>
          <table:table-cell table:style-name="Table12.A3" office:value-type="string">
            <text:p text:style-name="P80">84</text:p>
          </table:table-cell>
          <table:table-cell table:style-name="Table12.A3" office:value-type="string">
            <text:p text:style-name="P80">0A</text:p>
          </table:table-cell>
          <table:table-cell table:style-name="Table12.A3" office:value-type="string">
            <text:p text:style-name="P80">User/PrvKey</text:p>
          </table:table-cell>
          <table:table-cell table:style-name="Table12.A3" office:value-type="string">
            <text:p text:style-name="P80">Usage/Pubkey</text:p>
          </table:table-cell>
          <table:table-cell table:style-name="Table12.A3" office:value-type="string">
            <text:p text:style-name="P80">Size</text:p>
          </table:table-cell>
          <table:table-cell table:style-name="Table12.A2" office:value-type="string">
            <text:p text:style-name="P80">Params</text:p>
          </table:table-cell>
        </table:table-row>
        <table:table-row>
          <table:table-cell table:style-name="Table12.A3" office:value-type="string">
            <text:p text:style-name="P80">ImportKey</text:p>
          </table:table-cell>
          <table:table-cell table:style-name="Table12.A3" office:value-type="string">
            <text:p text:style-name="P80">A</text:p>
          </table:table-cell>
          <table:table-cell table:style-name="Table12.A3" office:value-type="string">
            <text:p text:style-name="P80">S</text:p>
          </table:table-cell>
          <table:table-cell table:style-name="Table12.A3" office:value-type="string">
            <text:p text:style-name="P80">B0/84</text:p>
          </table:table-cell>
          <table:table-cell table:style-name="Table12.A3" office:value-type="string">
            <text:p text:style-name="P80">32</text:p>
          </table:table-cell>
          <table:table-cell table:style-name="Table12.A3" office:value-type="string">
            <text:p text:style-name="P80">Key N.</text:p>
          </table:table-cell>
          <table:table-cell table:style-name="Table12.A3" office:value-type="string">
            <text:p text:style-name="P80">0x00</text:p>
          </table:table-cell>
          <table:table-cell table:style-name="Table12.A3" office:value-type="string">
            <text:p text:style-name="P80">Size</text:p>
          </table:table-cell>
          <table:table-cell table:style-name="Table12.A2" office:value-type="string">
            <text:p text:style-name="P80">Import Params</text:p>
          </table:table-cell>
        </table:table-row>
        <table:table-row>
          <table:table-cell table:style-name="Table12.A3" office:value-type="string">
            <text:p text:style-name="P80">ComputeCrypt</text:p>
          </table:table-cell>
          <table:table-cell table:style-name="Table12.A3" office:value-type="string">
            <text:p text:style-name="P80">A</text:p>
          </table:table-cell>
          <table:table-cell table:style-name="Table12.A3" office:value-type="string">
            <text:p text:style-name="P80">S</text:p>
          </table:table-cell>
          <table:table-cell table:style-name="Table12.A3" office:value-type="string">
            <text:p text:style-name="P80">B0/84</text:p>
          </table:table-cell>
          <table:table-cell table:style-name="Table12.A3" office:value-type="string">
            <text:p text:style-name="P80">36</text:p>
          </table:table-cell>
          <table:table-cell table:style-name="Table12.A3" office:value-type="string">
            <text:p text:style-name="P80">Key N.</text:p>
          </table:table-cell>
          <table:table-cell table:style-name="Table12.A3" office:value-type="string">
            <text:p text:style-name="P80">Operation</text:p>
          </table:table-cell>
          <table:table-cell table:style-name="Table12.A3" office:value-type="string">
            <text:p text:style-name="P80">Size</text:p>
          </table:table-cell>
          <table:table-cell table:style-name="Table12.A2" office:value-type="string">
            <text:p text:style-name="P80">Ext Data</text:p>
          </table:table-cell>
        </table:table-row>
        <table:table-row>
          <table:table-cell table:style-name="Table12.A3" office:value-type="string">
            <text:p text:style-name="P80">ListKeys</text:p>
          </table:table-cell>
          <table:table-cell table:style-name="Table12.A3" office:value-type="string">
            <text:p text:style-name="P80">N</text:p>
          </table:table-cell>
          <table:table-cell table:style-name="Table12.A3" office:value-type="string">
            <text:p text:style-name="P80">S</text:p>
          </table:table-cell>
          <table:table-cell table:style-name="Table12.A3" office:value-type="string">
            <text:p text:style-name="P80">B0</text:p>
          </table:table-cell>
          <table:table-cell table:style-name="Table12.A3" office:value-type="string">
            <text:p text:style-name="P80">3A</text:p>
          </table:table-cell>
          <table:table-cell table:style-name="Table12.A3" office:value-type="string">
            <text:p text:style-name="P80">Seq Option</text:p>
          </table:table-cell>
          <table:table-cell table:style-name="Table12.A3" office:value-type="string">
            <text:p text:style-name="P80">0x00</text:p>
          </table:table-cell>
          <table:table-cell table:style-name="Table12.A3" office:value-type="string">
            <text:p text:style-name="P80">0x0B</text:p>
          </table:table-cell>
          <table:table-cell table:style-name="Table12.A2" office:value-type="string">
            <text:p text:style-name="P80">-</text:p>
          </table:table-cell>
        </table:table-row>
        <table:table-row>
          <table:table-cell table:style-name="Table12.A2" table:number-columns-spanned="9" office:value-type="string">
            <text:p text:style-name="P79">PIN related commands</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80">CreatePIN</text:p>
          </table:table-cell>
          <table:table-cell table:style-name="Table12.A3" office:value-type="string">
            <text:p text:style-name="P80">A</text:p>
          </table:table-cell>
          <table:table-cell table:style-name="Table12.A3" office:value-type="string">
            <text:p text:style-name="P80">S</text:p>
          </table:table-cell>
          <table:table-cell table:style-name="Table12.A3" office:value-type="string">
            <text:p text:style-name="P80">B0/84</text:p>
          </table:table-cell>
          <table:table-cell table:style-name="Table12.A3" office:value-type="string">
            <text:p text:style-name="P80">40</text:p>
          </table:table-cell>
          <table:table-cell table:style-name="Table12.A3" office:value-type="string">
            <text:p text:style-name="P80">PIN N.</text:p>
          </table:table-cell>
          <table:table-cell table:style-name="Table12.A3" office:value-type="string">
            <text:p text:style-name="P80">Max Attempts</text:p>
          </table:table-cell>
          <table:table-cell table:style-name="Table12.A3" office:value-type="string">
            <text:p text:style-name="P80">Size</text:p>
          </table:table-cell>
          <table:table-cell table:style-name="Table12.A2" office:value-type="string">
            <text:p text:style-name="P80">New Pin</text:p>
          </table:table-cell>
        </table:table-row>
        <table:table-row>
          <table:table-cell table:style-name="Table12.A3" office:value-type="string">
            <text:p text:style-name="P80">VerifyPIN</text:p>
          </table:table-cell>
          <table:table-cell table:style-name="Table12.A3" office:value-type="string">
            <text:p text:style-name="P80">X</text:p>
          </table:table-cell>
          <table:table-cell table:style-name="Table12.A3" office:value-type="string">
            <text:p text:style-name="P80">S/R</text:p>
          </table:table-cell>
          <table:table-cell table:style-name="Table12.A3" office:value-type="string">
            <text:p text:style-name="P80">B0</text:p>
          </table:table-cell>
          <table:table-cell table:style-name="Table12.A3" office:value-type="string">
            <text:p text:style-name="P80">42</text:p>
          </table:table-cell>
          <table:table-cell table:style-name="Table12.A3" office:value-type="string">
            <text:p text:style-name="P80">PIN N.</text:p>
          </table:table-cell>
          <table:table-cell table:style-name="Table12.A3" office:value-type="string">
            <text:p text:style-name="P80">0x00</text:p>
          </table:table-cell>
          <table:table-cell table:style-name="Table12.A3" office:value-type="string">
            <text:p text:style-name="P80">Size</text:p>
          </table:table-cell>
          <table:table-cell table:style-name="Table12.A2" office:value-type="string">
            <text:p text:style-name="P80">Params</text:p>
          </table:table-cell>
        </table:table-row>
        <table:table-row>
          <table:table-cell table:style-name="Table12.A3" office:value-type="string">
            <text:p text:style-name="P80">ChangePIN</text:p>
          </table:table-cell>
          <table:table-cell table:style-name="Table12.A3" office:value-type="string">
            <text:p text:style-name="P80">X</text:p>
          </table:table-cell>
          <table:table-cell table:style-name="Table12.A3" office:value-type="string">
            <text:p text:style-name="P80">S</text:p>
          </table:table-cell>
          <table:table-cell table:style-name="Table12.A3" office:value-type="string">
            <text:p text:style-name="P80">B0</text:p>
          </table:table-cell>
          <table:table-cell table:style-name="Table12.A3" office:value-type="string">
            <text:p text:style-name="P80">44</text:p>
          </table:table-cell>
          <table:table-cell table:style-name="Table12.A3" office:value-type="string">
            <text:p text:style-name="P80">PIN N.</text:p>
          </table:table-cell>
          <table:table-cell table:style-name="Table12.A3" office:value-type="string">
            <text:p text:style-name="P80">0x00</text:p>
          </table:table-cell>
          <table:table-cell table:style-name="Table12.A3" office:value-type="string">
            <text:p text:style-name="P80">Size</text:p>
          </table:table-cell>
          <table:table-cell table:style-name="Table12.A2" office:value-type="string">
            <text:p text:style-name="P80">Params</text:p>
          </table:table-cell>
        </table:table-row>
        <table:table-row>
          <table:table-cell table:style-name="Table12.A3" office:value-type="string">
            <text:p text:style-name="P80">ListPINs</text:p>
          </table:table-cell>
          <table:table-cell table:style-name="Table12.A3" office:value-type="string">
            <text:p text:style-name="P80">N</text:p>
          </table:table-cell>
          <table:table-cell table:style-name="Table12.A3" office:value-type="string">
            <text:p text:style-name="P80">R</text:p>
          </table:table-cell>
          <table:table-cell table:style-name="Table12.A3" office:value-type="string">
            <text:p text:style-name="P80">B0</text:p>
          </table:table-cell>
          <table:table-cell table:style-name="Table12.A3" office:value-type="string">
            <text:p text:style-name="P80">48</text:p>
          </table:table-cell>
          <table:table-cell table:style-name="Table12.A3" office:value-type="string">
            <text:p text:style-name="P80">0x00</text:p>
          </table:table-cell>
          <table:table-cell table:style-name="Table12.A3" office:value-type="string">
            <text:p text:style-name="P80">0x00</text:p>
          </table:table-cell>
          <table:table-cell table:style-name="Table12.A3" office:value-type="string">
            <text:p text:style-name="P80">0x02</text:p>
          </table:table-cell>
          <table:table-cell table:style-name="Table12.A2" office:value-type="string">
            <text:p text:style-name="P80">-</text:p>
          </table:table-cell>
        </table:table-row>
        <table:table-row>
          <table:table-cell table:style-name="Table12.A3" office:value-type="string">
            <text:p text:style-name="P80">SetPIN</text:p>
          </table:table-cell>
          <table:table-cell table:style-name="Table12.A3" office:value-type="string">
            <text:p text:style-name="P80">S</text:p>
          </table:table-cell>
          <table:table-cell table:style-name="Table12.A3" office:value-type="string">
            <text:p text:style-name="P80">S</text:p>
          </table:table-cell>
          <table:table-cell table:style-name="Table12.A3" office:value-type="string">
            <text:p text:style-name="P80">84</text:p>
          </table:table-cell>
          <table:table-cell table:style-name="Table12.A3" office:value-type="string">
            <text:p text:style-name="P80">04</text:p>
          </table:table-cell>
          <table:table-cell table:style-name="Table12.A3" office:value-type="string">
            <text:p text:style-name="P80">PIN N.</text:p>
          </table:table-cell>
          <table:table-cell table:style-name="Table12.A3" office:value-type="string">
            <text:p text:style-name="P80">0x00</text:p>
          </table:table-cell>
          <table:table-cell table:style-name="Table12.A3" office:value-type="string">
            <text:p text:style-name="P80">Size</text:p>
          </table:table-cell>
          <table:table-cell table:style-name="Table12.A2" office:value-type="string">
            <text:p text:style-name="P80">Params</text:p>
          </table:table-cell>
        </table:table-row>
        <table:table-row>
          <table:table-cell table:style-name="Table12.A3" office:value-type="string">
            <text:p text:style-name="P80">Logout</text:p>
          </table:table-cell>
          <table:table-cell table:style-name="Table12.A3" office:value-type="string">
            <text:p text:style-name="P80">P</text:p>
          </table:table-cell>
          <table:table-cell table:style-name="Table12.A3" office:value-type="string">
            <text:p text:style-name="P80">S</text:p>
          </table:table-cell>
          <table:table-cell table:style-name="Table12.A3" office:value-type="string">
            <text:p text:style-name="P80">B0</text:p>
          </table:table-cell>
          <table:table-cell table:style-name="Table12.A3" office:value-type="string">
            <text:p text:style-name="P80">61</text:p>
          </table:table-cell>
          <table:table-cell table:style-name="Table12.A3" office:value-type="string">
            <text:p text:style-name="P80">PIN N.</text:p>
          </table:table-cell>
          <table:table-cell table:style-name="Table12.A3" office:value-type="string">
            <text:p text:style-name="P80">0x00</text:p>
          </table:table-cell>
          <table:table-cell table:style-name="Table12.A3" office:value-type="string">
            <text:p text:style-name="P80">0x00</text:p>
          </table:table-cell>
          <table:table-cell table:style-name="Table12.A2" office:value-type="string">
            <text:p text:style-name="P80">-</text:p>
          </table:table-cell>
        </table:table-row>
        <table:table-row>
          <table:table-cell table:style-name="Table12.A2" table:number-columns-spanned="9" office:value-type="string">
            <text:p text:style-name="P79">Object related commands</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80">CreateObject</text:p>
          </table:table-cell>
          <table:table-cell table:style-name="Table12.A3" office:value-type="string">
            <text:p text:style-name="P80">A</text:p>
          </table:table-cell>
          <table:table-cell table:style-name="Table12.A3" office:value-type="string">
            <text:p text:style-name="P80">S</text:p>
          </table:table-cell>
          <table:table-cell table:style-name="Table12.A3" office:value-type="string">
            <text:p text:style-name="P80">B0/84</text:p>
          </table:table-cell>
          <table:table-cell table:style-name="Table12.A3" office:value-type="string">
            <text:p text:style-name="P80">5A</text:p>
          </table:table-cell>
          <table:table-cell table:style-name="Table12.A3" office:value-type="string">
            <text:p text:style-name="P80">0x00</text:p>
          </table:table-cell>
          <table:table-cell table:style-name="Table12.A3" office:value-type="string">
            <text:p text:style-name="P80">0x00</text:p>
          </table:table-cell>
          <table:table-cell table:style-name="Table12.A3" office:value-type="string">
            <text:p text:style-name="P80">0x0E</text:p>
          </table:table-cell>
          <table:table-cell table:style-name="Table12.A2" office:value-type="string">
            <text:p text:style-name="P80">Create Params</text:p>
          </table:table-cell>
        </table:table-row>
        <table:table-row>
          <table:table-cell table:style-name="Table12.A3" office:value-type="string">
            <text:p text:style-name="P80">DeleteObject</text:p>
          </table:table-cell>
          <table:table-cell table:style-name="Table12.A3" office:value-type="string">
            <text:p text:style-name="P80">A</text:p>
          </table:table-cell>
          <table:table-cell table:style-name="Table12.A3" office:value-type="string">
            <text:p text:style-name="P80">S</text:p>
          </table:table-cell>
          <table:table-cell table:style-name="Table12.A3" office:value-type="string">
            <text:p text:style-name="P80">B0/84</text:p>
          </table:table-cell>
          <table:table-cell table:style-name="Table12.A3" office:value-type="string">
            <text:p text:style-name="P80">53</text:p>
          </table:table-cell>
          <table:table-cell table:style-name="Table12.A3" office:value-type="string">
            <text:p text:style-name="P80">0x00</text:p>
          </table:table-cell>
          <table:table-cell table:style-name="Table12.A3" office:value-type="string">
            <text:p text:style-name="P80">Zero Flag</text:p>
          </table:table-cell>
          <table:table-cell table:style-name="Table12.A3" office:value-type="string">
            <text:p text:style-name="P80">0x04</text:p>
          </table:table-cell>
          <table:table-cell table:style-name="Table12.A2" office:value-type="string">
            <text:p text:style-name="P80">Object ID</text:p>
          </table:table-cell>
        </table:table-row>
        <table:table-row>
          <table:table-cell table:style-name="Table12.A3" office:value-type="string">
            <text:p text:style-name="P80">WriteObject</text:p>
          </table:table-cell>
          <table:table-cell table:style-name="Table12.A3" office:value-type="string">
            <text:p text:style-name="P80">A</text:p>
          </table:table-cell>
          <table:table-cell table:style-name="Table12.A3" office:value-type="string">
            <text:p text:style-name="P80">S</text:p>
          </table:table-cell>
          <table:table-cell table:style-name="Table12.A3" office:value-type="string">
            <text:p text:style-name="P80">B0/84</text:p>
          </table:table-cell>
          <table:table-cell table:style-name="Table12.A3" office:value-type="string">
            <text:p text:style-name="P80">54</text:p>
          </table:table-cell>
          <table:table-cell table:style-name="Table12.A3" office:value-type="string">
            <text:p text:style-name="P80">0x00</text:p>
          </table:table-cell>
          <table:table-cell table:style-name="Table12.A3" office:value-type="string">
            <text:p text:style-name="P80">0x00</text:p>
          </table:table-cell>
          <table:table-cell table:style-name="Table12.A3" office:value-type="string">
            <text:p text:style-name="P80">Size</text:p>
          </table:table-cell>
          <table:table-cell table:style-name="Table12.A2" office:value-type="string">
            <text:p text:style-name="P80">Params</text:p>
          </table:table-cell>
        </table:table-row>
        <table:table-row>
          <table:table-cell table:style-name="Table12.A3" office:value-type="string">
            <text:p text:style-name="P80">Read Object</text:p>
          </table:table-cell>
          <table:table-cell table:style-name="Table12.A3" office:value-type="string">
            <text:p text:style-name="P80">A</text:p>
          </table:table-cell>
          <table:table-cell table:style-name="Table12.A3" office:value-type="string">
            <text:p text:style-name="P80">S/R</text:p>
          </table:table-cell>
          <table:table-cell table:style-name="Table12.A3" office:value-type="string">
            <text:p text:style-name="P80">B0/84</text:p>
          </table:table-cell>
          <table:table-cell table:style-name="Table12.A3" office:value-type="string">
            <text:p text:style-name="P80">56</text:p>
          </table:table-cell>
          <table:table-cell table:style-name="Table12.A3" office:value-type="string">
            <text:p text:style-name="P80">0x00</text:p>
          </table:table-cell>
          <table:table-cell table:style-name="Table12.A3" office:value-type="string">
            <text:p text:style-name="P80">0x00</text:p>
          </table:table-cell>
          <table:table-cell table:style-name="Table12.A3" office:value-type="string">
            <text:p text:style-name="P80">Size</text:p>
          </table:table-cell>
          <table:table-cell table:style-name="Table12.A2" office:value-type="string">
            <text:p text:style-name="P80">Params</text:p>
          </table:table-cell>
        </table:table-row>
        <table:table-row>
          <table:table-cell table:style-name="Table12.A3" office:value-type="string">
            <text:p text:style-name="P80">ReadIOBuffer</text:p>
          </table:table-cell>
          <table:table-cell table:style-name="Table12.A3" office:value-type="string">
            <text:p text:style-name="P80">S</text:p>
          </table:table-cell>
          <table:table-cell table:style-name="Table12.A3" office:value-type="string">
            <text:p text:style-name="P80">S/R</text:p>
          </table:table-cell>
          <table:table-cell table:style-name="Table12.A3" office:value-type="string">
            <text:p text:style-name="P80">84</text:p>
          </table:table-cell>
          <table:table-cell table:style-name="Table12.A3" office:value-type="string">
            <text:p text:style-name="P80">08</text:p>
          </table:table-cell>
          <table:table-cell table:style-name="Table12.A3" office:value-type="string">
            <text:p text:style-name="P80">Data Len</text:p>
          </table:table-cell>
          <table:table-cell table:style-name="Table12.A3" office:value-type="string">
            <text:p text:style-name="P80">0x00</text:p>
          </table:table-cell>
          <table:table-cell table:style-name="Table12.A3" office:value-type="string">
            <text:p text:style-name="P80">0x02</text:p>
          </table:table-cell>
          <table:table-cell table:style-name="Table12.A2" office:value-type="string">
            <text:p text:style-name="P80">Offset</text:p>
          </table:table-cell>
        </table:table-row>
        <table:table-row>
          <table:table-cell table:style-name="Table12.A3" office:value-type="string">
            <text:p text:style-name="P80">ListObjects</text:p>
          </table:table-cell>
          <table:table-cell table:style-name="Table12.A3" office:value-type="string">
            <text:p text:style-name="P80">N</text:p>
          </table:table-cell>
          <table:table-cell table:style-name="Table12.A3" office:value-type="string">
            <text:p text:style-name="P80">R</text:p>
          </table:table-cell>
          <table:table-cell table:style-name="Table12.A3" office:value-type="string">
            <text:p text:style-name="P80">B0</text:p>
          </table:table-cell>
          <table:table-cell table:style-name="Table12.A3" office:value-type="string">
            <text:p text:style-name="P80">58</text:p>
          </table:table-cell>
          <table:table-cell table:style-name="Table12.A3" office:value-type="string">
            <text:p text:style-name="P80">Seq Option</text:p>
          </table:table-cell>
          <table:table-cell table:style-name="Table12.A3" office:value-type="string">
            <text:p text:style-name="P80">0x00</text:p>
          </table:table-cell>
          <table:table-cell table:style-name="Table12.A3" office:value-type="string">
            <text:p text:style-name="P80">0x0E</text:p>
          </table:table-cell>
          <table:table-cell table:style-name="Table12.A2" office:value-type="string">
            <text:p text:style-name="P80"><text:s/>-</text:p>
          </table:table-cell>
        </table:table-row>
        <table:table-row>
          <table:table-cell table:style-name="Table12.A2" table:number-columns-spanned="9" office:value-type="string">
            <text:p text:style-name="P79">Other</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80">GetStatus</text:p>
          </table:table-cell>
          <table:table-cell table:style-name="Table12.A3" office:value-type="string">
            <text:p text:style-name="P80">N</text:p>
          </table:table-cell>
          <table:table-cell table:style-name="Table12.A3" office:value-type="string">
            <text:p text:style-name="P80">R</text:p>
          </table:table-cell>
          <table:table-cell table:style-name="Table12.A3" office:value-type="string">
            <text:p text:style-name="P80">B0</text:p>
          </table:table-cell>
          <table:table-cell table:style-name="Table12.A3" office:value-type="string">
            <text:p text:style-name="P80">3C</text:p>
          </table:table-cell>
          <table:table-cell table:style-name="Table12.A3" office:value-type="string">
            <text:p text:style-name="P80">0x00</text:p>
          </table:table-cell>
          <table:table-cell table:style-name="Table12.A3" office:value-type="string">
            <text:p text:style-name="P80">0x00</text:p>
          </table:table-cell>
          <table:table-cell table:style-name="Table12.A3" office:value-type="string">
            <text:p text:style-name="P80">Size</text:p>
          </table:table-cell>
          <table:table-cell table:style-name="Table12.A2" office:value-type="string">
            <text:p text:style-name="P80"><text:s/>-</text:p>
          </table:table-cell>
        </table:table-row>
        <table:table-row>
          <table:table-cell table:style-name="Table12.A3" office:value-type="string">
            <text:p text:style-name="P80">Noop</text:p>
          </table:table-cell>
          <table:table-cell table:style-name="Table12.A3" office:value-type="string">
            <text:p text:style-name="P80">N</text:p>
          </table:table-cell>
          <table:table-cell table:style-name="Table12.A3" office:value-type="string">
            <text:p text:style-name="P80">S</text:p>
          </table:table-cell>
          <table:table-cell table:style-name="Table12.A3" office:value-type="string">
            <text:p text:style-name="P80">B0</text:p>
          </table:table-cell>
          <table:table-cell table:style-name="Table12.A3" office:value-type="string">
            <text:p text:style-name="P80">71</text:p>
          </table:table-cell>
          <table:table-cell table:style-name="Table12.A3" office:value-type="string">
            <text:p text:style-name="P80">0x00</text:p>
          </table:table-cell>
          <table:table-cell table:style-name="Table12.A3" office:value-type="string">
            <text:p text:style-name="P80">0x00</text:p>
          </table:table-cell>
          <table:table-cell table:style-name="Table12.A3" office:value-type="string">
            <text:p text:style-name="P80">0x00</text:p>
          </table:table-cell>
          <table:table-cell table:style-name="Table12.A2" office:value-type="string">
            <text:p text:style-name="P80"><text:s/>-</text:p>
          </table:table-cell>
        </table:table-row>
        <table:table-row>
          <table:table-cell table:style-name="Table12.A3" office:value-type="string">
            <text:p text:style-name="P80">GetBuildID</text:p>
          </table:table-cell>
          <table:table-cell table:style-name="Table12.A3" office:value-type="string">
            <text:p text:style-name="P80">N</text:p>
          </table:table-cell>
          <table:table-cell table:style-name="Table12.A3" office:value-type="string">
            <text:p text:style-name="P80">R</text:p>
          </table:table-cell>
          <table:table-cell table:style-name="Table12.A3" office:value-type="string">
            <text:p text:style-name="P80">B0</text:p>
          </table:table-cell>
          <table:table-cell table:style-name="Table12.A3" office:value-type="string">
            <text:p text:style-name="P80">70</text:p>
          </table:table-cell>
          <table:table-cell table:style-name="Table12.A3" office:value-type="string">
            <text:p text:style-name="P80">0x00</text:p>
          </table:table-cell>
          <table:table-cell table:style-name="Table12.A3" office:value-type="string">
            <text:p text:style-name="P80">0x00</text:p>
          </table:table-cell>
          <table:table-cell table:style-name="Table12.A3" office:value-type="string">
            <text:p text:style-name="P80">0x04</text:p>
          </table:table-cell>
          <table:table-cell table:style-name="Table12.A2" office:value-type="string">
            <text:p text:style-name="P80"><text:s/>-</text:p>
          </table:table-cell>
        </table:table-row>
        <table:table-row>
          <table:table-cell table:style-name="Table12.A3" office:value-type="string">
            <text:p text:style-name="P80">GetLifeCycle</text:p>
          </table:table-cell>
          <table:table-cell table:style-name="Table12.A3" office:value-type="string">
            <text:p text:style-name="P80">N</text:p>
          </table:table-cell>
          <table:table-cell table:style-name="Table12.A3" office:value-type="string">
            <text:p text:style-name="P80">R</text:p>
          </table:table-cell>
          <table:table-cell table:style-name="Table12.A3" office:value-type="string">
            <text:p text:style-name="P80">B0</text:p>
          </table:table-cell>
          <table:table-cell table:style-name="Table12.A3" office:value-type="string">
            <text:p text:style-name="P80">F2</text:p>
          </table:table-cell>
          <table:table-cell table:style-name="Table12.A3" office:value-type="string">
            <text:p text:style-name="P80">0x00</text:p>
          </table:table-cell>
          <table:table-cell table:style-name="Table12.A3" office:value-type="string">
            <text:p text:style-name="P80">0x00</text:p>
          </table:table-cell>
          <table:table-cell table:style-name="Table12.A3" office:value-type="string">
            <text:p text:style-name="P80">0x01</text:p>
          </table:table-cell>
          <table:table-cell table:style-name="Table12.A2" office:value-type="string">
            <text:p text:style-name="P80"><text:s/>-</text:p>
          </table:table-cell>
        </table:table-row>
        <table:table-row>
          <table:table-cell table:style-name="Table12.A3" office:value-type="string">
            <text:p text:style-name="P80">SetLifeCycle</text:p>
          </table:table-cell>
          <table:table-cell table:style-name="Table12.A3" office:value-type="string">
            <text:p text:style-name="P80">S</text:p>
          </table:table-cell>
          <table:table-cell table:style-name="Table12.A3" office:value-type="string">
            <text:p text:style-name="P80">S</text:p>
          </table:table-cell>
          <table:table-cell table:style-name="Table12.A3" office:value-type="string">
            <text:p text:style-name="P80">84</text:p>
          </table:table-cell>
          <table:table-cell table:style-name="Table12.A3" office:value-type="string">
            <text:p text:style-name="P80">F0</text:p>
          </table:table-cell>
          <table:table-cell table:style-name="Table12.A3" office:value-type="string">
            <text:p text:style-name="P80">Life Cycle</text:p>
          </table:table-cell>
          <table:table-cell table:style-name="Table12.A3" office:value-type="string">
            <text:p text:style-name="P80">0x00</text:p>
          </table:table-cell>
          <table:table-cell table:style-name="Table12.A3" office:value-type="string">
            <text:p text:style-name="P80">0x00</text:p>
          </table:table-cell>
          <table:table-cell table:style-name="Table12.A2" office:value-type="string">
            <text:p text:style-name="P80"><text:s/>-</text:p>
          </table:table-cell>
        </table:table-row>
        <table:table-row>
          <table:table-cell table:style-name="Table12.A3" office:value-type="string">
            <text:p text:style-name="P80">SeedRandom</text:p>
          </table:table-cell>
          <table:table-cell table:style-name="Table12.A3" office:value-type="string">
            <text:p text:style-name="P82">N</text:p>
          </table:table-cell>
          <table:table-cell table:style-name="Table12.A3" office:value-type="string">
            <text:p text:style-name="P80">S</text:p>
          </table:table-cell>
          <table:table-cell table:style-name="Table12.A3" office:value-type="string">
            <text:p text:style-name="P80">B0</text:p>
          </table:table-cell>
          <table:table-cell table:style-name="Table12.E28" office:value-type="float" office:value="73">
            <text:p text:style-name="P83">73</text:p>
          </table:table-cell>
          <table:table-cell table:style-name="Table12.A3" office:value-type="string">
            <text:p text:style-name="P80">0x00</text:p>
          </table:table-cell>
          <table:table-cell table:style-name="Table12.A3" office:value-type="string">
            <text:p text:style-name="P80">0x00</text:p>
          </table:table-cell>
          <table:table-cell table:style-name="Table12.A3" office:value-type="string">
            <text:p text:style-name="P80">Size</text:p>
          </table:table-cell>
          <table:table-cell table:style-name="Table12.A2" office:value-type="string">
            <text:p text:style-name="P80">Data </text:p>
          </table:table-cell>
        </table:table-row>
        <table:table-row>
          <table:table-cell table:style-name="Table12.A3" office:value-type="string">
            <text:p text:style-name="P80">GetRandom</text:p>
          </table:table-cell>
          <table:table-cell table:style-name="Table12.A3" office:value-type="string">
            <text:p text:style-name="P82">N</text:p>
          </table:table-cell>
          <table:table-cell table:style-name="Table12.A3" office:value-type="string">
            <text:p text:style-name="P80">R</text:p>
          </table:table-cell>
          <table:table-cell table:style-name="Table12.A3" office:value-type="string">
            <text:p text:style-name="P80">B0</text:p>
          </table:table-cell>
          <table:table-cell table:style-name="Table12.E28" office:value-type="float" office:value="72">
            <text:p text:style-name="P83">72</text:p>
          </table:table-cell>
          <table:table-cell table:style-name="Table12.A3" office:value-type="string">
            <text:p text:style-name="P80">0x00</text:p>
          </table:table-cell>
          <table:table-cell table:style-name="Table12.A3" office:value-type="string">
            <text:p text:style-name="P80">0x00</text:p>
          </table:table-cell>
          <table:table-cell table:style-name="Table12.A3" office:value-type="string">
            <text:p text:style-name="P80">Size</text:p>
          </table:table-cell>
          <table:table-cell table:style-name="Table12.A2" office:value-type="string">
            <text:p text:style-name="P80"><text:s/>-</text:p>
          </table:table-cell>
        </table:table-row>
        <table:table-row>
          <table:table-cell table:style-name="Table12.A3" office:value-type="string">
            <text:p text:style-name="P80">GetIssuerInfo</text:p>
          </table:table-cell>
          <table:table-cell table:style-name="Table12.A3" office:value-type="string">
            <text:p text:style-name="P82">N</text:p>
          </table:table-cell>
          <table:table-cell table:style-name="Table12.A3" office:value-type="string">
            <text:p text:style-name="P80">R</text:p>
          </table:table-cell>
          <table:table-cell table:style-name="Table12.A3" office:value-type="string">
            <text:p text:style-name="P80">B0</text:p>
          </table:table-cell>
          <table:table-cell table:style-name="Table12.A3" office:value-type="string">
            <text:p text:style-name="P80">F6</text:p>
          </table:table-cell>
          <table:table-cell table:style-name="Table12.A3" office:value-type="string">
            <text:p text:style-name="P80">0x00</text:p>
          </table:table-cell>
          <table:table-cell table:style-name="Table12.A3" office:value-type="string">
            <text:p text:style-name="P80">0x00</text:p>
          </table:table-cell>
          <table:table-cell table:style-name="Table12.A3" office:value-type="string">
            <text:p text:style-name="P80">0xe0</text:p>
          </table:table-cell>
          <table:table-cell table:style-name="Table12.A2" office:value-type="string">
            <text:p text:style-name="P80"/>
          </table:table-cell>
        </table:table-row>
        <table:table-row>
          <table:table-cell table:style-name="Table12.A3" office:value-type="string">
            <text:p text:style-name="P80">SetIssuerInfo</text:p>
          </table:table-cell>
          <table:table-cell table:style-name="Table12.A3" office:value-type="string">
            <text:p text:style-name="P82">S</text:p>
          </table:table-cell>
          <table:table-cell table:style-name="Table12.A3" office:value-type="string">
            <text:p text:style-name="P80">S</text:p>
          </table:table-cell>
          <table:table-cell table:style-name="Table12.E28" office:value-type="float" office:value="84">
            <text:p text:style-name="P83">84</text:p>
          </table:table-cell>
          <table:table-cell table:style-name="Table12.A3" office:value-type="string">
            <text:p text:style-name="P80">F4</text:p>
          </table:table-cell>
          <table:table-cell table:style-name="Table12.A3" office:value-type="string">
            <text:p text:style-name="P80">0x00</text:p>
          </table:table-cell>
          <table:table-cell table:style-name="Table12.A3" office:value-type="string">
            <text:p text:style-name="P80">0x00</text:p>
          </table:table-cell>
          <table:table-cell table:style-name="Table12.A3" office:value-type="string">
            <text:p text:style-name="P80">0xe0</text:p>
          </table:table-cell>
          <table:table-cell table:style-name="Table12.A2" office:value-type="string">
            <text:p text:style-name="P80">Data </text:p>
          </table:table-cell>
        </table:table-row>
        <table:table-row>
          <table:table-cell table:style-name="Table12.A3" office:value-type="string">
            <text:p text:style-name="P80">GetBuiltinACL</text:p>
          </table:table-cell>
          <table:table-cell table:style-name="Table12.A3" office:value-type="string">
            <text:p text:style-name="P82">N</text:p>
          </table:table-cell>
          <table:table-cell table:style-name="Table12.A3" office:value-type="string">
            <text:p text:style-name="P80">R</text:p>
          </table:table-cell>
          <table:table-cell table:style-name="Table12.A3" office:value-type="string">
            <text:p text:style-name="P80">B0</text:p>
          </table:table-cell>
          <table:table-cell table:style-name="Table12.A3" office:value-type="string">
            <text:p text:style-name="P80">FA</text:p>
          </table:table-cell>
          <table:table-cell table:style-name="Table12.A3" office:value-type="string">
            <text:p text:style-name="P80">0x00</text:p>
          </table:table-cell>
          <table:table-cell table:style-name="Table12.A3" office:value-type="string">
            <text:p text:style-name="P80">0x00</text:p>
          </table:table-cell>
          <table:table-cell table:style-name="Table12.A3" office:value-type="string">
            <text:p text:style-name="P80">0x07</text:p>
          </table:table-cell>
          <table:table-cell table:style-name="Table12.A2" office:value-type="string">
            <text:p text:style-name="P80"/>
          </table:table-cell>
        </table:table-row>
        <table:table-row>
          <table:table-cell table:style-name="Table12.A3" office:value-type="string">
            <text:p text:style-name="P80">SetBuiltinACL</text:p>
          </table:table-cell>
          <table:table-cell table:style-name="Table12.A3" office:value-type="string">
            <text:p text:style-name="P82">S</text:p>
          </table:table-cell>
          <table:table-cell table:style-name="Table12.A3" office:value-type="string">
            <text:p text:style-name="P80">S</text:p>
          </table:table-cell>
          <table:table-cell table:style-name="Table12.E28" office:value-type="float" office:value="84">
            <text:p text:style-name="P83">84</text:p>
          </table:table-cell>
          <table:table-cell table:style-name="Table12.A3" office:value-type="string">
            <text:p text:style-name="P80">F8</text:p>
          </table:table-cell>
          <table:table-cell table:style-name="Table12.A3" office:value-type="string">
            <text:p text:style-name="P80">0x00</text:p>
          </table:table-cell>
          <table:table-cell table:style-name="Table12.A3" office:value-type="string">
            <text:p text:style-name="P80">0x00</text:p>
          </table:table-cell>
          <table:table-cell table:style-name="Table12.A3" office:value-type="string">
            <text:p text:style-name="P80">0x07</text:p>
          </table:table-cell>
          <table:table-cell table:style-name="Table12.A2" office:value-type="string">
            <text:p text:style-name="P80">Data </text:p>
          </table:table-cell>
        </table:table-row>
        <table:table-row>
          <table:table-cell table:style-name="Table12.A2" table:number-columns-spanned="9" office:value-type="string">
            <text:p text:style-name="P79">Secure Channel Setup</text:p>
          </table:table-cell>
          <table:covered-table-cell/>
          <table:covered-table-cell/>
          <table:covered-table-cell/>
          <table:covered-table-cell/>
          <table:covered-table-cell/>
          <table:covered-table-cell/>
          <table:covered-table-cell/>
          <table:covered-table-cell/>
        </table:table-row>
        <table:table-row>
          <table:table-cell table:style-name="Table12.A3" office:value-type="string">
            <text:p text:style-name="P80">InitializeUpdate</text:p>
          </table:table-cell>
          <table:table-cell table:style-name="Table12.A3" office:value-type="string">
            <text:p text:style-name="P80">X</text:p>
          </table:table-cell>
          <table:table-cell table:style-name="Table12.A3" office:value-type="string">
            <text:p text:style-name="P80">S/R</text:p>
          </table:table-cell>
          <table:table-cell table:style-name="Table12.A3" office:value-type="string">
            <text:p text:style-name="P80">80</text:p>
          </table:table-cell>
          <table:table-cell table:style-name="Table12.A3" office:value-type="string">
            <text:p text:style-name="P80">50</text:p>
          </table:table-cell>
          <table:table-cell table:style-name="Table12.A3" office:value-type="string">
            <text:p text:style-name="P80">Key Set</text:p>
          </table:table-cell>
          <table:table-cell table:style-name="Table12.A3" office:value-type="string">
            <text:p text:style-name="P80">Key Index</text:p>
          </table:table-cell>
          <table:table-cell table:style-name="Table12.A3" office:value-type="string">
            <text:p text:style-name="P80">0x08</text:p>
          </table:table-cell>
          <table:table-cell table:style-name="Table12.A2" office:value-type="string">
            <text:p text:style-name="P80">Params</text:p>
          </table:table-cell>
        </table:table-row>
        <table:table-row>
          <table:table-cell table:style-name="Table12.A3" office:value-type="string">
            <text:p text:style-name="P80">ExternalAuthenticate</text:p>
          </table:table-cell>
          <table:table-cell table:style-name="Table12.A3" office:value-type="string">
            <text:p text:style-name="P80">X</text:p>
          </table:table-cell>
          <table:table-cell table:style-name="Table12.A3" office:value-type="string">
            <text:p text:style-name="P80">S</text:p>
          </table:table-cell>
          <table:table-cell table:style-name="Table12.A3" office:value-type="string">
            <text:p text:style-name="P80">84</text:p>
          </table:table-cell>
          <table:table-cell table:style-name="Table12.A3" office:value-type="string">
            <text:p text:style-name="P80">82</text:p>
          </table:table-cell>
          <table:table-cell table:style-name="Table12.A3" office:value-type="string">
            <text:p text:style-name="P80">Sec Level</text:p>
          </table:table-cell>
          <table:table-cell table:style-name="Table12.A3" office:value-type="string">
            <text:p text:style-name="P80">0x00</text:p>
          </table:table-cell>
          <table:table-cell table:style-name="Table12.A3" office:value-type="string">
            <text:p text:style-name="P80">0x0a</text:p>
          </table:table-cell>
          <table:table-cell table:style-name="Table12.A2" office:value-type="string">
            <text:p text:style-name="P80">Params</text:p>
          </table:table-cell>
        </table:table-row>
      </table:table>
      <text:p text:style-name="Standard"/>
      <text:p text:style-name="P84"/>
      <text:p text:style-name="P52">The Auth column is to be interpreted as follows:</text:p>
      <text:list text:style-name="WW8Num5">
        <text:list-item>
          <text:p text:style-name="P85">“A”: Either nonce or secure channel authentication required.</text:p>
        </text:list-item>
        <text:list-item>
          <text:p text:style-name="P85">“S”: Secure channel authentication required</text:p>
        </text:list-item>
        <text:list-item>
          <text:p text:style-name="P85">“P”: Nonce (PIN) authentication required</text:p>
        </text:list-item>
        <text:list-item>
          <text:p text:style-name="P85">“N”: No additional authentication needed for this command.</text:p>
        </text:list-item>
        <text:list-item>
          <text:p text:style-name="P85">“X”: This command is part of an authentication sequence, and special knowledge will be required to complete this command (either a PIN or a key).</text:p>
        </text:list-item>
      </text:list>
      <text:p text:style-name="P24"/>
      <text:p text:style-name="P86"><text:span text:style-name="T13">The </text:span><text:span text:style-name="T22">S/R </text:span><text:span text:style-name="T13">column is to be interpreted as follows:</text:span></text:p>
      <text:list text:style-name="WW8Num17">
        <text:list-item>
          <text:p text:style-name="P87"><text:span text:style-name="T13">“</text:span><text:span text:style-name="T22">S</text:span><text:span text:style-name="T13">”: the command only sends data to the card with the </text:span><text:span text:style-name="T22">APDU</text:span><text:span text:style-name="T13">; the </text:span><text:span text:style-name="T22">P3 </text:span><text:span text:style-name="T13">parameter specifies the amount of sent data</text:span></text:p>
        </text:list-item>
        <text:list-item>
          <text:p text:style-name="P87"><text:span text:style-name="T13">“</text:span><text:span text:style-name="T22">R</text:span><text:span text:style-name="T13">”: the command only expects data to be returned from the card with the response </text:span><text:span text:style-name="T22">APDU</text:span><text:span text:style-name="T13">; the </text:span><text:span text:style-name="T22">P3 </text:span><text:span text:style-name="T13">parameter specifies the maximum amount of expected data</text:span></text:p>
        </text:list-item>
        <text:list-item>
          <text:p text:style-name="P87"><text:span text:style-name="T13">“</text:span><text:span text:style-name="T22">S/R</text:span><text:span text:style-name="T13">”: the command sends data to the card with the </text:span><text:span text:style-name="T22">APDU </text:span><text:span text:style-name="T13">and expects a response to be retrieved with an </text:span><text:span text:style-name="T22">ISO GET_RESPONSE </text:span><text:span text:style-name="T13">command; the </text:span><text:span text:style-name="T22">P3</text:span><text:span text:style-name="T13"> parameter specifies the amount of sent data</text:span></text:p>
        </text:list-item>
      </text:list>
      <text:h text:style-name="P88" text:outline-level="2"><text:s/>Authentication</text:h>
      <text:p text:style-name="P89">Commands that require authentication modify their APDUs before sending them to the applet. Secure channel authentication adds a MAC at then end of the APDU signed by the Card Manager Auth Key. These commands may also be encrypted by the Card Manager Encryption Key. <text:s/>In the CoolKey infrastructure only the RA holds these keys. These commands are all set using the secure class (0x84). This authentication is documented in the Java Global Platform spec.</text:p>
      <text:p text:style-name="P89"/>
      <text:p text:style-name="P89">CardEdge class commands (0xB0) that require authentication, modify their APDUs by appending an 8-byte nonce, which is returned from VerifyPIN. This nonce is valid until the card is reset, or the application calls Logout.</text:p>
      <text:p text:style-name="P89"/>
      <text:p text:style-name="Standard">In both cases the P3 parameter is modified to include the size of the MAC or nonce. </text:p>
      <text:p text:style-name="Standard"/>
      <text:p text:style-name="Standard">Commands that are denoted ‘X’ above do not have an appended nonce or MAC, but have authentication information embedded in the APDU or the response (a PIN or a signed challenge).</text:p>
      <text:h text:style-name="Heading_20_2" text:outline-level="2"><text:s/>General return codes</text:h>
      <text:p text:style-name="P24">The following table shows all the possible status words returned from the Applet commands, along with a symbolic name and a short description. More specific information about the meaning of error codes is listed on individual function description pages.</text:p>
      <text:p text:style-name="P24"/>
      <text:h text:style-name="Heading_20_4" text:outline-level="4">Return Codes (Status Words)</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90">Value</text:p>
            </table:table-cell>
            <table:table-cell table:style-name="Table13.A1" office:value-type="string">
              <text:p text:style-name="P90">Symbolic Name </text:p>
            </table:table-cell>
            <table:table-cell table:style-name="Table13.C1" office:value-type="string">
              <text:p text:style-name="P90">Description</text:p>
            </table:table-cell>
          </table:table-row>
        </table:table-header-rows>
        <table:table-row>
          <table:table-cell table:style-name="Table13.A2" office:value-type="string">
            <text:p text:style-name="P91">90 00</text:p>
          </table:table-cell>
          <table:table-cell table:style-name="Table13.A2" office:value-type="string">
            <text:p text:style-name="P30">SW_SUCCESS (ISO) </text:p>
          </table:table-cell>
          <table:table-cell table:style-name="Table13.C2" office:value-type="string">
            <text:p text:style-name="P52">Operation successfully completed</text:p>
          </table:table-cell>
        </table:table-row>
        <table:table-row>
          <table:table-cell table:style-name="Table13.A2" office:value-type="string">
            <text:p text:style-name="P91">9C 01</text:p>
          </table:table-cell>
          <table:table-cell table:style-name="Table13.A2" office:value-type="string">
            <text:p text:style-name="P30">SW_NO_MEMORY_LEFT</text:p>
          </table:table-cell>
          <table:table-cell table:style-name="Table13.C2" office:value-type="string">
            <text:p text:style-name="P52">Insufficient memory onto the card to complete the operation</text:p>
          </table:table-cell>
        </table:table-row>
        <table:table-row>
          <table:table-cell table:style-name="Table13.A2" office:value-type="string">
            <text:p text:style-name="P91">9C 02</text:p>
          </table:table-cell>
          <table:table-cell table:style-name="Table13.A2" office:value-type="string">
            <text:p text:style-name="P30">SW_AUTH_FAILED</text:p>
          </table:table-cell>
          <table:table-cell table:style-name="Table13.C2" office:value-type="string">
            <text:p text:style-name="P52">Unsuccessful authentication. Multiple consecutive failures cause the identity to block</text:p>
          </table:table-cell>
        </table:table-row>
        <table:table-row>
          <table:table-cell table:style-name="Table13.A2" office:value-type="string">
            <text:p text:style-name="P92">9C 03</text:p>
          </table:table-cell>
          <table:table-cell table:style-name="Table13.A2" office:value-type="string">
            <text:p text:style-name="P33">SW_OPERATION_NOT_ALLOWED</text:p>
          </table:table-cell>
          <table:table-cell table:style-name="Table13.C2" office:value-type="string">
            <text:p text:style-name="P24">Operation not allowed because of the internal state of the Applet</text:p>
          </table:table-cell>
        </table:table-row>
        <table:table-row>
          <table:table-cell table:style-name="Table13.A2" office:value-type="string">
            <text:p text:style-name="P92">9C 05</text:p>
          </table:table-cell>
          <table:table-cell table:style-name="Table13.A2" office:value-type="string">
            <text:p text:style-name="P33">SW_UNSUPPORTED_FEATURE</text:p>
          </table:table-cell>
          <table:table-cell table:style-name="Table13.C2" office:value-type="string">
            <text:p text:style-name="P24">The requested feature is not supported either by the card or by the Applet</text:p>
          </table:table-cell>
        </table:table-row>
        <table:table-row>
          <table:table-cell table:style-name="Table13.A2" office:value-type="string">
            <text:p text:style-name="P92">9C 06</text:p>
          </table:table-cell>
          <table:table-cell table:style-name="Table13.A2" office:value-type="string">
            <text:p text:style-name="P33">SW_UNAUTHORIZED</text:p>
          </table:table-cell>
          <table:table-cell table:style-name="Table13.C2" office:value-type="string">
            <text:p text:style-name="P24">Logged in identities don’t have enough privileges for the requested operation</text:p>
          </table:table-cell>
        </table:table-row>
        <table:table-row>
          <table:table-cell table:style-name="Table13.A2" office:value-type="string">
            <text:p text:style-name="P92">9C 07</text:p>
          </table:table-cell>
          <table:table-cell table:style-name="Table13.A2" office:value-type="string">
            <text:p text:style-name="P33">SW_OBJECT_NOT_FOUND</text:p>
          </table:table-cell>
          <table:table-cell table:style-name="Table13.C2" office:value-type="string">
            <text:p text:style-name="P24">An object either explicitly or implicitly involved in the operation was not found</text:p>
          </table:table-cell>
        </table:table-row>
        <table:table-row>
          <table:table-cell table:style-name="Table13.A2" office:value-type="string">
            <text:p text:style-name="P92">9C 08</text:p>
          </table:table-cell>
          <table:table-cell table:style-name="Table13.A2" office:value-type="string">
            <text:p text:style-name="P33">SW_OBJ_EXISTS </text:p>
          </table:table-cell>
          <table:table-cell table:style-name="Table13.C2" office:value-type="string">
            <text:p text:style-name="P24">Object already exists</text:p>
          </table:table-cell>
        </table:table-row>
        <table:table-row>
          <table:table-cell table:style-name="Table13.A2" office:value-type="string">
            <text:p text:style-name="P92">9C 09</text:p>
          </table:table-cell>
          <table:table-cell table:style-name="Table13.A2" office:value-type="string">
            <text:p text:style-name="P33">SW_INCORRECT_ALG</text:p>
          </table:table-cell>
          <table:table-cell table:style-name="Table13.C2" office:value-type="string">
            <text:p text:style-name="P24">Input data to the command contained an invalid algorithm</text:p>
          </table:table-cell>
        </table:table-row>
        <table:table-row>
          <table:table-cell table:style-name="Table13.A2" office:value-type="string">
            <text:p text:style-name="P92">9C 0B</text:p>
          </table:table-cell>
          <table:table-cell table:style-name="Table13.A2" office:value-type="string">
            <text:p text:style-name="P33">SW_SIGNATURE_INVALID</text:p>
          </table:table-cell>
          <table:table-cell table:style-name="Table13.C2" office:value-type="string">
            <text:p text:style-name="P24">The signature provided in a verify operation was incorrect</text:p>
          </table:table-cell>
        </table:table-row>
        <table:table-row>
          <table:table-cell table:style-name="Table13.A2" office:value-type="string">
            <text:p text:style-name="P92">9C 0C</text:p>
          </table:table-cell>
          <table:table-cell table:style-name="Table13.A2" office:value-type="string">
            <text:p text:style-name="P33">SW_IDENTITY_BLOCKED</text:p>
          </table:table-cell>
          <table:table-cell table:style-name="Table13.C2" office:value-type="string">
            <text:p text:style-name="P24">Authentication operation not allowed because specified identity is blocked</text:p>
          </table:table-cell>
        </table:table-row>
        <table:table-row>
          <table:table-cell table:style-name="Table13.A2" office:value-type="string">
            <text:p text:style-name="P92">9C 0D</text:p>
          </table:table-cell>
          <table:table-cell table:style-name="Table13.A2" office:value-type="string">
            <text:p text:style-name="P33">SW_UNSPECIFIED_ERROR</text:p>
          </table:table-cell>
          <table:table-cell table:style-name="Table13.C2" office:value-type="string">
            <text:p text:style-name="P24">An error occurred. No further information is given.</text:p>
          </table:table-cell>
        </table:table-row>
        <table:table-row>
          <table:table-cell table:style-name="Table13.A2" office:value-type="string">
            <text:p text:style-name="P92">9C 0E</text:p>
          </table:table-cell>
          <table:table-cell table:style-name="Table13.A2" office:value-type="string">
            <text:p text:style-name="P33">SW_INVALID_PARAMETER</text:p>
          </table:table-cell>
          <table:table-cell table:style-name="Table13.C2" office:value-type="string">
            <text:p text:style-name="P24">Input data provided either in the APDU or by means of the input object is invalid</text:p>
          </table:table-cell>
        </table:table-row>
        <table:table-row>
          <table:table-cell table:style-name="Table13.A2" office:value-type="string">
            <text:p text:style-name="P92">9C 10</text:p>
          </table:table-cell>
          <table:table-cell table:style-name="Table13.A2" office:value-type="string">
            <text:p text:style-name="P33">SW_INCORRECT_P1 </text:p>
          </table:table-cell>
          <table:table-cell table:style-name="Table13.C2" office:value-type="string">
            <text:p text:style-name="P24">Incorrect P1 value</text:p>
          </table:table-cell>
        </table:table-row>
        <table:table-row>
          <table:table-cell table:style-name="Table13.A2" office:value-type="string">
            <text:p text:style-name="P92">9C 11</text:p>
          </table:table-cell>
          <table:table-cell table:style-name="Table13.A2" office:value-type="string">
            <text:p text:style-name="P33">SW_INCORRECT_P2 </text:p>
          </table:table-cell>
          <table:table-cell table:style-name="Table13.C2" office:value-type="string">
            <text:p text:style-name="P24">Incorrect P2 value</text:p>
          </table:table-cell>
        </table:table-row>
        <table:table-row>
          <table:table-cell table:style-name="Table13.A2" office:value-type="string">
            <text:p text:style-name="P92">9C 12</text:p>
          </table:table-cell>
          <table:table-cell table:style-name="Table13.A2" office:value-type="string">
            <text:p text:style-name="P33">SW_SEQUENCE_END</text:p>
          </table:table-cell>
          <table:table-cell table:style-name="Table13.C2" office:value-type="string">
            <text:p text:style-name="P24">No more data in list.</text:p>
          </table:table-cell>
        </table:table-row>
        <table:table-row>
          <table:table-cell table:style-name="Table13.A2" office:value-type="string">
            <text:p text:style-name="P92">63 00</text:p>
          </table:table-cell>
          <table:table-cell table:style-name="Table13.A2" office:value-type="string">
            <text:p text:style-name="P33">SW_INVALID_AUTH (ISO)</text:p>
          </table:table-cell>
          <table:table-cell table:style-name="Table13.C2" office:value-type="string">
            <text:p text:style-name="P24">Unsuccessful authentication (for an ISO Verify). Multiple consecutive failures cause the PIN to block</text:p>
          </table:table-cell>
        </table:table-row>
        <table:table-row>
          <table:table-cell table:style-name="Table13.A2" office:value-type="string">
            <text:p text:style-name="P92">69 83</text:p>
          </table:table-cell>
          <table:table-cell table:style-name="Table13.A2" office:value-type="string">
            <text:p text:style-name="P33">SW_AUTH_BLOCKED (ISO)</text:p>
          </table:table-cell>
          <table:table-cell table:style-name="Table13.C2" office:value-type="string">
            <text:p text:style-name="P24">The PIN referenced into an ISO Verify command is blocked</text:p>
          </table:table-cell>
        </table:table-row>
        <table:table-row>
          <table:table-cell table:style-name="Table13.A2" office:value-type="string">
            <text:p text:style-name="P92">6A 86</text:p>
          </table:table-cell>
          <table:table-cell table:style-name="Table13.A2" office:value-type="string">
            <text:p text:style-name="P33">SW_INCORRECT_P1P2</text:p>
          </table:table-cell>
          <table:table-cell table:style-name="Table13.C2" office:value-type="string">
            <text:p text:style-name="P22"><text:span text:style-name="T17">(ISO) </text:span><text:span text:style-name="T13">Incorrect values of either P1 or P2 parameter or both of them</text:span></text:p>
          </table:table-cell>
        </table:table-row>
        <table:table-row>
          <table:table-cell table:style-name="Table13.A2" office:value-type="string">
            <text:p text:style-name="P92">6D 00</text:p>
          </table:table-cell>
          <table:table-cell table:style-name="Table13.A2" office:value-type="string">
            <text:p text:style-name="P33">SW_ERROR_INS</text:p>
          </table:table-cell>
          <table:table-cell table:style-name="Table13.C2" office:value-type="string">
            <text:p text:style-name="P22"><text:span text:style-name="T17">(ISO) </text:span><text:span text:style-name="T13">Instruction code not recognized</text:span></text:p>
          </table:table-cell>
        </table:table-row>
      </table:table>
      <text:p text:style-name="P24"/>
      <text:h text:style-name="Heading_20_2" text:outline-level="2"><text:s/>APDU Reference</text:h>
      <text:p text:style-name="P24">This section describes command APDUs to be exchanged between the card and the host computer. For each command we specify what parameters are to be provided as input and their format, and what parameters are to be expected as output and their format. For each command we eventually specify error codes that the command can return in addition to the general ones listed in the previous paragraph.</text:p>
      <text:h text:style-name="P93" text:outline-level="3"><text:s/>SecureStartEnrollment</text:h>
      <text:h text:style-name="Heading_20_4" text:outline-level="4">Function Parameters</text:h>
      <text:p text:style-name="Standard"/>
      <text:p text:style-name="P94">CLA<text:tab/>0x84</text:p>
      <text:p text:style-name="P94">INS<text:tab/>0x0C</text:p>
      <text:p text:style-name="P94">P1<text:tab/>&lt;User&gt;&lt;Prv Key number&gt;</text:p>
      <text:p text:style-name="P94">P2<text:tab/>&lt;Usage&gt;&lt;Pub Key number&gt;</text:p>
      <text:p text:style-name="P94">P3<text:tab/>KeyGenParams Size</text:p>
      <text:p text:style-name="P95"/>
      <text:p text:style-name="P94">DATA<text:tab/>KeyGenParams</text:p>
      <text:p text:style-name="P94">KeyGenParams:</text:p>
      <text:p text:style-name="P94"><text:tab/>Byte<text:tab/>Algorithm Type (0x03 RSA Private CRT)</text:p>
      <text:p text:style-name="P94"><text:tab/>Short<text:tab/>Key Size (in bits)</text:p>
      <text:p text:style-name="P94"><text:tab/>Byte<text:tab/>Options (set if options are provided in the temporary buffer)</text:p>
      <text:p text:style-name="P94"><text:tab/>WrappedKey<text:tab/>MacKey</text:p>
      <text:p text:style-name="P94"/>
      <text:p text:style-name="P94">WrappedKey:</text:p>
      <text:p text:style-name="P94"><text:tab/>Byte <text:s text:c="4"/>Key Type - Mac (0x85)</text:p>
      <text:p text:style-name="P94"><text:tab/>Byte<text:tab/> <text:s text:c="2"/>Key Size - key size in bytes</text:p>
      <text:p text:style-name="P94"><text:tab/>Byte[] <text:s text:c="2"/>Key Data - encrypted and padded to the correct 3DES block boundary</text:p>
      <text:p text:style-name="P94"><text:tab/>Byte <text:s text:c="4"/>Key Check Size</text:p>
      <text:p text:style-name="P94"><text:tab/>Byte[] <text:s text:c="2"/>Key Check Data</text:p>
      <text:h text:style-name="Heading_20_4" text:outline-level="4">Required Authentication</text:h>
      <text:p text:style-name="Standard">Secure Channel </text:p>
      <text:h text:style-name="Heading_20_4" text:outline-level="4">Definition</text:h>
      <text:p text:style-name="Standard">This APDU generates a new signing key of the requested type and key size. Additional parameters may be provided, such as PQG values for DSA or public exponent value for RSA keys. These additional parameters are provided in the temporary buffer (see Write Buffer). The public portion of the key is written into the temporary buffer along with the a Mac value that is computed using SHA-1, the Mac key from the key blob, and the key blob data for the public key.</text:p>
      <text:p text:style-name="Standard"/>
      <text:p text:style-name="Standard">P1 contains 2 parameters, the User in the upper 4 bits and the key index for the private key in the lower 4 bits. User specifies which PIN user should be granted use privilege of the generated private key, or 0xf if all users have use privilege for the private key. </text:p>
      <text:p text:style-name="Standard"/>
      <text:p text:style-name="Standard">P2 also contains 2 parameters, the Usage in the upper 4 bits and the key index for the public key in the lower. Valid Usage values are:</text:p>
      <text:p text:style-name="P96">0 default usage (Signing only for this APDU).</text:p>
      <text:p text:style-name="P96">1 signing only</text:p>
      <text:p text:style-name="P96">2 decryption only</text:p>
      <text:p text:style-name="P96">3 signing and decryption</text:p>
      <text:p text:style-name="Standard">Usage only specifies the usage for the private key.</text:p>
      <text:p text:style-name="Standard"><text:s/></text:p>
      <text:p text:style-name="Standard">The MAC key data is encrypted using the token KEK in 3DES-ECB mode. <text:s/>Once the data is decrypted it will contain data as defined by the following </text:p>
      <text:p text:style-name="Standard"/>
      <text:p text:style-name="P94">MACKey:</text:p>
      <text:p text:style-name="P94"><text:tab/>Short<text:tab/>Size</text:p>
      <text:p text:style-name="P94"><text:tab/>Byte[]<text:tab/>Key Data</text:p>
      <text:p text:style-name="P94"/>
      <text:p text:style-name="Standard">The public part of the newly generated key is placed in the temporary buffer using the standard MUSCLE key blob format, where it may be read by using the Read Buffer APDU.</text:p>
      <text:h text:style-name="Heading_20_4" text:outline-level="4">Muscle Key Blob Format (RSA Public Key)</text:h>
      <text:p text:style-name="Standard">The key generation operation places the newly generated key into the output buffer encoding in the standard Muscle key blob format. <text:s/>For an RSA key the data is as follows:</text:p>
      <text:p text:style-name="Standard"/>
      <text:p text:style-name="P94">Byte<text:tab/>Encoding (0 for plaintext)</text:p>
      <text:p text:style-name="P94">Byte<text:tab/>Key Type (1 for RSA public)</text:p>
      <text:p text:style-name="P94">Short<text:tab/>Key Length (1024 - high byte first)</text:p>
      <text:p text:style-name="P94">Short<text:tab/>Modulus Length</text:p>
      <text:p text:style-name="P94">Byte[]<text:tab/>Modulus</text:p>
      <text:p text:style-name="P94">Short<text:tab/>Exponent Length</text:p>
      <text:p text:style-name="P94">Byte[]<text:tab/>Exponent</text:p>
      <text:h text:style-name="Heading_20_4" text:outline-level="4">Signature Format (Proof)</text:h>
      <text:p text:style-name="Standard">The key generation operation creates a proof-of-location for the newly generated key. This proof is a signature computed with the new private key using the RSA-with-MD5 signature algorithm. <text:s/>The signature is computed over the Muscle Key Blob representation of the new public key and the challenge sent in the key generation request. <text:s/>These two data fields are concatenated together to form the input to the signature, without any other data or length fields.</text:p>
      <text:p text:style-name="Standard"/>
      <text:p text:style-name="P94">Byte[]<text:tab/>Key Blob Data</text:p>
      <text:p text:style-name="P94">Byte[]<text:tab/>Challenge</text:p>
      <text:h text:style-name="Heading_20_4" text:outline-level="4">Key Generation Result</text:h>
      <text:p text:style-name="Standard">The key generation command puts the key blob and the signature (proof) into the output buffer using the following format:</text:p>
      <text:p text:style-name="Standard"/>
      <text:p text:style-name="P94">Short<text:tab/>Length of the Key Blob</text:p>
      <text:p text:style-name="P94">Byte[]<text:tab/>Key Blob Data</text:p>
      <text:p text:style-name="P94">Short<text:tab/>Length of the Proof</text:p>
      <text:p text:style-name="P94">Byte[]<text:tab/>Proof (Signature) Data</text:p>
      <text:h text:style-name="Heading_20_4" text:outline-level="4">Notes</text:h>
      <text:p text:style-name="P97"/>
      <text:p text:style-name="P97">This APDU must be a part of a secure channel providing at least a MAC on the incoming requests.</text:p>
      <text:h text:style-name="Heading_20_4" text:outline-level="4">Return codes</text:h>
      <table:table table:name="Table14" table:style-name="Table14">
        <table:table-column table:style-name="Table14.A"/>
        <table:table-column table:style-name="Table14.B"/>
        <table:table-row>
          <table:table-cell table:style-name="Table14.A1" office:value-type="string">
            <text:p text:style-name="P98">Symbolic Name</text:p>
          </table:table-cell>
          <table:table-cell table:style-name="Table14.B1" office:value-type="string">
            <text:p text:style-name="P98">Description</text:p>
          </table:table-cell>
        </table:table-row>
        <table:table-row>
          <table:table-cell table:style-name="Table14.A2" office:value-type="string">
            <text:p text:style-name="P99">SW_SUCCESS</text:p>
          </table:table-cell>
          <table:table-cell table:style-name="Table14.B2" office:value-type="string">
            <text:p text:style-name="P99">Success</text:p>
          </table:table-cell>
        </table:table-row>
        <table:table-row>
          <table:table-cell table:style-name="Table14.A2" office:value-type="string">
            <text:p text:style-name="P99">SW_UNAUTHORIZED</text:p>
          </table:table-cell>
          <table:table-cell table:style-name="Table14.B2" office:value-type="string">
            <text:p text:style-name="P99">Security Requirement not satisfied</text:p>
          </table:table-cell>
        </table:table-row>
        <table:table-row>
          <table:table-cell table:style-name="Table14.A2" office:value-type="string">
            <text:p text:style-name="P99">SW_XXX</text:p>
          </table:table-cell>
          <table:table-cell table:style-name="Table14.B2" office:value-type="string">
            <text:p text:style-name="P99">Other errors due to decryption problems and format errors in the key that is being loaded or incorrect parameter <text:s/>values</text:p>
          </table:table-cell>
        </table:table-row>
      </table:table>
      <text:h text:style-name="Heading_20_4" text:outline-level="4">Returned data</text:h>
      <text:p text:style-name="P100">MacData:</text:p>
      <text:p text:style-name="P100"><text:tab/>Byte[]<text:tab/>Calculated Mac value</text:p>
      <text:h text:style-name="Heading_20_4" text:outline-level="4">Issues</text:h>
      <text:p text:style-name="Standard">Need to define errors for bad key formats and sizes.</text:p>
      <text:p text:style-name="P101"/>
      <text:h text:style-name="Heading_20_3" text:outline-level="3"><text:s/>SecureImportKeyEncrypted</text:h>
      <text:h text:style-name="Heading_20_4" text:outline-level="4">Function Parameters</text:h>
      <text:p text:style-name="P94">CLA<text:tab/>0x80</text:p>
      <text:p text:style-name="P94">INS<text:tab/>0x0A</text:p>
      <text:p text:style-name="P94">P1<text:tab/>&lt;User&gt;&lt;Prv Key number&gt;</text:p>
      <text:p text:style-name="P94">P2<text:tab/>&lt;Usage&gt;&lt;Pub Key number&gt;</text:p>
      <text:p text:style-name="P94">P3<text:tab/>Size of Data</text:p>
      <text:p text:style-name="P95"/>
      <text:p text:style-name="P94">DATA:</text:p>
      <text:p text:style-name="P94">Long <text:s text:c="3"/>ObjectID</text:p>
      <text:p text:style-name="P94">WrappedKey<text:tab/>DesKey</text:p>
      <text:p text:style-name="P94">Byte <text:s text:c="3"/>IV_Length</text:p>
      <text:p text:style-name="P94">Byte[] <text:s/>IV_Data</text:p>
      <text:p text:style-name="P94"/>
      <text:p text:style-name="P94">WrappedKey:</text:p>
      <text:p text:style-name="P94"><text:tab/>Byte <text:s text:c="3"/>Key Type - DES3 ()</text:p>
      <text:p text:style-name="P94"><text:tab/>Byte <text:s text:c="3"/>Key Size - key size in bytes</text:p>
      <text:p text:style-name="P94"><text:tab/>Byte[] <text:s/>Key Data - encrypted and padded to the correct 3DES block boundary</text:p>
      <text:p text:style-name="P94"><text:tab/>Byte <text:s text:c="3"/>Key Check Size</text:p>
      <text:p text:style-name="P94"><text:tab/>Byte[] <text:s/>Key Check Data</text:p>
      <text:h text:style-name="Heading_20_4" text:outline-level="4">Required Authentication</text:h>
      <text:p text:style-name="Standard">Secure Channel</text:p>
      <text:h text:style-name="Heading_20_4" text:outline-level="4">Definition</text:h>
      <text:p text:style-name="Standard">This APDU loads the applet encryption key and it’s related public key from the data stored in Object ID. </text:p>
      <text:p text:style-name="Standard"/>
      <text:p text:style-name="Standard">P1 contains 2 parameters, the User in the upper 4 bits and the key index for the private key in the lower 4 bits. User specifies which PIN user should be granted use privilege of the generated private key, or 0xf if all users have use privilege for the private key. </text:p>
      <text:p text:style-name="Standard"/>
      <text:p text:style-name="Standard">P2 also contains 2 parameters, the Usage in the upper 4 bits and the key index for the public key in the lower. Valid Usage values are:</text:p>
      <text:p text:style-name="P96">0 default usage (decryption only for this APDU).</text:p>
      <text:p text:style-name="P96">1 signing only</text:p>
      <text:p text:style-name="P96">2 decryption only</text:p>
      <text:p text:style-name="P96">3 signing and decryption</text:p>
      <text:p text:style-name="P102">Usage only specifies the usage for the private key.</text:p>
      <text:p text:style-name="Standard"/>
      <text:p text:style-name="Standard">Data should already have been loaded into the token <text:span text:style-name="T10">temporary buffer</text:span> using the write object. The data in the temporary buffer follows the MUSCLE blob format for keys as defined in the following paragraphs.</text:p>
      <text:p text:style-name="Standard"/>
      <text:p text:style-name="P103">KeyBlob:</text:p>
      <text:p text:style-name="P103"><text:tab/>Byte<text:tab/>Blob Encoding - must be 0x01 (encrypted)</text:p>
      <text:p text:style-name="P103"><text:tab/>Byte<text:tab/>Key Type - RSA Private CRT (0x03) or RSA Private (0x02)</text:p>
      <text:p text:style-name="P103"><text:tab/>Short<text:tab/>Key Size - key size in bits</text:p>
      <text:p text:style-name="P103"><text:tab/>Byte[]<text:tab/>Key Data - encrypted and padded to the correct 3DES block boundary</text:p>
      <text:p text:style-name="Standard"/>
      <text:p text:style-name="Standard">The key data is encrypted using the DesKey and IV in 3DES-CBC mode. <text:s/>Once the data is decrypted it will contain data as defined by one of the following structures (depending on the key type).</text:p>
      <text:p text:style-name="Standard"/>
      <text:p text:style-name="P103">RSAPrivate:</text:p>
      <text:p text:style-name="P103"><text:tab/>Short<text:tab/>Modulus Size</text:p>
      <text:p text:style-name="P103"><text:tab/>Byte[]<text:tab/>Modulus Data</text:p>
      <text:p text:style-name="P103"><text:tab/>Short<text:tab/>Private Exponent Size</text:p>
      <text:p text:style-name="P103"><text:tab/>Byte[]<text:tab/>Private Exponent Data</text:p>
      <text:p text:style-name="P94"/>
      <text:p text:style-name="P103">RSAPrivateCRT:</text:p>
      <text:p text:style-name="P103"><text:tab/>Short<text:tab/>P Size</text:p>
      <text:p text:style-name="P103"><text:tab/>Byte[]<text:tab/>P Data</text:p>
      <text:p text:style-name="P103"><text:tab/>Short<text:tab/>Q Size</text:p>
      <text:p text:style-name="P103"><text:tab/>Byte[]<text:tab/>Q Data</text:p>
      <text:p text:style-name="P103"><text:tab/>Short<text:tab/>PQ Size</text:p>
      <text:p text:style-name="P103"><text:tab/>Byte[]<text:tab/>PQ Data (PQ mod p) </text:p>
      <text:p text:style-name="P103"><text:tab/>Short<text:tab/>DP1 Size</text:p>
      <text:p text:style-name="P103"><text:tab/>Byte[]<text:tab/>DP1 Data</text:p>
      <text:p text:style-name="P103"><text:tab/>Short<text:tab/>DP2 Size</text:p>
      <text:p text:style-name="P103"><text:tab/>Byte[]<text:tab/>DP2 Data</text:p>
      <text:p text:style-name="P103"/>
      <text:p text:style-name="P103">RSAPKCS8Pair</text:p>
      <text:p text:style-name="P103"><text:s text:c="7"/>public and private key encoded with PKCS8.</text:p>
      <text:p text:style-name="P103"/>
      <text:p text:style-name="P82"><text:span text:style-name="T23">The DesKey is </text:span><text:span text:style-name="T24">wrapped</text:span><text:span text:style-name="T23"> with the KEK in 3DES-CBC mode.<text:tab/></text:span></text:p>
      <text:h text:style-name="Heading_20_4" text:outline-level="4">Notes</text:h>
      <text:p text:style-name="P97">This APDU must be a part of a secure channel providing at least a MAC on the incoming requests.</text:p>
      <text:p text:style-name="P97"/>
      <text:p text:style-name="P97">When <text:span text:style-name="T10">importing</text:span> Private Keys, the corresponding public key should already be imported using ImportKey, or the Private Key will not be usable. When importing RSAPKCS8Pair, the public key is automatically imported</text:p>
      <text:p text:style-name="P97"/>
      <text:h text:style-name="Heading_20_4" text:outline-level="4">Return codes</text:h>
      <text:p text:style-name="P97"/>
      <table:table table:name="Table15" table:style-name="Table15">
        <table:table-column table:style-name="Table15.A"/>
        <table:table-column table:style-name="Table15.B"/>
        <table:table-row>
          <table:table-cell table:style-name="Table15.A1" office:value-type="string">
            <text:p text:style-name="P104">Symbolic Name</text:p>
          </table:table-cell>
          <table:table-cell table:style-name="Table15.B1" office:value-type="string">
            <text:p text:style-name="P104">Description</text:p>
          </table:table-cell>
        </table:table-row>
        <table:table-row>
          <table:table-cell table:style-name="Table15.A2" office:value-type="string">
            <text:p text:style-name="P99">SW_SUCCESS</text:p>
          </table:table-cell>
          <table:table-cell table:style-name="Table15.B2" office:value-type="string">
            <text:p text:style-name="P99">Success</text:p>
          </table:table-cell>
        </table:table-row>
        <table:table-row>
          <table:table-cell table:style-name="Table15.A2" office:value-type="string">
            <text:p text:style-name="P99">SW_UNAUTHORIZED</text:p>
          </table:table-cell>
          <table:table-cell table:style-name="Table15.B2" office:value-type="string">
            <text:p text:style-name="P99">Security Requirement not satisfied</text:p>
          </table:table-cell>
        </table:table-row>
        <table:table-row>
          <table:table-cell table:style-name="Table15.A2" office:value-type="string">
            <text:p text:style-name="P99">SW_XXX</text:p>
          </table:table-cell>
          <table:table-cell table:style-name="Table15.B2" office:value-type="string">
            <text:p text:style-name="P99">Other errors due to decryption problems and format errors in the key that is being loaded</text:p>
          </table:table-cell>
        </table:table-row>
      </table:table>
      <text:h text:style-name="Heading_20_4" text:outline-level="4">Returned data</text:h>
      <text:p text:style-name="Standard">None</text:p>
      <text:h text:style-name="Heading_20_4" text:outline-level="4">Issues</text:h>
      <text:p text:style-name="Standard">Need to define errors for bad key formats and sizes.</text:p>
      <text:p text:style-name="Standard"/>
      <text:p text:style-name="P105"/>
      <text:h text:style-name="Heading_20_3" text:outline-level="3"><text:s/>CKYImportKey</text:h>
      <text:h text:style-name="P106" text:outline-level="4">Function Parameters</text:h>
      <text:p text:style-name="P33"/>
      <text:p text:style-name="P33">CLA 0x84 or 0xB0</text:p>
      <text:p text:style-name="P33">INS 0x32</text:p>
      <text:p text:style-name="P33">P1 Key Number (0x00-0x0F)</text:p>
      <text:p text:style-name="P33">P2 0x00</text:p>
      <text:p text:style-name="P33">P3 Import Parameters Length</text:p>
      <text:p text:style-name="P33">DATA Import Parameters</text:p>
      <text:p text:style-name="P33"/>
      <text:h text:style-name="P106" text:outline-level="4">Required Authentication</text:h>
      <text:p text:style-name="P89">Secure Channel (class 0x84) or PIN nonce (class 0xB0)</text:p>
      <text:h text:style-name="Heading_20_4" text:outline-level="4">Definition</text:h>
      <text:p text:style-name="Standard"/>
      <text:p text:style-name="P22"><text:span text:style-name="T13">This function allows the import of a key into the card by (over)-writing the Cardlet memory. Object ID </text:span><text:span text:style-name="T17">0xFFFFFFFE </text:span><text:span text:style-name="T13">needs to be initialized with a key blob before invocation of this function so that it can retrieve the key from this object. The exact key blob contents depend on the key’s algorithm, type and actual import parameters. The key's number, algorithm type, and parameters are specified by arguments P1, P2, P3, and DATA. Appropriate values for these are specified below:</text:span></text:p>
      <text:p text:style-name="P24"/>
      <text:p text:style-name="P33">[DATA]</text:p>
      <text:p text:style-name="P33">Import Parameters:</text:p>
      <text:p text:style-name="P33"><text:s text:c="6"/>Long <text:s text:c="2"/>ObjectID </text:p>
      <text:p text:style-name="P32">KeyACL ACL for the imported key;</text:p>
      <text:p text:style-name="P32">KeyACL ACL for public key // only for RSA PKCS8 key pairs</text:p>
      <text:p text:style-name="P32">Byte[] Additional parameters; // Optional</text:p>
      <text:p text:style-name="P33"/>
      <text:p text:style-name="P24">If KeyBlob’s Encoding is BLOB_ENC_PLAIN (0x00), there are no Additional Parameters.</text:p>
      <text:h text:style-name="Heading_20_4" text:outline-level="4">Notes</text:h>
      <text:p text:style-name="Standard"/>
      <text:p text:style-name="P24">If the specified key number is not in use, then the operation is allowed only if identity n.0 has already been verified.</text:p>
      <text:p text:style-name="P24"/>
      <text:p text:style-name="P22"><text:span text:style-name="T13">If the specified key number is already in use, the operation overwrites actual key values only if current logged in identities have sufficient privileges to write key contents, according to the actual key ACLs. Furthermore key overwriting </text:span><text:span text:style-name="T14">could</text:span><text:span text:style-name="T13"> be forbidden if new key parameters don’t match in </text:span><text:span text:style-name="T14">type </text:span><text:span text:style-name="T13">and </text:span><text:span text:style-name="T14">size </text:span><text:span text:style-name="T13">old ones. The exact behavior in these cases depends on the particular implementation and is out of the scope of this document.</text:span></text:p>
      <text:p text:style-name="P24"/>
      <text:p text:style-name="P107">This function works identically to SecureImportKeyEncrypted, except the imported key is in plaintext.</text:p>
      <text:h text:style-name="Heading_20_4" text:outline-level="4">Return codes</text:h>
      <text:h text:style-name="P106" text:outline-level="4"/>
      <text:p text:style-name="P24">The following table shows how some error codes have to be interpreted when returned by this function. See section 2.4 for a list of all possible return codes.</text:p>
      <text:p text:style-name="P24"/>
      <table:table table:name="Table19" table:style-name="Table19">
        <table:table-column table:style-name="Table19.A"/>
        <table:table-column table:style-name="Table19.B"/>
        <table:table-row>
          <table:table-cell table:style-name="Table19.A1" office:value-type="string">
            <text:p text:style-name="P108">Symbolic Name </text:p>
          </table:table-cell>
          <table:table-cell table:style-name="Table19.B1" office:value-type="string">
            <text:p text:style-name="P108">Description</text:p>
          </table:table-cell>
        </table:table-row>
        <table:table-row>
          <table:table-cell table:style-name="Table19.A2" office:value-type="string">
            <text:p text:style-name="P109">SW_INCORRECT_P2 </text:p>
          </table:table-cell>
          <table:table-cell table:style-name="Table19.B2" office:value-type="string">
            <text:p text:style-name="P39">Key number is not valid</text:p>
          </table:table-cell>
        </table:table-row>
        <table:table-row>
          <table:table-cell table:style-name="Table19.A2" office:value-type="string">
            <text:p text:style-name="P109">SW_UNAUTHORIZED</text:p>
          </table:table-cell>
          <table:table-cell table:style-name="Table19.B2" office:value-type="string">
            <text:p text:style-name="P39">Specified key already exists and logged in identities don’t have sufficient privileges to overwrite it</text:p>
          </table:table-cell>
        </table:table-row>
        <table:table-row>
          <table:table-cell table:style-name="Table19.A2" office:value-type="string">
            <text:p text:style-name="P109">SW_OBJECT_NOT_FOUND </text:p>
          </table:table-cell>
          <table:table-cell table:style-name="Table19.B2" office:value-type="string">
            <text:p text:style-name="P39">Import object was not found</text:p>
          </table:table-cell>
        </table:table-row>
        <table:table-row>
          <table:table-cell table:style-name="Table19.A2" office:value-type="string">
            <text:p text:style-name="P109">SW_OPERATION_NOT_ALLOWED </text:p>
          </table:table-cell>
          <table:table-cell table:style-name="Table19.B2" office:value-type="string">
            <text:p text:style-name="P110"><text:span text:style-name="T13">Operation is not allowed due to the internal</text:span><text:span text:style-name="T17"> </text:span><text:span text:style-name="T13">state of the Applet. This could be returned if</text:span><text:span text:style-name="T17"> </text:span><text:span text:style-name="T13">trying to overwrite a key with different parameters but the Applet does not allow that.</text:span></text:p>
          </table:table-cell>
        </table:table-row>
        <table:table-row>
          <table:table-cell table:style-name="Table19.A2" office:value-type="string">
            <text:p text:style-name="P109">SW_DATA_INVALID</text:p>
          </table:table-cell>
          <table:table-cell table:style-name="Table19.B2" office:value-type="string">
            <text:p text:style-name="P39">Key blob is not valid.</text:p>
          </table:table-cell>
        </table:table-row>
      </table:table>
      <text:p text:style-name="P9"/>
      <text:h text:style-name="P106" text:outline-level="4"/>
      <text:p text:style-name="P111"/>
      <text:h text:style-name="Heading_20_3" text:outline-level="3"><text:s/>CKYComputeCrypt</text:h>
      <text:h text:style-name="Heading_20_4" text:outline-level="4"><text:span text:style-name="T10">Function</text:span> Parameters</text:h>
      <text:h text:style-name="P106" text:outline-level="4"/>
      <text:p text:style-name="P33">CLA 0x84 or 0xB0</text:p>
      <text:p text:style-name="P33">INS 0x36</text:p>
      <text:p text:style-name="P33">P1 Key Number (0x00 - 0x0F)</text:p>
      <text:p text:style-name="P33">P2 Operation</text:p>
      <text:p text:style-name="P33">P3 Data Length</text:p>
      <text:p text:style-name="P33">DATA Extended Data</text:p>
      <text:h text:style-name="Heading_20_4" text:outline-level="4">Required Authentication</text:h>
      <text:p text:style-name="P89">Secure Channel (class 0x84) or PIN nonce (class 0xB0)</text:p>
      <text:h text:style-name="Heading_20_4" text:outline-level="4">Definition</text:h>
      <text:p text:style-name="Standard"/>
      <text:p text:style-name="P22"><text:span text:style-name="T13">This function performs the required operation on provided data, using a key on the card. It also allows proper initialization of the card cipher with custom data, if required by the application. Usually, this function is called 1 time for cipher initialization (</text:span><text:span text:style-name="T17">CIPHER_INIT</text:span><text:span text:style-name="T13">), 0 or more times for intermediate data processing (</text:span><text:span text:style-name="T17">CIPHER_UPDATE</text:span><text:span text:style-name="T13">) and 1 time for last data processing (</text:span><text:span text:style-name="T17">CIPHER_FINAL</text:span><text:span text:style-name="T13">). Alternately for single fixed block operations, this function can be called with CIPHER_ONE_STEP, which is equivalent to calling CIPHER_INIT and CIPHER_FINAL in one APDU.</text:span></text:p>
      <text:p text:style-name="P24"/>
      <text:p text:style-name="P24">Input and output data exchange can be arranged either directly in the command APDU itself or, for bigger data chunks, using the I/O objects.</text:p>
      <text:p text:style-name="P24"/>
      <text:p text:style-name="P22"><text:span text:style-name="T13">When encrypting or decrypting, the command outputs processed data both on </text:span><text:span text:style-name="T17">UPDATE </text:span><text:span text:style-name="T13">and on </text:span><text:span text:style-name="T17">FINAL </text:span><text:span text:style-name="T13">operations. When signing the command outputs processed data (the signature) only on the </text:span><text:span text:style-name="T17">FINAL </text:span><text:span text:style-name="T13">operation. When verifying there is never processed data output and result is returned using the status word </text:span><text:span text:style-name="T17">SW1, SW2</text:span><text:span text:style-name="T13">. The </text:span><text:span text:style-name="T17">FINAL </text:span><text:span text:style-name="T13">verify command must provide both last data chunk and the signature to be verified.</text:span></text:p>
      <text:p text:style-name="P24"/>
      <text:p text:style-name="P24">Appropriate values for input parameters are specified below:</text:p>
      <text:p text:style-name="P24"/>
      <text:p text:style-name="P33">Value of Operation:</text:p>
      <text:p text:style-name="P32">0x01 CIPHER_INIT Initialize Cipher</text:p>
      <text:p text:style-name="P32">0x02 CIPHER_PROCESS Process more data</text:p>
      <text:p text:style-name="P32">0x03 CIPHER_FINAL Process last data chunk</text:p>
      <text:p text:style-name="P32">0x04 CIPHER_ON_STEP Same as Initialize and Final in one <text:span text:style-name="T10">step.</text:span></text:p>
      <text:p text:style-name="P33"/>
      <text:p text:style-name="P33">Extended data when Operation is CIPHER_INIT or CIPHER_ONE_STEP:</text:p>
      <text:p text:style-name="P32">Byte cipher_mode;</text:p>
      <text:p text:style-name="P32">Byte cipher_direction;</text:p>
      <text:p text:style-name="P32">Byte data_location;</text:p>
      <text:p text:style-name="P33"/>
      <text:p text:style-name="P33">Values for Cipher Mode:</text:p>
      <text:p text:style-name="P32">RSA or RSA_CRT key:</text:p>
      <text:p text:style-name="P112">0x01 RSA_NO_PAD (No padding)</text:p>
      <text:p text:style-name="P112">0x02 RSA_PAD_PKCS1</text:p>
      <text:p text:style-name="P32">DSA key:</text:p>
      <text:p text:style-name="P112">0x10 DSA_SHA</text:p>
      <text:p text:style-name="P32">DES, 3DES or 3DES3 key:</text:p>
      <text:p text:style-name="P112">0x20 DES_CBC_NOPAD</text:p>
      <text:p text:style-name="P112">0x21 DES_ECB_NOPAD</text:p>
      <text:p text:style-name="P33">Values for Cipher Direction:</text:p>
      <text:p text:style-name="P32">0x01 DIR_SIGN Sign data</text:p>
      <text:p text:style-name="P32">0x02 DIR_VERIFY Verify data</text:p>
      <text:p text:style-name="P32">0x03 DIR_ENCRYPT Encrypt data</text:p>
      <text:p text:style-name="P32">0x04 DIR_DECRYPT Decrypt data</text:p>
      <text:p text:style-name="P32"/>
      <text:p text:style-name="P33">Values for Data Location:</text:p>
      <text:p text:style-name="P32">0x01 DL_APDU Initialization data in APDU;</text:p>
      <text:p text:style-name="P32">0x02 DL_OBJECT Initialization data in input object;</text:p>
      <text:p text:style-name="P33"/>
      <text:p text:style-name="P22"><text:span text:style-name="T17">Initialization data </text:span><text:span text:style-name="T13">is a </text:span><text:span text:style-name="T17">DataChunk </text:span><text:span text:style-name="T13">(as defined below) and it either follows in the </text:span><text:span text:style-name="T17">APDU </text:span><text:span text:style-name="T13">(</text:span><text:span text:style-name="T25">if</text:span><text:span text:style-name="T13"> </text:span><text:span text:style-name="T17">Data Location </text:span><text:span text:style-name="T13">is </text:span><text:span text:style-name="T17">DL_APDU</text:span><text:span text:style-name="T13">) or is contained in the input object with ID </text:span><text:span text:style-name="T17">0xFFFFFFFE </text:span><text:span text:style-name="T13">(if </text:span><text:span text:style-name="T26">D</text:span><text:span text:style-name="T27">ata Location</text:span><text:span text:style-name="T17"> </text:span><text:span text:style-name="T13">is </text:span><text:span text:style-name="T17">DL_OBJECT</text:span><text:span text:style-name="T13">). In order to provide no initialization data the application must supply a </text:span><text:span text:style-name="T17">DataChunk </text:span><text:span text:style-name="T13">with the </text:span><text:span text:style-name="T17">Size </text:span><text:span text:style-name="T13">field set to 0.</text:span></text:p>
      <text:p text:style-name="P35"/>
      <text:p text:style-name="P33">Extended Data when Operation is CIPHER_PROCESS</text:p>
      <text:p text:style-name="P32">Byte Data Location</text:p>
      <text:p text:style-name="P32">DataChunk Input Data // If Location == APDU</text:p>
      <text:p text:style-name="P33"/>
      <text:p text:style-name="P33">Values for Data Location:</text:p>
      <text:p text:style-name="P32">0x01 DL_APDU<text:tab/>Input data contained in APDU;</text:p>
      <text:p text:style-name="P113">Out data (if any) is returned in APDU</text:p>
      <text:p text:style-name="P32">0x02 DL_OBJECT<text:tab/>Input data in object 0xFFFFFFFE;</text:p>
      <text:p text:style-name="P113">Out data (if any) in object 0xFFFFFFFF</text:p>
      <text:p text:style-name="P33"/>
      <text:p text:style-name="P33">Extended Data when Operation is CIPHER_FINAL and direction is not DIR_SIGN:</text:p>
      <text:p text:style-name="P32">Byte Data Location</text:p>
      <text:p text:style-name="P32">DataChunk Input Data // If Location == APDU</text:p>
      <text:p text:style-name="P33"/>
      <text:p text:style-name="P22"><text:span text:style-name="T13">When operation is </text:span><text:span text:style-name="T17">CIPHER_FINAL </text:span><text:span text:style-name="T13">and direction is </text:span><text:span text:style-name="T17">DIR_VERIFY</text:span><text:span text:style-name="T13">, last data chunk must be followed by the signature data to be verified.</text:span></text:p>
      <text:p text:style-name="P24"/>
      <text:p text:style-name="P33">Extended Data when Operation is CIPHER_FINAL and direction is not DIR_SIGN:</text:p>
      <text:p text:style-name="P32">Byte Data Location</text:p>
      <text:p text:style-name="P32">DataChunk Input Data // If Location == APDU</text:p>
      <text:p text:style-name="P32">DataChunk Signature Data // If Location == APDU</text:p>
      <text:p text:style-name="P33"/>
      <text:p text:style-name="P24">Data must be provided and is returned in the following format:</text:p>
      <text:p text:style-name="P33">DataChunk:</text:p>
      <text:p text:style-name="P32">Short Size;</text:p>
      <text:p text:style-name="P32">Byte[] Data; // exactly Size bytes of data;</text:p>
      <text:p text:style-name="P114"/>
      <text:h text:style-name="P106" text:outline-level="4">Notes</text:h>
      <text:p text:style-name="P89">When doing signing with RSA keys, the applet verifies the signature against the public key before it returns the result. DSA keys are not supported.</text:p>
      <text:h text:style-name="Heading_20_4" text:outline-level="4">Returns</text:h>
      <text:p text:style-name="Standard"/>
      <text:p text:style-name="P22"><text:span text:style-name="T13">If processed data must be returned to the host application, it is either placed into an APDU or into the export object (with ID </text:span><text:span text:style-name="T17">0xFFFFFFFF</text:span><text:span text:style-name="T13">), in the format defined above as </text:span><text:span text:style-name="T17">DataChunk</text:span><text:span text:style-name="T13">:</text:span></text:p>
      <text:h text:style-name="Heading_20_4" text:outline-level="4">Return codes</text:h>
      <text:p text:style-name="P24">The following table shows how some error codes have to be interpreted when returned by this function. These are to be considered in addition to the general ones in 0.</text:p>
      <text:p text:style-name="P24"/>
      <table:table table:name="Table21" table:style-name="Table21">
        <table:table-column table:style-name="Table21.A"/>
        <table:table-column table:style-name="Table21.B"/>
        <table:table-row>
          <table:table-cell table:style-name="Table21.A1" office:value-type="string">
            <text:p text:style-name="P115">Symbolic Name</text:p>
          </table:table-cell>
          <table:table-cell table:style-name="Table21.B1" office:value-type="string">
            <text:p text:style-name="P115">Description</text:p>
          </table:table-cell>
        </table:table-row>
        <table:table-row>
          <table:table-cell table:style-name="Table21.A2" office:value-type="string">
            <text:p text:style-name="P33">SW_INCORRECT_P1</text:p>
          </table:table-cell>
          <table:table-cell table:style-name="Table21.B2" office:value-type="string">
            <text:p text:style-name="P24">Key number is not valid or specified key does not exist</text:p>
          </table:table-cell>
        </table:table-row>
        <table:table-row>
          <table:table-cell table:style-name="Table21.A2" office:value-type="string">
            <text:p text:style-name="P33">SW_INCORRECT_P2</text:p>
          </table:table-cell>
          <table:table-cell table:style-name="Table21.B2" office:value-type="string">
            <text:p text:style-name="P24">Specified operation is not valid</text:p>
          </table:table-cell>
        </table:table-row>
        <table:table-row>
          <table:table-cell table:style-name="Table21.A2" office:value-type="string">
            <text:p text:style-name="P33">SW_UNAUTHORIZED</text:p>
          </table:table-cell>
          <table:table-cell table:style-name="Table21.B2" office:value-type="string">
            <text:p text:style-name="P24">Logged in identities don’t have sufficient privileges to use the key</text:p>
          </table:table-cell>
        </table:table-row>
        <table:table-row>
          <table:table-cell table:style-name="Table21.A2" office:value-type="string">
            <text:p text:style-name="P33">SW_NO_MEMORY_LEFT</text:p>
          </table:table-cell>
          <table:table-cell table:style-name="Table21.B2" office:value-type="string">
            <text:p text:style-name="P24">There is not enough memory to complete the operation</text:p>
          </table:table-cell>
        </table:table-row>
        <table:table-row>
          <table:table-cell table:style-name="Table21.A2" office:value-type="string">
            <text:p text:style-name="P33">SW_DATA_INVALID</text:p>
          </table:table-cell>
          <table:table-cell table:style-name="Table21.B2" office:value-type="string">
            <text:p text:style-name="P24">Data supplied either in the APDU itself, or in the input object, is not valid.</text:p>
          </table:table-cell>
        </table:table-row>
        <table:table-row>
          <table:table-cell table:style-name="Table21.A2" office:value-type="string">
            <text:p text:style-name="P33">SW_SIGNATURE_INVALID</text:p>
          </table:table-cell>
          <table:table-cell table:style-name="Table21.B2" office:value-type="string">
            <text:p text:style-name="P24">Signature verify operation failed</text:p>
          </table:table-cell>
        </table:table-row>
        <table:table-row>
          <table:table-cell table:style-name="Table21.A2" office:value-type="string">
            <text:p text:style-name="P33">SW_INCORRECT_ALG</text:p>
          </table:table-cell>
          <table:table-cell table:style-name="Table21.B2" office:value-type="string">
            <text:p text:style-name="P24">Algorithm does not match the key type</text:p>
          </table:table-cell>
        </table:table-row>
        <table:table-row>
          <table:table-cell table:style-name="Table21.A2" office:value-type="string">
            <text:p text:style-name="P33">SW_OPERATION_NOT_ALLOWED</text:p>
          </table:table-cell>
          <table:table-cell table:style-name="Table21.B2" office:value-type="string">
            <text:p text:style-name="P24">Operation not allowed for this key type or algorithm</text:p>
          </table:table-cell>
        </table:table-row>
      </table:table>
      <text:p text:style-name="P9"/>
      <text:p text:style-name="P35"/>
      <text:h text:style-name="P93" text:outline-level="3"><text:s/>CKYListKeys</text:h>
      <text:p text:style-name="Standard"/>
      <text:h text:style-name="Heading_20_4" text:outline-level="4">Function Parameters</text:h>
      <text:p text:style-name="Standard"/>
      <text:p text:style-name="P33">CLA 0xB0</text:p>
      <text:p text:style-name="P33">INS 0x3A</text:p>
      <text:p text:style-name="P33">P1 Sequence Option</text:p>
      <text:p text:style-name="P33">P2 0x00</text:p>
      <text:p text:style-name="P33">P3 0x0B</text:p>
      <text:p text:style-name="P33">DATA</text:p>
      <text:h text:style-name="Heading_20_4" text:outline-level="4">Required Authentication</text:h>
      <text:p text:style-name="P89">None</text:p>
      <text:h text:style-name="Heading_20_4" text:outline-level="4">Definition</text:h>
      <text:p text:style-name="Standard"/>
      <text:p text:style-name="P22"><text:span text:style-name="T13">This function returns a list of current keys and their properties including id, type, size, partner, and access control. This function is initially called with the reset sequence set for sequence type. The function only returns one object id at a time and must be called in repetition until </text:span><text:span text:style-name="T17">SW_SUCCESS </text:span><text:span text:style-name="T13">is returned.</text:span></text:p>
      <text:p text:style-name="P24"/>
      <text:p text:style-name="P33">Values for Sequence Option:</text:p>
      <text:p text:style-name="P32">0x00 Reset sequence and get first entry</text:p>
      <text:p text:style-name="P32">0x01 Get next entry</text:p>
      <text:h text:style-name="Heading_20_4" text:outline-level="4">Notes</text:h>
      <text:p text:style-name="Standard"/>
      <text:p text:style-name="P22"><text:span text:style-name="T13">The data will be trailed with </text:span><text:span text:style-name="T17">SW_SUCCESS</text:span><text:span text:style-name="T13">. When the list has no more entries just </text:span><text:span text:style-name="T17">SW_SEQUENCE_END </text:span><text:span text:style-name="T13">will be returned.</text:span></text:p>
      <text:p text:style-name="P24"/>
      <text:p text:style-name="P24">Reset sequence can be called at any time to reset the key pointer to the first in the list.</text:p>
      <text:h text:style-name="Heading_20_4" text:outline-level="4">Returned data</text:h>
      <text:p text:style-name="Standard"/>
      <text:p text:style-name="P24">Returned data if a key was found:</text:p>
      <text:p text:style-name="P32">Byte Key Number</text:p>
      <text:p text:style-name="P32">Byte Key Type</text:p>
      <text:p text:style-name="P32">Byte Key Partner</text:p>
      <text:p text:style-name="P32">Short Key Size</text:p>
      <text:p text:style-name="P32">KeyACL ACL for this key</text:p>
      <text:p text:style-name="P32">Short Status Word</text:p>
      <table:table table:name="Table23" table:style-name="Table23">
        <table:table-column table:style-name="Table23.A" table:number-columns-repeated="4"/>
        <table:table-column table:style-name="Table23.E"/>
        <table:table-row table:style-name="Table23.1">
          <table:table-cell table:style-name="Table23.A1" office:value-type="string">
            <text:p text:style-name="P116">Key Num</text:p>
          </table:table-cell>
          <table:table-cell table:style-name="Table23.A1" office:value-type="string">
            <text:p text:style-name="P116">Key type</text:p>
          </table:table-cell>
          <table:table-cell table:style-name="Table23.A1" office:value-type="string">
            <text:p text:style-name="P116">Key Partn</text:p>
          </table:table-cell>
          <table:table-cell table:style-name="Table23.D1" office:value-type="string">
            <text:p text:style-name="P117">Key</text:p>
          </table:table-cell>
          <table:table-cell table:style-name="Table23.E1" office:value-type="string">
            <text:p text:style-name="P33">Size</text:p>
          </table:table-cell>
        </table:table-row>
      </table:table>
      <text:p text:style-name="P114"/>
      <table:table table:name="Table24" table:style-name="Table24">
        <table:table-column table:style-name="Table24.A"/>
        <table:table-column table:style-name="Table24.B"/>
        <table:table-column table:style-name="Table24.C"/>
        <table:table-row>
          <table:table-cell>
            <table:table table:is-sub-table="true">
              <table:table-column table:style-name="Table24.B" table:number-columns-repeated="6"/>
              <table:table-row table:style-name="Table24.A1.1">
                <table:table-cell table:style-name="Table24.A1.1.1" office:value-type="string">
                  <text:p text:style-name="P116"/>
                </table:table-cell>
                <table:table-cell table:style-name="Table24.A1.2.1" office:value-type="string">
                  <text:p text:style-name="P116"/>
                </table:table-cell>
                <table:table-cell table:style-name="Table24.A1.2.1" office:value-type="string">
                  <text:p text:style-name="P116">Key</text:p>
                </table:table-cell>
                <table:table-cell table:style-name="Table24.A1.2.1" office:value-type="string">
                  <text:p text:style-name="P116">ACL</text:p>
                </table:table-cell>
                <table:table-cell table:style-name="Table24.A1.2.1" office:value-type="string">
                  <text:p text:style-name="P116"/>
                </table:table-cell>
                <table:table-cell table:style-name="Table24.A1.6.1" office:value-type="string">
                  <text:p text:style-name="P116"/>
                </table:table-cell>
              </table:table-row>
              <table:table-row table:style-name="Table24.A1.2">
                <table:table-cell table:style-name="Table24.A1.1.2" office:value-type="string">
                  <text:p text:style-name="P116">R</text:p>
                </table:table-cell>
                <table:table-cell table:style-name="Table24.A1.2.2" office:value-type="string">
                  <text:p text:style-name="P116">R</text:p>
                </table:table-cell>
                <table:table-cell table:style-name="Table24.A1.2.2" office:value-type="string">
                  <text:p text:style-name="P116">W</text:p>
                </table:table-cell>
                <table:table-cell table:style-name="Table24.A1.2.2" office:value-type="string">
                  <text:p text:style-name="P116">W</text:p>
                </table:table-cell>
                <table:table-cell table:style-name="Table24.A1.2.2" office:value-type="string">
                  <text:p text:style-name="P116">U</text:p>
                </table:table-cell>
                <table:table-cell table:style-name="Table24.A1.6.2" office:value-type="string">
                  <text:p text:style-name="P116">U</text:p>
                </table:table-cell>
              </table:table-row>
            </table:table>
          </table:table-cell>
          <table:table-cell table:style-name="Table24.B1" office:value-type="string">
            <text:p text:style-name="P117">Status</text:p>
          </table:table-cell>
          <table:table-cell table:style-name="Table24.C1" office:value-type="string">
            <text:p text:style-name="P33">Word</text:p>
          </table:table-cell>
        </table:table-row>
      </table:table>
      <text:p text:style-name="P32"/>
      <text:p text:style-name="P6"/>
      <text:p text:style-name="P22"><text:span text:style-name="T13">If the key is part of a key pair and the other key is also stored on the card, the field </text:span><text:span text:style-name="T17">Key Partner </text:span><text:span text:style-name="T13">can contain the key number of the other key. This information is optional, and the special value </text:span><text:span text:style-name="T17">0xFF </text:span><text:span text:style-name="T13">means that it is not available.</text:span></text:p>
      <text:h text:style-name="Heading_20_4" text:outline-level="4">Return codes</text:h>
      <text:p text:style-name="P24"/>
      <text:p text:style-name="P24">The following table shows how some error codes have to be interpreted when returned by this function. See section 2.4 for a list of all possible return codes.</text:p>
      <text:p text:style-name="P115"/>
      <table:table table:name="Table25" table:style-name="Table25">
        <table:table-column table:style-name="Table25.A"/>
        <table:table-column table:style-name="Table25.B"/>
        <table:table-row>
          <table:table-cell table:style-name="Table25.A1" office:value-type="string">
            <text:p text:style-name="P115">Symbolic Name</text:p>
          </table:table-cell>
          <table:table-cell table:style-name="Table25.B1" office:value-type="string">
            <text:p text:style-name="P115">Description</text:p>
          </table:table-cell>
        </table:table-row>
        <table:table-row>
          <table:table-cell table:style-name="Table25.A2" office:value-type="string">
            <text:p text:style-name="P33">SW_INCORRECT_P1</text:p>
          </table:table-cell>
          <table:table-cell table:style-name="Table25.B2" office:value-type="string">
            <text:p text:style-name="P24">Sequence option is not valid</text:p>
          </table:table-cell>
        </table:table-row>
        <table:table-row>
          <table:table-cell table:style-name="Table25.A2" office:value-type="string">
            <text:p text:style-name="P33">SW_SEQUENCE_END</text:p>
          </table:table-cell>
          <table:table-cell table:style-name="Table25.B2" office:value-type="string">
            <text:p text:style-name="P24">No more keys in the list</text:p>
          </table:table-cell>
        </table:table-row>
      </table:table>
      <text:p text:style-name="P107"/>
      <text:p text:style-name="P35"/>
      <text:p text:style-name="P105"/>
      <text:h text:style-name="P118" text:outline-level="3"><text:s/>CKYCreatePIN</text:h>
      <text:h text:style-name="Heading_20_4" text:outline-level="4">Function Parameters</text:h>
      <text:h text:style-name="P106" text:outline-level="4"/>
      <text:p text:style-name="P33">CLA 0x84 or 0xB0</text:p>
      <text:p text:style-name="P33">INS 0x40</text:p>
      <text:p text:style-name="P33">P1 PIN Number</text:p>
      <text:p text:style-name="P33">P2 PIN Maximum attempts</text:p>
      <text:p text:style-name="P33">P3 Pin Length</text:p>
      <text:p text:style-name="P33">Data</text:p>
      <text:p text:style-name="P33"/>
      <text:p text:style-name="P33">[Data]</text:p>
      <text:p text:style-name="P32">Byte[] Pin Value</text:p>
      <text:h text:style-name="Heading_20_4" text:outline-level="4">Required Authentication</text:h>
      <text:p text:style-name="P89">Secure Channel (class 0x84) or PIN nonce (class 0xB0)</text:p>
      <text:h text:style-name="Heading_20_4" text:outline-level="4">Definition</text:h>
      <text:h text:style-name="P106" text:outline-level="4"/>
      <text:p text:style-name="P24">This function creates a PIN with parameters specified by the P1, P2 and DATA values. P2 specifies the maximum number of consecutive unsuccessful verifications before the PIN blocks.</text:p>
      <text:p text:style-name="P24"/>
      <text:p text:style-name="P33">PIN Number 0x00-0x07</text:p>
      <text:p text:style-name="P6"/>
      <text:h text:style-name="Heading_20_4" text:outline-level="4">Notes</text:h>
      <text:h text:style-name="P106" text:outline-level="4"/>
      <text:p text:style-name="P24">Command succeeds and a new PIN code is initialized only if one of the identities specified by the create PIN ACL is authenticated and specified PIN number is actually unused.</text:p>
      <text:p text:style-name="P35"/>
      <text:p text:style-name="P22"><text:span text:style-name="T13">Right after a PIN creation command the new PIN identity is </text:span><text:span text:style-name="T14">not </text:span><text:span text:style-name="T13">logged in.</text:span></text:p>
      <text:p text:style-name="P24"/>
      <text:p text:style-name="P24"/>
      <text:p text:style-name="P9"/>
      <text:h text:style-name="Heading_20_4" text:outline-level="4">Return codes</text:h>
      <text:h text:style-name="P106" text:outline-level="4"/>
      <text:p text:style-name="P24">The following table shows how some error codes have to be interpreted when returned by this function. See section 2.4 for a list of all possible return codes.</text:p>
      <text:p text:style-name="P24"/>
      <table:table table:name="Table26" table:style-name="Table26">
        <table:table-column table:style-name="Table26.A"/>
        <table:table-column table:style-name="Table26.B"/>
        <table:table-row>
          <table:table-cell table:style-name="Table26.A1" office:value-type="string">
            <text:p text:style-name="P115">Symbolic Name</text:p>
          </table:table-cell>
          <table:table-cell table:style-name="Table26.B1" office:value-type="string">
            <text:p text:style-name="P115">Description</text:p>
          </table:table-cell>
        </table:table-row>
        <table:table-row>
          <table:table-cell table:style-name="Table26.A2" office:value-type="string">
            <text:p text:style-name="P33">SW_UNAUTHORIZED</text:p>
          </table:table-cell>
          <table:table-cell table:style-name="Table26.B2" office:value-type="string">
            <text:p text:style-name="P24">Identity n.0 is not actually logged in</text:p>
          </table:table-cell>
        </table:table-row>
        <table:table-row>
          <table:table-cell table:style-name="Table26.A2" office:value-type="string">
            <text:p text:style-name="P33">SW_INCORRECT_P1</text:p>
          </table:table-cell>
          <table:table-cell table:style-name="Table26.B2" office:value-type="string">
            <text:p text:style-name="P24">Specified PIN number is invalid or is already in use</text:p>
          </table:table-cell>
        </table:table-row>
        <table:table-row>
          <table:table-cell table:style-name="Table26.A2" office:value-type="string">
            <text:p text:style-name="P33">SW_DATA_INVALID</text:p>
          </table:table-cell>
          <table:table-cell table:style-name="Table26.B2" office:value-type="string">
            <text:p text:style-name="P24">Provided PIN or unblock code data is not valid</text:p>
          </table:table-cell>
        </table:table-row>
      </table:table>
      <text:p text:style-name="Standard"/>
      <text:p text:style-name="P105"/>
      <text:h text:style-name="P118" text:outline-level="3"><text:s/>CKYVerifyPIN</text:h>
      <text:h text:style-name="Heading_20_4" text:outline-level="4">Function Parameters</text:h>
      <text:h text:style-name="P106" text:outline-level="4"/>
      <text:p text:style-name="P33">CLA 0xB0</text:p>
      <text:p text:style-name="P33">INS 0x42</text:p>
      <text:p text:style-name="P33">P1 PIN Number</text:p>
      <text:p text:style-name="P33">P2 0x00</text:p>
      <text:p text:style-name="P33">P3 Data Length</text:p>
      <text:p text:style-name="P33">DATA PIN Value</text:p>
      <text:h text:style-name="Heading_20_4" text:outline-level="4">Required Authentication</text:h>
      <text:p text:style-name="P89">Supplied PIN must be valid.</text:p>
      <text:h text:style-name="Heading_20_4" text:outline-level="4">Definition</text:h>
      <text:h text:style-name="P106" text:outline-level="4"/>
      <text:p text:style-name="P24">This function verifies a PIN number sent by the DATA portion. The length of this PIN is specified by the value contained in P3.</text:p>
      <text:p text:style-name="P24"/>
      <text:p text:style-name="P24"/>
      <text:p text:style-name="P24">On success the applet returns an 8 byte nonce used for all PIN authenticated operations. This value is appended to all commands requiring nonce authenticated issued in CardEdge class (0xB0).</text:p>
      <text:h text:style-name="Heading_20_4" text:outline-level="4">Notes</text:h>
      <text:h text:style-name="P106" text:outline-level="4"/>
      <text:p text:style-name="P24">Multiple consecutive unsuccessful PIN verifications will block the PIN. If a PIN blocks, then a SetPIN command can be issued from the secure channel to reset it.</text:p>
      <text:p text:style-name="P24"/>
      <text:h text:style-name="Heading_20_4" text:outline-level="4">Return codes</text:h>
      <text:h text:style-name="P106" text:outline-level="4"/>
      <text:p text:style-name="P24">The following table shows how some error codes have to be interpreted when returned by this function. See section 2.4 for a list of all possible return codes.</text:p>
      <text:p text:style-name="P24"/>
      <table:table table:name="Table27" table:style-name="Table27">
        <table:table-column table:style-name="Table27.A"/>
        <table:table-column table:style-name="Table27.B"/>
        <table:table-row>
          <table:table-cell table:style-name="Table27.A1" office:value-type="string">
            <text:p text:style-name="P115">Symbolic Name</text:p>
          </table:table-cell>
          <table:table-cell table:style-name="Table27.B1" office:value-type="string">
            <text:p text:style-name="P115">Description</text:p>
          </table:table-cell>
        </table:table-row>
        <table:table-row>
          <table:table-cell table:style-name="Table27.A2" office:value-type="string">
            <text:p text:style-name="P33">SW_AUTH_FAILED</text:p>
          </table:table-cell>
          <table:table-cell table:style-name="Table27.B2" office:value-type="string">
            <text:p text:style-name="P24">PIN verification failed. Multiple verification failures cause the PIN to block</text:p>
          </table:table-cell>
        </table:table-row>
        <table:table-row>
          <table:table-cell table:style-name="Table27.A2" office:value-type="string">
            <text:p text:style-name="P33">SW_INCORRECT_P1</text:p>
          </table:table-cell>
          <table:table-cell table:style-name="Table27.B2" office:value-type="string">
            <text:p text:style-name="P24">Specified PIN number is invalid or PIN code does not exist</text:p>
          </table:table-cell>
        </table:table-row>
        <table:table-row>
          <table:table-cell table:style-name="Table27.A2" office:value-type="string">
            <text:p text:style-name="P33">SW_IDENTITY_BLOCKED</text:p>
          </table:table-cell>
          <table:table-cell table:style-name="Table27.B2" office:value-type="string">
            <text:p text:style-name="P24">Specified PIN is actually blocked</text:p>
          </table:table-cell>
        </table:table-row>
      </table:table>
      <text:h text:style-name="P106" text:outline-level="4">Returns</text:h>
      <text:p text:style-name="P89">Returned data if Pin was valid.</text:p>
      <text:p text:style-name="P119">byte[] 8-byte nonce.</text:p>
      <text:p text:style-name="P105"/>
      <text:h text:style-name="P118" text:outline-level="3"><text:s/>CKYChangePIN</text:h>
      <text:h text:style-name="Heading_20_4" text:outline-level="4">Function Parameters</text:h>
      <text:h text:style-name="P106" text:outline-level="4"/>
      <text:p text:style-name="P33">CLA 0xB0</text:p>
      <text:p text:style-name="P33">INS 0x44</text:p>
      <text:p text:style-name="P33">P1 PIN Number</text:p>
      <text:p text:style-name="P33">P2 0x00</text:p>
      <text:p text:style-name="P33">P3 Data Length</text:p>
      <text:p text:style-name="P33">DATA Pin Change Parameters</text:p>
      <text:h text:style-name="Heading_20_4" text:outline-level="4">Required Authentication</text:h>
      <text:p text:style-name="P89">Supplied Pin must be valid.</text:p>
      <text:h text:style-name="Heading_20_4" text:outline-level="4">Definition</text:h>
      <text:h text:style-name="P106" text:outline-level="4"/>
      <text:p text:style-name="P24">This function changes a PIN code. The DATA portion contains both the old and the new PIN codes.</text:p>
      <text:p text:style-name="P24"/>
      <text:p text:style-name="P33">PIN creation parameters:</text:p>
      <text:p text:style-name="P32">Byte Old PIN length</text:p>
      <text:p text:style-name="P32">Byte[] Old PIN value</text:p>
      <text:p text:style-name="P32">Byte New PIN length</text:p>
      <text:p text:style-name="P32">Byte[] New PIN value</text:p>
      <text:p text:style-name="P32"/>
      <table:table table:name="Table28" table:style-name="Table28">
        <table:table-column table:style-name="Table28.A" table:number-columns-repeated="7"/>
        <table:table-column table:style-name="Table28.H"/>
        <table:table-row>
          <table:table-cell table:style-name="Table28.A1" office:value-type="string">
            <text:p text:style-name="P116">Pin</text:p>
            <text:p text:style-name="P116">Size</text:p>
          </table:table-cell>
          <table:table-cell table:style-name="Table28.B1" office:value-type="string">
            <text:p text:style-name="P117">Old</text:p>
          </table:table-cell>
          <table:table-cell table:style-name="Table28.C1" office:value-type="string">
            <text:p text:style-name="P116">...</text:p>
            <text:p text:style-name="P116">Pin</text:p>
            <text:p text:style-name="P116">...</text:p>
          </table:table-cell>
          <table:table-cell table:style-name="Table28.D1" office:value-type="string">
            <text:p text:style-name="P33">Value</text:p>
          </table:table-cell>
          <table:table-cell table:style-name="Table28.A1" office:value-type="string">
            <text:p text:style-name="P116">Pin</text:p>
            <text:p text:style-name="P116">Size</text:p>
          </table:table-cell>
          <table:table-cell table:style-name="Table28.B1" office:value-type="string">
            <text:p text:style-name="P117">New</text:p>
          </table:table-cell>
          <table:table-cell table:style-name="Table28.C1" office:value-type="string">
            <text:p text:style-name="P116">...</text:p>
            <text:p text:style-name="P116">PIN</text:p>
            <text:p text:style-name="P116">...</text:p>
          </table:table-cell>
          <table:table-cell table:style-name="Table28.D1" office:value-type="string">
            <text:p text:style-name="P33">Value</text:p>
          </table:table-cell>
        </table:table-row>
      </table:table>
      <text:p text:style-name="P120"/>
      <text:h text:style-name="Heading_20_4" text:outline-level="4">Notes</text:h>
      <text:h text:style-name="P106" text:outline-level="4"/>
      <text:p text:style-name="P22"><text:span text:style-name="T13">Right after a successful PIN change command, the corresponding PIN identity is </text:span><text:span text:style-name="T14">not </text:span><text:span text:style-name="T13">logged in for any application (all existing nonces are invalid).</text:span></text:p>
      <text:p text:style-name="P35"/>
      <text:h text:style-name="Heading_20_4" text:outline-level="4">Return codes</text:h>
      <text:h text:style-name="P106" text:outline-level="4"/>
      <text:p text:style-name="P24">The following table shows how some error codes have to be interpreted when returned by this function. See section 2.4 for a list of all possible return codes.</text:p>
      <text:p text:style-name="P24"/>
      <table:table table:name="Table29" table:style-name="Table29">
        <table:table-column table:style-name="Table29.A"/>
        <table:table-column table:style-name="Table29.B"/>
        <table:table-row>
          <table:table-cell table:style-name="Table29.A1" office:value-type="string">
            <text:p text:style-name="P115">Symbolic Name</text:p>
          </table:table-cell>
          <table:table-cell table:style-name="Table29.B1" office:value-type="string">
            <text:p text:style-name="P115">Description</text:p>
          </table:table-cell>
        </table:table-row>
        <table:table-row>
          <table:table-cell table:style-name="Table29.A2" office:value-type="string">
            <text:p text:style-name="P33">SW_AUTH_FAILED</text:p>
          </table:table-cell>
          <table:table-cell table:style-name="Table29.B2" office:value-type="string">
            <text:p text:style-name="P24">PIN verification failed. Multiple verification failures cause the PIN to block</text:p>
          </table:table-cell>
        </table:table-row>
        <table:table-row>
          <table:table-cell table:style-name="Table29.A2" office:value-type="string">
            <text:p text:style-name="P33">SW_INCORRECT_P1</text:p>
          </table:table-cell>
          <table:table-cell table:style-name="Table29.B2" office:value-type="string">
            <text:p text:style-name="P24">Specified PIN number is invalid or PIN code does not exist</text:p>
          </table:table-cell>
        </table:table-row>
        <table:table-row>
          <table:table-cell table:style-name="Table29.A2" office:value-type="string">
            <text:p text:style-name="P33">SW_IDENTITY_BLOCKED</text:p>
          </table:table-cell>
          <table:table-cell table:style-name="Table29.B2" office:value-type="string">
            <text:p text:style-name="P22">Specified PIN is actually blocked and cannot be changed</text:p>
          </table:table-cell>
        </table:table-row>
      </table:table>
      <text:p text:style-name="P22"><text:s/></text:p>
      <text:p text:style-name="P89"/>
      <text:p text:style-name="P105"/>
      <text:h text:style-name="P118" text:outline-level="3"><text:s/>CKYListPINs</text:h>
      <text:h text:style-name="Heading_20_4" text:outline-level="4">Function Parameters</text:h>
      <text:h text:style-name="P106" text:outline-level="4"/>
      <text:p text:style-name="P33">CLA 0xB0</text:p>
      <text:p text:style-name="P33">INS 0x48</text:p>
      <text:p text:style-name="P33">P1 0x00</text:p>
      <text:p text:style-name="P33">P2 0x00</text:p>
      <text:p text:style-name="P33">P3 0x02</text:p>
      <text:h text:style-name="Heading_20_4" text:outline-level="4">Required Authentication</text:h>
      <text:p text:style-name="P89">None</text:p>
      <text:p text:style-name="P33"/>
      <text:h text:style-name="Heading_20_4" text:outline-level="4">Definition</text:h>
      <text:h text:style-name="P106" text:outline-level="4"/>
      <text:p text:style-name="P24">This function returns a 2 byte bit mask of the available PINs that are currently in use. Each set bit corresponds to an active PIN, according to the following table.</text:p>
      <text:p text:style-name="P24"/>
      <text:p text:style-name="P24">Least significant byte:</text:p>
      <table:table table:name="Table31" table:style-name="Table31">
        <table:table-column table:style-name="Table31.A" table:number-columns-repeated="2"/>
        <table:table-column table:style-name="Table31.C"/>
        <table:table-row>
          <table:table-cell table:style-name="Table31.A1" office:value-type="string">
            <text:p text:style-name="P121">Bit</text:p>
          </table:table-cell>
          <table:table-cell table:style-name="Table31.A1" office:value-type="string">
            <text:p text:style-name="P121">PIN Number</text:p>
          </table:table-cell>
          <table:table-cell table:style-name="Table31.C1" office:value-type="string">
            <text:p text:style-name="P121">Bitmask Value</text:p>
          </table:table-cell>
        </table:table-row>
        <table:table-row>
          <table:table-cell table:style-name="Table31.A2" office:value-type="string">
            <text:p text:style-name="P122">1</text:p>
          </table:table-cell>
          <table:table-cell table:style-name="Table31.A2" office:value-type="string">
            <text:p text:style-name="P122">Pin #0</text:p>
          </table:table-cell>
          <table:table-cell table:style-name="Table31.C2" office:value-type="string">
            <text:p text:style-name="P122">0x01</text:p>
          </table:table-cell>
        </table:table-row>
        <table:table-row>
          <table:table-cell table:style-name="Table31.A2" office:value-type="string">
            <text:p text:style-name="P122">2</text:p>
          </table:table-cell>
          <table:table-cell table:style-name="Table31.A2" office:value-type="string">
            <text:p text:style-name="P122">Pin #1</text:p>
          </table:table-cell>
          <table:table-cell table:style-name="Table31.C2" office:value-type="string">
            <text:p text:style-name="P122">0x02</text:p>
          </table:table-cell>
        </table:table-row>
        <table:table-row>
          <table:table-cell table:style-name="Table31.A2" office:value-type="string">
            <text:p text:style-name="P122">3</text:p>
          </table:table-cell>
          <table:table-cell table:style-name="Table31.A2" office:value-type="string">
            <text:p text:style-name="P122">Pin #2</text:p>
          </table:table-cell>
          <table:table-cell table:style-name="Table31.C2" office:value-type="string">
            <text:p text:style-name="P122">0x04</text:p>
          </table:table-cell>
        </table:table-row>
        <table:table-row>
          <table:table-cell table:style-name="Table31.A2" office:value-type="string">
            <text:p text:style-name="P122">…</text:p>
          </table:table-cell>
          <table:table-cell table:style-name="Table31.A2" office:value-type="string">
            <text:p text:style-name="P122">…</text:p>
          </table:table-cell>
          <table:table-cell table:style-name="Table31.C2" office:value-type="string">
            <text:p text:style-name="P122">…</text:p>
          </table:table-cell>
        </table:table-row>
        <table:table-row>
          <table:table-cell table:style-name="Table31.A2" office:value-type="string">
            <text:p text:style-name="P122">8</text:p>
          </table:table-cell>
          <table:table-cell table:style-name="Table31.A2" office:value-type="string">
            <text:p text:style-name="P122">Pin #7</text:p>
          </table:table-cell>
          <table:table-cell table:style-name="Table31.C2" office:value-type="string">
            <text:p text:style-name="P122">0x80</text:p>
          </table:table-cell>
        </table:table-row>
      </table:table>
      <text:p text:style-name="P22"/>
      <text:p text:style-name="P24">Most significant byte is RFU.</text:p>
      <text:p text:style-name="P24"/>
      <table:table table:name="Table16" table:style-name="Table16">
        <table:table-column table:style-name="Table16.A"/>
        <table:table-column table:style-name="Table16.B"/>
        <table:table-row>
          <table:table-cell table:style-name="Table16.A1" office:value-type="string">
            <text:p text:style-name="P115">Symbolic Name</text:p>
          </table:table-cell>
          <table:table-cell table:style-name="Table16.B1" office:value-type="string">
            <text:p text:style-name="P115">Description</text:p>
          </table:table-cell>
        </table:table-row>
        <table:table-row>
          <table:table-cell table:style-name="Table16.A2" office:value-type="string">
            <text:p text:style-name="P33">SW_SUCCESS</text:p>
          </table:table-cell>
          <table:table-cell table:style-name="Table16.B2" office:value-type="string">
            <text:p text:style-name="P24">Success</text:p>
          </table:table-cell>
        </table:table-row>
      </table:table>
      <text:h text:style-name="P93" text:outline-level="3"><text:span text:style-name="T13"><text:s/></text:span>SecureSetPIN</text:h>
      <text:h text:style-name="Heading_20_4" text:outline-level="4">Function Parameters</text:h>
      <text:p text:style-name="P94">CLA<text:tab/>0x80</text:p>
      <text:p text:style-name="P94">INS<text:tab/>0x04</text:p>
      <text:p text:style-name="P94">P1<text:tab/>Pin number</text:p>
      <text:p text:style-name="P94">P2<text:tab/>0x00</text:p>
      <text:p text:style-name="P94">P3<text:tab/>&lt;Pin length&gt;</text:p>
      <text:p text:style-name="P95"/>
      <text:p text:style-name="Standard"><text:span text:style-name="T23">DATA<text:tab/></text:span><text:span text:style-name="T28">Pin</text:span></text:p>
      <text:p text:style-name="P123"/>
      <text:p text:style-name="P123">Pin:</text:p>
      <text:p text:style-name="P94"><text:tab/>Byte[]<text:tab/>New Pin value</text:p>
      <text:h text:style-name="Heading_20_4" text:outline-level="4">Required Authentication</text:h>
      <text:p text:style-name="Standard">Secure Channel</text:p>
      <text:h text:style-name="Heading_20_4" text:outline-level="4">Definition</text:h>
      <text:p text:style-name="Standard">This APDU sets or resets a PIN. <text:s/>It is used to allow the card management service to set the PIN to a value chosen by the user. <text:s/>The invalid PIN verification counter on the token is also reset to the initial value. <text:s/>The card management system verifies that the user is authorized to request this change.</text:p>
      <text:h text:style-name="Heading_20_4" text:outline-level="4">Notes</text:h>
      <text:p text:style-name="P97">This APDU must be a part of a secure channel providing at least a MAC on the incoming requests.</text:p>
      <text:h text:style-name="Heading_20_4" text:outline-level="4">Return codes</text:h>
      <table:table table:name="Table32" table:style-name="Table32">
        <table:table-column table:style-name="Table32.A"/>
        <table:table-column table:style-name="Table32.B"/>
        <table:table-row>
          <table:table-cell table:style-name="Table32.A1" office:value-type="string">
            <text:p text:style-name="P124">Symbolic Name</text:p>
          </table:table-cell>
          <table:table-cell table:style-name="Table32.B1" office:value-type="string">
            <text:p text:style-name="P124">Description</text:p>
          </table:table-cell>
        </table:table-row>
        <table:table-row>
          <table:table-cell table:style-name="Table32.A2" office:value-type="string">
            <text:p text:style-name="P125">SW_SUCCESS</text:p>
          </table:table-cell>
          <table:table-cell table:style-name="Table32.B2" office:value-type="string">
            <text:p text:style-name="P125">Success</text:p>
          </table:table-cell>
        </table:table-row>
        <table:table-row>
          <table:table-cell table:style-name="Table32.A2" office:value-type="string">
            <text:p text:style-name="P125">SW_UNAUTHORIZED</text:p>
          </table:table-cell>
          <table:table-cell table:style-name="Table32.B2" office:value-type="string">
            <text:p text:style-name="P125">Security Requirement not satisfied</text:p>
          </table:table-cell>
        </table:table-row>
      </table:table>
      <text:h text:style-name="Heading_20_4" text:outline-level="4">Returned data</text:h>
      <text:p text:style-name="Standard">None</text:p>
      <text:h text:style-name="Heading_20_4" text:outline-level="4">Issues</text:h>
      <text:p text:style-name="Standard">It may be more appropriate to change this command into a “Reset PIN” command, which simply removes the PIN from the applet. <text:s/>The client would then prompt the user for a new PIN, and use the normal ChangePIN (SetPIN) interface to the applet to establish the new PIN value.</text:p>
      <text:h text:style-name="P93" text:outline-level="3"><text:s/>CKYLogout</text:h>
      <text:h text:style-name="Heading_20_4" text:outline-level="4">Function Parameters</text:h>
      <text:p text:style-name="P9"/>
      <text:p text:style-name="P33">CLA 0xB0</text:p>
      <text:p text:style-name="P33">INS 0x61</text:p>
      <text:p text:style-name="P33">P1 Pin number</text:p>
      <text:p text:style-name="P33">P2 0x00</text:p>
      <text:p text:style-name="P33">P3 0x00</text:p>
      <text:h text:style-name="Heading_20_4" text:outline-level="4">Required Authentication</text:h>
      <text:p text:style-name="Standard">PIN nonce</text:p>
      <text:h text:style-name="Heading_20_4" text:outline-level="4">Definition</text:h>
      <text:p text:style-name="Standard">This function logs out the given identity. Application should discard their nonces once Logout has been called. Other pins may still be valid</text:p>
      <text:p text:style-name="P105"/>
      <text:h text:style-name="Heading_20_3" text:outline-level="3"><text:bookmark-start text:name="_Ref66606860"/><text:bookmark-start text:name="_Ref66606912"/><text:s/>CKYCreateObject<text:bookmark-end text:name="_Ref66606860"/><text:bookmark-end text:name="_Ref66606912"/></text:h>
      <text:h text:style-name="Heading_20_4" text:outline-level="4">Function Parameters</text:h>
      <text:h text:style-name="P106" text:outline-level="4"/>
      <text:p text:style-name="P33">CLA 0x84 or 0xB0</text:p>
      <text:p text:style-name="P33">INS 0x5A</text:p>
      <text:p text:style-name="P33">P1 0x00</text:p>
      <text:p text:style-name="P33">P2 0x00</text:p>
      <text:p text:style-name="P33">P3 0x0E</text:p>
      <text:p text:style-name="P33">DATA Object Parameters</text:p>
      <text:p text:style-name="P33"/>
      <text:p text:style-name="P33">[DATA]</text:p>
      <text:p text:style-name="P33">Object Parameters</text:p>
      <text:p text:style-name="P32">Long Object ID;</text:p>
      <text:p text:style-name="P32">Long Object Size;</text:p>
      <text:p text:style-name="P32">ObjectACL ObjectACL;</text:p>
      <text:p text:style-name="P32"/>
      <table:table table:name="Table33" table:style-name="Table33">
        <table:table-column table:style-name="Table33.A" table:number-columns-repeated="7"/>
        <table:table-column table:style-name="Table33.H"/>
        <table:table-row table:style-name="Table33.1">
          <table:table-cell table:style-name="Table33.A1" office:value-type="string">
            <text:p text:style-name="P33"/>
          </table:table-cell>
          <table:table-cell table:style-name="Table33.B1" office:value-type="string">
            <text:p text:style-name="P117">Object</text:p>
          </table:table-cell>
          <table:table-cell table:style-name="Table33.B1" office:value-type="string">
            <text:p text:style-name="P33">ID</text:p>
          </table:table-cell>
          <table:table-cell table:style-name="Table33.D1" office:value-type="string">
            <text:p text:style-name="P33"/>
          </table:table-cell>
          <table:table-cell table:style-name="Table33.A1" office:value-type="string">
            <text:p text:style-name="P33"/>
          </table:table-cell>
          <table:table-cell table:style-name="Table33.B1" office:value-type="string">
            <text:p text:style-name="P117">Object</text:p>
          </table:table-cell>
          <table:table-cell table:style-name="Table33.B1" office:value-type="string">
            <text:p text:style-name="P33">Size</text:p>
          </table:table-cell>
          <table:table-cell table:style-name="Table33.D1" office:value-type="string">
            <text:p text:style-name="P33"/>
          </table:table-cell>
        </table:table-row>
      </table:table>
      <text:p text:style-name="P24"/>
      <table:table table:name="Table17" table:style-name="Table17">
        <table:table-column table:style-name="Table17.A" table:number-columns-repeated="5"/>
        <table:table-column table:style-name="Table17.F"/>
        <table:table-row table:style-name="Table17.1">
          <table:table-cell table:style-name="Table17.A1" office:value-type="string">
            <text:p text:style-name="P116"/>
          </table:table-cell>
          <table:table-cell table:style-name="Table17.B1" office:value-type="string">
            <text:p text:style-name="P116"/>
          </table:table-cell>
          <table:table-cell table:style-name="Table17.B1" office:value-type="string">
            <text:p text:style-name="P116">Object</text:p>
          </table:table-cell>
          <table:table-cell table:style-name="Table17.B1" office:value-type="string">
            <text:p text:style-name="P116">ACL</text:p>
          </table:table-cell>
          <table:table-cell table:style-name="Table17.B1" office:value-type="string">
            <text:p text:style-name="P116"/>
          </table:table-cell>
          <table:table-cell table:style-name="Table17.F1" office:value-type="string">
            <text:p text:style-name="P116"/>
          </table:table-cell>
        </table:table-row>
        <table:table-row table:style-name="Table17.2">
          <table:table-cell table:style-name="Table17.A2" office:value-type="string">
            <text:p text:style-name="P116">R</text:p>
          </table:table-cell>
          <table:table-cell table:style-name="Table17.B2" office:value-type="string">
            <text:p text:style-name="P116">R</text:p>
          </table:table-cell>
          <table:table-cell table:style-name="Table17.B2" office:value-type="string">
            <text:p text:style-name="P116">W</text:p>
          </table:table-cell>
          <table:table-cell table:style-name="Table17.B2" office:value-type="string">
            <text:p text:style-name="P116">W</text:p>
          </table:table-cell>
          <table:table-cell table:style-name="Table17.B2" office:value-type="string">
            <text:p text:style-name="P116">D</text:p>
          </table:table-cell>
          <table:table-cell table:style-name="Table17.F2" office:value-type="string">
            <text:p text:style-name="P116">D</text:p>
          </table:table-cell>
        </table:table-row>
      </table:table>
      <text:p text:style-name="P6"/>
      <text:h text:style-name="Heading_20_4" text:outline-level="4">Required Authentication</text:h>
      <text:p text:style-name="P126">Secure Channel (class 0x84) or PIN nonce (class 0xB0)</text:p>
      <text:h text:style-name="Heading_20_4" text:outline-level="4">Definition</text:h>
      <text:h text:style-name="P106" text:outline-level="4"/>
      <text:p text:style-name="P22"><text:span text:style-name="T13">This function creates an object that will be identified by the provided object ID. The object’s space and name will be allocated until deleted using </text:span><text:span text:style-name="T13"><text:bookmark-ref text:reference-format="text" text:ref-name="_Ref66606822"> CKYDeleteObject</text:bookmark-ref></text:span><text:span text:style-name="T13">.</text:span></text:p>
      <text:p text:style-name="P22"><text:span text:style-name="T29">The object will be allocated upon the card's memory heap. </text:span><text:span text:style-name="T13">For object lookup purposes, the Applet may allow up to a fixed amount of objects to reside on the card. The exact amount is beyond the scope of this document.</text:span></text:p>
      <text:p text:style-name="P35"/>
      <text:p text:style-name="P24">After creation, an object has “random” contents. Applications cannot rely on any particular contents right after an object creation.</text:p>
      <text:p text:style-name="P9"/>
      <text:h text:style-name="Heading_20_4" text:outline-level="4">Notes</text:h>
      <text:h text:style-name="P106" text:outline-level="4"/>
      <text:p text:style-name="P24">Object creation is only allowed if logged in identity(-ies) have sufficient privileges to create objects. PIN identities may not create objects if the object ID already exists.</text:p>
      <text:p text:style-name="P24"/>
      <text:h text:style-name="Heading_20_4" text:outline-level="4">Return codes</text:h>
      <text:h text:style-name="P106" text:outline-level="4"/>
      <text:p text:style-name="P24">The following table shows how some error codes have to be interpreted when returned by this function. See section 2.4 for a list of all possible return codes.</text:p>
      <text:p text:style-name="P24"/>
      <table:table table:name="Table34" table:style-name="Table34">
        <table:table-column table:style-name="Table34.A"/>
        <table:table-column table:style-name="Table34.B"/>
        <table:table-row>
          <table:table-cell table:style-name="Table34.A1" office:value-type="string">
            <text:p text:style-name="P90">Symbolic Name</text:p>
          </table:table-cell>
          <table:table-cell table:style-name="Table34.B1" office:value-type="string">
            <text:p text:style-name="P90">Description</text:p>
          </table:table-cell>
        </table:table-row>
        <table:table-row>
          <table:table-cell table:style-name="Table34.A2" office:value-type="string">
            <text:p text:style-name="P30">SW_UNAUTHORIZED</text:p>
          </table:table-cell>
          <table:table-cell table:style-name="Table34.B2" office:value-type="string">
            <text:p text:style-name="P52">Appropriate Identity has not been verified yet</text:p>
          </table:table-cell>
        </table:table-row>
        <table:table-row>
          <table:table-cell table:style-name="Table34.A2" office:value-type="string">
            <text:p text:style-name="P30">SW_OBJECT_EXISTS</text:p>
          </table:table-cell>
          <table:table-cell table:style-name="Table34.B2" office:value-type="string">
            <text:p text:style-name="P52">Specified object ID is already in use</text:p>
          </table:table-cell>
        </table:table-row>
        <table:table-row>
          <table:table-cell table:style-name="Table34.A2" office:value-type="string">
            <text:p text:style-name="P30">SW_NO_MEMORY_LEFT</text:p>
          </table:table-cell>
          <table:table-cell table:style-name="Table34.B2" office:value-type="string">
            <text:p text:style-name="P86">There is not enough free space on the card’s memory for the new object</text:p>
          </table:table-cell>
        </table:table-row>
      </table:table>
      <text:p text:style-name="Standard"/>
      <text:p text:style-name="P105"/>
      <text:p text:style-name="Standard"/>
      <text:h text:style-name="Heading_20_3" text:outline-level="3"><text:bookmark-start text:name="_Ref66606822"/><text:s/>CKYDeleteObject<text:bookmark-end text:name="_Ref66606822"/></text:h>
      <text:h text:style-name="Heading_20_4" text:outline-level="4">Function Parameters</text:h>
      <text:p text:style-name="P9"/>
      <text:p text:style-name="P33">CLA 0x84 or 0xB0</text:p>
      <text:p text:style-name="P33">INS 0x52</text:p>
      <text:p text:style-name="P33">P1 0x00</text:p>
      <text:p text:style-name="P33">P2 Zero Flag</text:p>
      <text:p text:style-name="P33">P3 0x04</text:p>
      <text:p text:style-name="P33">DATA</text:p>
      <text:p text:style-name="P33"/>
      <text:p text:style-name="P33">[DATA]</text:p>
      <text:p text:style-name="P33">Long Object ID</text:p>
      <text:h text:style-name="Heading_20_4" text:outline-level="4">Required Authentication</text:h>
      <text:p text:style-name="P89">Secure Channel (class 0x84) or PIN nonce (class 0xB0)</text:p>
      <text:h text:style-name="Heading_20_4" text:outline-level="4">Definition</text:h>
      <text:p text:style-name="P9"/>
      <text:p text:style-name="P24">This function deletes the object identified by the provided object ID. The object’s space and name will be removed from the heap and made available for other objects.</text:p>
      <text:p text:style-name="P24"/>
      <text:p text:style-name="P127">The zero flag denotes whether the object’s memory should be zeroed after deletion. This kind of deletion is recommended if object was storing sensitive data.</text:p>
      <text:p text:style-name="P127"/>
      <text:h text:style-name="Heading_20_4" text:outline-level="4">Parameters</text:h>
      <text:p text:style-name="P9"/>
      <text:p text:style-name="P33">Zero Flag</text:p>
      <text:p text:style-name="P33">0x01 Write zeros to object memory before release</text:p>
      <text:p text:style-name="P33">0x00 Memory zeroing not required</text:p>
      <text:p text:style-name="P35"/>
      <text:h text:style-name="Heading_20_4" text:outline-level="4">Notes</text:h>
      <text:p text:style-name="P9"/>
      <text:p text:style-name="P24">Object will be effectively deleted only if logged in identity(ies) have sufficient privileges for the operation, according to the object’s ACL.</text:p>
      <text:p text:style-name="P24"/>
      <text:p text:style-name="P24">Not setting the zero flag doesn’t guarantee future recovery of object data.</text:p>
      <text:p text:style-name="P24"/>
      <text:h text:style-name="Heading_20_4" text:outline-level="4">Return codes</text:h>
      <text:p text:style-name="P9"/>
      <text:p text:style-name="P24">The following table shows how some error codes have to be interpreted when returned by this function. See section 2.4 for a list of all possible return codes.</text:p>
      <text:p text:style-name="P24"/>
      <table:table table:name="Table35" table:style-name="Table35">
        <table:table-column table:style-name="Table35.A"/>
        <table:table-column table:style-name="Table35.B"/>
        <table:table-row>
          <table:table-cell table:style-name="Table35.A1" office:value-type="string">
            <text:p text:style-name="P115">Symbolic Name</text:p>
          </table:table-cell>
          <table:table-cell table:style-name="Table35.B1" office:value-type="string">
            <text:p text:style-name="P115">Description</text:p>
          </table:table-cell>
        </table:table-row>
        <table:table-row>
          <table:table-cell table:style-name="Table35.A2" office:value-type="string">
            <text:p text:style-name="P33">SW_UNAUTHORIZED</text:p>
          </table:table-cell>
          <table:table-cell table:style-name="Table35.B2" office:value-type="string">
            <text:p text:style-name="P24">Logged in identities don’t have sufficient privileges to delete the specified object</text:p>
          </table:table-cell>
        </table:table-row>
        <table:table-row>
          <table:table-cell table:style-name="Table35.A2" office:value-type="string">
            <text:p text:style-name="P33">SW_OBJECT_NOT_FOUND</text:p>
          </table:table-cell>
          <table:table-cell table:style-name="Table35.B2" office:value-type="string">
            <text:p text:style-name="P24">Specified object does not exist</text:p>
          </table:table-cell>
        </table:table-row>
      </table:table>
      <text:p text:style-name="Standard"/>
      <text:p text:style-name="P105"/>
      <text:p text:style-name="Standard"/>
      <text:h text:style-name="Heading_20_3" text:outline-level="3"><text:bookmark-start text:name="_Ref66606885"/><text:s/>CKYWriteObject<text:bookmark-end text:name="_Ref66606885"/></text:h>
      <text:h text:style-name="Heading_20_4" text:outline-level="4">Function Parameters</text:h>
      <text:h text:style-name="P106" text:outline-level="4"/>
      <text:p text:style-name="P33">CLA 0x84 or 0xB0</text:p>
      <text:p text:style-name="P33">INS 0x54</text:p>
      <text:p text:style-name="P33">P1 0x00</text:p>
      <text:p text:style-name="P33">P2 0x00</text:p>
      <text:p text:style-name="P33">P3 Data Size + 9</text:p>
      <text:p text:style-name="P33">DATA Parameters</text:p>
      <text:p text:style-name="P33"/>
      <text:p text:style-name="P33">[DATA]</text:p>
      <text:p text:style-name="P33">Parameters:</text:p>
      <text:p text:style-name="P32">Long Object ID</text:p>
      <text:p text:style-name="P32">Long Offset</text:p>
      <text:p text:style-name="P32">Byte Data Size</text:p>
      <text:p text:style-name="P32">Byte[] Object Data</text:p>
      <text:p text:style-name="P32"/>
      <table:table table:name="Table36" table:style-name="Table36">
        <table:table-column table:style-name="Table36.A" table:number-columns-repeated="7"/>
        <table:table-column table:style-name="Table36.H"/>
        <table:table-row table:style-name="Table36.1">
          <table:table-cell table:style-name="Table36.A1" office:value-type="string">
            <text:p text:style-name="P33"/>
          </table:table-cell>
          <table:table-cell table:style-name="Table36.B1" office:value-type="string">
            <text:p text:style-name="P117">Object</text:p>
          </table:table-cell>
          <table:table-cell table:style-name="Table36.B1" office:value-type="string">
            <text:p text:style-name="P33">ID</text:p>
          </table:table-cell>
          <table:table-cell table:style-name="Table36.D1" office:value-type="string">
            <text:p text:style-name="P33"/>
          </table:table-cell>
          <table:table-cell table:style-name="Table36.A1" office:value-type="string">
            <text:p text:style-name="P33"/>
          </table:table-cell>
          <table:table-cell table:style-name="Table36.B1" office:value-type="string">
            <text:p text:style-name="P117">Off</text:p>
          </table:table-cell>
          <table:table-cell table:style-name="Table36.B1" office:value-type="string">
            <text:p text:style-name="P33">set</text:p>
          </table:table-cell>
          <table:table-cell table:style-name="Table36.D1" office:value-type="string">
            <text:p text:style-name="P33"/>
          </table:table-cell>
        </table:table-row>
      </table:table>
      <text:p text:style-name="P6"/>
      <table:table table:name="Table37" table:style-name="Table37">
        <table:table-column table:style-name="Table37.A" table:number-columns-repeated="3"/>
        <table:table-column table:style-name="Table37.D"/>
        <table:table-row>
          <table:table-cell table:style-name="Table37.A1" office:value-type="string">
            <text:p text:style-name="P128">Data</text:p>
            <text:p text:style-name="P128">Size</text:p>
          </table:table-cell>
          <table:table-cell table:style-name="Table37.B1" office:value-type="string">
            <text:p text:style-name="P128"/>
          </table:table-cell>
          <table:table-cell table:style-name="Table37.C1" office:value-type="string">
            <text:p text:style-name="P128">…</text:p>
            <text:p text:style-name="P128">Object Data</text:p>
            <text:p text:style-name="P128">…</text:p>
          </table:table-cell>
          <table:table-cell table:style-name="Table37.D1" office:value-type="string">
            <text:p text:style-name="P128"/>
          </table:table-cell>
        </table:table-row>
      </table:table>
      <text:h text:style-name="Heading_20_4" text:outline-level="4">Required Authentication</text:h>
      <text:p text:style-name="Standard">Secure Channel (class 0x84) or PIN nonce (class 0xB0)</text:p>
      <text:p text:style-name="P6"/>
      <text:h text:style-name="Heading_20_4" text:outline-level="4">Definition</text:h>
      <text:h text:style-name="P106" text:outline-level="4"/>
      <text:p text:style-name="P22"><text:span text:style-name="T13">This function (over-)writes data to an object that has been previously created with </text:span><text:span text:style-name="T13"><text:bookmark-ref text:reference-format="text" text:ref-name="_Ref66606860"> CKYCreateObject</text:bookmark-ref></text:span><text:span text:style-name="T13">. Provided Object Data is stored starting from the byte specified by the Offset parameter. The size of provided object data must be exactly (Data Length – 8) bytes. Provided offset value plus the size of provided Object Data must not exceed object size </text:span><text:span text:style-name="T30">specified</text:span><text:span text:style-name="T13"> in create.</text:span></text:p>
      <text:p text:style-name="P35"/>
      <text:p text:style-name="P22"><text:span text:style-name="T13">Up to 240 bytes can be transferred with a single APDU. If more bytes need to be transferred, then multiple </text:span><text:span text:style-name="T13"><text:bookmark-ref text:reference-format="text" text:ref-name="_Ref66606885"> CKYWriteObject</text:bookmark-ref></text:span><text:span text:style-name="T13"> commands must be used with different offsets.</text:span></text:p>
      <text:p text:style-name="P24"/>
      <text:h text:style-name="Heading_20_4" text:outline-level="4">Notes</text:h>
      <text:h text:style-name="P106" text:outline-level="4"/>
      <text:p text:style-name="P24">Object data will be effectively written only if logged in identity(ies) have sufficient privileges for the operation, according to the object’s ACL.</text:p>
      <text:p text:style-name="P24"/>
      <text:h text:style-name="Heading_20_4" text:outline-level="4">Return codes</text:h>
      <text:p text:style-name="P24">The following table shows how some error codes have to be interpreted when returned by this function. See section 2.4 for a list of all possible return codes.</text:p>
      <text:p text:style-name="P24"/>
      <table:table table:name="Table38" table:style-name="Table38">
        <table:table-column table:style-name="Table38.A"/>
        <table:table-column table:style-name="Table38.B"/>
        <table:table-row>
          <table:table-cell table:style-name="Table38.A1" office:value-type="string">
            <text:p text:style-name="P90">Symbolic Name</text:p>
          </table:table-cell>
          <table:table-cell table:style-name="Table38.B1" office:value-type="string">
            <text:p text:style-name="P90">Description</text:p>
          </table:table-cell>
        </table:table-row>
        <table:table-row>
          <table:table-cell table:style-name="Table38.A2" office:value-type="string">
            <text:p text:style-name="P30">SW_UNAUTHORIZED</text:p>
          </table:table-cell>
          <table:table-cell table:style-name="Table38.B2" office:value-type="string">
            <text:p text:style-name="P52">Logged in identities don’t have sufficient privileges to overwrite object’s contents</text:p>
          </table:table-cell>
        </table:table-row>
        <table:table-row>
          <table:table-cell table:style-name="Table38.A2" office:value-type="string">
            <text:p text:style-name="P30">SW_OBJECT_NOT_FOUND</text:p>
          </table:table-cell>
          <table:table-cell table:style-name="Table38.B2" office:value-type="string">
            <text:p text:style-name="P52">Specified object does not exist</text:p>
          </table:table-cell>
        </table:table-row>
      </table:table>
      <text:p text:style-name="P9"/>
      <text:p text:style-name="P35"/>
      <text:h text:style-name="P93" text:outline-level="3"><text:s/>CKYReadObject</text:h>
      <text:h text:style-name="Heading_20_4" text:outline-level="4">Function Parameters</text:h>
      <text:h text:style-name="P106" text:outline-level="4"/>
      <text:p text:style-name="P33">CLA 0x84 or 0xB0</text:p>
      <text:p text:style-name="P33">INS 0x56</text:p>
      <text:p text:style-name="P33">P1 0x00</text:p>
      <text:p text:style-name="P33">P2 0x00</text:p>
      <text:p text:style-name="P33">P3 0x09</text:p>
      <text:p text:style-name="P33">DATA Reading Parameters</text:p>
      <text:p text:style-name="P33"/>
      <text:p text:style-name="P33">[DATA]</text:p>
      <text:p text:style-name="P33">Reading Parameters</text:p>
      <text:p text:style-name="P32">Long Object ID</text:p>
      <text:p text:style-name="P32">Long Offset</text:p>
      <text:p text:style-name="P32">Byte Data Size</text:p>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number-columns-repeated="2"/>
        <table:table-column table:style-name="Table39.D"/>
        <table:table-column table:style-name="Table39.I"/>
        <table:table-row table:style-name="Table39.1">
          <table:table-cell table:style-name="Table39.A1" office:value-type="string">
            <text:p text:style-name="P33"/>
          </table:table-cell>
          <table:table-cell table:style-name="Table39.B1" office:value-type="string">
            <text:p text:style-name="P117">Object</text:p>
          </table:table-cell>
          <table:table-cell table:style-name="Table39.B1" office:value-type="string">
            <text:p text:style-name="P33">ID</text:p>
          </table:table-cell>
          <table:table-cell table:style-name="Table39.D1" office:value-type="string">
            <text:p text:style-name="P33"/>
          </table:table-cell>
          <table:table-cell table:style-name="Table39.A1" office:value-type="string">
            <text:p text:style-name="P33"/>
          </table:table-cell>
          <table:table-cell table:style-name="Table39.B1" office:value-type="string">
            <text:p text:style-name="P117">Off</text:p>
          </table:table-cell>
          <table:table-cell table:style-name="Table39.B1" office:value-type="string">
            <text:p text:style-name="P33">set</text:p>
          </table:table-cell>
          <table:table-cell table:style-name="Table39.D1" office:value-type="string">
            <text:p text:style-name="P33"/>
          </table:table-cell>
          <table:table-cell table:style-name="Table39.I1" office:value-type="string">
            <text:p text:style-name="P116">Data</text:p>
            <text:p text:style-name="P116">Size</text:p>
          </table:table-cell>
        </table:table-row>
      </table:table>
      <text:p text:style-name="P120"/>
      <text:h text:style-name="Heading_20_4" text:outline-level="4">Required Authentication</text:h>
      <text:p text:style-name="Standard">Secure Channel (class 0x84) or PIN nonce (class 0xB0)</text:p>
      <text:p text:style-name="P6"/>
      <text:h text:style-name="Heading_20_4" text:outline-level="4">Definition</text:h>
      <text:h text:style-name="P106" text:outline-level="4"/>
      <text:p text:style-name="P22"><text:span text:style-name="T13">This function reads data from an object that has been previously created with </text:span><text:span text:style-name="T13"><text:bookmark-ref text:reference-format="text" text:ref-name="_Ref66606912"> CKYCreateObject</text:bookmark-ref></text:span><text:span text:style-name="T13">. Object data is read starting from the byte specified by the Offset parameter.</text:span></text:p>
      <text:p text:style-name="P24"/>
      <text:p text:style-name="P24">Up to 255 bytes can be transferred with a single APDU. If more bytes need to be transferred, then multiple ReadObject commands must be used with different offsets.</text:p>
      <text:p text:style-name="P35"/>
      <text:h text:style-name="Heading_20_4" text:outline-level="4">Notes</text:h>
      <text:h text:style-name="P106" text:outline-level="4"/>
      <text:p text:style-name="P24">Object data will be effectively read only if logged in identity(ies) have sufficient privileges for the operation, according to the object’s ACL.</text:p>
      <text:p text:style-name="P24"/>
      <text:h text:style-name="Heading_20_4" text:outline-level="4">Return codes</text:h>
      <text:h text:style-name="P106" text:outline-level="4"/>
      <text:p text:style-name="P24">The following table shows how some error codes have to be interpreted when returned by this function. See section 2.4 for a list of all possible return codes.</text:p>
      <text:p text:style-name="P24"/>
      <table:table table:name="Table40" table:style-name="Table40">
        <table:table-column table:style-name="Table40.A"/>
        <table:table-column table:style-name="Table40.B"/>
        <table:table-row>
          <table:table-cell table:style-name="Table40.A1" office:value-type="string">
            <text:p text:style-name="P115">Symbolic Name</text:p>
          </table:table-cell>
          <table:table-cell table:style-name="Table40.B1" office:value-type="string">
            <text:p text:style-name="P115">Description</text:p>
          </table:table-cell>
        </table:table-row>
        <table:table-row>
          <table:table-cell table:style-name="Table40.A2" office:value-type="string">
            <text:p text:style-name="P33">SW_UNAUTHORIZED</text:p>
          </table:table-cell>
          <table:table-cell table:style-name="Table40.B2" office:value-type="string">
            <text:p text:style-name="P24">Logged in identities don’t have sufficient privileges to read object’s contents</text:p>
          </table:table-cell>
        </table:table-row>
        <table:table-row>
          <table:table-cell table:style-name="Table40.A2" office:value-type="string">
            <text:p text:style-name="P33">SW_OBJECT_NOT_FOUND</text:p>
          </table:table-cell>
          <table:table-cell table:style-name="Table40.B2" office:value-type="string">
            <text:p text:style-name="P24">Specified object does not exist</text:p>
          </table:table-cell>
        </table:table-row>
      </table:table>
      <text:h text:style-name="Heading_20_4" text:outline-level="4">Returned data</text:h>
      <text:p text:style-name="P33">[DATA]</text:p>
      <text:p text:style-name="P32">Byte[] readData;</text:p>
      <text:p text:style-name="P114">Short Status Word;</text:p>
      <text:h text:style-name="P93" text:outline-level="3"><text:s/>SecureReadIOBuffer</text:h>
      <text:h text:style-name="Heading_20_4" text:outline-level="4">Function Parameters</text:h>
      <text:p text:style-name="P94">CLA<text:tab/>0x80</text:p>
      <text:p text:style-name="P94">INS<text:tab/>0x08</text:p>
      <text:p text:style-name="P94">P1<text:tab/>&lt;Data length&gt;</text:p>
      <text:p text:style-name="P94">P2<text:tab/>0x00</text:p>
      <text:p text:style-name="P94">P3<text:tab/>0x02</text:p>
      <text:p text:style-name="P95"/>
      <text:p text:style-name="Standard"><text:span text:style-name="T23">DATA<text:tab/></text:span><text:span text:style-name="T28">Parameters</text:span></text:p>
      <text:p text:style-name="P123"/>
      <text:p text:style-name="P123">Parameters:</text:p>
      <text:p text:style-name="P94"><text:tab/>Short<text:tab/>Offset</text:p>
      <text:h text:style-name="Heading_20_4" text:outline-level="4">Required Authentication</text:h>
      <text:p text:style-name="Standard">Secure Channel</text:p>
      <text:h text:style-name="Heading_20_4" text:outline-level="4">Definition</text:h>
      <text:p text:style-name="Standard">This APDU reads data from a temporary buffer on the token. <text:s/>The temporary buffer allows a data longer than can be handled in one APDU to be used in a token operation. For example, an RSA 2048-bit public key is (at least) 256 bytes long, which is more than the maximum data size of 255 bytes.</text:p>
      <text:h text:style-name="Heading_20_4" text:outline-level="4">Notes</text:h>
      <text:p text:style-name="P97">This APDU must be a part of a secure channel providing at least a MAC on the incoming requests.</text:p>
      <text:h text:style-name="Heading_20_4" text:outline-level="4">Return codes</text:h>
      <table:table table:name="Table41" table:style-name="Table41">
        <table:table-column table:style-name="Table41.A"/>
        <table:table-column table:style-name="Table41.B"/>
        <table:table-row>
          <table:table-cell table:style-name="Table41.A1" office:value-type="string">
            <text:p text:style-name="P104">Symbolic Name</text:p>
          </table:table-cell>
          <table:table-cell table:style-name="Table41.B1" office:value-type="string">
            <text:p text:style-name="P104">Description</text:p>
          </table:table-cell>
        </table:table-row>
        <table:table-row>
          <table:table-cell table:style-name="Table41.A2" office:value-type="string">
            <text:p text:style-name="P99">SW_SUCCESS</text:p>
          </table:table-cell>
          <table:table-cell table:style-name="Table41.B2" office:value-type="string">
            <text:p text:style-name="P99">Success</text:p>
          </table:table-cell>
        </table:table-row>
        <table:table-row>
          <table:table-cell table:style-name="Table41.A2" office:value-type="string">
            <text:p text:style-name="P99">SW_UNAUTHORIZED</text:p>
          </table:table-cell>
          <table:table-cell table:style-name="Table41.B2" office:value-type="string">
            <text:p text:style-name="P99">Security Requirement not satisfied</text:p>
          </table:table-cell>
        </table:table-row>
        <table:table-row>
          <table:table-cell table:style-name="Table41.A2" office:value-type="string">
            <text:p text:style-name="P99">SW_INVALID_PARAM</text:p>
          </table:table-cell>
          <table:table-cell table:style-name="Table41.B2" office:value-type="string">
            <text:p text:style-name="P99">The offset and size are too large for the temporary buffer<text:tab/></text:p>
          </table:table-cell>
        </table:table-row>
      </table:table>
      <text:h text:style-name="Heading_20_4" text:outline-level="4">Returned data</text:h>
      <text:p text:style-name="Standard">None</text:p>
      <text:h text:style-name="Heading_20_4" text:outline-level="4">Issues</text:h>
      <text:p text:style-name="Standard">Should the data length field be moved to the P1 parameter location? The P3 value would then be 4.</text:p>
      <text:p text:style-name="Standard"/>
      <text:p text:style-name="P114">This APDU is redundant now that ReadObject can be called on a secure channel. It should be deprecated.</text:p>
      <text:p text:style-name="P105"/>
      <text:h text:style-name="Heading_20_3" text:outline-level="3"><text:s/>CKYListObjects</text:h>
      <text:h text:style-name="Heading_20_4" text:outline-level="4">Function Parameters</text:h>
      <text:h text:style-name="P106" text:outline-level="4"/>
      <text:p text:style-name="P33">CLA 0xB0</text:p>
      <text:p text:style-name="P33">INS 0x58</text:p>
      <text:p text:style-name="P33">P1 Sequence Option</text:p>
      <text:p text:style-name="P33">P2 0x00</text:p>
      <text:p text:style-name="P33">P3 0x0E</text:p>
      <text:p text:style-name="P33">DATA</text:p>
      <text:h text:style-name="Heading_20_4" text:outline-level="4">Required Authentication</text:h>
      <text:p text:style-name="P89">None.</text:p>
      <text:h text:style-name="Heading_20_4" text:outline-level="4">Definition</text:h>
      <text:h text:style-name="P106" text:outline-level="4"/>
      <text:p text:style-name="P24">This function returns a list of current objects and their properties including id, size, and access control. This function must be initially called with the reset option. The function only returns one object information at a time and must be called in repetition until SW_SUCCESS is returned with no further data.</text:p>
      <text:p text:style-name="P24"/>
      <text:p text:style-name="P24">Applications cannot rely on any special ordering of the sequence of returned objects.</text:p>
      <text:p text:style-name="P33"/>
      <text:p text:style-name="P33">Values for Sequence Option:</text:p>
      <text:p text:style-name="P32">0x00 Reset sequence and get first entry</text:p>
      <text:p text:style-name="P32">0x01 Get next entry</text:p>
      <text:p text:style-name="P32"/>
      <text:h text:style-name="Heading_20_4" text:outline-level="4">Notes</text:h>
      <text:h text:style-name="P106" text:outline-level="4"/>
      <text:p text:style-name="P24">The data will be trailed with SW_SUCCESS. When the list has no more entries just SW_SEQUENCE_END will be returned and no data.</text:p>
      <text:p text:style-name="P24"/>
      <text:p text:style-name="P24">Reset sequence can be called at any time to reset the file pointer to the first in the list.</text:p>
      <text:h text:style-name="Heading_20_4" text:outline-level="4">Return codes</text:h>
      <text:p text:style-name="P97"/>
      <table:table table:name="Table42" table:style-name="Table42">
        <table:table-column table:style-name="Table42.A"/>
        <table:table-column table:style-name="Table42.B"/>
        <table:table-row>
          <table:table-cell table:style-name="Table42.A1" office:value-type="string">
            <text:p text:style-name="P104">Symbolic Name</text:p>
          </table:table-cell>
          <table:table-cell table:style-name="Table42.B1" office:value-type="string">
            <text:p text:style-name="P104">Description</text:p>
          </table:table-cell>
        </table:table-row>
        <table:table-row>
          <table:table-cell table:style-name="Table42.A2" office:value-type="string">
            <text:p text:style-name="P99">SW_SUCCESS</text:p>
          </table:table-cell>
          <table:table-cell table:style-name="Table42.B2" office:value-type="string">
            <text:p text:style-name="P99">Success</text:p>
          </table:table-cell>
        </table:table-row>
        <table:table-row>
          <table:table-cell table:style-name="Table42.A2" office:value-type="string">
            <text:p text:style-name="P99">SW_SEQUENCE_END</text:p>
          </table:table-cell>
          <table:table-cell table:style-name="Table42.B2" office:value-type="string">
            <text:p text:style-name="P99">No more objects in the list</text:p>
          </table:table-cell>
        </table:table-row>
      </table:table>
      <text:p text:style-name="P24"/>
      <text:p text:style-name="P35"/>
      <text:h text:style-name="Heading_20_4" text:outline-level="4">Returned data</text:h>
      <text:h text:style-name="P106" text:outline-level="4"/>
      <text:p text:style-name="P24">Data returned if an object was found:</text:p>
      <table:table table:name="Table43" table:style-name="Table43">
        <table:table-column table:style-name="Table43.A" table:number-columns-repeated="7"/>
        <table:table-column table:style-name="Table43.H"/>
        <table:table-row table:style-name="Table43.1">
          <table:table-cell table:style-name="Table43.A1" office:value-type="string">
            <text:p text:style-name="P33"/>
          </table:table-cell>
          <table:table-cell table:style-name="Table43.B1" office:value-type="string">
            <text:p text:style-name="P117">Object</text:p>
          </table:table-cell>
          <table:table-cell table:style-name="Table43.B1" office:value-type="string">
            <text:p text:style-name="P33">ID</text:p>
          </table:table-cell>
          <table:table-cell table:style-name="Table43.D1" office:value-type="string">
            <text:p text:style-name="P33"/>
          </table:table-cell>
          <table:table-cell table:style-name="Table43.A1" office:value-type="string">
            <text:p text:style-name="P33"/>
          </table:table-cell>
          <table:table-cell table:style-name="Table43.B1" office:value-type="string">
            <text:p text:style-name="P117">Object</text:p>
          </table:table-cell>
          <table:table-cell table:style-name="Table43.B1" office:value-type="string">
            <text:p text:style-name="P33">Size</text:p>
          </table:table-cell>
          <table:table-cell table:style-name="Table43.D1" office:value-type="string">
            <text:p text:style-name="P33"/>
          </table:table-cell>
        </table:table-row>
      </table:table>
      <text:p text:style-name="P24"/>
      <table:table table:name="Table44" table:style-name="Table44">
        <table:table-column table:style-name="Table44.A"/>
        <table:table-column table:style-name="Table44.B"/>
        <table:table-column table:style-name="Table44.C"/>
        <table:table-row>
          <table:table-cell>
            <table:table table:is-sub-table="true">
              <table:table-column table:style-name="Table44.B" table:number-columns-repeated="6"/>
              <table:table-row table:style-name="Table44.A1.1">
                <table:table-cell table:style-name="Table44.A1.1.1" office:value-type="string">
                  <text:p text:style-name="P116"/>
                </table:table-cell>
                <table:table-cell table:style-name="Table44.A1.2.1" office:value-type="string">
                  <text:p text:style-name="P116"/>
                </table:table-cell>
                <table:table-cell table:style-name="Table44.A1.2.1" office:value-type="string">
                  <text:p text:style-name="P116">Object</text:p>
                </table:table-cell>
                <table:table-cell table:style-name="Table44.A1.2.1" office:value-type="string">
                  <text:p text:style-name="P116">ACL</text:p>
                </table:table-cell>
                <table:table-cell table:style-name="Table44.A1.2.1" office:value-type="string">
                  <text:p text:style-name="P116"/>
                </table:table-cell>
                <table:table-cell table:style-name="Table44.A1.6.1" office:value-type="string">
                  <text:p text:style-name="P116"/>
                </table:table-cell>
              </table:table-row>
              <table:table-row table:style-name="Table44.A1.2">
                <table:table-cell table:style-name="Table44.A1.1.2" office:value-type="string">
                  <text:p text:style-name="P116">R</text:p>
                </table:table-cell>
                <table:table-cell table:style-name="Table44.A1.2.2" office:value-type="string">
                  <text:p text:style-name="P116">R</text:p>
                </table:table-cell>
                <table:table-cell table:style-name="Table44.A1.2.2" office:value-type="string">
                  <text:p text:style-name="P116">W</text:p>
                </table:table-cell>
                <table:table-cell table:style-name="Table44.A1.2.2" office:value-type="string">
                  <text:p text:style-name="P116">W</text:p>
                </table:table-cell>
                <table:table-cell table:style-name="Table44.A1.2.2" office:value-type="string">
                  <text:p text:style-name="P116">D</text:p>
                </table:table-cell>
                <table:table-cell table:style-name="Table44.A1.6.2" office:value-type="string">
                  <text:p text:style-name="P116">D</text:p>
                </table:table-cell>
              </table:table-row>
            </table:table>
          </table:table-cell>
          <table:table-cell table:style-name="Table44.B1" office:value-type="string">
            <text:p text:style-name="P117">Status</text:p>
          </table:table-cell>
          <table:table-cell table:style-name="Table44.C1" office:value-type="string">
            <text:p text:style-name="P33">Word</text:p>
          </table:table-cell>
        </table:table-row>
      </table:table>
      <text:p text:style-name="P6"/>
      <text:p text:style-name="P24">When the Reset Sequence option is selected, the first entry is returned.</text:p>
      <text:p text:style-name="P24"/>
      <text:p text:style-name="P22"><text:span text:style-name="T13">If last object’s information was already retrieved, then no data and a status word of </text:span><text:span text:style-name="T17">SW_SEQUENCE_END is</text:span><text:span text:style-name="T13"> returned.</text:span></text:p>
      <text:p text:style-name="P105"/>
      <text:h text:style-name="Heading_20_3" text:outline-level="3"><text:s/>CKYGetStatus</text:h>
      <text:h text:style-name="Heading_20_4" text:outline-level="4">Function Parameters</text:h>
      <text:h text:style-name="P106" text:outline-level="4"/>
      <text:p text:style-name="P33">CLA 0xB0</text:p>
      <text:p text:style-name="P33">INS 0x3C</text:p>
      <text:p text:style-name="P33">P1 0x00</text:p>
      <text:p text:style-name="P33">P2 0x00</text:p>
      <text:p text:style-name="P33">P3 Size of expected data</text:p>
      <text:h text:style-name="Heading_20_4" text:outline-level="4">Required Authentication</text:h>
      <text:p text:style-name="P89">None</text:p>
      <text:h text:style-name="Heading_20_4" text:outline-level="4">Definition</text:h>
      <text:p text:style-name="Standard"/>
      <text:p text:style-name="P24">This function retrieves general information about the Applet running on the smart card, and useful information about the status of current session, such as object memory information, currently used number of keys and PIN codes, currently logged in identities, etc. </text:p>
      <text:h text:style-name="Heading_20_4" text:outline-level="4">Return code</text:h>
      <text:p text:style-name="Standard"/>
      <text:p text:style-name="P24">Returned data has the following format:</text:p>
      <text:p text:style-name="P32">Byte Card Edge Major Version</text:p>
      <text:p text:style-name="P32">Byte Card Edge Minor Version</text:p>
      <text:p text:style-name="P32">Byte Software Major Version</text:p>
      <text:p text:style-name="P32">Byte Software Minor Version</text:p>
      <text:p text:style-name="P32">Long Total Object memory</text:p>
      <text:p text:style-name="P32">Long Free Object Memory</text:p>
      <text:p text:style-name="P32">Byte Number of used PINs</text:p>
      <text:p text:style-name="P32">Byte Number of used Keys</text:p>
      <text:p text:style-name="P32">Short Currently Logged in Identities</text:p>
      <text:p text:style-name="P32"/>
      <text:p text:style-name="P24">Card Edge Version reports the supported Card Edge command set version. Software Version reports the version of the Java Applet or other software running on the card that implements Card Edge command set. Currently Logged Identities is a word whose bits are to be interpreted according to the following table:</text:p>
      <text:p text:style-name="P24"/>
      <text:p text:style-name="P30">Bit 16 (M.S. Bit) RFU</text:p>
      <text:p text:style-name="P30">Bit 15 Identity #14 required (strong identity)</text:p>
      <text:p text:style-name="P30">Bit 14 RFU</text:p>
      <text:p text:style-name="P30">...</text:p>
      <text:p text:style-name="P30">Bit 9 RFU</text:p>
      <text:p text:style-name="P30">Bit 8 Identity #7 required (PIN identity)</text:p>
      <text:p text:style-name="P30">...</text:p>
      <text:p text:style-name="P30">Bit 2 Identity #1 required (PIN identity)</text:p>
      <text:p text:style-name="P30">Bit 1 Identity #1 required (LSB)</text:p>
      <text:p text:style-name="P22"/>
      <text:h text:style-name="P93" text:outline-level="3"><text:s/>CKYNoop</text:h>
      <text:h text:style-name="Heading_20_4" text:outline-level="4">Function Parameters</text:h>
      <text:p text:style-name="P33">CLA 0xB0</text:p>
      <text:p text:style-name="P33">INS 0x71</text:p>
      <text:p text:style-name="P33">P1 0x00</text:p>
      <text:p text:style-name="P33">P2 0x00</text:p>
      <text:p text:style-name="P33">P3 0x00</text:p>
      <text:h text:style-name="Heading_20_4" text:outline-level="4">Required Authentication</text:h>
      <text:p text:style-name="Standard">None</text:p>
      <text:h text:style-name="Heading_20_4" text:outline-level="4">Definition</text:h>
      <text:p text:style-name="P24">This function returns success if the applet is selected.</text:p>
      <text:h text:style-name="Heading_20_4" text:outline-level="4">Return codes</text:h>
      <text:p text:style-name="P97"/>
      <table:table table:name="Table47" table:style-name="Table47">
        <table:table-column table:style-name="Table47.A"/>
        <table:table-column table:style-name="Table47.B"/>
        <table:table-row>
          <table:table-cell table:style-name="Table47.A1" office:value-type="string">
            <text:p text:style-name="P104">Symbolic Name</text:p>
          </table:table-cell>
          <table:table-cell table:style-name="Table47.B1" office:value-type="string">
            <text:p text:style-name="P104">Description</text:p>
          </table:table-cell>
        </table:table-row>
        <table:table-row>
          <table:table-cell table:style-name="Table47.A2" office:value-type="string">
            <text:p text:style-name="P99">SW_SUCCESS</text:p>
          </table:table-cell>
          <table:table-cell table:style-name="Table47.B2" office:value-type="string">
            <text:p text:style-name="P99">Success</text:p>
          </table:table-cell>
        </table:table-row>
      </table:table>
      <text:h text:style-name="Heading_20_4" text:outline-level="4">Returned data</text:h>
      <text:p text:style-name="Standard">None</text:p>
      <text:h text:style-name="P93" text:outline-level="3"><text:s/>CKYGetRandom</text:h>
      <text:h text:style-name="Heading_20_4" text:outline-level="4">Function Parameters</text:h>
      <text:p text:style-name="P33">CLA 0xB0</text:p>
      <text:p text:style-name="P33">INS 0x73</text:p>
      <text:p text:style-name="P33">P1 0x00</text:p>
      <text:p text:style-name="P33">P2 0x00</text:p>
      <text:p text:style-name="P33">P3 0x04</text:p>
      <text:h text:style-name="Heading_20_4" text:outline-level="4">Required Authentication</text:h>
      <text:p text:style-name="Standard">None</text:p>
      <text:h text:style-name="Heading_20_4" text:outline-level="4">Definition</text:h>
      <text:p text:style-name="P22"><text:span text:style-name="T13">This function returns </text:span><text:span text:style-name="T26">size</text:span><text:span text:style-name="T13"> random bytes from the on card random number generator. </text:span></text:p>
      <text:h text:style-name="Heading_20_4" text:outline-level="4">Return codes</text:h>
      <text:p text:style-name="P97"/>
      <table:table table:name="Table48" table:style-name="Table48">
        <table:table-column table:style-name="Table48.A"/>
        <table:table-column table:style-name="Table48.B"/>
        <table:table-row>
          <table:table-cell table:style-name="Table48.A1" office:value-type="string">
            <text:p text:style-name="P104">Symbolic Name</text:p>
          </table:table-cell>
          <table:table-cell table:style-name="Table48.B1" office:value-type="string">
            <text:p text:style-name="P104">Description</text:p>
          </table:table-cell>
        </table:table-row>
        <table:table-row>
          <table:table-cell table:style-name="Table48.A2" office:value-type="string">
            <text:p text:style-name="P99">SW_SUCCESS</text:p>
          </table:table-cell>
          <table:table-cell table:style-name="Table48.B2" office:value-type="string">
            <text:p text:style-name="P99">Success</text:p>
          </table:table-cell>
        </table:table-row>
      </table:table>
      <text:h text:style-name="Heading_20_4" text:outline-level="4">Returned data</text:h>
      <text:p text:style-name="Standard">Returned Data has the following format:</text:p>
      <text:p text:style-name="P129">Byte[] randomData</text:p>
      <text:p text:style-name="P129"/>
      <text:h text:style-name="P93" text:outline-level="3"><text:s/>CKYGetBuildID</text:h>
      <text:h text:style-name="Heading_20_4" text:outline-level="4">Function Parameters</text:h>
      <text:p text:style-name="P33">CLA 0xB0</text:p>
      <text:p text:style-name="P33">INS 0x70</text:p>
      <text:p text:style-name="P33">P1 0x00</text:p>
      <text:p text:style-name="P33">P2 0x00</text:p>
      <text:p text:style-name="P33">P3 size </text:p>
      <text:h text:style-name="Heading_20_4" text:outline-level="4">Required Authentication</text:h>
      <text:p text:style-name="Standard">None</text:p>
      <text:h text:style-name="Heading_20_4" text:outline-level="4">Definition</text:h>
      <text:p text:style-name="P24">This function returns the unique applet build ID. Each applet build <text:s/>has it’s own unique build ID calculated at build time.</text:p>
      <text:h text:style-name="Heading_20_4" text:outline-level="4">Return codes</text:h>
      <text:p text:style-name="P97"/>
      <table:table table:name="Table18" table:style-name="Table18">
        <table:table-column table:style-name="Table18.A"/>
        <table:table-column table:style-name="Table18.B"/>
        <table:table-row>
          <table:table-cell table:style-name="Table18.A1" office:value-type="string">
            <text:p text:style-name="P104">Symbolic Name</text:p>
          </table:table-cell>
          <table:table-cell table:style-name="Table18.B1" office:value-type="string">
            <text:p text:style-name="P104">Description</text:p>
          </table:table-cell>
        </table:table-row>
        <table:table-row>
          <table:table-cell table:style-name="Table18.A2" office:value-type="string">
            <text:p text:style-name="P99">SW_SUCCESS</text:p>
          </table:table-cell>
          <table:table-cell table:style-name="Table18.B2" office:value-type="string">
            <text:p text:style-name="P99">Success</text:p>
          </table:table-cell>
        </table:table-row>
      </table:table>
      <text:h text:style-name="Heading_20_4" text:outline-level="4">Returned data</text:h>
      <text:p text:style-name="Standard">Returned Data has the following format:</text:p>
      <text:p text:style-name="P129">short<text:tab/>Major Build ID</text:p>
      <text:p text:style-name="P129">short<text:tab/>Minor Build ID</text:p>
      <text:h text:style-name="P93" text:outline-level="3"><text:s/>CKYGetLifeCycle</text:h>
      <text:h text:style-name="Heading_20_4" text:outline-level="4">Function Parameters</text:h>
      <text:p text:style-name="P33">CLA 0xB0</text:p>
      <text:p text:style-name="P33">INS 0xF2</text:p>
      <text:p text:style-name="P33">P1 0x00</text:p>
      <text:p text:style-name="P33">P2 0x00</text:p>
      <text:p text:style-name="P33">P3 0x01 or 0x04</text:p>
      <text:h text:style-name="Heading_20_4" text:outline-level="4">Required Authentication</text:h>
      <text:p text:style-name="Standard">None</text:p>
      <text:h text:style-name="Heading_20_4" text:outline-level="4">Definition</text:h>
      <text:p text:style-name="P24">This function returns the applet life cycle as defined by the OpenPlatform spec. If P3 is equal to 4, it also returns several pieces of status information as well.</text:p>
      <text:h text:style-name="Heading_20_4" text:outline-level="4">Return codes</text:h>
      <text:p text:style-name="P97"/>
      <table:table table:name="Table49" table:style-name="Table49">
        <table:table-column table:style-name="Table49.A"/>
        <table:table-column table:style-name="Table49.B"/>
        <table:table-row>
          <table:table-cell table:style-name="Table49.A1" office:value-type="string">
            <text:p text:style-name="P104">Symbolic Name</text:p>
          </table:table-cell>
          <table:table-cell table:style-name="Table49.B1" office:value-type="string">
            <text:p text:style-name="P104">Description</text:p>
          </table:table-cell>
        </table:table-row>
        <table:table-row>
          <table:table-cell table:style-name="Table49.A2" office:value-type="string">
            <text:p text:style-name="P99">SW_SUCCESS</text:p>
          </table:table-cell>
          <table:table-cell table:style-name="Table49.B2" office:value-type="string">
            <text:p text:style-name="P99">Success</text:p>
          </table:table-cell>
        </table:table-row>
      </table:table>
      <text:h text:style-name="Heading_20_4" text:outline-level="4">Returned data</text:h>
      <text:p text:style-name="Standard">Returned Data has the following format if P3 = 0x01:</text:p>
      <text:p text:style-name="P129">byte<text:tab/>current life cycle</text:p>
      <text:p text:style-name="P129"/>
      <text:p text:style-name="P130">Returned Data has the following format if P3 = 0x04:</text:p>
      <text:p text:style-name="P131"><text:tab/>byte <text:s text:c="2"/>current life cycle</text:p>
      <text:p text:style-name="P131"><text:tab/>byte <text:s text:c="2"/>pinenabled</text:p>
      <text:p text:style-name="P131"><text:tab/>byte <text:s text:c="2"/>major protocol version</text:p>
      <text:p text:style-name="P131"><text:tab/>byte <text:s text:c="2"/>minor protocol version</text:p>
      <text:h text:style-name="P93" text:outline-level="3"><text:s/>CKYSeedRandom</text:h>
      <text:h text:style-name="Heading_20_4" text:outline-level="4">Function Parameters</text:h>
      <text:p text:style-name="P33">CLA 0xB0</text:p>
      <text:p text:style-name="P33">INS 0x73</text:p>
      <text:p text:style-name="P33">P1 Life Cycle</text:p>
      <text:p text:style-name="P33">P2 0x00</text:p>
      <text:p text:style-name="P33">P3 size</text:p>
      <text:h text:style-name="Heading_20_4" text:outline-level="4">Required Authentication</text:h>
      <text:p text:style-name="Standard">None</text:p>
      <text:h text:style-name="Heading_20_4" text:outline-level="4">Definition</text:h>
      <text:p text:style-name="P24">Write size bytes to the on card random number generator as a seed value.</text:p>
      <text:h text:style-name="Heading_20_4" text:outline-level="4">Return codes</text:h>
      <text:p text:style-name="P97"/>
      <table:table table:name="Table20" table:style-name="Table20">
        <table:table-column table:style-name="Table20.A"/>
        <table:table-column table:style-name="Table20.B"/>
        <table:table-row>
          <table:table-cell table:style-name="Table20.A1" office:value-type="string">
            <text:p text:style-name="P104">Symbolic Name</text:p>
          </table:table-cell>
          <table:table-cell table:style-name="Table20.B1" office:value-type="string">
            <text:p text:style-name="P104">Description</text:p>
          </table:table-cell>
        </table:table-row>
        <table:table-row>
          <table:table-cell table:style-name="Table20.A2" office:value-type="string">
            <text:p text:style-name="P99">SW_SUCCESS</text:p>
          </table:table-cell>
          <table:table-cell table:style-name="Table20.B2" office:value-type="string">
            <text:p text:style-name="P99">Success</text:p>
          </table:table-cell>
        </table:table-row>
      </table:table>
      <text:h text:style-name="Heading_20_4" text:outline-level="4">Returned data</text:h>
      <text:p text:style-name="P130">None</text:p>
      <text:h text:style-name="P93" text:outline-level="3"><text:s/>CKYGetIssuerInfo</text:h>
      <text:h text:style-name="Heading_20_4" text:outline-level="4">Function Parameters</text:h>
      <text:p text:style-name="P33">CLA 0x84</text:p>
      <text:p text:style-name="P33">INS 0xF6</text:p>
      <text:p text:style-name="P33">P1 0x00</text:p>
      <text:p text:style-name="P33">P2 0x00</text:p>
      <text:p text:style-name="P33">P3 0xE0</text:p>
      <text:h text:style-name="Heading_20_4" text:outline-level="4">Required Authentication</text:h>
      <text:p text:style-name="Standard">None</text:p>
      <text:h text:style-name="Heading_20_4" text:outline-level="4">Definition</text:h>
      <text:p text:style-name="P24">Read the free form Issuer Info from the card.</text:p>
      <text:h text:style-name="Heading_20_4" text:outline-level="4">Return codes</text:h>
      <text:p text:style-name="P97"/>
      <table:table table:name="Table22" table:style-name="Table22">
        <table:table-column table:style-name="Table22.A"/>
        <table:table-column table:style-name="Table22.B"/>
        <table:table-row>
          <table:table-cell table:style-name="Table22.A1" office:value-type="string">
            <text:p text:style-name="P104">Symbolic Name</text:p>
          </table:table-cell>
          <table:table-cell table:style-name="Table22.B1" office:value-type="string">
            <text:p text:style-name="P104">Description</text:p>
          </table:table-cell>
        </table:table-row>
        <table:table-row>
          <table:table-cell table:style-name="Table22.A2" office:value-type="string">
            <text:p text:style-name="P99">SW_SUCCESS</text:p>
          </table:table-cell>
          <table:table-cell table:style-name="Table22.B2" office:value-type="string">
            <text:p text:style-name="P99">Success</text:p>
          </table:table-cell>
        </table:table-row>
        <table:table-row>
          <table:table-cell table:style-name="Table22.A2" office:value-type="string">
            <text:p text:style-name="P99">SW_WRONG_LENGTH</text:p>
          </table:table-cell>
          <table:table-cell table:style-name="Table22.B2" office:value-type="string">
            <text:p text:style-name="P99">P3 was not 0xE0</text:p>
          </table:table-cell>
        </table:table-row>
      </table:table>
      <text:h text:style-name="Heading_20_4" text:outline-level="4">Returned data</text:h>
      <text:p text:style-name="P130">The issuer info:</text:p>
      <text:p text:style-name="P132">byte[] <text:s/>issuerInfo</text:p>
      <text:h text:style-name="P93" text:outline-level="3"><text:s/>SecureSetIssuerInfo</text:h>
      <text:h text:style-name="Heading_20_4" text:outline-level="4">Function Parameters</text:h>
      <text:p text:style-name="P33">CLA 0x84</text:p>
      <text:p text:style-name="P33">INS 0xF4</text:p>
      <text:p text:style-name="P33">P1 0x00</text:p>
      <text:p text:style-name="P33">P2 0x00</text:p>
      <text:p text:style-name="P33">P3 0xE0</text:p>
      <text:p text:style-name="P33"/>
      <text:p text:style-name="P33">Data:</text:p>
      <text:p text:style-name="P32">byte[] issuerInfo</text:p>
      <text:h text:style-name="Heading_20_4" text:outline-level="4">Required Authentication</text:h>
      <text:p text:style-name="Standard">Secure Channel</text:p>
      <text:h text:style-name="Heading_20_4" text:outline-level="4">Definition</text:h>
      <text:p text:style-name="P24">This function sets the free form issuerInfo field.</text:p>
      <text:h text:style-name="Heading_20_4" text:outline-level="4">Return codes</text:h>
      <text:p text:style-name="P97"/>
      <table:table table:name="Table30" table:style-name="Table30">
        <table:table-column table:style-name="Table30.A"/>
        <table:table-column table:style-name="Table30.B"/>
        <table:table-row>
          <table:table-cell table:style-name="Table30.A1" office:value-type="string">
            <text:p text:style-name="P104">Symbolic Name</text:p>
          </table:table-cell>
          <table:table-cell table:style-name="Table30.B1" office:value-type="string">
            <text:p text:style-name="P104">Description</text:p>
          </table:table-cell>
        </table:table-row>
        <table:table-row>
          <table:table-cell table:style-name="Table30.A2" office:value-type="string">
            <text:p text:style-name="P99">SW_SUCCESS</text:p>
          </table:table-cell>
          <table:table-cell table:style-name="Table30.B2" office:value-type="string">
            <text:p text:style-name="P99">Success</text:p>
          </table:table-cell>
        </table:table-row>
        <table:table-row>
          <table:table-cell table:style-name="Table30.A2" office:value-type="string">
            <text:p text:style-name="P99">SW_WRONG_LENGTH</text:p>
          </table:table-cell>
          <table:table-cell table:style-name="Table30.B2" office:value-type="string">
            <text:p text:style-name="P99">P3 was not 0xE0</text:p>
          </table:table-cell>
        </table:table-row>
      </table:table>
      <text:h text:style-name="Heading_20_4" text:outline-level="4">Returned data</text:h>
      <text:p text:style-name="P102">None</text:p>
      <text:h text:style-name="P93" text:outline-level="3"><text:s/>CKYGetBuiltInACL</text:h>
      <text:h text:style-name="Heading_20_4" text:outline-level="4">Function Parameters</text:h>
      <text:p text:style-name="P33">CLA 0x84</text:p>
      <text:p text:style-name="P33">INS 0xFA</text:p>
      <text:p text:style-name="P33">P1 0x00</text:p>
      <text:p text:style-name="P33">P2 0x00</text:p>
      <text:p text:style-name="P33">P3 0x07</text:p>
      <text:h text:style-name="Heading_20_4" text:outline-level="4">Required Authentication</text:h>
      <text:p text:style-name="Standard">None</text:p>
      <text:h text:style-name="Heading_20_4" text:outline-level="4">Definition</text:h>
      <text:p text:style-name="P24">Read built in ACL's from the token. The built in ACL's control who is allowed to create objects, keys or pins.</text:p>
      <text:h text:style-name="Heading_20_4" text:outline-level="4">Return codes</text:h>
      <text:p text:style-name="P97"/>
      <table:table table:name="Table46" table:style-name="Table46">
        <table:table-column table:style-name="Table46.A"/>
        <table:table-column table:style-name="Table46.B"/>
        <table:table-row>
          <table:table-cell table:style-name="Table46.A1" office:value-type="string">
            <text:p text:style-name="P104">Symbolic Name</text:p>
          </table:table-cell>
          <table:table-cell table:style-name="Table46.B1" office:value-type="string">
            <text:p text:style-name="P104">Description</text:p>
          </table:table-cell>
        </table:table-row>
        <table:table-row>
          <table:table-cell table:style-name="Table46.A2" office:value-type="string">
            <text:p text:style-name="P99">SW_SUCCESS</text:p>
          </table:table-cell>
          <table:table-cell table:style-name="Table46.B2" office:value-type="string">
            <text:p text:style-name="P99">Success</text:p>
          </table:table-cell>
        </table:table-row>
        <table:table-row>
          <table:table-cell table:style-name="Table46.A2" office:value-type="string">
            <text:p text:style-name="P99">SW_WRONG_LENGTH</text:p>
          </table:table-cell>
          <table:table-cell table:style-name="Table46.B2" office:value-type="string">
            <text:p text:style-name="P99">P3 was not 0xE0</text:p>
          </table:table-cell>
        </table:table-row>
      </table:table>
      <text:h text:style-name="Heading_20_4" text:outline-level="4">Returned data</text:h>
      <text:p text:style-name="P130">The issuer info:</text:p>
      <text:p text:style-name="P132">short<text:tab/>create_object_ACL</text:p>
      <text:p text:style-name="P132">short create_key_ACL</text:p>
      <text:p text:style-name="P132">short create_pin_ACL</text:p>
      <text:p text:style-name="P132">byte <text:s/>enable_ACL_change</text:p>
      <text:h text:style-name="P93" text:outline-level="3"><text:s/>SecureSetLifeCycle</text:h>
      <text:h text:style-name="Heading_20_4" text:outline-level="4">Function Parameters</text:h>
      <text:p text:style-name="P33">CLA 0x84</text:p>
      <text:p text:style-name="P33">INS 0xF0</text:p>
      <text:p text:style-name="P33">P1 Life Cycle</text:p>
      <text:p text:style-name="P33">P2 0x00</text:p>
      <text:p text:style-name="P33">P3 0x00</text:p>
      <text:h text:style-name="Heading_20_4" text:outline-level="4">Required Authentication</text:h>
      <text:p text:style-name="Standard">Secure Channel</text:p>
      <text:h text:style-name="Heading_20_4" text:outline-level="4">Definition</text:h>
      <text:p text:style-name="P24">This function sets the applet life cycle as defined by the OpenPlatform spec.</text:p>
      <text:h text:style-name="Heading_20_4" text:outline-level="4">Return codes</text:h>
      <text:p text:style-name="P97"/>
      <table:table table:name="Table50" table:style-name="Table50">
        <table:table-column table:style-name="Table50.A"/>
        <table:table-column table:style-name="Table50.B"/>
        <table:table-row>
          <table:table-cell table:style-name="Table50.A1" office:value-type="string">
            <text:p text:style-name="P104">Symbolic Name</text:p>
          </table:table-cell>
          <table:table-cell table:style-name="Table50.B1" office:value-type="string">
            <text:p text:style-name="P104">Description</text:p>
          </table:table-cell>
        </table:table-row>
        <table:table-row>
          <table:table-cell table:style-name="Table50.A2" office:value-type="string">
            <text:p text:style-name="P99">SW_SUCCESS</text:p>
          </table:table-cell>
          <table:table-cell table:style-name="Table50.B2" office:value-type="string">
            <text:p text:style-name="P99">Success</text:p>
          </table:table-cell>
        </table:table-row>
        <table:table-row>
          <table:table-cell table:style-name="Table50.A2" office:value-type="string">
            <text:p text:style-name="P99">SW_WRONG_LENGTH</text:p>
          </table:table-cell>
          <table:table-cell table:style-name="Table50.B2" office:value-type="string">
            <text:p text:style-name="P99">P3 was not zero</text:p>
          </table:table-cell>
        </table:table-row>
        <table:table-row>
          <table:table-cell table:style-name="Table50.A2" office:value-type="string">
            <text:p text:style-name="P99">SW_INVALID_PARAMETERS</text:p>
          </table:table-cell>
          <table:table-cell table:style-name="Table50.B2" office:value-type="string">
            <text:p text:style-name="P99">‘Life Cycle’ was not recognized by the CardManager, or transition to this Life Cycle state from the current state is not allowed by the Card Manager.</text:p>
          </table:table-cell>
        </table:table-row>
      </table:table>
      <text:h text:style-name="Heading_20_4" text:outline-level="4">Returned data</text:h>
      <text:p text:style-name="Standard">None</text:p>
      <text:h text:style-name="P93" text:outline-level="3"><text:s/>SecureSetBuiltInACL</text:h>
      <text:h text:style-name="Heading_20_4" text:outline-level="4">Function Parameters</text:h>
      <text:p text:style-name="P33">CLA 0x84</text:p>
      <text:p text:style-name="P33">INS 0xF8</text:p>
      <text:p text:style-name="P33">P1 0x00</text:p>
      <text:p text:style-name="P33">P2 0x00</text:p>
      <text:p text:style-name="P33">P3 0x07</text:p>
      <text:p text:style-name="P33"/>
      <text:p text:style-name="P33">Data:</text:p>
      <text:p text:style-name="P32">short<text:tab/>create_object_ACL</text:p>
      <text:p text:style-name="P32">short create_key_ACL</text:p>
      <text:p text:style-name="P32">short create_pin_ACL</text:p>
      <text:p text:style-name="P32">byte enable_ACL_change</text:p>
      <text:h text:style-name="Heading_20_4" text:outline-level="4">Required Authentication</text:h>
      <text:p text:style-name="Standard">Secure Channel</text:p>
      <text:h text:style-name="Heading_20_4" text:outline-level="4">Definition</text:h>
      <text:p text:style-name="P24">This function changes the global create ACL's for the token. These ACL's are initialized at applet install time to be RA only. When the applet is installed, it is possible to tell the applet to 'enable_ACL_change'. By default enable_ACL_change is set to false. Once enable_ACL_change is set to false, the ACL's are locked and cannot be change. This function will fail with SW_OPERATION_NOT_ALLOWED.</text:p>
      <text:h text:style-name="Heading_20_4" text:outline-level="4">Return codes</text:h>
      <text:p text:style-name="P97"/>
      <table:table table:name="Table45" table:style-name="Table45">
        <table:table-column table:style-name="Table45.A"/>
        <table:table-column table:style-name="Table45.B"/>
        <table:table-row>
          <table:table-cell table:style-name="Table45.A1" office:value-type="string">
            <text:p text:style-name="P104">Symbolic Name</text:p>
          </table:table-cell>
          <table:table-cell table:style-name="Table45.B1" office:value-type="string">
            <text:p text:style-name="P104">Description</text:p>
          </table:table-cell>
        </table:table-row>
        <table:table-row>
          <table:table-cell table:style-name="Table45.A2" office:value-type="string">
            <text:p text:style-name="P99">SW_SUCCESS</text:p>
          </table:table-cell>
          <table:table-cell table:style-name="Table45.B2" office:value-type="string">
            <text:p text:style-name="P99">Success</text:p>
          </table:table-cell>
        </table:table-row>
        <table:table-row>
          <table:table-cell table:style-name="Table45.A2" office:value-type="string">
            <text:p text:style-name="P99">SW_WRONG_LENGTH</text:p>
          </table:table-cell>
          <table:table-cell table:style-name="Table45.B2" office:value-type="string">
            <text:p text:style-name="P99">P3 was not 0x07</text:p>
          </table:table-cell>
        </table:table-row>
        <table:table-row>
          <table:table-cell table:style-name="Table45.A2" office:value-type="string">
            <text:p text:style-name="P99">SW_OPERATION_NOT_ALLOWED</text:p>
          </table:table-cell>
          <table:table-cell table:style-name="Table45.B2" office:value-type="string">
            <text:p text:style-name="P99">enable_ACL_change is set to false</text:p>
          </table:table-cell>
        </table:table-row>
      </table:table>
      <text:h text:style-name="Heading_20_4" text:outline-level="4">Returned data</text:h>
      <text:p text:style-name="P102">None</text:p>
      <text:p text:style-name="P133"/>
      <text:h text:style-name="Heading_20_1" text:outline-level="1"><text:s/>CoolKey Object ID and Data Format</text:h>
      <text:p text:style-name="Standard"/>
      <text:p text:style-name="Standard">CoolKey<text:span text:style-name="T31"> tokens contain </text:span>data "blobs" that are readable <text:span text:style-name="T31">by an applica</text:span>tion using the <text:span text:style-name="T31">INS_READ_</text:span>OBJECT request/response APDUs. <text:s/><text:span text:style-name="T31">Each such "object" is identified by a </text:span>32-bit "ObjectID". The objects <text:span text:style-name="T31">are placed onto the token by the RA, and a</text:span>re read by other applications. </text:p>
      <text:p text:style-name="Standard"/>
      <text:p text:style-name="Standard"><text:span text:style-name="T31">The token itself does not interpret the ObjectIDs or th</text:span>e object contents. <text:span text:style-name="T31">The format of the ObjectIDs and the the Ob</text:span>ject blobs themselves is known <text:span text:style-name="T31">only to the RA and the applications that</text:span> read and use the object blobs.</text:p>
      <text:p text:style-name="Standard"/>
      <text:p text:style-name="Standard"><text:span text:style-name="T31">This </text:span>chapter<text:span text:style-name="T31"> specifies the format and m</text:span>eaning of the ObjectIDs and of <text:span text:style-name="T31">the object blobs. This specifi</text:span>cation contains t<text:span text:style-name="T31">he proposed standard specification </text:span>to be used by the time the Thunde<text:span text:style-name="T31">key tokens are </text:span>first shipped.</text:p>
      <text:p text:style-name="Standard"/>
      <text:p text:style-name="P134">ObjectIDs are 4 bytes long, format is as follows: </text:p>
      <text:p text:style-name="Standard"/>
      <text:p text:style-name="Standard"><text:span text:style-name="T31">objectID byte[0], an ASCI</text:span>I letter, from the list below.</text:p>
      <text:p text:style-name="Standard"><text:span text:style-name="T31">objectID bytes[2-4], b</text:span>ig endian, 24-bit binary object <text:span text:style-name="T31">num</text:span>ber. </text:p>
      <text:p text:style-name="Standard"/>
      <text:p text:style-name="Standard">Letters for objectID[0] </text:p>
      <text:p text:style-name="Standard"/>
      <text:list text:style-name="WW8Num10">
        <text:list-item>
          <text:p text:style-name="P135"><text:span text:style-name="T31">Lower case letters si</text:span>gnify objects containing PKCS11 object attributes <text:span text:style-name="T31">in the format described below. </text:span></text:p>
        </text:list-item>
      </text:list>
      <text:p text:style-name="Standard"/>
      <text:p text:style-name="P136"><text:span text:style-name="T31">'c' An object containing PKCS11</text:span> attributes for a certificate.</text:p>
      <text:p text:style-name="P136"><text:span text:style-name="T31">'k' An object containing PK</text:span>CS11 attributes for a public or private key </text:p>
      <text:p text:style-name="P136"><text:span text:style-name="T31">'r' An object containin</text:span>g PKCS11 attributes for an CoolKey <text:span text:style-name="T31">"reader". </text:span></text:p>
      <text:p text:style-name="Standard"/>
      <text:list text:style-name="WW8Num10">
        <text:list-item text:start-value="1">
          <text:p text:style-name="P137"><text:span text:style-name="T31">Up</text:span>per case letters are reserved. </text:p>
        </text:list-item>
      </text:list>
      <text:p text:style-name="P138"><text:span text:style-name="T31"><text:line-break/>The general format of all readable objects co</text:span>ntaining PKCS11 attributes is: </text:p>
      <text:p text:style-name="P138"><text:span text:style-name="T31"><text:line-break/>All data, beginning with byte 0, is in</text:span> type, length, value triplets. <text:span text:style-name="T31">Each triplet contains one PKCS11 attribut</text:span>e. Each triplet has this form: </text:p>
      <text:p text:style-name="P138"><text:span text:style-name="T31"><text:line-break/>4-byte int, big endian, the CK_ATTRIBUTE_TYPE <text:line-break/>2-byte short, big endian, "n", the number o</text:span>f bytes in the attribute value <text:s/>n bytes, the <text:span text:style-name="T31">attri</text:span>bute value, format and content <text:span text:style-name="T31">as defined by the CK_ATTRIBUTE_TYPE. </text:span></text:p>
      <text:p text:style-name="P138"><text:span text:style-name="T31"><text:line-break/>All attribute values are big-endian, ex</text:span>cept for character strings and <text:s/><text:span text:style-name="T31">ASN.1 encoded binary strings, which are </text:span>stored in natural order (which <text:span text:style-name="T31">some migh</text:span>t also describe as big endian).</text:p>
      <text:p text:style-name="P138"><text:span text:style-name="T31"><text:line-break/>All objects must have CKA_CLASS attributes, and CKA_TOKEN attributes.</text:span> </text:p>
      <text:p text:style-name="P138"><text:span text:style-name="T31"><text:line-break/>The PKCS11 attributes stored in a 'c'</text:span> object for a certificate are: </text:p>
      <text:p text:style-name="P138"><text:line-break/></text:p>
      <table:table table:name="Table51" table:style-name="Table51">
        <table:table-column table:style-name="Table51.A"/>
        <table:table-column table:style-name="Table51.B"/>
        <table:table-column table:style-name="Table51.C"/>
        <table:table-row>
          <table:table-cell table:style-name="Table51.A1" office:value-type="string">
            <text:p text:style-name="P138">Attribute type</text:p>
          </table:table-cell>
          <table:table-cell table:style-name="Table51.A1" office:value-type="string">
            <text:p text:style-name="P138">Length</text:p>
          </table:table-cell>
          <table:table-cell table:style-name="Table51.C1" office:value-type="string">
            <text:p text:style-name="P138">Value</text:p>
          </table:table-cell>
        </table:table-row>
        <table:table-row>
          <table:table-cell table:style-name="Table51.A2" office:value-type="string">
            <text:p text:style-name="P138">CKA_CLASS</text:p>
          </table:table-cell>
          <table:table-cell table:style-name="Table51.A2" office:value-type="string">
            <text:p text:style-name="P138">4</text:p>
          </table:table-cell>
          <table:table-cell table:style-name="Table51.C2" office:value-type="string">
            <text:p text:style-name="P138">CKO_CERTIFICATE (1)</text:p>
          </table:table-cell>
        </table:table-row>
        <table:table-row>
          <table:table-cell table:style-name="Table51.A2" office:value-type="string">
            <text:p text:style-name="P138">CKA_TOKEN</text:p>
          </table:table-cell>
          <table:table-cell table:style-name="Table51.A2" office:value-type="string">
            <text:p text:style-name="P138">1</text:p>
          </table:table-cell>
          <table:table-cell table:style-name="Table51.C2" office:value-type="string">
            <text:p text:style-name="P138">1 (true) </text:p>
          </table:table-cell>
        </table:table-row>
        <table:table-row>
          <table:table-cell table:style-name="Table51.A2" office:value-type="string">
            <text:p text:style-name="P138">CKA_LABEL</text:p>
          </table:table-cell>
          <table:table-cell table:style-name="Table51.A2" office:value-type="string">
            <text:p text:style-name="P138">Var</text:p>
          </table:table-cell>
          <table:table-cell table:style-name="Table51.C2" office:value-type="string">
            <text:p text:style-name="P138">nickname (a.k.a. "friendly name") </text:p>
          </table:table-cell>
        </table:table-row>
        <table:table-row>
          <table:table-cell table:style-name="Table51.A2" office:value-type="string">
            <text:p text:style-name="P138">CKA_CERTIFICATE_TYPE</text:p>
          </table:table-cell>
          <table:table-cell table:style-name="Table51.A2" office:value-type="string">
            <text:p text:style-name="P138">4</text:p>
          </table:table-cell>
          <table:table-cell table:style-name="Table51.C2" office:value-type="string">
            <text:p text:style-name="P138">CKC_X_509 (zero) </text:p>
          </table:table-cell>
        </table:table-row>
        <table:table-row>
          <table:table-cell table:style-name="Table51.A2" office:value-type="string">
            <text:p text:style-name="P138">CKA_SUBJECT</text:p>
          </table:table-cell>
          <table:table-cell table:style-name="Table51.A2" office:value-type="string">
            <text:p text:style-name="P138">Var</text:p>
          </table:table-cell>
          <table:table-cell table:style-name="Table51.C2" office:value-type="string">
            <text:p text:style-name="P138">DER subject name of associated cert </text:p>
          </table:table-cell>
        </table:table-row>
        <table:table-row>
          <table:table-cell table:style-name="Table51.A2" office:value-type="string">
            <text:p text:style-name="P138">CKA_ID</text:p>
          </table:table-cell>
          <table:table-cell table:style-name="Table51.A2" office:value-type="string">
            <text:p text:style-name="P138">20</text:p>
          </table:table-cell>
          <table:table-cell table:style-name="Table51.C2" office:value-type="string">
            <text:p text:style-name="P138">SHA-1 hash of cert's SPKI </text:p>
          </table:table-cell>
        </table:table-row>
        <table:table-row>
          <table:table-cell table:style-name="Table51.A2" office:value-type="string">
            <text:p text:style-name="P138">CKA_ISSUER</text:p>
          </table:table-cell>
          <table:table-cell table:style-name="Table51.A2" office:value-type="string">
            <text:p text:style-name="P138">Var </text:p>
          </table:table-cell>
          <table:table-cell table:style-name="Table51.C2" office:value-type="string">
            <text:p text:style-name="P138"/>
          </table:table-cell>
        </table:table-row>
        <table:table-row>
          <table:table-cell table:style-name="Table51.A2" office:value-type="string">
            <text:p text:style-name="P138">CKA_SERIAL_NUMBER</text:p>
          </table:table-cell>
          <table:table-cell table:style-name="Table51.A2" office:value-type="string">
            <text:p text:style-name="P138">Var </text:p>
          </table:table-cell>
          <table:table-cell table:style-name="Table51.C2" office:value-type="string">
            <text:p text:style-name="P138"/>
          </table:table-cell>
        </table:table-row>
        <table:table-row>
          <table:table-cell table:style-name="Table51.A2" office:value-type="string">
            <text:p text:style-name="P138">CKA_VALUE</text:p>
          </table:table-cell>
          <table:table-cell table:style-name="Table51.A2" office:value-type="string">
            <text:p text:style-name="P138">Var</text:p>
          </table:table-cell>
          <table:table-cell table:style-name="Table51.C2" office:value-type="string">
            <text:p text:style-name="P138">DER encoded cert</text:p>
          </table:table-cell>
        </table:table-row>
      </table:table>
      <text:p text:style-name="P138"/>
      <text:p text:style-name="P138"><text:span text:style-name="T31">The PKCS11 attributes stored in a 'k' object for an RSA public key are: </text:span><text:line-break/></text:p>
      <table:table table:name="Table52" table:style-name="Table52">
        <table:table-column table:style-name="Table52.A"/>
        <table:table-column table:style-name="Table52.B"/>
        <table:table-column table:style-name="Table52.C"/>
        <table:table-row>
          <table:table-cell table:style-name="Table52.A1" office:value-type="string">
            <text:p text:style-name="P138">Attribute type</text:p>
          </table:table-cell>
          <table:table-cell table:style-name="Table52.A1" office:value-type="string">
            <text:p text:style-name="P138">Length</text:p>
          </table:table-cell>
          <table:table-cell table:style-name="Table52.C1" office:value-type="string">
            <text:p text:style-name="P138">value </text:p>
          </table:table-cell>
        </table:table-row>
        <table:table-row>
          <table:table-cell table:style-name="Table52.A2" office:value-type="string">
            <text:p text:style-name="P138">CKA_CLASS </text:p>
          </table:table-cell>
          <table:table-cell table:style-name="Table52.A2" office:value-type="string">
            <text:p text:style-name="P138">4 </text:p>
          </table:table-cell>
          <table:table-cell table:style-name="Table52.C2" office:value-type="string">
            <text:p text:style-name="P138">CKO_PUBLIC_KEY (2) </text:p>
          </table:table-cell>
        </table:table-row>
        <table:table-row>
          <table:table-cell table:style-name="Table52.A2" office:value-type="string">
            <text:p text:style-name="P138">CKA_TOKEN </text:p>
          </table:table-cell>
          <table:table-cell table:style-name="Table52.A2" office:value-type="string">
            <text:p text:style-name="P138">1 </text:p>
          </table:table-cell>
          <table:table-cell table:style-name="Table52.C2" office:value-type="string">
            <text:p text:style-name="P138">1 (true) </text:p>
          </table:table-cell>
        </table:table-row>
        <table:table-row>
          <table:table-cell table:style-name="Table52.A2" office:value-type="string">
            <text:p text:style-name="P138">CKA_LABEL </text:p>
          </table:table-cell>
          <table:table-cell table:style-name="Table52.A2" office:value-type="string">
            <text:p text:style-name="P138">Var </text:p>
          </table:table-cell>
          <table:table-cell table:style-name="Table52.C2" office:value-type="string">
            <text:p text:style-name="P138">nickname (a.k.a. "friendly name") </text:p>
          </table:table-cell>
        </table:table-row>
        <table:table-row>
          <table:table-cell table:style-name="Table52.A2" office:value-type="string">
            <text:p text:style-name="P138">CKA_KEY_TYPE </text:p>
          </table:table-cell>
          <table:table-cell table:style-name="Table52.A2" office:value-type="string">
            <text:p text:style-name="P138">4 </text:p>
          </table:table-cell>
          <table:table-cell table:style-name="Table52.C2" office:value-type="string">
            <text:p text:style-name="P138">CKK_RSA (zero) </text:p>
          </table:table-cell>
        </table:table-row>
        <table:table-row>
          <table:table-cell table:style-name="Table52.A2" office:value-type="string">
            <text:p text:style-name="P138">CKA_ID </text:p>
          </table:table-cell>
          <table:table-cell table:style-name="Table52.A2" office:value-type="string">
            <text:p text:style-name="P138">20 </text:p>
          </table:table-cell>
          <table:table-cell table:style-name="Table52.C2" office:value-type="string">
            <text:p text:style-name="P138">SHA-1 hash of cert's SPKI </text:p>
          </table:table-cell>
        </table:table-row>
        <table:table-row>
          <table:table-cell table:style-name="Table52.A2" office:value-type="string">
            <text:p text:style-name="P138">CKA_DERIVE</text:p>
          </table:table-cell>
          <table:table-cell table:style-name="Table52.A2" office:value-type="string">
            <text:p text:style-name="P138">1 </text:p>
          </table:table-cell>
          <table:table-cell table:style-name="Table52.C2" office:value-type="string">
            <text:p text:style-name="P138"/>
          </table:table-cell>
        </table:table-row>
        <table:table-row>
          <table:table-cell table:style-name="Table52.A2" office:value-type="string">
            <text:p text:style-name="P138">CKA_SUBJECT</text:p>
          </table:table-cell>
          <table:table-cell table:style-name="Table52.A2" office:value-type="string">
            <text:p text:style-name="P138">Var </text:p>
          </table:table-cell>
          <table:table-cell table:style-name="Table52.C2" office:value-type="string">
            <text:p text:style-name="P138"/>
          </table:table-cell>
        </table:table-row>
        <table:table-row>
          <table:table-cell table:style-name="Table52.A2" office:value-type="string">
            <text:p text:style-name="P138">CKA_ENCRYPT </text:p>
          </table:table-cell>
          <table:table-cell table:style-name="Table52.A2" office:value-type="string">
            <text:p text:style-name="P138">1</text:p>
          </table:table-cell>
          <table:table-cell table:style-name="Table52.C2" office:value-type="string">
            <text:p text:style-name="P138"><text:s/></text:p>
          </table:table-cell>
        </table:table-row>
        <table:table-row>
          <table:table-cell table:style-name="Table52.A2" office:value-type="string">
            <text:p text:style-name="P138">CKA_VERIFY</text:p>
          </table:table-cell>
          <table:table-cell table:style-name="Table52.A2" office:value-type="string">
            <text:p text:style-name="P138">1</text:p>
          </table:table-cell>
          <table:table-cell table:style-name="Table52.C2" office:value-type="string">
            <text:p text:style-name="P138"><text:s/></text:p>
          </table:table-cell>
        </table:table-row>
        <table:table-row>
          <table:table-cell table:style-name="Table52.A2" office:value-type="string">
            <text:p text:style-name="P138">CKA_VERIFY_RECOVER</text:p>
          </table:table-cell>
          <table:table-cell table:style-name="Table52.A2" office:value-type="string">
            <text:p text:style-name="P138">1</text:p>
          </table:table-cell>
          <table:table-cell table:style-name="Table52.C2" office:value-type="string">
            <text:p text:style-name="P138"><text:s/></text:p>
          </table:table-cell>
        </table:table-row>
        <table:table-row>
          <table:table-cell table:style-name="Table52.A2" office:value-type="string">
            <text:p text:style-name="P138">CKA_WRAP</text:p>
          </table:table-cell>
          <table:table-cell table:style-name="Table52.A2" office:value-type="string">
            <text:p text:style-name="P138">1</text:p>
          </table:table-cell>
          <table:table-cell table:style-name="Table52.C2" office:value-type="string">
            <text:p text:style-name="P138"><text:s/></text:p>
          </table:table-cell>
        </table:table-row>
        <table:table-row>
          <table:table-cell table:style-name="Table52.A2" office:value-type="string">
            <text:p text:style-name="P138">CKA_MODULUS_BITS </text:p>
          </table:table-cell>
          <table:table-cell table:style-name="Table52.A2" office:value-type="string">
            <text:p text:style-name="P138">2 </text:p>
          </table:table-cell>
          <table:table-cell table:style-name="Table52.C2" office:value-type="string">
            <text:p text:style-name="P138">number of significant bits in CKA_MODULUS </text:p>
          </table:table-cell>
        </table:table-row>
        <table:table-row>
          <table:table-cell table:style-name="Table52.A2" office:value-type="string">
            <text:p text:style-name="P138">CKA_MODULUS </text:p>
          </table:table-cell>
          <table:table-cell table:style-name="Table52.A2" office:value-type="string">
            <text:p text:style-name="P138">Var</text:p>
          </table:table-cell>
          <table:table-cell table:style-name="Table52.C2" office:value-type="string">
            <text:p text:style-name="P138">RSA public key modulus</text:p>
          </table:table-cell>
        </table:table-row>
        <table:table-row>
          <table:table-cell table:style-name="Table52.A2" office:value-type="string">
            <text:p text:style-name="P138">CKA_PUBLIC_EXPONENT</text:p>
          </table:table-cell>
          <table:table-cell table:style-name="Table52.A2" office:value-type="string">
            <text:p text:style-name="P138">Var</text:p>
          </table:table-cell>
          <table:table-cell table:style-name="Table52.C2" office:value-type="string">
            <text:p text:style-name="P138">(typically 3 bytes, value 0x010001) </text:p>
          </table:table-cell>
        </table:table-row>
      </table:table>
      <text:p text:style-name="P138"/>
      <text:p text:style-name="P138"/>
      <text:p text:style-name="P138"><text:span text:style-name="T31">The PKCS11 attributes st</text:span>ored in a 'k' object for an RSA <text:span text:style-name="T31">private key are:</text:span></text:p>
      <text:p text:style-name="P138"/>
      <table:table table:name="Table53" table:style-name="Table53">
        <table:table-column table:style-name="Table53.A"/>
        <table:table-column table:style-name="Table53.B"/>
        <table:table-column table:style-name="Table53.C"/>
        <table:table-row>
          <table:table-cell table:style-name="Table53.A1" office:value-type="string">
            <text:p text:style-name="P138"><text:s/>Attribute type</text:p>
          </table:table-cell>
          <table:table-cell table:style-name="Table53.A1" office:value-type="string">
            <text:p text:style-name="P138"><text:s/>Length</text:p>
          </table:table-cell>
          <table:table-cell table:style-name="Table53.C1" office:value-type="string">
            <text:p text:style-name="P138">value </text:p>
          </table:table-cell>
        </table:table-row>
        <table:table-row>
          <table:table-cell table:style-name="Table53.A2" office:value-type="string">
            <text:p text:style-name="P138">CKA_CLASS </text:p>
          </table:table-cell>
          <table:table-cell table:style-name="Table53.A2" office:value-type="string">
            <text:p text:style-name="P138">4 </text:p>
          </table:table-cell>
          <table:table-cell table:style-name="Table53.C2" office:value-type="string">
            <text:p text:style-name="P138">CKO_PRIVATE_KEY (3) </text:p>
          </table:table-cell>
        </table:table-row>
        <table:table-row>
          <table:table-cell table:style-name="Table53.A2" office:value-type="string">
            <text:p text:style-name="P138">CKA_TOKEN</text:p>
          </table:table-cell>
          <table:table-cell table:style-name="Table53.A2" office:value-type="string">
            <text:p text:style-name="P138">1</text:p>
          </table:table-cell>
          <table:table-cell table:style-name="Table53.C2" office:value-type="string">
            <text:p text:style-name="P138">1 (true) </text:p>
          </table:table-cell>
        </table:table-row>
        <table:table-row>
          <table:table-cell table:style-name="Table53.A2" office:value-type="string">
            <text:p text:style-name="P138">CKA_PRIVATE</text:p>
          </table:table-cell>
          <table:table-cell table:style-name="Table53.A2" office:value-type="string">
            <text:p text:style-name="P138">1</text:p>
          </table:table-cell>
          <table:table-cell table:style-name="Table53.C2" office:value-type="string">
            <text:p text:style-name="P138">1 (true) </text:p>
          </table:table-cell>
        </table:table-row>
        <table:table-row>
          <table:table-cell table:style-name="Table53.A2" office:value-type="string">
            <text:p text:style-name="P138">CKA_LABEL</text:p>
          </table:table-cell>
          <table:table-cell table:style-name="Table53.A2" office:value-type="string">
            <text:p text:style-name="P138">var.</text:p>
          </table:table-cell>
          <table:table-cell table:style-name="Table53.C2" office:value-type="string">
            <text:p text:style-name="P138">nickname of associated cert.</text:p>
          </table:table-cell>
        </table:table-row>
        <table:table-row>
          <table:table-cell table:style-name="Table53.A2" office:value-type="string">
            <text:p text:style-name="P138">CKA_KEY_TYPE</text:p>
          </table:table-cell>
          <table:table-cell table:style-name="Table53.A2" office:value-type="string">
            <text:p text:style-name="P138">4</text:p>
          </table:table-cell>
          <table:table-cell table:style-name="Table53.C2" office:value-type="string">
            <text:p text:style-name="P138">CKK_RSA (zero) </text:p>
          </table:table-cell>
        </table:table-row>
        <table:table-row>
          <table:table-cell table:style-name="Table53.A2" office:value-type="string">
            <text:p text:style-name="P138">CKA_ID</text:p>
          </table:table-cell>
          <table:table-cell table:style-name="Table53.A2" office:value-type="string">
            <text:p text:style-name="P138">20</text:p>
          </table:table-cell>
          <table:table-cell table:style-name="Table53.C2" office:value-type="string">
            <text:p text:style-name="P138">SHA-1 hash of cert's SPKI </text:p>
          </table:table-cell>
        </table:table-row>
        <table:table-row>
          <table:table-cell table:style-name="Table53.A2" office:value-type="string">
            <text:p text:style-name="P138">CKA_DERIVE</text:p>
          </table:table-cell>
          <table:table-cell table:style-name="Table53.A2" office:value-type="string">
            <text:p text:style-name="P138">1</text:p>
          </table:table-cell>
          <table:table-cell table:style-name="Table53.C2" office:value-type="string">
            <text:p text:style-name="P138">0 or 1 (0 for signature-only keys, 1 for others) </text:p>
          </table:table-cell>
        </table:table-row>
        <table:table-row>
          <table:table-cell table:style-name="Table53.A2" office:value-type="string">
            <text:p text:style-name="P138">CKA_SUBJECT</text:p>
          </table:table-cell>
          <table:table-cell table:style-name="Table53.A2" office:value-type="string">
            <text:p text:style-name="P138">var.</text:p>
          </table:table-cell>
          <table:table-cell table:style-name="Table53.C2" office:value-type="string">
            <text:p text:style-name="P138">DER subject name of associated certificate </text:p>
          </table:table-cell>
        </table:table-row>
        <table:table-row>
          <table:table-cell table:style-name="Table53.A2" office:value-type="string">
            <text:p text:style-name="P138">CKA_SENSITIVE</text:p>
          </table:table-cell>
          <table:table-cell table:style-name="Table53.A2" office:value-type="string">
            <text:p text:style-name="P138">1</text:p>
          </table:table-cell>
          <table:table-cell table:style-name="Table53.C2" office:value-type="string">
            <text:p text:style-name="P138">1 (true) </text:p>
          </table:table-cell>
        </table:table-row>
        <table:table-row>
          <table:table-cell table:style-name="Table53.A2" office:value-type="string">
            <text:p text:style-name="P138">CKA_DECRYPT</text:p>
          </table:table-cell>
          <table:table-cell table:style-name="Table53.A2" office:value-type="string">
            <text:p text:style-name="P138">1</text:p>
          </table:table-cell>
          <table:table-cell table:style-name="Table53.C2" office:value-type="string">
            <text:p text:style-name="P138"><text:s/></text:p>
          </table:table-cell>
        </table:table-row>
        <table:table-row>
          <table:table-cell table:style-name="Table53.A2" office:value-type="string">
            <text:p text:style-name="P138">CKA_SIGN</text:p>
          </table:table-cell>
          <table:table-cell table:style-name="Table53.A2" office:value-type="string">
            <text:p text:style-name="P138">1</text:p>
          </table:table-cell>
          <table:table-cell table:style-name="Table53.C2" office:value-type="string">
            <text:p text:style-name="P138"><text:s/></text:p>
          </table:table-cell>
        </table:table-row>
        <table:table-row>
          <table:table-cell table:style-name="Table53.A2" office:value-type="string">
            <text:p text:style-name="P138">CKA_SIGN_RECOVER</text:p>
          </table:table-cell>
          <table:table-cell table:style-name="Table53.A2" office:value-type="string">
            <text:p text:style-name="P138">1</text:p>
          </table:table-cell>
          <table:table-cell table:style-name="Table53.C2" office:value-type="string">
            <text:p text:style-name="P138"><text:s/></text:p>
          </table:table-cell>
        </table:table-row>
        <table:table-row>
          <table:table-cell table:style-name="Table53.A2" office:value-type="string">
            <text:p text:style-name="P138">CKA_UNWRAP</text:p>
          </table:table-cell>
          <table:table-cell table:style-name="Table53.A2" office:value-type="string">
            <text:p text:style-name="P138">1</text:p>
          </table:table-cell>
          <table:table-cell table:style-name="Table53.C2" office:value-type="string">
            <text:p text:style-name="P138"><text:s/></text:p>
          </table:table-cell>
        </table:table-row>
        <table:table-row>
          <table:table-cell table:style-name="Table53.A2" office:value-type="string">
            <text:p text:style-name="P138">CKA_MODULUS_BITS</text:p>
          </table:table-cell>
          <table:table-cell table:style-name="Table53.A2" office:value-type="string">
            <text:p text:style-name="P138">2</text:p>
          </table:table-cell>
          <table:table-cell table:style-name="Table53.C2" office:value-type="string">
            <text:p text:style-name="P138">number of significant bits in CKA_MODULUS </text:p>
          </table:table-cell>
        </table:table-row>
        <table:table-row>
          <table:table-cell table:style-name="Table53.A2" office:value-type="string">
            <text:p text:style-name="P138">CKA_MODULUS</text:p>
          </table:table-cell>
          <table:table-cell table:style-name="Table53.A2" office:value-type="string">
            <text:p text:style-name="P138">Var</text:p>
          </table:table-cell>
          <table:table-cell table:style-name="Table53.C2" office:value-type="string">
            <text:p text:style-name="P138">RSA public key modulus</text:p>
          </table:table-cell>
        </table:table-row>
        <table:table-row>
          <table:table-cell table:style-name="Table53.A2" office:value-type="string">
            <text:p text:style-name="P138">CKA_PUBLIC_EXPONENT</text:p>
          </table:table-cell>
          <table:table-cell table:style-name="Table53.A2" office:value-type="string">
            <text:p text:style-name="P138">Var</text:p>
          </table:table-cell>
          <table:table-cell table:style-name="Table53.C2" office:value-type="string">
            <text:p text:style-name="P138">(typically 3 bytes, value 0x010001) </text:p>
          </table:table-cell>
        </table:table-row>
      </table:table>
      <text:p text:style-name="P138"/>
      <text:p text:style-name="P138"><text:span text:style-name="T31">The PKCS11 </text:span>module presently constructs the CKA_VALUE attribute for each <text:s/><text:span text:style-name="T31">certificate from the content of</text:span> the corresponding 'C' object. </text:p>
      <text:p text:style-name="P138"/>
      <text:p text:style-name="P138"><text:span text:style-name="T31">The PKCS11 attributes stored </text:span>in an 'r' object for a "reader" are: </text:p>
      <text:p text:style-name="P138"/>
      <table:table table:name="Table54" table:style-name="Table54">
        <table:table-column table:style-name="Table54.A" table:number-columns-repeated="2"/>
        <table:table-column table:style-name="Table54.C"/>
        <table:table-row>
          <table:table-cell table:style-name="Table54.A1" office:value-type="string">
            <text:p text:style-name="P138">Attribute type</text:p>
          </table:table-cell>
          <table:table-cell table:style-name="Table54.A1" office:value-type="string">
            <text:p text:style-name="P138">Length</text:p>
          </table:table-cell>
          <table:table-cell table:style-name="Table54.C1" office:value-type="string">
            <text:p text:style-name="P138">value </text:p>
          </table:table-cell>
        </table:table-row>
        <table:table-row>
          <table:table-cell table:style-name="Table54.A2" office:value-type="string">
            <text:p text:style-name="P138">CKA_CLASS</text:p>
          </table:table-cell>
          <table:table-cell table:style-name="Table54.A2" office:value-type="string">
            <text:p text:style-name="P138">4</text:p>
          </table:table-cell>
          <table:table-cell table:style-name="Table54.C2" office:value-type="string">
            <text:p text:style-name="P138">CKO_MOZ_READER (1) </text:p>
          </table:table-cell>
        </table:table-row>
        <table:table-row>
          <table:table-cell table:style-name="Table54.A2" office:value-type="string">
            <text:p text:style-name="P138">CKA_TOKEN</text:p>
          </table:table-cell>
          <table:table-cell table:style-name="Table54.A2" office:value-type="string">
            <text:p text:style-name="P138">1</text:p>
          </table:table-cell>
          <table:table-cell table:style-name="Table54.C2" office:value-type="string">
            <text:p text:style-name="P138">1 (true) </text:p>
          </table:table-cell>
        </table:table-row>
        <table:table-row>
          <table:table-cell table:style-name="Table54.A2" office:value-type="string">
            <text:p text:style-name="P138">CKA_LABEL</text:p>
          </table:table-cell>
          <table:table-cell table:style-name="Table54.A2" office:value-type="string">
            <text:p text:style-name="P138">Var</text:p>
          </table:table-cell>
          <table:table-cell table:style-name="Table54.C2" office:value-type="string">
            <text:p text:style-name="P138">reader name string </text:p>
          </table:table-cell>
        </table:table-row>
        <table:table-row>
          <table:table-cell table:style-name="Table54.A2" office:value-type="string">
            <text:p text:style-name="P138">CKA_MOZ_IS_Cool_KEY</text:p>
          </table:table-cell>
          <table:table-cell table:style-name="Table54.A2" office:value-type="string">
            <text:p text:style-name="P138">1</text:p>
          </table:table-cell>
          <table:table-cell table:style-name="Table54.C2" office:value-type="string">
            <text:p text:style-name="P138">1 (true)</text:p>
          </table:table-cell>
        </table:table-row>
      </table:table>
      <text:p text:style-name="P138"><text:s/></text:p>
      <text:p text:style-name="P138"><text:span text:style-name="T31">Note: the reader object is currently not st</text:span>ored on the token, nor <text:span text:style-name="T10">created</text:span><text:span text:style-name="T31"> by the RA. It is created by the pkcs1</text:span>1 module itself. <text:span text:style-name="T31">But it exists in</text:span> the same ObjectID space as the objects on the token. </text:p>
      <text:p text:style-name="P138"/>
      <text:h text:style-name="P23" text:outline-level="1"><text:s/>Glossary</text:h>
      <text:p text:style-name="P6">APDU<text:tab/><text:tab/><text:tab/>Application Protocol Data Unit</text:p>
      <text:p text:style-name="P6"/>
      <text:p text:style-name="P6">Applet<text:tab/><text:tab/><text:tab/>A Java application residing on a JavaCard compliant card</text:p>
      <text:p text:style-name="P6"/>
      <text:p text:style-name="P6">Applet Instance<text:tab/><text:tab/>An instance of a Java application residing on a JavaCard compliant card</text:p>
      <text:p text:style-name="P6"/>
      <text:p text:style-name="P6">Applet Selection<text:tab/><text:tab/>The process of selecting one of the Applet Instances residing onto a JavaCard compliant SmartCard for processing further APDU commands.</text:p>
      <text:p text:style-name="P6"/>
      <text:p text:style-name="P6">Blocked PIN<text:tab/><text:tab/>A PIN whose verification has been unsuccessfully tried multiple consecutive times. Verification of a blocked PIN Code is not possible until unblocking.</text:p>
      <text:p text:style-name="P6"/>
      <text:p text:style-name="P6">External Authentication <text:tab/>A challenge-response cryptographic protocol by which an Applet Instance authenticates a host application.</text:p>
      <text:p text:style-name="P6"/>
      <text:p text:style-name="P6">Key Blob<text:tab/><text:tab/>A byte sequence encoding a cryptographic key</text:p>
      <text:p text:style-name="P6"/>
      <text:p text:style-name="P6">Key Number <text:tab/><text:tab/>A number from 0 to 7 that references a key on the Applet</text:p>
      <text:p text:style-name="P6"/>
      <text:p text:style-name="P6">Identity Number <text:tab/><text:tab/>A number from 0 to 15 referencing one of the 16 methods available to the host application to authenticate to an Applet Instance</text:p>
      <text:p text:style-name="P6"/>
      <text:p text:style-name="P6">Input Object <text:tab/><text:tab/>Object with ID 0xFFFFFFFE. It is used to store input data for commands that require large inputs.</text:p>
      <text:p text:style-name="P6"/>
      <text:p text:style-name="P6">Java Card ™<text:tab/><text:tab/>Java standard from Sun for Java enabled smart card interoperability. This document refers to the version 2.1.1 of the standard</text:p>
      <text:p text:style-name="P6"/>
      <text:p text:style-name="P6">Output Object<text:tab/><text:tab/>Object with ID 0xFFFFFFFF. It is used to store output data for commands that provide large outputs. </text:p>
      <text:p text:style-name="P6"/>
      <text:p text:style-name="P6">PIN Code (or PIN)<text:tab/>A byte sequence. Usually a PIN code is an ASCII character string. An Applet Instance can store multiple PIN codes and use them to authenticate a user</text:p>
      <text:p text:style-name="P6"/>
      <text:p text:style-name="P6">PIN CodeVerification<text:tab/>The process by which an Applet Instance authenticates a host application comparing the host provided PIN Code with one of the on board stored ones.</text:p>
      <text:p text:style-name="P6"/>
      <text:p text:style-name="P6">PIN<text:tab/><text:tab/><text:tab/>Number A number from 0 to 7 that references a PIN code on the Applet</text:p>
      <text:p text:style-name="P6"/>
      <text:p text:style-name="P6">PIN Unblock Code<text:tab/>A code that, when entered successfully, unblocks a blocked PIN</text:p>
      <text:p text:style-name="P6"/>
      <text:p text:style-name="P6">Status Word (SW)<text:tab/>A two byte code as defined in ISO-7816 as to the status of a SmartCard command</text:p>
      <text:p text:style-name="P6"/>
      <text:p text:style-name="P6">T0/T1 Protocols<text:tab/><text:tab/>Low level protocols used to communicate to a SmartC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Palatino-Bold" svg:font-family="Palatino-Bold"/>
    <style:font-face style:name="Palatino-Italic" svg:font-family="Palatino-Italic"/>
    <style:font-face style:name="Palatino-Roman" svg:font-family="Palatino-Roman"/>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font-name-complex="Arial"/>
    </style:style>
    <style:style style:name="Element" style:family="paragraph" style:parent-style-name="Standard">
      <style:paragraph-properties fo:margin-left="2.5in" fo:margin-right="0in" fo:text-indent="-2in" style:auto-text-indent="false">
        <style:tab-stops>
          <style:tab-stop style:position="-2in"/>
          <style:tab-stop style:position="-1.75in"/>
          <style:tab-stop style:position="0in"/>
          <style:tab-stop style:position="1in"/>
        </style:tab-stops>
      </style:paragraph-properties>
      <style:text-properties style:font-name="Courier"/>
    </style:style>
    <style:style style:name="WW-Balloon_20_Text" style:display-name="WW-Balloon Text"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font-name-complex="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7z0" style:family="text">
      <style:text-properties style:font-name="Symbol"/>
    </style:style>
    <style:style style:name="WW8Num17z1" style:family="text">
      <style:text-properties style:font-name="Times New Roman" style:font-name-asian="Times New Roman" style:font-name-complex="Times New Roman"/>
    </style:style>
    <style:style style:name="WW8Num17z2" style:family="text">
      <style:text-properties style:font-name="Wingdings"/>
    </style:style>
    <style:style style:name="WW8Num17z4" style:family="text">
      <style:text-properties style:font-name="Courier New" style:font-name-complex="Courier New"/>
    </style:style>
    <style:style style:name="WW-Default_20_Paragraph_20_Font" style:display-name="WW-Default Paragraph Font" style:family="text"/>
    <style:style style:name="Heading_20_1_20_Char" style:display-name="Heading 1 Char" style:family="text" style:parent-style-name="WW-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Heading_20_2_20_Char" style:display-name="Heading 2 Char" style:family="text" style:parent-style-name="WW-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Heading_20_4_20_Char" style:display-name="Heading 4 Char" style:family="text" style:parent-style-name="WW-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1"/>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1"/>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1"/>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1"/>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1"/>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1"/>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style:font-name="Courier New1"/>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1"/>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1"/>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1"/>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1"/>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1"/>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25in" text:min-label-width="0.25in"/>
        <style:text-properties style:font-name="Symbol"/>
      </text:list-level-style-bullet>
      <text:list-level-style-bullet text:level="2" text:style-name="WW8Num5z1" style:num-suffix="." text:bullet-char="o">
        <style:list-level-properties text:space-before="0.75in" text:min-label-width="0.25in"/>
        <style:text-properties style:font-name="Courier New1"/>
      </text:list-level-style-bullet>
      <text:list-level-style-bullet text:level="3" text:style-name="WW8Num5z2" style:num-suffix="." text:bullet-char="">
        <style:list-level-properties text:space-before="1.25in" text:min-label-width="0.25in"/>
        <style:text-properties style:font-name="Wingdings"/>
      </text:list-level-style-bullet>
      <text:list-level-style-bullet text:level="4" text:style-name="WW8Num5z0" style:num-suffix="." text:bullet-char="">
        <style:list-level-properties text:space-before="1.75in" text:min-label-width="0.25in"/>
        <style:text-properties style:font-name="Symbol"/>
      </text:list-level-style-bullet>
      <text:list-level-style-bullet text:level="5" text:style-name="WW8Num5z1" style:num-suffix="." text:bullet-char="o">
        <style:list-level-properties text:space-before="2.25in" text:min-label-width="0.25in"/>
        <style:text-properties style:font-name="Courier New1"/>
      </text:list-level-style-bullet>
      <text:list-level-style-bullet text:level="6" text:style-name="WW8Num5z2" style:num-suffix="." text:bullet-char="">
        <style:list-level-properties text:space-before="2.75in" text:min-label-width="0.25in"/>
        <style:text-properties style:font-name="Wingdings"/>
      </text:list-level-style-bullet>
      <text:list-level-style-bullet text:level="7" text:style-name="WW8Num5z0" style:num-suffix="." text:bullet-char="">
        <style:list-level-properties text:space-before="3.25in" text:min-label-width="0.25in"/>
        <style:text-properties style:font-name="Symbol"/>
      </text:list-level-style-bullet>
      <text:list-level-style-bullet text:level="8" text:style-name="WW8Num5z1" style:num-suffix="." text:bullet-char="o">
        <style:list-level-properties text:space-before="3.75in" text:min-label-width="0.25in"/>
        <style:text-properties style:font-name="Courier New1"/>
      </text:list-level-style-bullet>
      <text:list-level-style-bullet text:level="9" text:style-name="WW8Num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list-level-style-bullet text:level="1" text:style-name="WW8Num7z0" style:num-suffix="." text:bullet-char="">
        <style:list-level-properties text:space-before="0.25in" text:min-label-width="0.25in"/>
        <style:text-properties style:font-name="Symbol"/>
      </text:list-level-style-bullet>
      <text:list-level-style-bullet text:level="2" text:style-name="WW8Num7z1" style:num-suffix="." text:bullet-char="o">
        <style:list-level-properties text:space-before="0.75in" text:min-label-width="0.25in"/>
        <style:text-properties style:font-name="Courier New1"/>
      </text:list-level-style-bullet>
      <text:list-level-style-bullet text:level="3" text:style-name="WW8Num7z2" style:num-suffix="." text:bullet-char="">
        <style:list-level-properties text:space-before="1.25in" text:min-label-width="0.25in"/>
        <style:text-properties style:font-name="Wingdings"/>
      </text:list-level-style-bullet>
      <text:list-level-style-bullet text:level="4" text:style-name="WW8Num7z0" style:num-suffix="." text:bullet-char="">
        <style:list-level-properties text:space-before="1.75in" text:min-label-width="0.25in"/>
        <style:text-properties style:font-name="Symbol"/>
      </text:list-level-style-bullet>
      <text:list-level-style-bullet text:level="5" text:style-name="WW8Num7z1" style:num-suffix="." text:bullet-char="o">
        <style:list-level-properties text:space-before="2.25in" text:min-label-width="0.25in"/>
        <style:text-properties style:font-name="Courier New1"/>
      </text:list-level-style-bullet>
      <text:list-level-style-bullet text:level="6" text:style-name="WW8Num7z2" style:num-suffix="." text:bullet-char="">
        <style:list-level-properties text:space-before="2.75in" text:min-label-width="0.25in"/>
        <style:text-properties style:font-name="Wingdings"/>
      </text:list-level-style-bullet>
      <text:list-level-style-bullet text:level="7" text:style-name="WW8Num7z0" style:num-suffix="." text:bullet-char="">
        <style:list-level-properties text:space-before="3.25in" text:min-label-width="0.25in"/>
        <style:text-properties style:font-name="Symbol"/>
      </text:list-level-style-bullet>
      <text:list-level-style-bullet text:level="8" text:style-name="WW8Num7z1" style:num-suffix="." text:bullet-char="o">
        <style:list-level-properties text:space-before="3.75in" text:min-label-width="0.25in"/>
        <style:text-properties style:font-name="Courier New1"/>
      </text:list-level-style-bullet>
      <text:list-level-style-bullet text:level="9" text:style-name="WW8Num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0" style:num-suffix="." text:bullet-char="">
        <style:list-level-properties text:space-before="1.75in" text:min-label-width="0.25in"/>
        <style:text-properties style:font-name="Symbol"/>
      </text:list-level-style-bullet>
      <text:list-level-style-bullet text:level="5" text:style-name="WW8Num9z1" style:num-suffix="." text:bullet-char="o">
        <style:list-level-properties text:space-before="2.25in" text:min-label-width="0.25in"/>
        <style:text-properties style:font-name="Courier New1"/>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0" style:num-suffix="." text:bullet-char="">
        <style:list-level-properties text:space-before="3.25in" text:min-label-width="0.25in"/>
        <style:text-properties style:font-name="Symbol"/>
      </text:list-level-style-bullet>
      <text:list-level-style-bullet text:level="8" text:style-name="WW8Num9z1" style:num-suffix="." text:bullet-char="o">
        <style:list-level-properties text:space-before="3.75in" text:min-label-width="0.25in"/>
        <style:text-properties style:font-name="Courier New1"/>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space-before="0.75in" text:min-label-width="0.25in"/>
        <style:text-properties style:font-name="Symbol"/>
      </text:list-level-style-bullet>
      <text:list-level-style-bullet text:level="2" text:style-name="WW8Num10z1" style:num-suffix="." text:bullet-char="o">
        <style:list-level-properties text:space-before="1.25in" text:min-label-width="0.25in"/>
        <style:text-properties style:font-name="Courier New1"/>
      </text:list-level-style-bullet>
      <text:list-level-style-bullet text:level="3" text:style-name="WW8Num10z2" style:num-suffix="." text:bullet-char="">
        <style:list-level-properties text:space-before="1.75in" text:min-label-width="0.25in"/>
        <style:text-properties style:font-name="Wingdings"/>
      </text:list-level-style-bullet>
      <text:list-level-style-bullet text:level="4" text:style-name="WW8Num10z0" style:num-suffix="." text:bullet-char="">
        <style:list-level-properties text:space-before="2.25in" text:min-label-width="0.25in"/>
        <style:text-properties style:font-name="Symbol"/>
      </text:list-level-style-bullet>
      <text:list-level-style-bullet text:level="5" text:style-name="WW8Num10z1" style:num-suffix="." text:bullet-char="o">
        <style:list-level-properties text:space-before="2.75in" text:min-label-width="0.25in"/>
        <style:text-properties style:font-name="Courier New1"/>
      </text:list-level-style-bullet>
      <text:list-level-style-bullet text:level="6" text:style-name="WW8Num10z2" style:num-suffix="." text:bullet-char="">
        <style:list-level-properties text:space-before="3.25in" text:min-label-width="0.25in"/>
        <style:text-properties style:font-name="Wingdings"/>
      </text:list-level-style-bullet>
      <text:list-level-style-bullet text:level="7" text:style-name="WW8Num10z0" style:num-suffix="." text:bullet-char="">
        <style:list-level-properties text:space-before="3.75in" text:min-label-width="0.25in"/>
        <style:text-properties style:font-name="Symbol"/>
      </text:list-level-style-bullet>
      <text:list-level-style-bullet text:level="8" text:style-name="WW8Num10z1" style:num-suffix="." text:bullet-char="o">
        <style:list-level-properties text:space-before="4.25in" text:min-label-width="0.25in"/>
        <style:text-properties style:font-name="Courier New1"/>
      </text:list-level-style-bullet>
      <text:list-level-style-bullet text:level="9" text:style-name="WW8Num10z2" style:num-suffix="." text:bullet-char="">
        <style:list-level-properties text:space-before="4.7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0.75in"/>
      </text:list-level-style-number>
      <text:list-level-style-number text:level="6" style:num-suffix="." style:num-format="1" text:display-levels="6">
        <style:list-level-properties text:space-before="1.25in" text:min-label-width="1in"/>
      </text:list-level-style-number>
      <text:list-level-style-number text:level="7" style:num-suffix="." style:num-format="1" text:display-levels="7">
        <style:list-level-properties text:space-before="1.5in" text:min-label-width="1in"/>
      </text:list-level-style-number>
      <text:list-level-style-number text:level="8" style:num-suffix="." style:num-format="1" text:display-levels="8">
        <style:list-level-properties text:space-before="1.75in" text:min-label-width="1.25in"/>
      </text:list-level-style-number>
      <text:list-level-style-number text:level="9" style:num-suffix="." style:num-format="1" text:display-levels="9">
        <style:list-level-properties text:space-before="2in" text:min-label-width="1.5in"/>
      </text:list-level-style-number>
      <text:list-level-style-number text:level="10" style:num-suffix="." style:num-format="1">
        <style:list-level-properties text:space-before="1.7724in" text:min-label-width="0.1965in"/>
      </text:list-level-style-number>
    </text:list-style>
    <text:list-style style:name="WW8Num12">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format="1" text:start-value="9000">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style:num-prefix="Article " style:num-suffix="." style:num-format="I">
        <style:list-level-properties text:min-label-width="1in"/>
      </text:list-level-style-number>
      <text:list-level-style-number text:level="2" style:num-prefix="Section " style:num-format="1" text:display-levels="2">
        <style:list-level-properties text:min-label-width="1in"/>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5in"/>
      </text:list-level-style-number>
      <text:list-level-style-number text:level="3" style:num-suffix="." style:num-format="1" text:display-levels="3">
        <style:list-level-properties text:space-before="0.5in" text:min-label-width="0.75in"/>
      </text:list-level-style-number>
      <text:list-level-style-number text:level="4" style:num-suffix="." style:num-format="1" text:display-levels="4">
        <style:list-level-properties text:space-before="0.75in" text:min-label-width="0.75in"/>
      </text:list-level-style-number>
      <text:list-level-style-number text:level="5" style:num-suffix="." style:num-format="1" text:display-levels="5">
        <style:list-level-properties text:space-before="1in" text:min-label-width="1in"/>
      </text:list-level-style-number>
      <text:list-level-style-number text:level="6" style:num-suffix="." style:num-format="1" text:display-levels="6">
        <style:list-level-properties text:space-before="1.25in" text:min-label-width="1.25in"/>
      </text:list-level-style-number>
      <text:list-level-style-number text:level="7" style:num-suffix="." style:num-format="1" text:display-levels="7">
        <style:list-level-properties text:space-before="1.5in" text:min-label-width="1.5in"/>
      </text:list-level-style-number>
      <text:list-level-style-number text:level="8" style:num-suffix="." style:num-format="1" text:display-levels="8">
        <style:list-level-properties text:space-before="1.75in" text:min-label-width="1.5in"/>
      </text:list-level-style-number>
      <text:list-level-style-number text:level="9" style:num-suffix="." style:num-format="1" text:display-levels="9">
        <style:list-level-properties text:space-before="2in" text:min-label-width="1.75in"/>
      </text:list-level-style-number>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
        <style:list-level-properties text:space-before="0.75in" text:min-label-width="0.25in"/>
        <style:text-properties style:font-name="Times New Roman"/>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4"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4"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paragraph-properties fo:margin-left="0in" fo:margin-right="0.25in" fo:text-indent="0in" style:auto-text-indent="false">
        <style:tab-stops>
          <style:tab-stop style:position="3in" style:type="center"/>
          <style:tab-stop style:position="6in" style:type="right"/>
        </style:tab-stops>
      </style:paragraph-properties>
    </style:style>
    <style:style style:name="fr1" style:family="graphic" style:parent-style-name="Frame">
      <style:graphic-properties style:wrap="dynamic" style:number-wrapped-paragraphs="no-limit" style:vertical-pos="from-top" style:vertical-rel="paragraph-content" style:horizontal-pos="right" style:horizontal-rel="page-content" fo:background-color="transparent" style:background-transparency="100%">
        <style:background-image/>
      </style:graphic-properties>
    </style:style>
    <style:page-layout style:name="pm1">
      <style:page-layout-properties fo:page-width="8.5in" fo:page-height="11in" style:num-format="1" style:print-orientation="portrait" fo:margin-top="1in" fo:margin-bottom="0.5in" fo:margin-left="1.25in" fo:margin-right="1.25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3035in" style:dynamic-spacing="true"/>
      </style:footer-style>
    </style:page-layout>
    <style:page-layout style:name="pm2">
      <style:page-layout-properties fo:page-width="8.5in" fo:page-height="11in" style:num-format="1" style:print-orientation="portrait" fo:margin-top="1in" fo:margin-bottom="1in" fo:margin-left="1.25in" fo:margin-right="1.25in" style:writing-mode="lr-tb" style:layout-grid-color="#c0c0c0" style:layout-grid-lines="36"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Frame1" text:anchor-type="paragraph" svg:y="0.0008in" svg:width="0.3047in" draw:z-index="64"><draw:text-box fo:min-height="0.0161in"><text:p text:style-name="Footer"><text:span text:style-name="Page_20_Number"><text:page-number text:select-page="current">32</text:page-number></text:span></text:p></draw:text-box></draw:frame></text:p>
      </style:footer>
    </style:master-page>
    <style:master-page style:name="First_20_Page" style:display-name="First Page" style:page-layout-name="pm2" style:next-style-name="Standard"/>
    <style:master-page style:name="Footnote" style:page-layout-name="pm3"/>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AOLKey Card Edge Applet Interface</dc:title>
    <meta:initial-creator>relyea</meta:initial-creator>
    <meta:creation-date>2004-03-05T17:54:00</meta:creation-date>
    <dc:creator>Robert Relyea</dc:creator>
    <dc:date>2005-08-26T11:32:14</dc:date>
    <meta:printed-by>Robert Relyea</meta:printed-by>
    <meta:print-date>2005-03-30T17:38:41</meta:print-date>
    <dc:language>en-US</dc:language>
    <meta:editing-cycles>23</meta:editing-cycles>
    <meta:editing-duration>P1DT13H6M17S</meta:editing-duration>
    <meta:user-defined meta:name="Info 1"/>
    <meta:user-defined meta:name="Info 2"/>
    <meta:user-defined meta:name="Info 3"/>
    <meta:user-defined meta:name="Info 4"/>
    <meta:document-statistic meta:table-count="54" meta:image-count="0" meta:object-count="0" meta:page-count="66" meta:paragraph-count="1913" meta:word-count="9682" meta:character-count="56277"/>
  </office:meta>
</office:document-meta>
</file>